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1" svg:font-family="&quot;Liberation Sans1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20_37__32_-_32_Accent3" style:data-style-name="N0">
      <style:table-cell-properties fo:border-top="thin solid #FFFFFF" fo:border-bottom="thin solid #FFFFFF" fo:border-left="thin solid #FFFFFF" fo:border-right="none" style:vertical-align="automatic" fo:background-color="#EDEDED" style:cell-protect="protected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2" style:data-style-name="N0">
      <style:table-cell-properties style:vertical-align="automatic" fo:background-color="transparent" style:cell-protect="protected"/>
      <style:text-properties style:font-name="Liberation Sans1" style:font-name-asian="Liberation Sans1" style:font-name-complex="Liberation Sans1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dPaixGlobalePourVersionSQL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IdPays</text:p>
          </table:table-cell>
          <table:table-cell office:value-type="string" table:style-name="ce1">
            <text:p>Valeur</text:p>
          </table:table-cell>
          <table:table-cell office:value-type="string" table:style-name="ce1">
            <text:p>Annee</text:p>
          </table:table-cell>
          <table:table-cell office:value-type="string" table:style-name="ce1">
            <text:p>IdPaixGlobale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6" table:style-name="ce3">
            <text:p>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" table:style-name="ce3">
            <text:p>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3" table:style-name="ce3">
            <text:p>2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64" table:style-name="ce3">
            <text:p>6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65" table:style-name="ce3">
            <text:p>6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72" table:style-name="ce3">
            <text:p>7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75" table:style-name="ce3">
            <text:p>7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77" table:style-name="ce3">
            <text:p>7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3" table:style-name="ce1">
            <text:p>103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6" table:style-name="ce1">
            <text:p>106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7" table:style-name="ce1">
            <text:p>107</text:p>
          </table:table-cell>
          <table:table-cell table:number-columns-repeated="16380"/>
        </table:table-row>
        <table:table-row table:style-name="ro1">
          <table:table-cell office:value-type="float" office:value="108" table:style-name="ce3">
            <text:p>10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1">
          <table:table-cell office:value-type="float" office:value="111" table:style-name="ce3">
            <text:p>11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2" table:style-name="ce1">
            <text:p>112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3" table:style-name="ce1">
            <text:p>113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6" table:style-name="ce1">
            <text:p>116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7" table:style-name="ce1">
            <text:p>117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8" table:style-name="ce1">
            <text:p>118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2" table:style-name="ce1">
            <text:p>122</text:p>
          </table:table-cell>
          <table:table-cell table:number-columns-repeated="16380"/>
        </table:table-row>
        <table:table-row table:style-name="ro1">
          <table:table-cell office:value-type="float" office:value="123" table:style-name="ce3">
            <text:p>12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125" table:style-name="ce3">
            <text:p>12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6" table:style-name="ce1">
            <text:p>126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float" office:value="131" table:style-name="ce3">
            <text:p>13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3" table:style-name="ce1">
            <text:p>133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4" table:style-name="ce1">
            <text:p>134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136" table:style-name="ce3">
            <text:p>13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7" table:style-name="ce1">
            <text:p>137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9" table:style-name="ce1">
            <text:p>139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float" office:value="143" table:style-name="ce3">
            <text:p>14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3" table:style-name="ce1">
            <text:p>143</text:p>
          </table:table-cell>
          <table:table-cell table:number-columns-repeated="16380"/>
        </table:table-row>
        <table:table-row table:style-name="ro1">
          <table:table-cell office:value-type="float" office:value="144" table:style-name="ce3">
            <text:p>14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4" table:style-name="ce1">
            <text:p>144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161" table:style-name="ce3">
            <text:p>16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162" table:style-name="ce3">
            <text:p>16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163" table:style-name="ce3">
            <text:p>16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 office:value-type="float" office:value="166" table:style-name="ce3">
            <text:p>16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190" table:style-name="ce3">
            <text:p>19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195" table:style-name="ce3">
            <text:p>19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01" table:style-name="ce1">
            <text:p>201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02" table:style-name="ce1">
            <text:p>202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03" table:style-name="ce1">
            <text:p>20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04" table:style-name="ce1">
            <text:p>20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05" table:style-name="ce1">
            <text:p>20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06" table:style-name="ce1">
            <text:p>20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07" table:style-name="ce1">
            <text:p>207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08" table:style-name="ce1">
            <text:p>208</text:p>
          </table:table-cell>
          <table:table-cell table:number-columns-repeated="16380"/>
        </table:table-row>
        <table:table-row table:style-name="ro1">
          <table:table-cell office:value-type="float" office:value="6" table:style-name="ce3">
            <text:p>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09" table:style-name="ce1">
            <text:p>209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0" table:style-name="ce1">
            <text:p>210</text:p>
          </table:table-cell>
          <table:table-cell table:number-columns-repeated="16380"/>
        </table:table-row>
        <table:table-row table:style-name="ro1">
          <table:table-cell office:value-type="float" office:value="8" table:style-name="ce3">
            <text:p>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1" table:style-name="ce1">
            <text:p>211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2" table:style-name="ce1">
            <text:p>212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3" table:style-name="ce1">
            <text:p>21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4" table:style-name="ce1">
            <text:p>21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5" table:style-name="ce1">
            <text:p>215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6" table:style-name="ce1">
            <text:p>21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7" table:style-name="ce1">
            <text:p>217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8" table:style-name="ce1">
            <text:p>21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9" table:style-name="ce1">
            <text:p>21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0" table:style-name="ce1">
            <text:p>22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1" table:style-name="ce1">
            <text:p>22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2" table:style-name="ce1">
            <text:p>222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3" table:style-name="ce1">
            <text:p>223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4" table:style-name="ce1">
            <text:p>22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5" table:style-name="ce1">
            <text:p>225</text:p>
          </table:table-cell>
          <table:table-cell table:number-columns-repeated="16380"/>
        </table:table-row>
        <table:table-row table:style-name="ro1">
          <table:table-cell office:value-type="float" office:value="23" table:style-name="ce3">
            <text:p>2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6" table:style-name="ce1">
            <text:p>22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7" table:style-name="ce1">
            <text:p>22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8" table:style-name="ce1">
            <text:p>228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9" table:style-name="ce1">
            <text:p>229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0" table:style-name="ce1">
            <text:p>230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1" table:style-name="ce1">
            <text:p>23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2" table:style-name="ce1">
            <text:p>23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3" table:style-name="ce1">
            <text:p>23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4" table:style-name="ce1">
            <text:p>23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5" table:style-name="ce1">
            <text:p>235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6" table:style-name="ce1">
            <text:p>236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7" table:style-name="ce1">
            <text:p>23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8" table:style-name="ce1">
            <text:p>238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9" table:style-name="ce1">
            <text:p>239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0" table:style-name="ce1">
            <text:p>24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1" table:style-name="ce1">
            <text:p>241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2" table:style-name="ce1">
            <text:p>242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3" table:style-name="ce1">
            <text:p>24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4" table:style-name="ce1">
            <text:p>24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5" table:style-name="ce1">
            <text:p>245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6" table:style-name="ce1">
            <text:p>24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7" table:style-name="ce1">
            <text:p>24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8" table:style-name="ce1">
            <text:p>248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9" table:style-name="ce1">
            <text:p>249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51" table:style-name="ce1">
            <text:p>251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52" table:style-name="ce1">
            <text:p>25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53" table:style-name="ce1">
            <text:p>253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54" table:style-name="ce1">
            <text:p>254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55" table:style-name="ce1">
            <text:p>255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56" table:style-name="ce1">
            <text:p>256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57" table:style-name="ce1">
            <text:p>257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58" table:style-name="ce1">
            <text:p>258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59" table:style-name="ce1">
            <text:p>259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60" table:style-name="ce1">
            <text:p>260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61" table:style-name="ce1">
            <text:p>261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62" table:style-name="ce1">
            <text:p>262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63" table:style-name="ce1">
            <text:p>263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64" table:style-name="ce1">
            <text:p>264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65" table:style-name="ce1">
            <text:p>265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66" table:style-name="ce1">
            <text:p>266</text:p>
          </table:table-cell>
          <table:table-cell table:number-columns-repeated="16380"/>
        </table:table-row>
        <table:table-row table:style-name="ro1">
          <table:table-cell office:value-type="float" office:value="64" table:style-name="ce3">
            <text:p>6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67" table:style-name="ce1">
            <text:p>267</text:p>
          </table:table-cell>
          <table:table-cell table:number-columns-repeated="16380"/>
        </table:table-row>
        <table:table-row table:style-name="ro1">
          <table:table-cell office:value-type="float" office:value="65" table:style-name="ce3">
            <text:p>6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68" table:style-name="ce1">
            <text:p>268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69" table:style-name="ce1">
            <text:p>269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0" table:style-name="ce1">
            <text:p>270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1" table:style-name="ce1">
            <text:p>271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2" table:style-name="ce1">
            <text:p>272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3" table:style-name="ce1">
            <text:p>273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4" table:style-name="ce1">
            <text:p>274</text:p>
          </table:table-cell>
          <table:table-cell table:number-columns-repeated="16380"/>
        </table:table-row>
        <table:table-row table:style-name="ro1">
          <table:table-cell office:value-type="float" office:value="72" table:style-name="ce3">
            <text:p>7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5" table:style-name="ce1">
            <text:p>275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6" table:style-name="ce1">
            <text:p>276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7" table:style-name="ce1">
            <text:p>277</text:p>
          </table:table-cell>
          <table:table-cell table:number-columns-repeated="16380"/>
        </table:table-row>
        <table:table-row table:style-name="ro1">
          <table:table-cell office:value-type="float" office:value="75" table:style-name="ce3">
            <text:p>7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8" table:style-name="ce1">
            <text:p>278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9" table:style-name="ce1">
            <text:p>279</text:p>
          </table:table-cell>
          <table:table-cell table:number-columns-repeated="16380"/>
        </table:table-row>
        <table:table-row table:style-name="ro1">
          <table:table-cell office:value-type="float" office:value="77" table:style-name="ce3">
            <text:p>7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0" table:style-name="ce1">
            <text:p>280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1" table:style-name="ce1">
            <text:p>281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2" table:style-name="ce1">
            <text:p>282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3" table:style-name="ce1">
            <text:p>283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4" table:style-name="ce1">
            <text:p>284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5" table:style-name="ce1">
            <text:p>285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6" table:style-name="ce1">
            <text:p>286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7" table:style-name="ce1">
            <text:p>287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8" table:style-name="ce1">
            <text:p>288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9" table:style-name="ce1">
            <text:p>289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90" table:style-name="ce1">
            <text:p>290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91" table:style-name="ce1">
            <text:p>291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92" table:style-name="ce1">
            <text:p>292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93" table:style-name="ce1">
            <text:p>293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94" table:style-name="ce1">
            <text:p>294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95" table:style-name="ce1">
            <text:p>295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96" table:style-name="ce1">
            <text:p>296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97" table:style-name="ce1">
            <text:p>297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98" table:style-name="ce1">
            <text:p>298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99" table:style-name="ce1">
            <text:p>299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00" table:style-name="ce1">
            <text:p>300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01" table:style-name="ce1">
            <text:p>301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02" table:style-name="ce1">
            <text:p>302</text:p>
          </table:table-cell>
          <table:table-cell table:number-columns-repeated="16380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03" table:style-name="ce1">
            <text:p>303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04" table:style-name="ce1">
            <text:p>304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05" table:style-name="ce1">
            <text:p>305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06" table:style-name="ce1">
            <text:p>306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07" table:style-name="ce1">
            <text:p>307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08" table:style-name="ce1">
            <text:p>308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09" table:style-name="ce1">
            <text:p>309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10" table:style-name="ce1">
            <text:p>310</text:p>
          </table:table-cell>
          <table:table-cell table:number-columns-repeated="16380"/>
        </table:table-row>
        <table:table-row table:style-name="ro1">
          <table:table-cell office:value-type="float" office:value="108" table:style-name="ce3">
            <text:p>10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11" table:style-name="ce1">
            <text:p>311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12" table:style-name="ce1">
            <text:p>312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13" table:style-name="ce1">
            <text:p>313</text:p>
          </table:table-cell>
          <table:table-cell table:number-columns-repeated="16380"/>
        </table:table-row>
        <table:table-row table:style-name="ro1">
          <table:table-cell office:value-type="float" office:value="111" table:style-name="ce3">
            <text:p>11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14" table:style-name="ce1">
            <text:p>314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15" table:style-name="ce1">
            <text:p>315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16" table:style-name="ce1">
            <text:p>316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17" table:style-name="ce1">
            <text:p>317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18" table:style-name="ce1">
            <text:p>318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19" table:style-name="ce1">
            <text:p>319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20" table:style-name="ce1">
            <text:p>320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21" table:style-name="ce1">
            <text:p>321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22" table:style-name="ce1">
            <text:p>322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23" table:style-name="ce1">
            <text:p>323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24" table:style-name="ce1">
            <text:p>324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25" table:style-name="ce1">
            <text:p>325</text:p>
          </table:table-cell>
          <table:table-cell table:number-columns-repeated="16380"/>
        </table:table-row>
        <table:table-row table:style-name="ro1">
          <table:table-cell office:value-type="float" office:value="123" table:style-name="ce3">
            <text:p>12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26" table:style-name="ce1">
            <text:p>326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27" table:style-name="ce1">
            <text:p>327</text:p>
          </table:table-cell>
          <table:table-cell table:number-columns-repeated="16380"/>
        </table:table-row>
        <table:table-row table:style-name="ro1">
          <table:table-cell office:value-type="float" office:value="125" table:style-name="ce3">
            <text:p>12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28" table:style-name="ce1">
            <text:p>328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29" table:style-name="ce1">
            <text:p>329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0" table:style-name="ce1">
            <text:p>330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1" table:style-name="ce1">
            <text:p>331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2" table:style-name="ce1">
            <text:p>332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3" table:style-name="ce1">
            <text:p>333</text:p>
          </table:table-cell>
          <table:table-cell table:number-columns-repeated="16380"/>
        </table:table-row>
        <table:table-row table:style-name="ro1">
          <table:table-cell office:value-type="float" office:value="131" table:style-name="ce3">
            <text:p>13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4" table:style-name="ce1">
            <text:p>334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5" table:style-name="ce1">
            <text:p>335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6" table:style-name="ce1">
            <text:p>336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7" table:style-name="ce1">
            <text:p>337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8" table:style-name="ce1">
            <text:p>338</text:p>
          </table:table-cell>
          <table:table-cell table:number-columns-repeated="16380"/>
        </table:table-row>
        <table:table-row table:style-name="ro1">
          <table:table-cell office:value-type="float" office:value="136" table:style-name="ce3">
            <text:p>13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9" table:style-name="ce1">
            <text:p>339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0" table:style-name="ce1">
            <text:p>340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1" table:style-name="ce1">
            <text:p>341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2" table:style-name="ce1">
            <text:p>342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3" table:style-name="ce1">
            <text:p>343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4" table:style-name="ce1">
            <text:p>344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5" table:style-name="ce1">
            <text:p>345</text:p>
          </table:table-cell>
          <table:table-cell table:number-columns-repeated="16380"/>
        </table:table-row>
        <table:table-row table:style-name="ro1">
          <table:table-cell office:value-type="float" office:value="143" table:style-name="ce3">
            <text:p>14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6" table:style-name="ce1">
            <text:p>346</text:p>
          </table:table-cell>
          <table:table-cell table:number-columns-repeated="16380"/>
        </table:table-row>
        <table:table-row table:style-name="ro1">
          <table:table-cell office:value-type="float" office:value="144" table:style-name="ce3">
            <text:p>14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7" table:style-name="ce1">
            <text:p>347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8" table:style-name="ce1">
            <text:p>348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9" table:style-name="ce1">
            <text:p>349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0" table:style-name="ce1">
            <text:p>350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1" table:style-name="ce1">
            <text:p>351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2" table:style-name="ce1">
            <text:p>352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3" table:style-name="ce1">
            <text:p>353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4" table:style-name="ce1">
            <text:p>354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5" table:style-name="ce1">
            <text:p>355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6" table:style-name="ce1">
            <text:p>356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7" table:style-name="ce1">
            <text:p>357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8" table:style-name="ce1">
            <text:p>358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9" table:style-name="ce1">
            <text:p>359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60" table:style-name="ce1">
            <text:p>360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61" table:style-name="ce1">
            <text:p>361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62" table:style-name="ce1">
            <text:p>362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63" table:style-name="ce1">
            <text:p>363</text:p>
          </table:table-cell>
          <table:table-cell table:number-columns-repeated="16380"/>
        </table:table-row>
        <table:table-row table:style-name="ro1">
          <table:table-cell office:value-type="float" office:value="161" table:style-name="ce3">
            <text:p>16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64" table:style-name="ce1">
            <text:p>364</text:p>
          </table:table-cell>
          <table:table-cell table:number-columns-repeated="16380"/>
        </table:table-row>
        <table:table-row table:style-name="ro1">
          <table:table-cell office:value-type="float" office:value="162" table:style-name="ce3">
            <text:p>16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65" table:style-name="ce1">
            <text:p>365</text:p>
          </table:table-cell>
          <table:table-cell table:number-columns-repeated="16380"/>
        </table:table-row>
        <table:table-row table:style-name="ro1">
          <table:table-cell office:value-type="float" office:value="163" table:style-name="ce3">
            <text:p>16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66" table:style-name="ce1">
            <text:p>366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67" table:style-name="ce1">
            <text:p>367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68" table:style-name="ce1">
            <text:p>368</text:p>
          </table:table-cell>
          <table:table-cell table:number-columns-repeated="16380"/>
        </table:table-row>
        <table:table-row table:style-name="ro1">
          <table:table-cell office:value-type="float" office:value="166" table:style-name="ce3">
            <text:p>16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69" table:style-name="ce1">
            <text:p>369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0" table:style-name="ce1">
            <text:p>370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1" table:style-name="ce1">
            <text:p>371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2" table:style-name="ce1">
            <text:p>372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3" table:style-name="ce1">
            <text:p>373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4" table:style-name="ce1">
            <text:p>374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5" table:style-name="ce1">
            <text:p>375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6" table:style-name="ce1">
            <text:p>376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7" table:style-name="ce1">
            <text:p>377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8" table:style-name="ce1">
            <text:p>378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9" table:style-name="ce1">
            <text:p>379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0" table:style-name="ce1">
            <text:p>380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1" table:style-name="ce1">
            <text:p>381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2" table:style-name="ce1">
            <text:p>382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3" table:style-name="ce1">
            <text:p>383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4" table:style-name="ce1">
            <text:p>384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5" table:style-name="ce1">
            <text:p>385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6" table:style-name="ce1">
            <text:p>386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7" table:style-name="ce1">
            <text:p>387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8" table:style-name="ce1">
            <text:p>388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9" table:style-name="ce1">
            <text:p>389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90" table:style-name="ce1">
            <text:p>390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91" table:style-name="ce1">
            <text:p>391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92" table:style-name="ce1">
            <text:p>392</text:p>
          </table:table-cell>
          <table:table-cell table:number-columns-repeated="16380"/>
        </table:table-row>
        <table:table-row table:style-name="ro1">
          <table:table-cell office:value-type="float" office:value="190" table:style-name="ce3">
            <text:p>19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93" table:style-name="ce1">
            <text:p>393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94" table:style-name="ce1">
            <text:p>394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95" table:style-name="ce1">
            <text:p>395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96" table:style-name="ce1">
            <text:p>396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97" table:style-name="ce1">
            <text:p>397</text:p>
          </table:table-cell>
          <table:table-cell table:number-columns-repeated="16380"/>
        </table:table-row>
        <table:table-row table:style-name="ro1">
          <table:table-cell office:value-type="float" office:value="195" table:style-name="ce3">
            <text:p>19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98" table:style-name="ce1">
            <text:p>398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99" table:style-name="ce1">
            <text:p>399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400" table:style-name="ce1">
            <text:p>400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401" table:style-name="ce1">
            <text:p>401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402" table:style-name="ce1">
            <text:p>402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403" table:style-name="ce1">
            <text:p>403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404" table:style-name="ce1">
            <text:p>404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405" table:style-name="ce1">
            <text:p>405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406" table:style-name="ce1">
            <text:p>40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07" table:style-name="ce1">
            <text:p>40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08" table:style-name="ce1">
            <text:p>40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09" table:style-name="ce1">
            <text:p>40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10" table:style-name="ce1">
            <text:p>410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11" table:style-name="ce1">
            <text:p>411</text:p>
          </table:table-cell>
          <table:table-cell table:number-columns-repeated="16380"/>
        </table:table-row>
        <table:table-row table:style-name="ro1">
          <table:table-cell office:value-type="float" office:value="6" table:style-name="ce3">
            <text:p>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12" table:style-name="ce1">
            <text:p>41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13" table:style-name="ce1">
            <text:p>413</text:p>
          </table:table-cell>
          <table:table-cell table:number-columns-repeated="16380"/>
        </table:table-row>
        <table:table-row table:style-name="ro1">
          <table:table-cell office:value-type="float" office:value="8" table:style-name="ce3">
            <text:p>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14" table:style-name="ce1">
            <text:p>41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15" table:style-name="ce1">
            <text:p>415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16" table:style-name="ce1">
            <text:p>41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17" table:style-name="ce1">
            <text:p>41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18" table:style-name="ce1">
            <text:p>418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19" table:style-name="ce1">
            <text:p>41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0" table:style-name="ce1">
            <text:p>420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1" table:style-name="ce1">
            <text:p>42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2" table:style-name="ce1">
            <text:p>42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3" table:style-name="ce1">
            <text:p>42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4" table:style-name="ce1">
            <text:p>42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5" table:style-name="ce1">
            <text:p>425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6" table:style-name="ce1">
            <text:p>426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7" table:style-name="ce1">
            <text:p>42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8" table:style-name="ce1">
            <text:p>428</text:p>
          </table:table-cell>
          <table:table-cell table:number-columns-repeated="16380"/>
        </table:table-row>
        <table:table-row table:style-name="ro1">
          <table:table-cell office:value-type="float" office:value="23" table:style-name="ce3">
            <text:p>2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9" table:style-name="ce1">
            <text:p>42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0" table:style-name="ce1">
            <text:p>43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1" table:style-name="ce1">
            <text:p>43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2" table:style-name="ce1">
            <text:p>432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3" table:style-name="ce1">
            <text:p>433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4" table:style-name="ce1">
            <text:p>43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5" table:style-name="ce1">
            <text:p>435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6" table:style-name="ce1">
            <text:p>43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7" table:style-name="ce1">
            <text:p>43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8" table:style-name="ce1">
            <text:p>438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9" table:style-name="ce1">
            <text:p>439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0" table:style-name="ce1">
            <text:p>440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1" table:style-name="ce1">
            <text:p>44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2" table:style-name="ce1">
            <text:p>442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3" table:style-name="ce1">
            <text:p>44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4" table:style-name="ce1">
            <text:p>44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5" table:style-name="ce1">
            <text:p>44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6" table:style-name="ce1">
            <text:p>44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7" table:style-name="ce1">
            <text:p>447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8" table:style-name="ce1">
            <text:p>44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9" table:style-name="ce1">
            <text:p>44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50" table:style-name="ce1">
            <text:p>450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51" table:style-name="ce1">
            <text:p>451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52" table:style-name="ce1">
            <text:p>45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53" table:style-name="ce1">
            <text:p>453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54" table:style-name="ce1">
            <text:p>45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55" table:style-name="ce1">
            <text:p>455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56" table:style-name="ce1">
            <text:p>456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57" table:style-name="ce1">
            <text:p>457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58" table:style-name="ce1">
            <text:p>458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59" table:style-name="ce1">
            <text:p>459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60" table:style-name="ce1">
            <text:p>460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61" table:style-name="ce1">
            <text:p>461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62" table:style-name="ce1">
            <text:p>462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63" table:style-name="ce1">
            <text:p>463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64" table:style-name="ce1">
            <text:p>464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65" table:style-name="ce1">
            <text:p>465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66" table:style-name="ce1">
            <text:p>466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67" table:style-name="ce1">
            <text:p>467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68" table:style-name="ce1">
            <text:p>468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69" table:style-name="ce1">
            <text:p>469</text:p>
          </table:table-cell>
          <table:table-cell table:number-columns-repeated="16380"/>
        </table:table-row>
        <table:table-row table:style-name="ro1">
          <table:table-cell office:value-type="float" office:value="64" table:style-name="ce3">
            <text:p>6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70" table:style-name="ce1">
            <text:p>470</text:p>
          </table:table-cell>
          <table:table-cell table:number-columns-repeated="16380"/>
        </table:table-row>
        <table:table-row table:style-name="ro1">
          <table:table-cell office:value-type="float" office:value="65" table:style-name="ce3">
            <text:p>6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71" table:style-name="ce1">
            <text:p>471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72" table:style-name="ce1">
            <text:p>472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73" table:style-name="ce1">
            <text:p>473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74" table:style-name="ce1">
            <text:p>474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75" table:style-name="ce1">
            <text:p>475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76" table:style-name="ce1">
            <text:p>476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77" table:style-name="ce1">
            <text:p>477</text:p>
          </table:table-cell>
          <table:table-cell table:number-columns-repeated="16380"/>
        </table:table-row>
        <table:table-row table:style-name="ro1">
          <table:table-cell office:value-type="float" office:value="72" table:style-name="ce3">
            <text:p>7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78" table:style-name="ce1">
            <text:p>478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79" table:style-name="ce1">
            <text:p>479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0" table:style-name="ce1">
            <text:p>480</text:p>
          </table:table-cell>
          <table:table-cell table:number-columns-repeated="16380"/>
        </table:table-row>
        <table:table-row table:style-name="ro1">
          <table:table-cell office:value-type="float" office:value="75" table:style-name="ce3">
            <text:p>7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1" table:style-name="ce1">
            <text:p>481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2" table:style-name="ce1">
            <text:p>482</text:p>
          </table:table-cell>
          <table:table-cell table:number-columns-repeated="16380"/>
        </table:table-row>
        <table:table-row table:style-name="ro1">
          <table:table-cell office:value-type="float" office:value="77" table:style-name="ce3">
            <text:p>7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3" table:style-name="ce1">
            <text:p>483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4" table:style-name="ce1">
            <text:p>484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5" table:style-name="ce1">
            <text:p>485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6" table:style-name="ce1">
            <text:p>486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7" table:style-name="ce1">
            <text:p>487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8" table:style-name="ce1">
            <text:p>488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9" table:style-name="ce1">
            <text:p>489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0" table:style-name="ce1">
            <text:p>490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1" table:style-name="ce1">
            <text:p>491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2" table:style-name="ce1">
            <text:p>492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3" table:style-name="ce1">
            <text:p>493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4" table:style-name="ce1">
            <text:p>494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5" table:style-name="ce1">
            <text:p>495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6" table:style-name="ce1">
            <text:p>496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7" table:style-name="ce1">
            <text:p>497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8" table:style-name="ce1">
            <text:p>498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9" table:style-name="ce1">
            <text:p>499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00" table:style-name="ce1">
            <text:p>500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01" table:style-name="ce1">
            <text:p>501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02" table:style-name="ce1">
            <text:p>502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03" table:style-name="ce1">
            <text:p>503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04" table:style-name="ce1">
            <text:p>504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05" table:style-name="ce1">
            <text:p>505</text:p>
          </table:table-cell>
          <table:table-cell table:number-columns-repeated="16380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06" table:style-name="ce1">
            <text:p>506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07" table:style-name="ce1">
            <text:p>507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08" table:style-name="ce1">
            <text:p>508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09" table:style-name="ce1">
            <text:p>509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10" table:style-name="ce1">
            <text:p>510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11" table:style-name="ce1">
            <text:p>511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12" table:style-name="ce1">
            <text:p>512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13" table:style-name="ce1">
            <text:p>513</text:p>
          </table:table-cell>
          <table:table-cell table:number-columns-repeated="16380"/>
        </table:table-row>
        <table:table-row table:style-name="ro1">
          <table:table-cell office:value-type="float" office:value="108" table:style-name="ce3">
            <text:p>10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14" table:style-name="ce1">
            <text:p>514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15" table:style-name="ce1">
            <text:p>515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16" table:style-name="ce1">
            <text:p>516</text:p>
          </table:table-cell>
          <table:table-cell table:number-columns-repeated="16380"/>
        </table:table-row>
        <table:table-row table:style-name="ro1">
          <table:table-cell office:value-type="float" office:value="111" table:style-name="ce3">
            <text:p>11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17" table:style-name="ce1">
            <text:p>517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18" table:style-name="ce1">
            <text:p>518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19" table:style-name="ce1">
            <text:p>519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20" table:style-name="ce1">
            <text:p>520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21" table:style-name="ce1">
            <text:p>521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22" table:style-name="ce1">
            <text:p>522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23" table:style-name="ce1">
            <text:p>523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24" table:style-name="ce1">
            <text:p>524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25" table:style-name="ce1">
            <text:p>525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26" table:style-name="ce1">
            <text:p>526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27" table:style-name="ce1">
            <text:p>527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28" table:style-name="ce1">
            <text:p>528</text:p>
          </table:table-cell>
          <table:table-cell table:number-columns-repeated="16380"/>
        </table:table-row>
        <table:table-row table:style-name="ro1">
          <table:table-cell office:value-type="float" office:value="123" table:style-name="ce3">
            <text:p>12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29" table:style-name="ce1">
            <text:p>529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30" table:style-name="ce1">
            <text:p>530</text:p>
          </table:table-cell>
          <table:table-cell table:number-columns-repeated="16380"/>
        </table:table-row>
        <table:table-row table:style-name="ro1">
          <table:table-cell office:value-type="float" office:value="125" table:style-name="ce3">
            <text:p>12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31" table:style-name="ce1">
            <text:p>531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32" table:style-name="ce1">
            <text:p>532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33" table:style-name="ce1">
            <text:p>533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34" table:style-name="ce1">
            <text:p>534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35" table:style-name="ce1">
            <text:p>535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36" table:style-name="ce1">
            <text:p>536</text:p>
          </table:table-cell>
          <table:table-cell table:number-columns-repeated="16380"/>
        </table:table-row>
        <table:table-row table:style-name="ro1">
          <table:table-cell office:value-type="float" office:value="131" table:style-name="ce3">
            <text:p>13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37" table:style-name="ce1">
            <text:p>537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38" table:style-name="ce1">
            <text:p>538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39" table:style-name="ce1">
            <text:p>539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0" table:style-name="ce1">
            <text:p>540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1" table:style-name="ce1">
            <text:p>541</text:p>
          </table:table-cell>
          <table:table-cell table:number-columns-repeated="16380"/>
        </table:table-row>
        <table:table-row table:style-name="ro1">
          <table:table-cell office:value-type="float" office:value="136" table:style-name="ce3">
            <text:p>13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2" table:style-name="ce1">
            <text:p>542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3" table:style-name="ce1">
            <text:p>543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4" table:style-name="ce1">
            <text:p>544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5" table:style-name="ce1">
            <text:p>545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6" table:style-name="ce1">
            <text:p>546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7" table:style-name="ce1">
            <text:p>547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8" table:style-name="ce1">
            <text:p>548</text:p>
          </table:table-cell>
          <table:table-cell table:number-columns-repeated="16380"/>
        </table:table-row>
        <table:table-row table:style-name="ro1">
          <table:table-cell office:value-type="float" office:value="143" table:style-name="ce3">
            <text:p>14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9" table:style-name="ce1">
            <text:p>549</text:p>
          </table:table-cell>
          <table:table-cell table:number-columns-repeated="16380"/>
        </table:table-row>
        <table:table-row table:style-name="ro1">
          <table:table-cell office:value-type="float" office:value="144" table:style-name="ce3">
            <text:p>14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0" table:style-name="ce1">
            <text:p>550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1" table:style-name="ce1">
            <text:p>551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2" table:style-name="ce1">
            <text:p>552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3" table:style-name="ce1">
            <text:p>553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4" table:style-name="ce1">
            <text:p>554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5" table:style-name="ce1">
            <text:p>555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6" table:style-name="ce1">
            <text:p>556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7" table:style-name="ce1">
            <text:p>557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8" table:style-name="ce1">
            <text:p>558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9" table:style-name="ce1">
            <text:p>559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60" table:style-name="ce1">
            <text:p>560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61" table:style-name="ce1">
            <text:p>561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62" table:style-name="ce1">
            <text:p>562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63" table:style-name="ce1">
            <text:p>563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64" table:style-name="ce1">
            <text:p>564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65" table:style-name="ce1">
            <text:p>565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66" table:style-name="ce1">
            <text:p>566</text:p>
          </table:table-cell>
          <table:table-cell table:number-columns-repeated="16380"/>
        </table:table-row>
        <table:table-row table:style-name="ro1">
          <table:table-cell office:value-type="float" office:value="161" table:style-name="ce3">
            <text:p>16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67" table:style-name="ce1">
            <text:p>567</text:p>
          </table:table-cell>
          <table:table-cell table:number-columns-repeated="16380"/>
        </table:table-row>
        <table:table-row table:style-name="ro1">
          <table:table-cell office:value-type="float" office:value="162" table:style-name="ce3">
            <text:p>16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68" table:style-name="ce1">
            <text:p>568</text:p>
          </table:table-cell>
          <table:table-cell table:number-columns-repeated="16380"/>
        </table:table-row>
        <table:table-row table:style-name="ro1">
          <table:table-cell office:value-type="float" office:value="163" table:style-name="ce3">
            <text:p>16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69" table:style-name="ce1">
            <text:p>569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70" table:style-name="ce1">
            <text:p>570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71" table:style-name="ce1">
            <text:p>571</text:p>
          </table:table-cell>
          <table:table-cell table:number-columns-repeated="16380"/>
        </table:table-row>
        <table:table-row table:style-name="ro1">
          <table:table-cell office:value-type="float" office:value="166" table:style-name="ce3">
            <text:p>16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72" table:style-name="ce1">
            <text:p>572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73" table:style-name="ce1">
            <text:p>573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74" table:style-name="ce1">
            <text:p>574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75" table:style-name="ce1">
            <text:p>575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76" table:style-name="ce1">
            <text:p>576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77" table:style-name="ce1">
            <text:p>577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78" table:style-name="ce1">
            <text:p>578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79" table:style-name="ce1">
            <text:p>579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0" table:style-name="ce1">
            <text:p>580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1" table:style-name="ce1">
            <text:p>581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2" table:style-name="ce1">
            <text:p>582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3" table:style-name="ce1">
            <text:p>583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4" table:style-name="ce1">
            <text:p>584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5" table:style-name="ce1">
            <text:p>585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6" table:style-name="ce1">
            <text:p>586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7" table:style-name="ce1">
            <text:p>587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8" table:style-name="ce1">
            <text:p>588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9" table:style-name="ce1">
            <text:p>589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90" table:style-name="ce1">
            <text:p>590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91" table:style-name="ce1">
            <text:p>591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92" table:style-name="ce1">
            <text:p>592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93" table:style-name="ce1">
            <text:p>593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94" table:style-name="ce1">
            <text:p>594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95" table:style-name="ce1">
            <text:p>595</text:p>
          </table:table-cell>
          <table:table-cell table:number-columns-repeated="16380"/>
        </table:table-row>
        <table:table-row table:style-name="ro1">
          <table:table-cell office:value-type="float" office:value="190" table:style-name="ce3">
            <text:p>19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96" table:style-name="ce1">
            <text:p>596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97" table:style-name="ce1">
            <text:p>597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98" table:style-name="ce1">
            <text:p>598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99" table:style-name="ce1">
            <text:p>599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600" table:style-name="ce1">
            <text:p>600</text:p>
          </table:table-cell>
          <table:table-cell table:number-columns-repeated="16380"/>
        </table:table-row>
        <table:table-row table:style-name="ro1">
          <table:table-cell office:value-type="float" office:value="195" table:style-name="ce3">
            <text:p>19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601" table:style-name="ce1">
            <text:p>601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602" table:style-name="ce1">
            <text:p>602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603" table:style-name="ce1">
            <text:p>603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604" table:style-name="ce1">
            <text:p>604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605" table:style-name="ce1">
            <text:p>605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606" table:style-name="ce1">
            <text:p>606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607" table:style-name="ce1">
            <text:p>607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608" table:style-name="ce1">
            <text:p>608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609" table:style-name="ce1">
            <text:p>60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10" table:style-name="ce1">
            <text:p>61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11" table:style-name="ce1">
            <text:p>61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12" table:style-name="ce1">
            <text:p>612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13" table:style-name="ce1">
            <text:p>613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14" table:style-name="ce1">
            <text:p>614</text:p>
          </table:table-cell>
          <table:table-cell table:number-columns-repeated="16380"/>
        </table:table-row>
        <table:table-row table:style-name="ro1">
          <table:table-cell office:value-type="float" office:value="6" table:style-name="ce3">
            <text:p>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15" table:style-name="ce1">
            <text:p>615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16" table:style-name="ce1">
            <text:p>616</text:p>
          </table:table-cell>
          <table:table-cell table:number-columns-repeated="16380"/>
        </table:table-row>
        <table:table-row table:style-name="ro1">
          <table:table-cell office:value-type="float" office:value="8" table:style-name="ce3">
            <text:p>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17" table:style-name="ce1">
            <text:p>617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18" table:style-name="ce1">
            <text:p>618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19" table:style-name="ce1">
            <text:p>61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0" table:style-name="ce1">
            <text:p>62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1" table:style-name="ce1">
            <text:p>62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2" table:style-name="ce1">
            <text:p>62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3" table:style-name="ce1">
            <text:p>623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4" table:style-name="ce1">
            <text:p>62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5" table:style-name="ce1">
            <text:p>62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6" table:style-name="ce1">
            <text:p>62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7" table:style-name="ce1">
            <text:p>62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8" table:style-name="ce1">
            <text:p>628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9" table:style-name="ce1">
            <text:p>629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0" table:style-name="ce1">
            <text:p>630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1" table:style-name="ce1">
            <text:p>631</text:p>
          </table:table-cell>
          <table:table-cell table:number-columns-repeated="16380"/>
        </table:table-row>
        <table:table-row table:style-name="ro1">
          <table:table-cell office:value-type="float" office:value="23" table:style-name="ce3">
            <text:p>2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2" table:style-name="ce1">
            <text:p>63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3" table:style-name="ce1">
            <text:p>633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4" table:style-name="ce1">
            <text:p>63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5" table:style-name="ce1">
            <text:p>635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6" table:style-name="ce1">
            <text:p>636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7" table:style-name="ce1">
            <text:p>63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8" table:style-name="ce1">
            <text:p>638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9" table:style-name="ce1">
            <text:p>63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0" table:style-name="ce1">
            <text:p>64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1" table:style-name="ce1">
            <text:p>641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2" table:style-name="ce1">
            <text:p>642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3" table:style-name="ce1">
            <text:p>64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4" table:style-name="ce1">
            <text:p>64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5" table:style-name="ce1">
            <text:p>64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6" table:style-name="ce1">
            <text:p>64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7" table:style-name="ce1">
            <text:p>64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8" table:style-name="ce1">
            <text:p>648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9" table:style-name="ce1">
            <text:p>64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50" table:style-name="ce1">
            <text:p>650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51" table:style-name="ce1">
            <text:p>65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52" table:style-name="ce1">
            <text:p>65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53" table:style-name="ce1">
            <text:p>65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54" table:style-name="ce1">
            <text:p>65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55" table:style-name="ce1">
            <text:p>65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56" table:style-name="ce1">
            <text:p>65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57" table:style-name="ce1">
            <text:p>65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58" table:style-name="ce1">
            <text:p>658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59" table:style-name="ce1">
            <text:p>659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60" table:style-name="ce1">
            <text:p>660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61" table:style-name="ce1">
            <text:p>661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62" table:style-name="ce1">
            <text:p>662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63" table:style-name="ce1">
            <text:p>663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64" table:style-name="ce1">
            <text:p>664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65" table:style-name="ce1">
            <text:p>665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66" table:style-name="ce1">
            <text:p>666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67" table:style-name="ce1">
            <text:p>667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68" table:style-name="ce1">
            <text:p>668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69" table:style-name="ce1">
            <text:p>669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70" table:style-name="ce1">
            <text:p>670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71" table:style-name="ce1">
            <text:p>671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72" table:style-name="ce1">
            <text:p>672</text:p>
          </table:table-cell>
          <table:table-cell table:number-columns-repeated="16380"/>
        </table:table-row>
        <table:table-row table:style-name="ro1">
          <table:table-cell office:value-type="float" office:value="64" table:style-name="ce3">
            <text:p>6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73" table:style-name="ce1">
            <text:p>673</text:p>
          </table:table-cell>
          <table:table-cell table:number-columns-repeated="16380"/>
        </table:table-row>
        <table:table-row table:style-name="ro1">
          <table:table-cell office:value-type="float" office:value="65" table:style-name="ce3">
            <text:p>6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74" table:style-name="ce1">
            <text:p>674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75" table:style-name="ce1">
            <text:p>675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76" table:style-name="ce1">
            <text:p>676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77" table:style-name="ce1">
            <text:p>677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78" table:style-name="ce1">
            <text:p>678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79" table:style-name="ce1">
            <text:p>679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0" table:style-name="ce1">
            <text:p>680</text:p>
          </table:table-cell>
          <table:table-cell table:number-columns-repeated="16380"/>
        </table:table-row>
        <table:table-row table:style-name="ro1">
          <table:table-cell office:value-type="float" office:value="72" table:style-name="ce3">
            <text:p>7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1" table:style-name="ce1">
            <text:p>681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2" table:style-name="ce1">
            <text:p>682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3" table:style-name="ce1">
            <text:p>683</text:p>
          </table:table-cell>
          <table:table-cell table:number-columns-repeated="16380"/>
        </table:table-row>
        <table:table-row table:style-name="ro1">
          <table:table-cell office:value-type="float" office:value="75" table:style-name="ce3">
            <text:p>7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4" table:style-name="ce1">
            <text:p>684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5" table:style-name="ce1">
            <text:p>685</text:p>
          </table:table-cell>
          <table:table-cell table:number-columns-repeated="16380"/>
        </table:table-row>
        <table:table-row table:style-name="ro1">
          <table:table-cell office:value-type="float" office:value="77" table:style-name="ce3">
            <text:p>7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6" table:style-name="ce1">
            <text:p>686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7" table:style-name="ce1">
            <text:p>687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8" table:style-name="ce1">
            <text:p>688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9" table:style-name="ce1">
            <text:p>689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0" table:style-name="ce1">
            <text:p>690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1" table:style-name="ce1">
            <text:p>691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2" table:style-name="ce1">
            <text:p>692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3" table:style-name="ce1">
            <text:p>693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4" table:style-name="ce1">
            <text:p>694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5" table:style-name="ce1">
            <text:p>695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6" table:style-name="ce1">
            <text:p>696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7" table:style-name="ce1">
            <text:p>697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8" table:style-name="ce1">
            <text:p>698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9" table:style-name="ce1">
            <text:p>699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00" table:style-name="ce1">
            <text:p>700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01" table:style-name="ce1">
            <text:p>701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02" table:style-name="ce1">
            <text:p>702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03" table:style-name="ce1">
            <text:p>703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04" table:style-name="ce1">
            <text:p>704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05" table:style-name="ce1">
            <text:p>705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06" table:style-name="ce1">
            <text:p>706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07" table:style-name="ce1">
            <text:p>707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08" table:style-name="ce1">
            <text:p>708</text:p>
          </table:table-cell>
          <table:table-cell table:number-columns-repeated="16380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09" table:style-name="ce1">
            <text:p>709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10" table:style-name="ce1">
            <text:p>710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11" table:style-name="ce1">
            <text:p>711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12" table:style-name="ce1">
            <text:p>712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13" table:style-name="ce1">
            <text:p>713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14" table:style-name="ce1">
            <text:p>714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15" table:style-name="ce1">
            <text:p>715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16" table:style-name="ce1">
            <text:p>716</text:p>
          </table:table-cell>
          <table:table-cell table:number-columns-repeated="16380"/>
        </table:table-row>
        <table:table-row table:style-name="ro1">
          <table:table-cell office:value-type="float" office:value="108" table:style-name="ce3">
            <text:p>10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17" table:style-name="ce1">
            <text:p>717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18" table:style-name="ce1">
            <text:p>718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19" table:style-name="ce1">
            <text:p>719</text:p>
          </table:table-cell>
          <table:table-cell table:number-columns-repeated="16380"/>
        </table:table-row>
        <table:table-row table:style-name="ro1">
          <table:table-cell office:value-type="float" office:value="111" table:style-name="ce3">
            <text:p>11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20" table:style-name="ce1">
            <text:p>720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21" table:style-name="ce1">
            <text:p>721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22" table:style-name="ce1">
            <text:p>722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23" table:style-name="ce1">
            <text:p>723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24" table:style-name="ce1">
            <text:p>724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25" table:style-name="ce1">
            <text:p>725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26" table:style-name="ce1">
            <text:p>726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27" table:style-name="ce1">
            <text:p>727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28" table:style-name="ce1">
            <text:p>728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29" table:style-name="ce1">
            <text:p>729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0" table:style-name="ce1">
            <text:p>730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1" table:style-name="ce1">
            <text:p>731</text:p>
          </table:table-cell>
          <table:table-cell table:number-columns-repeated="16380"/>
        </table:table-row>
        <table:table-row table:style-name="ro1">
          <table:table-cell office:value-type="float" office:value="123" table:style-name="ce3">
            <text:p>12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2" table:style-name="ce1">
            <text:p>732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3" table:style-name="ce1">
            <text:p>733</text:p>
          </table:table-cell>
          <table:table-cell table:number-columns-repeated="16380"/>
        </table:table-row>
        <table:table-row table:style-name="ro1">
          <table:table-cell office:value-type="float" office:value="125" table:style-name="ce3">
            <text:p>12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4" table:style-name="ce1">
            <text:p>734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5" table:style-name="ce1">
            <text:p>735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6" table:style-name="ce1">
            <text:p>736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7" table:style-name="ce1">
            <text:p>737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8" table:style-name="ce1">
            <text:p>738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9" table:style-name="ce1">
            <text:p>739</text:p>
          </table:table-cell>
          <table:table-cell table:number-columns-repeated="16380"/>
        </table:table-row>
        <table:table-row table:style-name="ro1">
          <table:table-cell office:value-type="float" office:value="131" table:style-name="ce3">
            <text:p>13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40" table:style-name="ce1">
            <text:p>740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41" table:style-name="ce1">
            <text:p>741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42" table:style-name="ce1">
            <text:p>742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43" table:style-name="ce1">
            <text:p>743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44" table:style-name="ce1">
            <text:p>744</text:p>
          </table:table-cell>
          <table:table-cell table:number-columns-repeated="16380"/>
        </table:table-row>
        <table:table-row table:style-name="ro1">
          <table:table-cell office:value-type="float" office:value="136" table:style-name="ce3">
            <text:p>13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45" table:style-name="ce1">
            <text:p>745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46" table:style-name="ce1">
            <text:p>746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47" table:style-name="ce1">
            <text:p>747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48" table:style-name="ce1">
            <text:p>748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49" table:style-name="ce1">
            <text:p>749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50" table:style-name="ce1">
            <text:p>750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51" table:style-name="ce1">
            <text:p>751</text:p>
          </table:table-cell>
          <table:table-cell table:number-columns-repeated="16380"/>
        </table:table-row>
        <table:table-row table:style-name="ro1">
          <table:table-cell office:value-type="float" office:value="143" table:style-name="ce3">
            <text:p>14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52" table:style-name="ce1">
            <text:p>752</text:p>
          </table:table-cell>
          <table:table-cell table:number-columns-repeated="16380"/>
        </table:table-row>
        <table:table-row table:style-name="ro1">
          <table:table-cell office:value-type="float" office:value="144" table:style-name="ce3">
            <text:p>14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53" table:style-name="ce1">
            <text:p>753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54" table:style-name="ce1">
            <text:p>754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55" table:style-name="ce1">
            <text:p>755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56" table:style-name="ce1">
            <text:p>756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57" table:style-name="ce1">
            <text:p>757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58" table:style-name="ce1">
            <text:p>758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59" table:style-name="ce1">
            <text:p>759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0" table:style-name="ce1">
            <text:p>760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1" table:style-name="ce1">
            <text:p>761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2" table:style-name="ce1">
            <text:p>762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3" table:style-name="ce1">
            <text:p>763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4" table:style-name="ce1">
            <text:p>764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5" table:style-name="ce1">
            <text:p>765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6" table:style-name="ce1">
            <text:p>766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7" table:style-name="ce1">
            <text:p>767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8" table:style-name="ce1">
            <text:p>768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9" table:style-name="ce1">
            <text:p>769</text:p>
          </table:table-cell>
          <table:table-cell table:number-columns-repeated="16380"/>
        </table:table-row>
        <table:table-row table:style-name="ro1">
          <table:table-cell office:value-type="float" office:value="161" table:style-name="ce3">
            <text:p>16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70" table:style-name="ce1">
            <text:p>770</text:p>
          </table:table-cell>
          <table:table-cell table:number-columns-repeated="16380"/>
        </table:table-row>
        <table:table-row table:style-name="ro1">
          <table:table-cell office:value-type="float" office:value="162" table:style-name="ce3">
            <text:p>16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71" table:style-name="ce1">
            <text:p>771</text:p>
          </table:table-cell>
          <table:table-cell table:number-columns-repeated="16380"/>
        </table:table-row>
        <table:table-row table:style-name="ro1">
          <table:table-cell office:value-type="float" office:value="163" table:style-name="ce3">
            <text:p>16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72" table:style-name="ce1">
            <text:p>772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73" table:style-name="ce1">
            <text:p>773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74" table:style-name="ce1">
            <text:p>774</text:p>
          </table:table-cell>
          <table:table-cell table:number-columns-repeated="16380"/>
        </table:table-row>
        <table:table-row table:style-name="ro1">
          <table:table-cell office:value-type="float" office:value="166" table:style-name="ce3">
            <text:p>16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75" table:style-name="ce1">
            <text:p>775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76" table:style-name="ce1">
            <text:p>776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77" table:style-name="ce1">
            <text:p>777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78" table:style-name="ce1">
            <text:p>778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79" table:style-name="ce1">
            <text:p>779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0" table:style-name="ce1">
            <text:p>780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1" table:style-name="ce1">
            <text:p>781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2" table:style-name="ce1">
            <text:p>782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3" table:style-name="ce1">
            <text:p>783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4" table:style-name="ce1">
            <text:p>784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5" table:style-name="ce1">
            <text:p>785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6" table:style-name="ce1">
            <text:p>786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7" table:style-name="ce1">
            <text:p>787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8" table:style-name="ce1">
            <text:p>788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9" table:style-name="ce1">
            <text:p>789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0" table:style-name="ce1">
            <text:p>790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1" table:style-name="ce1">
            <text:p>791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2" table:style-name="ce1">
            <text:p>792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3" table:style-name="ce1">
            <text:p>793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4" table:style-name="ce1">
            <text:p>794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5" table:style-name="ce1">
            <text:p>795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6" table:style-name="ce1">
            <text:p>796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7" table:style-name="ce1">
            <text:p>797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8" table:style-name="ce1">
            <text:p>798</text:p>
          </table:table-cell>
          <table:table-cell table:number-columns-repeated="16380"/>
        </table:table-row>
        <table:table-row table:style-name="ro1">
          <table:table-cell office:value-type="float" office:value="190" table:style-name="ce3">
            <text:p>19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9" table:style-name="ce1">
            <text:p>799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00" table:style-name="ce1">
            <text:p>800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01" table:style-name="ce1">
            <text:p>801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02" table:style-name="ce1">
            <text:p>802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03" table:style-name="ce1">
            <text:p>803</text:p>
          </table:table-cell>
          <table:table-cell table:number-columns-repeated="16380"/>
        </table:table-row>
        <table:table-row table:style-name="ro1">
          <table:table-cell office:value-type="float" office:value="195" table:style-name="ce3">
            <text:p>19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04" table:style-name="ce1">
            <text:p>804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05" table:style-name="ce1">
            <text:p>805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06" table:style-name="ce1">
            <text:p>806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07" table:style-name="ce1">
            <text:p>807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08" table:style-name="ce1">
            <text:p>808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09" table:style-name="ce1">
            <text:p>809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10" table:style-name="ce1">
            <text:p>810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11" table:style-name="ce1">
            <text:p>811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12" table:style-name="ce1">
            <text:p>81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13" table:style-name="ce1">
            <text:p>81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14" table:style-name="ce1">
            <text:p>81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15" table:style-name="ce1">
            <text:p>81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16" table:style-name="ce1">
            <text:p>81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17" table:style-name="ce1">
            <text:p>817</text:p>
          </table:table-cell>
          <table:table-cell table:number-columns-repeated="16380"/>
        </table:table-row>
        <table:table-row table:style-name="ro1">
          <table:table-cell office:value-type="float" office:value="6" table:style-name="ce3">
            <text:p>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18" table:style-name="ce1">
            <text:p>81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19" table:style-name="ce1">
            <text:p>819</text:p>
          </table:table-cell>
          <table:table-cell table:number-columns-repeated="16380"/>
        </table:table-row>
        <table:table-row table:style-name="ro1">
          <table:table-cell office:value-type="float" office:value="8" table:style-name="ce3">
            <text:p>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0" table:style-name="ce1">
            <text:p>820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1" table:style-name="ce1">
            <text:p>821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2" table:style-name="ce1">
            <text:p>82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3" table:style-name="ce1">
            <text:p>823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4" table:style-name="ce1">
            <text:p>82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5" table:style-name="ce1">
            <text:p>82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6" table:style-name="ce1">
            <text:p>82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7" table:style-name="ce1">
            <text:p>82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8" table:style-name="ce1">
            <text:p>82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9" table:style-name="ce1">
            <text:p>82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0" table:style-name="ce1">
            <text:p>830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1" table:style-name="ce1">
            <text:p>83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2" table:style-name="ce1">
            <text:p>832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3" table:style-name="ce1">
            <text:p>83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4" table:style-name="ce1">
            <text:p>834</text:p>
          </table:table-cell>
          <table:table-cell table:number-columns-repeated="16380"/>
        </table:table-row>
        <table:table-row table:style-name="ro1">
          <table:table-cell office:value-type="float" office:value="23" table:style-name="ce3">
            <text:p>2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5" table:style-name="ce1">
            <text:p>835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6" table:style-name="ce1">
            <text:p>83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7" table:style-name="ce1">
            <text:p>83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8" table:style-name="ce1">
            <text:p>83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9" table:style-name="ce1">
            <text:p>83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0" table:style-name="ce1">
            <text:p>840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1" table:style-name="ce1">
            <text:p>841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2" table:style-name="ce1">
            <text:p>84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3" table:style-name="ce1">
            <text:p>84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4" table:style-name="ce1">
            <text:p>84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5" table:style-name="ce1">
            <text:p>84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6" table:style-name="ce1">
            <text:p>84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7" table:style-name="ce1">
            <text:p>847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8" table:style-name="ce1">
            <text:p>848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9" table:style-name="ce1">
            <text:p>849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0" table:style-name="ce1">
            <text:p>850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1" table:style-name="ce1">
            <text:p>85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2" table:style-name="ce1">
            <text:p>852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3" table:style-name="ce1">
            <text:p>853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4" table:style-name="ce1">
            <text:p>85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5" table:style-name="ce1">
            <text:p>85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6" table:style-name="ce1">
            <text:p>85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7" table:style-name="ce1">
            <text:p>857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8" table:style-name="ce1">
            <text:p>85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9" table:style-name="ce1">
            <text:p>85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60" table:style-name="ce1">
            <text:p>86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61" table:style-name="ce1">
            <text:p>861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62" table:style-name="ce1">
            <text:p>862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63" table:style-name="ce1">
            <text:p>863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64" table:style-name="ce1">
            <text:p>864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65" table:style-name="ce1">
            <text:p>865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66" table:style-name="ce1">
            <text:p>866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67" table:style-name="ce1">
            <text:p>867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68" table:style-name="ce1">
            <text:p>868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69" table:style-name="ce1">
            <text:p>869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70" table:style-name="ce1">
            <text:p>870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71" table:style-name="ce1">
            <text:p>871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72" table:style-name="ce1">
            <text:p>872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73" table:style-name="ce1">
            <text:p>873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74" table:style-name="ce1">
            <text:p>874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75" table:style-name="ce1">
            <text:p>875</text:p>
          </table:table-cell>
          <table:table-cell table:number-columns-repeated="16380"/>
        </table:table-row>
        <table:table-row table:style-name="ro1">
          <table:table-cell office:value-type="float" office:value="64" table:style-name="ce3">
            <text:p>6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76" table:style-name="ce1">
            <text:p>876</text:p>
          </table:table-cell>
          <table:table-cell table:number-columns-repeated="16380"/>
        </table:table-row>
        <table:table-row table:style-name="ro1">
          <table:table-cell office:value-type="float" office:value="65" table:style-name="ce3">
            <text:p>6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77" table:style-name="ce1">
            <text:p>877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78" table:style-name="ce1">
            <text:p>878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79" table:style-name="ce1">
            <text:p>879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0" table:style-name="ce1">
            <text:p>880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1" table:style-name="ce1">
            <text:p>881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2" table:style-name="ce1">
            <text:p>882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3" table:style-name="ce1">
            <text:p>883</text:p>
          </table:table-cell>
          <table:table-cell table:number-columns-repeated="16380"/>
        </table:table-row>
        <table:table-row table:style-name="ro1">
          <table:table-cell office:value-type="float" office:value="72" table:style-name="ce3">
            <text:p>7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4" table:style-name="ce1">
            <text:p>884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5" table:style-name="ce1">
            <text:p>885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6" table:style-name="ce1">
            <text:p>886</text:p>
          </table:table-cell>
          <table:table-cell table:number-columns-repeated="16380"/>
        </table:table-row>
        <table:table-row table:style-name="ro1">
          <table:table-cell office:value-type="float" office:value="75" table:style-name="ce3">
            <text:p>7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7" table:style-name="ce1">
            <text:p>887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8" table:style-name="ce1">
            <text:p>888</text:p>
          </table:table-cell>
          <table:table-cell table:number-columns-repeated="16380"/>
        </table:table-row>
        <table:table-row table:style-name="ro1">
          <table:table-cell office:value-type="float" office:value="77" table:style-name="ce3">
            <text:p>7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9" table:style-name="ce1">
            <text:p>889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0" table:style-name="ce1">
            <text:p>890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1" table:style-name="ce1">
            <text:p>891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2" table:style-name="ce1">
            <text:p>892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3" table:style-name="ce1">
            <text:p>893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4" table:style-name="ce1">
            <text:p>894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5" table:style-name="ce1">
            <text:p>895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6" table:style-name="ce1">
            <text:p>896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7" table:style-name="ce1">
            <text:p>897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8" table:style-name="ce1">
            <text:p>898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9" table:style-name="ce1">
            <text:p>899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00" table:style-name="ce1">
            <text:p>900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01" table:style-name="ce1">
            <text:p>901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02" table:style-name="ce1">
            <text:p>902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03" table:style-name="ce1">
            <text:p>903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04" table:style-name="ce1">
            <text:p>904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05" table:style-name="ce1">
            <text:p>905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06" table:style-name="ce1">
            <text:p>906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07" table:style-name="ce1">
            <text:p>907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08" table:style-name="ce1">
            <text:p>908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09" table:style-name="ce1">
            <text:p>909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10" table:style-name="ce1">
            <text:p>910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11" table:style-name="ce1">
            <text:p>911</text:p>
          </table:table-cell>
          <table:table-cell table:number-columns-repeated="16380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12" table:style-name="ce1">
            <text:p>912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13" table:style-name="ce1">
            <text:p>913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14" table:style-name="ce1">
            <text:p>914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15" table:style-name="ce1">
            <text:p>915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16" table:style-name="ce1">
            <text:p>916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17" table:style-name="ce1">
            <text:p>917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18" table:style-name="ce1">
            <text:p>918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19" table:style-name="ce1">
            <text:p>919</text:p>
          </table:table-cell>
          <table:table-cell table:number-columns-repeated="16380"/>
        </table:table-row>
        <table:table-row table:style-name="ro1">
          <table:table-cell office:value-type="float" office:value="108" table:style-name="ce3">
            <text:p>10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20" table:style-name="ce1">
            <text:p>920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21" table:style-name="ce1">
            <text:p>921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22" table:style-name="ce1">
            <text:p>922</text:p>
          </table:table-cell>
          <table:table-cell table:number-columns-repeated="16380"/>
        </table:table-row>
        <table:table-row table:style-name="ro1">
          <table:table-cell office:value-type="float" office:value="111" table:style-name="ce3">
            <text:p>11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23" table:style-name="ce1">
            <text:p>923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24" table:style-name="ce1">
            <text:p>924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25" table:style-name="ce1">
            <text:p>925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26" table:style-name="ce1">
            <text:p>926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27" table:style-name="ce1">
            <text:p>927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28" table:style-name="ce1">
            <text:p>928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29" table:style-name="ce1">
            <text:p>929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0" table:style-name="ce1">
            <text:p>930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1" table:style-name="ce1">
            <text:p>931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2" table:style-name="ce1">
            <text:p>932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3" table:style-name="ce1">
            <text:p>933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4" table:style-name="ce1">
            <text:p>934</text:p>
          </table:table-cell>
          <table:table-cell table:number-columns-repeated="16380"/>
        </table:table-row>
        <table:table-row table:style-name="ro1">
          <table:table-cell office:value-type="float" office:value="123" table:style-name="ce3">
            <text:p>12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5" table:style-name="ce1">
            <text:p>935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6" table:style-name="ce1">
            <text:p>936</text:p>
          </table:table-cell>
          <table:table-cell table:number-columns-repeated="16380"/>
        </table:table-row>
        <table:table-row table:style-name="ro1">
          <table:table-cell office:value-type="float" office:value="125" table:style-name="ce3">
            <text:p>12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7" table:style-name="ce1">
            <text:p>937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8" table:style-name="ce1">
            <text:p>938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9" table:style-name="ce1">
            <text:p>939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40" table:style-name="ce1">
            <text:p>940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41" table:style-name="ce1">
            <text:p>941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42" table:style-name="ce1">
            <text:p>942</text:p>
          </table:table-cell>
          <table:table-cell table:number-columns-repeated="16380"/>
        </table:table-row>
        <table:table-row table:style-name="ro1">
          <table:table-cell office:value-type="float" office:value="131" table:style-name="ce3">
            <text:p>13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43" table:style-name="ce1">
            <text:p>943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44" table:style-name="ce1">
            <text:p>944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45" table:style-name="ce1">
            <text:p>945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46" table:style-name="ce1">
            <text:p>946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47" table:style-name="ce1">
            <text:p>947</text:p>
          </table:table-cell>
          <table:table-cell table:number-columns-repeated="16380"/>
        </table:table-row>
        <table:table-row table:style-name="ro1">
          <table:table-cell office:value-type="float" office:value="136" table:style-name="ce3">
            <text:p>13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48" table:style-name="ce1">
            <text:p>948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49" table:style-name="ce1">
            <text:p>949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50" table:style-name="ce1">
            <text:p>950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51" table:style-name="ce1">
            <text:p>951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52" table:style-name="ce1">
            <text:p>952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53" table:style-name="ce1">
            <text:p>953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54" table:style-name="ce1">
            <text:p>954</text:p>
          </table:table-cell>
          <table:table-cell table:number-columns-repeated="16380"/>
        </table:table-row>
        <table:table-row table:style-name="ro1">
          <table:table-cell office:value-type="float" office:value="143" table:style-name="ce3">
            <text:p>14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55" table:style-name="ce1">
            <text:p>955</text:p>
          </table:table-cell>
          <table:table-cell table:number-columns-repeated="16380"/>
        </table:table-row>
        <table:table-row table:style-name="ro1">
          <table:table-cell office:value-type="float" office:value="144" table:style-name="ce3">
            <text:p>14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56" table:style-name="ce1">
            <text:p>956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57" table:style-name="ce1">
            <text:p>957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58" table:style-name="ce1">
            <text:p>958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59" table:style-name="ce1">
            <text:p>959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0" table:style-name="ce1">
            <text:p>960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1" table:style-name="ce1">
            <text:p>961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2" table:style-name="ce1">
            <text:p>962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3" table:style-name="ce1">
            <text:p>963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4" table:style-name="ce1">
            <text:p>964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5" table:style-name="ce1">
            <text:p>965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6" table:style-name="ce1">
            <text:p>966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7" table:style-name="ce1">
            <text:p>967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8" table:style-name="ce1">
            <text:p>968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9" table:style-name="ce1">
            <text:p>969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70" table:style-name="ce1">
            <text:p>970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71" table:style-name="ce1">
            <text:p>971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72" table:style-name="ce1">
            <text:p>972</text:p>
          </table:table-cell>
          <table:table-cell table:number-columns-repeated="16380"/>
        </table:table-row>
        <table:table-row table:style-name="ro1">
          <table:table-cell office:value-type="float" office:value="161" table:style-name="ce3">
            <text:p>16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73" table:style-name="ce1">
            <text:p>973</text:p>
          </table:table-cell>
          <table:table-cell table:number-columns-repeated="16380"/>
        </table:table-row>
        <table:table-row table:style-name="ro1">
          <table:table-cell office:value-type="float" office:value="162" table:style-name="ce3">
            <text:p>16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74" table:style-name="ce1">
            <text:p>974</text:p>
          </table:table-cell>
          <table:table-cell table:number-columns-repeated="16380"/>
        </table:table-row>
        <table:table-row table:style-name="ro1">
          <table:table-cell office:value-type="float" office:value="163" table:style-name="ce3">
            <text:p>16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75" table:style-name="ce1">
            <text:p>975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76" table:style-name="ce1">
            <text:p>976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77" table:style-name="ce1">
            <text:p>977</text:p>
          </table:table-cell>
          <table:table-cell table:number-columns-repeated="16380"/>
        </table:table-row>
        <table:table-row table:style-name="ro1">
          <table:table-cell office:value-type="float" office:value="166" table:style-name="ce3">
            <text:p>16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78" table:style-name="ce1">
            <text:p>978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79" table:style-name="ce1">
            <text:p>979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0" table:style-name="ce1">
            <text:p>980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1" table:style-name="ce1">
            <text:p>981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2" table:style-name="ce1">
            <text:p>982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3" table:style-name="ce1">
            <text:p>983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4" table:style-name="ce1">
            <text:p>984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5" table:style-name="ce1">
            <text:p>985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6" table:style-name="ce1">
            <text:p>986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7" table:style-name="ce1">
            <text:p>987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8" table:style-name="ce1">
            <text:p>988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9" table:style-name="ce1">
            <text:p>989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0" table:style-name="ce1">
            <text:p>990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1" table:style-name="ce1">
            <text:p>991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2" table:style-name="ce1">
            <text:p>992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3" table:style-name="ce1">
            <text:p>993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4" table:style-name="ce1">
            <text:p>994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5" table:style-name="ce1">
            <text:p>995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6" table:style-name="ce1">
            <text:p>996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7" table:style-name="ce1">
            <text:p>997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8" table:style-name="ce1">
            <text:p>998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9" table:style-name="ce1">
            <text:p>999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00" table:style-name="ce1">
            <text:p>1000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01" table:style-name="ce1">
            <text:p>1001</text:p>
          </table:table-cell>
          <table:table-cell table:number-columns-repeated="16380"/>
        </table:table-row>
        <table:table-row table:style-name="ro1">
          <table:table-cell office:value-type="float" office:value="190" table:style-name="ce3">
            <text:p>19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02" table:style-name="ce1">
            <text:p>1002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03" table:style-name="ce1">
            <text:p>1003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04" table:style-name="ce1">
            <text:p>1004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05" table:style-name="ce1">
            <text:p>1005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06" table:style-name="ce1">
            <text:p>1006</text:p>
          </table:table-cell>
          <table:table-cell table:number-columns-repeated="16380"/>
        </table:table-row>
        <table:table-row table:style-name="ro1">
          <table:table-cell office:value-type="float" office:value="195" table:style-name="ce3">
            <text:p>19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07" table:style-name="ce1">
            <text:p>1007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08" table:style-name="ce1">
            <text:p>1008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09" table:style-name="ce1">
            <text:p>1009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10" table:style-name="ce1">
            <text:p>1010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11" table:style-name="ce1">
            <text:p>1011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12" table:style-name="ce1">
            <text:p>1012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13" table:style-name="ce1">
            <text:p>1013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14" table:style-name="ce1">
            <text:p>1014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15" table:style-name="ce1">
            <text:p>101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16" table:style-name="ce1">
            <text:p>101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17" table:style-name="ce1">
            <text:p>101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18" table:style-name="ce1">
            <text:p>101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19" table:style-name="ce1">
            <text:p>101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20" table:style-name="ce1">
            <text:p>1020</text:p>
          </table:table-cell>
          <table:table-cell table:number-columns-repeated="16380"/>
        </table:table-row>
        <table:table-row table:style-name="ro1">
          <table:table-cell office:value-type="float" office:value="6" table:style-name="ce3">
            <text:p>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21" table:style-name="ce1">
            <text:p>102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22" table:style-name="ce1">
            <text:p>1022</text:p>
          </table:table-cell>
          <table:table-cell table:number-columns-repeated="16380"/>
        </table:table-row>
        <table:table-row table:style-name="ro1">
          <table:table-cell office:value-type="float" office:value="8" table:style-name="ce3">
            <text:p>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23" table:style-name="ce1">
            <text:p>102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24" table:style-name="ce1">
            <text:p>1024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25" table:style-name="ce1">
            <text:p>1025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26" table:style-name="ce1">
            <text:p>102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27" table:style-name="ce1">
            <text:p>1027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28" table:style-name="ce1">
            <text:p>1028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29" table:style-name="ce1">
            <text:p>102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0" table:style-name="ce1">
            <text:p>1030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1" table:style-name="ce1">
            <text:p>103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2" table:style-name="ce1">
            <text:p>1032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3" table:style-name="ce1">
            <text:p>1033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4" table:style-name="ce1">
            <text:p>1034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5" table:style-name="ce1">
            <text:p>1035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6" table:style-name="ce1">
            <text:p>103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7" table:style-name="ce1">
            <text:p>1037</text:p>
          </table:table-cell>
          <table:table-cell table:number-columns-repeated="16380"/>
        </table:table-row>
        <table:table-row table:style-name="ro1">
          <table:table-cell office:value-type="float" office:value="23" table:style-name="ce3">
            <text:p>2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8" table:style-name="ce1">
            <text:p>103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9" table:style-name="ce1">
            <text:p>1039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40" table:style-name="ce1">
            <text:p>1040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41" table:style-name="ce1">
            <text:p>104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42" table:style-name="ce1">
            <text:p>1042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43" table:style-name="ce1">
            <text:p>104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44" table:style-name="ce1">
            <text:p>104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45" table:style-name="ce1">
            <text:p>104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46" table:style-name="ce1">
            <text:p>104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47" table:style-name="ce1">
            <text:p>104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48" table:style-name="ce1">
            <text:p>1048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49" table:style-name="ce1">
            <text:p>104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0" table:style-name="ce1">
            <text:p>1050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1" table:style-name="ce1">
            <text:p>105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2" table:style-name="ce1">
            <text:p>1052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3" table:style-name="ce1">
            <text:p>1053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4" table:style-name="ce1">
            <text:p>1054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5" table:style-name="ce1">
            <text:p>105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6" table:style-name="ce1">
            <text:p>1056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7" table:style-name="ce1">
            <text:p>1057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8" table:style-name="ce1">
            <text:p>105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9" table:style-name="ce1">
            <text:p>1059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60" table:style-name="ce1">
            <text:p>1060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61" table:style-name="ce1">
            <text:p>1061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62" table:style-name="ce1">
            <text:p>1062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63" table:style-name="ce1">
            <text:p>1063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64" table:style-name="ce1">
            <text:p>106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65" table:style-name="ce1">
            <text:p>1065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66" table:style-name="ce1">
            <text:p>1066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67" table:style-name="ce1">
            <text:p>1067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68" table:style-name="ce1">
            <text:p>1068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69" table:style-name="ce1">
            <text:p>1069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70" table:style-name="ce1">
            <text:p>1070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71" table:style-name="ce1">
            <text:p>1071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72" table:style-name="ce1">
            <text:p>1072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73" table:style-name="ce1">
            <text:p>1073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74" table:style-name="ce1">
            <text:p>1074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75" table:style-name="ce1">
            <text:p>1075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76" table:style-name="ce1">
            <text:p>1076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77" table:style-name="ce1">
            <text:p>1077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78" table:style-name="ce1">
            <text:p>1078</text:p>
          </table:table-cell>
          <table:table-cell table:number-columns-repeated="16380"/>
        </table:table-row>
        <table:table-row table:style-name="ro1">
          <table:table-cell office:value-type="float" office:value="64" table:style-name="ce3">
            <text:p>6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79" table:style-name="ce1">
            <text:p>1079</text:p>
          </table:table-cell>
          <table:table-cell table:number-columns-repeated="16380"/>
        </table:table-row>
        <table:table-row table:style-name="ro1">
          <table:table-cell office:value-type="float" office:value="65" table:style-name="ce3">
            <text:p>6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80" table:style-name="ce1">
            <text:p>1080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81" table:style-name="ce1">
            <text:p>1081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82" table:style-name="ce1">
            <text:p>1082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83" table:style-name="ce1">
            <text:p>1083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84" table:style-name="ce1">
            <text:p>1084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85" table:style-name="ce1">
            <text:p>1085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86" table:style-name="ce1">
            <text:p>1086</text:p>
          </table:table-cell>
          <table:table-cell table:number-columns-repeated="16380"/>
        </table:table-row>
        <table:table-row table:style-name="ro1">
          <table:table-cell office:value-type="float" office:value="72" table:style-name="ce3">
            <text:p>7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87" table:style-name="ce1">
            <text:p>1087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88" table:style-name="ce1">
            <text:p>1088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89" table:style-name="ce1">
            <text:p>1089</text:p>
          </table:table-cell>
          <table:table-cell table:number-columns-repeated="16380"/>
        </table:table-row>
        <table:table-row table:style-name="ro1">
          <table:table-cell office:value-type="float" office:value="75" table:style-name="ce3">
            <text:p>7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0" table:style-name="ce1">
            <text:p>1090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1" table:style-name="ce1">
            <text:p>1091</text:p>
          </table:table-cell>
          <table:table-cell table:number-columns-repeated="16380"/>
        </table:table-row>
        <table:table-row table:style-name="ro1">
          <table:table-cell office:value-type="float" office:value="77" table:style-name="ce3">
            <text:p>7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2" table:style-name="ce1">
            <text:p>1092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3" table:style-name="ce1">
            <text:p>1093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4" table:style-name="ce1">
            <text:p>1094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5" table:style-name="ce1">
            <text:p>1095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6" table:style-name="ce1">
            <text:p>1096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7" table:style-name="ce1">
            <text:p>1097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8" table:style-name="ce1">
            <text:p>1098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9" table:style-name="ce1">
            <text:p>1099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00" table:style-name="ce1">
            <text:p>1100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01" table:style-name="ce1">
            <text:p>1101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02" table:style-name="ce1">
            <text:p>1102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03" table:style-name="ce1">
            <text:p>1103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04" table:style-name="ce1">
            <text:p>1104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05" table:style-name="ce1">
            <text:p>1105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06" table:style-name="ce1">
            <text:p>1106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07" table:style-name="ce1">
            <text:p>1107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08" table:style-name="ce1">
            <text:p>110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09" table:style-name="ce1">
            <text:p>1109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10" table:style-name="ce1">
            <text:p>1110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11" table:style-name="ce1">
            <text:p>1111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12" table:style-name="ce1">
            <text:p>1112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13" table:style-name="ce1">
            <text:p>1113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14" table:style-name="ce1">
            <text:p>1114</text:p>
          </table:table-cell>
          <table:table-cell table:number-columns-repeated="16380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15" table:style-name="ce1">
            <text:p>1115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16" table:style-name="ce1">
            <text:p>1116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17" table:style-name="ce1">
            <text:p>1117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18" table:style-name="ce1">
            <text:p>1118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19" table:style-name="ce1">
            <text:p>1119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20" table:style-name="ce1">
            <text:p>1120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21" table:style-name="ce1">
            <text:p>1121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22" table:style-name="ce1">
            <text:p>1122</text:p>
          </table:table-cell>
          <table:table-cell table:number-columns-repeated="16380"/>
        </table:table-row>
        <table:table-row table:style-name="ro1">
          <table:table-cell office:value-type="float" office:value="108" table:style-name="ce3">
            <text:p>10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23" table:style-name="ce1">
            <text:p>1123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24" table:style-name="ce1">
            <text:p>1124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25" table:style-name="ce1">
            <text:p>1125</text:p>
          </table:table-cell>
          <table:table-cell table:number-columns-repeated="16380"/>
        </table:table-row>
        <table:table-row table:style-name="ro1">
          <table:table-cell office:value-type="float" office:value="111" table:style-name="ce3">
            <text:p>11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26" table:style-name="ce1">
            <text:p>1126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27" table:style-name="ce1">
            <text:p>1127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28" table:style-name="ce1">
            <text:p>1128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29" table:style-name="ce1">
            <text:p>1129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30" table:style-name="ce1">
            <text:p>1130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31" table:style-name="ce1">
            <text:p>1131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32" table:style-name="ce1">
            <text:p>1132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33" table:style-name="ce1">
            <text:p>1133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34" table:style-name="ce1">
            <text:p>1134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35" table:style-name="ce1">
            <text:p>1135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36" table:style-name="ce1">
            <text:p>1136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37" table:style-name="ce1">
            <text:p>1137</text:p>
          </table:table-cell>
          <table:table-cell table:number-columns-repeated="16380"/>
        </table:table-row>
        <table:table-row table:style-name="ro1">
          <table:table-cell office:value-type="float" office:value="123" table:style-name="ce3">
            <text:p>12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38" table:style-name="ce1">
            <text:p>1138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39" table:style-name="ce1">
            <text:p>1139</text:p>
          </table:table-cell>
          <table:table-cell table:number-columns-repeated="16380"/>
        </table:table-row>
        <table:table-row table:style-name="ro1">
          <table:table-cell office:value-type="float" office:value="125" table:style-name="ce3">
            <text:p>12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0" table:style-name="ce1">
            <text:p>1140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1" table:style-name="ce1">
            <text:p>1141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2" table:style-name="ce1">
            <text:p>1142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3" table:style-name="ce1">
            <text:p>1143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4" table:style-name="ce1">
            <text:p>1144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5" table:style-name="ce1">
            <text:p>1145</text:p>
          </table:table-cell>
          <table:table-cell table:number-columns-repeated="16380"/>
        </table:table-row>
        <table:table-row table:style-name="ro1">
          <table:table-cell office:value-type="float" office:value="131" table:style-name="ce3">
            <text:p>13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6" table:style-name="ce1">
            <text:p>1146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7" table:style-name="ce1">
            <text:p>1147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8" table:style-name="ce1">
            <text:p>1148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9" table:style-name="ce1">
            <text:p>1149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0" table:style-name="ce1">
            <text:p>1150</text:p>
          </table:table-cell>
          <table:table-cell table:number-columns-repeated="16380"/>
        </table:table-row>
        <table:table-row table:style-name="ro1">
          <table:table-cell office:value-type="float" office:value="136" table:style-name="ce3">
            <text:p>13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1" table:style-name="ce1">
            <text:p>1151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2" table:style-name="ce1">
            <text:p>1152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3" table:style-name="ce1">
            <text:p>1153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4" table:style-name="ce1">
            <text:p>1154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5" table:style-name="ce1">
            <text:p>1155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6" table:style-name="ce1">
            <text:p>1156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7" table:style-name="ce1">
            <text:p>1157</text:p>
          </table:table-cell>
          <table:table-cell table:number-columns-repeated="16380"/>
        </table:table-row>
        <table:table-row table:style-name="ro1">
          <table:table-cell office:value-type="float" office:value="143" table:style-name="ce3">
            <text:p>14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8" table:style-name="ce1">
            <text:p>1158</text:p>
          </table:table-cell>
          <table:table-cell table:number-columns-repeated="16380"/>
        </table:table-row>
        <table:table-row table:style-name="ro1">
          <table:table-cell office:value-type="float" office:value="144" table:style-name="ce3">
            <text:p>14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9" table:style-name="ce1">
            <text:p>1159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60" table:style-name="ce1">
            <text:p>1160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61" table:style-name="ce1">
            <text:p>1161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62" table:style-name="ce1">
            <text:p>1162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63" table:style-name="ce1">
            <text:p>1163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64" table:style-name="ce1">
            <text:p>1164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65" table:style-name="ce1">
            <text:p>1165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66" table:style-name="ce1">
            <text:p>1166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67" table:style-name="ce1">
            <text:p>1167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68" table:style-name="ce1">
            <text:p>1168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69" table:style-name="ce1">
            <text:p>1169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0" table:style-name="ce1">
            <text:p>1170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1" table:style-name="ce1">
            <text:p>1171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2" table:style-name="ce1">
            <text:p>1172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3" table:style-name="ce1">
            <text:p>1173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4" table:style-name="ce1">
            <text:p>1174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5" table:style-name="ce1">
            <text:p>1175</text:p>
          </table:table-cell>
          <table:table-cell table:number-columns-repeated="16380"/>
        </table:table-row>
        <table:table-row table:style-name="ro1">
          <table:table-cell office:value-type="float" office:value="161" table:style-name="ce3">
            <text:p>16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6" table:style-name="ce1">
            <text:p>1176</text:p>
          </table:table-cell>
          <table:table-cell table:number-columns-repeated="16380"/>
        </table:table-row>
        <table:table-row table:style-name="ro1">
          <table:table-cell office:value-type="float" office:value="162" table:style-name="ce3">
            <text:p>16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7" table:style-name="ce1">
            <text:p>1177</text:p>
          </table:table-cell>
          <table:table-cell table:number-columns-repeated="16380"/>
        </table:table-row>
        <table:table-row table:style-name="ro1">
          <table:table-cell office:value-type="float" office:value="163" table:style-name="ce3">
            <text:p>16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8" table:style-name="ce1">
            <text:p>1178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9" table:style-name="ce1">
            <text:p>1179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0" table:style-name="ce1">
            <text:p>1180</text:p>
          </table:table-cell>
          <table:table-cell table:number-columns-repeated="16380"/>
        </table:table-row>
        <table:table-row table:style-name="ro1">
          <table:table-cell office:value-type="float" office:value="166" table:style-name="ce3">
            <text:p>16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1" table:style-name="ce1">
            <text:p>1181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2" table:style-name="ce1">
            <text:p>1182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3" table:style-name="ce1">
            <text:p>1183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4" table:style-name="ce1">
            <text:p>1184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5" table:style-name="ce1">
            <text:p>1185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6" table:style-name="ce1">
            <text:p>1186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7" table:style-name="ce1">
            <text:p>1187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8" table:style-name="ce1">
            <text:p>1188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9" table:style-name="ce1">
            <text:p>1189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0" table:style-name="ce1">
            <text:p>1190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1" table:style-name="ce1">
            <text:p>1191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2" table:style-name="ce1">
            <text:p>1192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3" table:style-name="ce1">
            <text:p>1193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4" table:style-name="ce1">
            <text:p>1194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5" table:style-name="ce1">
            <text:p>1195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6" table:style-name="ce1">
            <text:p>1196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7" table:style-name="ce1">
            <text:p>1197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8" table:style-name="ce1">
            <text:p>1198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9" table:style-name="ce1">
            <text:p>1199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00" table:style-name="ce1">
            <text:p>1200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01" table:style-name="ce1">
            <text:p>1201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02" table:style-name="ce1">
            <text:p>1202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03" table:style-name="ce1">
            <text:p>1203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04" table:style-name="ce1">
            <text:p>1204</text:p>
          </table:table-cell>
          <table:table-cell table:number-columns-repeated="16380"/>
        </table:table-row>
        <table:table-row table:style-name="ro1">
          <table:table-cell office:value-type="float" office:value="190" table:style-name="ce3">
            <text:p>19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05" table:style-name="ce1">
            <text:p>1205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06" table:style-name="ce1">
            <text:p>1206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07" table:style-name="ce1">
            <text:p>1207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08" table:style-name="ce1">
            <text:p>1208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09" table:style-name="ce1">
            <text:p>1209</text:p>
          </table:table-cell>
          <table:table-cell table:number-columns-repeated="16380"/>
        </table:table-row>
        <table:table-row table:style-name="ro1">
          <table:table-cell office:value-type="float" office:value="195" table:style-name="ce3">
            <text:p>19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10" table:style-name="ce1">
            <text:p>1210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11" table:style-name="ce1">
            <text:p>1211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12" table:style-name="ce1">
            <text:p>1212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13" table:style-name="ce1">
            <text:p>1213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14" table:style-name="ce1">
            <text:p>1214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15" table:style-name="ce1">
            <text:p>1215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16" table:style-name="ce1">
            <text:p>1216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17" table:style-name="ce1">
            <text:p>1217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18" table:style-name="ce1">
            <text:p>121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19" table:style-name="ce1">
            <text:p>121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20" table:style-name="ce1">
            <text:p>1220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21" table:style-name="ce1">
            <text:p>122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22" table:style-name="ce1">
            <text:p>122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23" table:style-name="ce1">
            <text:p>1223</text:p>
          </table:table-cell>
          <table:table-cell table:number-columns-repeated="16380"/>
        </table:table-row>
        <table:table-row table:style-name="ro1">
          <table:table-cell office:value-type="float" office:value="6" table:style-name="ce3">
            <text:p>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24" table:style-name="ce1">
            <text:p>122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25" table:style-name="ce1">
            <text:p>1225</text:p>
          </table:table-cell>
          <table:table-cell table:number-columns-repeated="16380"/>
        </table:table-row>
        <table:table-row table:style-name="ro1">
          <table:table-cell office:value-type="float" office:value="8" table:style-name="ce3">
            <text:p>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26" table:style-name="ce1">
            <text:p>122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27" table:style-name="ce1">
            <text:p>1227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28" table:style-name="ce1">
            <text:p>1228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29" table:style-name="ce1">
            <text:p>122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0" table:style-name="ce1">
            <text:p>1230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1" table:style-name="ce1">
            <text:p>123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2" table:style-name="ce1">
            <text:p>123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3" table:style-name="ce1">
            <text:p>1233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4" table:style-name="ce1">
            <text:p>123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5" table:style-name="ce1">
            <text:p>123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6" table:style-name="ce1">
            <text:p>123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7" table:style-name="ce1">
            <text:p>1237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8" table:style-name="ce1">
            <text:p>1238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9" table:style-name="ce1">
            <text:p>123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40" table:style-name="ce1">
            <text:p>1240</text:p>
          </table:table-cell>
          <table:table-cell table:number-columns-repeated="16380"/>
        </table:table-row>
        <table:table-row table:style-name="ro1">
          <table:table-cell office:value-type="float" office:value="23" table:style-name="ce3">
            <text:p>2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41" table:style-name="ce1">
            <text:p>124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42" table:style-name="ce1">
            <text:p>124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43" table:style-name="ce1">
            <text:p>124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44" table:style-name="ce1">
            <text:p>1244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45" table:style-name="ce1">
            <text:p>124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46" table:style-name="ce1">
            <text:p>1246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47" table:style-name="ce1">
            <text:p>1247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48" table:style-name="ce1">
            <text:p>1248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49" table:style-name="ce1">
            <text:p>1249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50" table:style-name="ce1">
            <text:p>1250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51" table:style-name="ce1">
            <text:p>125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52" table:style-name="ce1">
            <text:p>125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53" table:style-name="ce1">
            <text:p>1253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54" table:style-name="ce1">
            <text:p>125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55" table:style-name="ce1">
            <text:p>1255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56" table:style-name="ce1">
            <text:p>1256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57" table:style-name="ce1">
            <text:p>1257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58" table:style-name="ce1">
            <text:p>125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59" table:style-name="ce1">
            <text:p>125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60" table:style-name="ce1">
            <text:p>1260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61" table:style-name="ce1">
            <text:p>126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62" table:style-name="ce1">
            <text:p>126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63" table:style-name="ce1">
            <text:p>126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64" table:style-name="ce1">
            <text:p>126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65" table:style-name="ce1">
            <text:p>126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66" table:style-name="ce1">
            <text:p>1266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67" table:style-name="ce1">
            <text:p>1267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68" table:style-name="ce1">
            <text:p>1268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69" table:style-name="ce1">
            <text:p>1269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70" table:style-name="ce1">
            <text:p>1270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71" table:style-name="ce1">
            <text:p>1271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72" table:style-name="ce1">
            <text:p>1272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73" table:style-name="ce1">
            <text:p>1273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74" table:style-name="ce1">
            <text:p>1274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75" table:style-name="ce1">
            <text:p>1275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76" table:style-name="ce1">
            <text:p>1276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77" table:style-name="ce1">
            <text:p>1277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78" table:style-name="ce1">
            <text:p>1278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79" table:style-name="ce1">
            <text:p>1279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80" table:style-name="ce1">
            <text:p>1280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81" table:style-name="ce1">
            <text:p>1281</text:p>
          </table:table-cell>
          <table:table-cell table:number-columns-repeated="16380"/>
        </table:table-row>
        <table:table-row table:style-name="ro1">
          <table:table-cell office:value-type="float" office:value="64" table:style-name="ce3">
            <text:p>6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82" table:style-name="ce1">
            <text:p>1282</text:p>
          </table:table-cell>
          <table:table-cell table:number-columns-repeated="16380"/>
        </table:table-row>
        <table:table-row table:style-name="ro1">
          <table:table-cell office:value-type="float" office:value="65" table:style-name="ce3">
            <text:p>6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83" table:style-name="ce1">
            <text:p>1283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84" table:style-name="ce1">
            <text:p>1284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85" table:style-name="ce1">
            <text:p>1285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86" table:style-name="ce1">
            <text:p>1286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87" table:style-name="ce1">
            <text:p>1287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88" table:style-name="ce1">
            <text:p>1288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89" table:style-name="ce1">
            <text:p>1289</text:p>
          </table:table-cell>
          <table:table-cell table:number-columns-repeated="16380"/>
        </table:table-row>
        <table:table-row table:style-name="ro1">
          <table:table-cell office:value-type="float" office:value="72" table:style-name="ce3">
            <text:p>7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0" table:style-name="ce1">
            <text:p>1290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1" table:style-name="ce1">
            <text:p>1291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2" table:style-name="ce1">
            <text:p>1292</text:p>
          </table:table-cell>
          <table:table-cell table:number-columns-repeated="16380"/>
        </table:table-row>
        <table:table-row table:style-name="ro1">
          <table:table-cell office:value-type="float" office:value="75" table:style-name="ce3">
            <text:p>7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3" table:style-name="ce1">
            <text:p>1293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4" table:style-name="ce1">
            <text:p>1294</text:p>
          </table:table-cell>
          <table:table-cell table:number-columns-repeated="16380"/>
        </table:table-row>
        <table:table-row table:style-name="ro1">
          <table:table-cell office:value-type="float" office:value="77" table:style-name="ce3">
            <text:p>7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5" table:style-name="ce1">
            <text:p>1295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6" table:style-name="ce1">
            <text:p>1296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7" table:style-name="ce1">
            <text:p>1297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8" table:style-name="ce1">
            <text:p>1298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9" table:style-name="ce1">
            <text:p>1299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00" table:style-name="ce1">
            <text:p>1300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01" table:style-name="ce1">
            <text:p>1301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02" table:style-name="ce1">
            <text:p>1302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03" table:style-name="ce1">
            <text:p>1303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04" table:style-name="ce1">
            <text:p>1304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05" table:style-name="ce1">
            <text:p>1305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06" table:style-name="ce1">
            <text:p>1306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07" table:style-name="ce1">
            <text:p>1307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08" table:style-name="ce1">
            <text:p>1308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09" table:style-name="ce1">
            <text:p>1309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10" table:style-name="ce1">
            <text:p>1310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11" table:style-name="ce1">
            <text:p>1311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12" table:style-name="ce1">
            <text:p>1312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13" table:style-name="ce1">
            <text:p>1313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14" table:style-name="ce1">
            <text:p>1314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15" table:style-name="ce1">
            <text:p>1315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16" table:style-name="ce1">
            <text:p>1316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17" table:style-name="ce1">
            <text:p>1317</text:p>
          </table:table-cell>
          <table:table-cell table:number-columns-repeated="16380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18" table:style-name="ce1">
            <text:p>1318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19" table:style-name="ce1">
            <text:p>1319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20" table:style-name="ce1">
            <text:p>1320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21" table:style-name="ce1">
            <text:p>1321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22" table:style-name="ce1">
            <text:p>1322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23" table:style-name="ce1">
            <text:p>1323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24" table:style-name="ce1">
            <text:p>1324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25" table:style-name="ce1">
            <text:p>1325</text:p>
          </table:table-cell>
          <table:table-cell table:number-columns-repeated="16380"/>
        </table:table-row>
        <table:table-row table:style-name="ro1">
          <table:table-cell office:value-type="float" office:value="108" table:style-name="ce3">
            <text:p>10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26" table:style-name="ce1">
            <text:p>1326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27" table:style-name="ce1">
            <text:p>1327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28" table:style-name="ce1">
            <text:p>1328</text:p>
          </table:table-cell>
          <table:table-cell table:number-columns-repeated="16380"/>
        </table:table-row>
        <table:table-row table:style-name="ro1">
          <table:table-cell office:value-type="float" office:value="111" table:style-name="ce3">
            <text:p>11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29" table:style-name="ce1">
            <text:p>1329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30" table:style-name="ce1">
            <text:p>1330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31" table:style-name="ce1">
            <text:p>1331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32" table:style-name="ce1">
            <text:p>1332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33" table:style-name="ce1">
            <text:p>1333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34" table:style-name="ce1">
            <text:p>1334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35" table:style-name="ce1">
            <text:p>1335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36" table:style-name="ce1">
            <text:p>1336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37" table:style-name="ce1">
            <text:p>1337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38" table:style-name="ce1">
            <text:p>1338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39" table:style-name="ce1">
            <text:p>1339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40" table:style-name="ce1">
            <text:p>1340</text:p>
          </table:table-cell>
          <table:table-cell table:number-columns-repeated="16380"/>
        </table:table-row>
        <table:table-row table:style-name="ro1">
          <table:table-cell office:value-type="float" office:value="123" table:style-name="ce3">
            <text:p>12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41" table:style-name="ce1">
            <text:p>1341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42" table:style-name="ce1">
            <text:p>1342</text:p>
          </table:table-cell>
          <table:table-cell table:number-columns-repeated="16380"/>
        </table:table-row>
        <table:table-row table:style-name="ro1">
          <table:table-cell office:value-type="float" office:value="125" table:style-name="ce3">
            <text:p>12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43" table:style-name="ce1">
            <text:p>1343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44" table:style-name="ce1">
            <text:p>1344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45" table:style-name="ce1">
            <text:p>1345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46" table:style-name="ce1">
            <text:p>1346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47" table:style-name="ce1">
            <text:p>1347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48" table:style-name="ce1">
            <text:p>1348</text:p>
          </table:table-cell>
          <table:table-cell table:number-columns-repeated="16380"/>
        </table:table-row>
        <table:table-row table:style-name="ro1">
          <table:table-cell office:value-type="float" office:value="131" table:style-name="ce3">
            <text:p>13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49" table:style-name="ce1">
            <text:p>1349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50" table:style-name="ce1">
            <text:p>1350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51" table:style-name="ce1">
            <text:p>1351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52" table:style-name="ce1">
            <text:p>1352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53" table:style-name="ce1">
            <text:p>1353</text:p>
          </table:table-cell>
          <table:table-cell table:number-columns-repeated="16380"/>
        </table:table-row>
        <table:table-row table:style-name="ro1">
          <table:table-cell office:value-type="float" office:value="136" table:style-name="ce3">
            <text:p>13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54" table:style-name="ce1">
            <text:p>1354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55" table:style-name="ce1">
            <text:p>1355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56" table:style-name="ce1">
            <text:p>1356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57" table:style-name="ce1">
            <text:p>1357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58" table:style-name="ce1">
            <text:p>1358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59" table:style-name="ce1">
            <text:p>1359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60" table:style-name="ce1">
            <text:p>1360</text:p>
          </table:table-cell>
          <table:table-cell table:number-columns-repeated="16380"/>
        </table:table-row>
        <table:table-row table:style-name="ro1">
          <table:table-cell office:value-type="float" office:value="143" table:style-name="ce3">
            <text:p>14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61" table:style-name="ce1">
            <text:p>1361</text:p>
          </table:table-cell>
          <table:table-cell table:number-columns-repeated="16380"/>
        </table:table-row>
        <table:table-row table:style-name="ro1">
          <table:table-cell office:value-type="float" office:value="144" table:style-name="ce3">
            <text:p>14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62" table:style-name="ce1">
            <text:p>1362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63" table:style-name="ce1">
            <text:p>1363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64" table:style-name="ce1">
            <text:p>1364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65" table:style-name="ce1">
            <text:p>1365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66" table:style-name="ce1">
            <text:p>1366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67" table:style-name="ce1">
            <text:p>1367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68" table:style-name="ce1">
            <text:p>1368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69" table:style-name="ce1">
            <text:p>1369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70" table:style-name="ce1">
            <text:p>1370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71" table:style-name="ce1">
            <text:p>1371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72" table:style-name="ce1">
            <text:p>1372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73" table:style-name="ce1">
            <text:p>1373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74" table:style-name="ce1">
            <text:p>1374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75" table:style-name="ce1">
            <text:p>1375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76" table:style-name="ce1">
            <text:p>1376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77" table:style-name="ce1">
            <text:p>1377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78" table:style-name="ce1">
            <text:p>1378</text:p>
          </table:table-cell>
          <table:table-cell table:number-columns-repeated="16380"/>
        </table:table-row>
        <table:table-row table:style-name="ro1">
          <table:table-cell office:value-type="float" office:value="161" table:style-name="ce3">
            <text:p>16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79" table:style-name="ce1">
            <text:p>1379</text:p>
          </table:table-cell>
          <table:table-cell table:number-columns-repeated="16380"/>
        </table:table-row>
        <table:table-row table:style-name="ro1">
          <table:table-cell office:value-type="float" office:value="162" table:style-name="ce3">
            <text:p>16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0" table:style-name="ce1">
            <text:p>1380</text:p>
          </table:table-cell>
          <table:table-cell table:number-columns-repeated="16380"/>
        </table:table-row>
        <table:table-row table:style-name="ro1">
          <table:table-cell office:value-type="float" office:value="163" table:style-name="ce3">
            <text:p>16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1" table:style-name="ce1">
            <text:p>1381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2" table:style-name="ce1">
            <text:p>1382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3" table:style-name="ce1">
            <text:p>1383</text:p>
          </table:table-cell>
          <table:table-cell table:number-columns-repeated="16380"/>
        </table:table-row>
        <table:table-row table:style-name="ro1">
          <table:table-cell office:value-type="float" office:value="166" table:style-name="ce3">
            <text:p>16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4" table:style-name="ce1">
            <text:p>1384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5" table:style-name="ce1">
            <text:p>1385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6" table:style-name="ce1">
            <text:p>1386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7" table:style-name="ce1">
            <text:p>1387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8" table:style-name="ce1">
            <text:p>1388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9" table:style-name="ce1">
            <text:p>1389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90" table:style-name="ce1">
            <text:p>1390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91" table:style-name="ce1">
            <text:p>1391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92" table:style-name="ce1">
            <text:p>1392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93" table:style-name="ce1">
            <text:p>1393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94" table:style-name="ce1">
            <text:p>1394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95" table:style-name="ce1">
            <text:p>1395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96" table:style-name="ce1">
            <text:p>1396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97" table:style-name="ce1">
            <text:p>1397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98" table:style-name="ce1">
            <text:p>1398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99" table:style-name="ce1">
            <text:p>1399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00" table:style-name="ce1">
            <text:p>1400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01" table:style-name="ce1">
            <text:p>1401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02" table:style-name="ce1">
            <text:p>1402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03" table:style-name="ce1">
            <text:p>1403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04" table:style-name="ce1">
            <text:p>1404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05" table:style-name="ce1">
            <text:p>1405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06" table:style-name="ce1">
            <text:p>1406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07" table:style-name="ce1">
            <text:p>1407</text:p>
          </table:table-cell>
          <table:table-cell table:number-columns-repeated="16380"/>
        </table:table-row>
        <table:table-row table:style-name="ro1">
          <table:table-cell office:value-type="float" office:value="190" table:style-name="ce3">
            <text:p>19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08" table:style-name="ce1">
            <text:p>1408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09" table:style-name="ce1">
            <text:p>1409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10" table:style-name="ce1">
            <text:p>1410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11" table:style-name="ce1">
            <text:p>1411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12" table:style-name="ce1">
            <text:p>1412</text:p>
          </table:table-cell>
          <table:table-cell table:number-columns-repeated="16380"/>
        </table:table-row>
        <table:table-row table:style-name="ro1">
          <table:table-cell office:value-type="float" office:value="195" table:style-name="ce3">
            <text:p>19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13" table:style-name="ce1">
            <text:p>1413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14" table:style-name="ce1">
            <text:p>1414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15" table:style-name="ce1">
            <text:p>1415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16" table:style-name="ce1">
            <text:p>1416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17" table:style-name="ce1">
            <text:p>1417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18" table:style-name="ce1">
            <text:p>1418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19" table:style-name="ce1">
            <text:p>1419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20" table:style-name="ce1">
            <text:p>1420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21" table:style-name="ce1">
            <text:p>142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22" table:style-name="ce1">
            <text:p>142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23" table:style-name="ce1">
            <text:p>142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24" table:style-name="ce1">
            <text:p>142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25" table:style-name="ce1">
            <text:p>142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26" table:style-name="ce1">
            <text:p>1426</text:p>
          </table:table-cell>
          <table:table-cell table:number-columns-repeated="16380"/>
        </table:table-row>
        <table:table-row table:style-name="ro1">
          <table:table-cell office:value-type="float" office:value="6" table:style-name="ce3">
            <text:p>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27" table:style-name="ce1">
            <text:p>1427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28" table:style-name="ce1">
            <text:p>1428</text:p>
          </table:table-cell>
          <table:table-cell table:number-columns-repeated="16380"/>
        </table:table-row>
        <table:table-row table:style-name="ro1">
          <table:table-cell office:value-type="float" office:value="8" table:style-name="ce3">
            <text:p>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29" table:style-name="ce1">
            <text:p>1429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0" table:style-name="ce1">
            <text:p>1430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1" table:style-name="ce1">
            <text:p>143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2" table:style-name="ce1">
            <text:p>143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3" table:style-name="ce1">
            <text:p>143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4" table:style-name="ce1">
            <text:p>143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5" table:style-name="ce1">
            <text:p>143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6" table:style-name="ce1">
            <text:p>1436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7" table:style-name="ce1">
            <text:p>1437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8" table:style-name="ce1">
            <text:p>143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9" table:style-name="ce1">
            <text:p>143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40" table:style-name="ce1">
            <text:p>1440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41" table:style-name="ce1">
            <text:p>1441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42" table:style-name="ce1">
            <text:p>144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43" table:style-name="ce1">
            <text:p>1443</text:p>
          </table:table-cell>
          <table:table-cell table:number-columns-repeated="16380"/>
        </table:table-row>
        <table:table-row table:style-name="ro1">
          <table:table-cell office:value-type="float" office:value="23" table:style-name="ce3">
            <text:p>2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44" table:style-name="ce1">
            <text:p>144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45" table:style-name="ce1">
            <text:p>144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46" table:style-name="ce1">
            <text:p>144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47" table:style-name="ce1">
            <text:p>144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48" table:style-name="ce1">
            <text:p>144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49" table:style-name="ce1">
            <text:p>1449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50" table:style-name="ce1">
            <text:p>1450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51" table:style-name="ce1">
            <text:p>1451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52" table:style-name="ce1">
            <text:p>145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53" table:style-name="ce1">
            <text:p>1453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54" table:style-name="ce1">
            <text:p>145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55" table:style-name="ce1">
            <text:p>145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56" table:style-name="ce1">
            <text:p>145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57" table:style-name="ce1">
            <text:p>1457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58" table:style-name="ce1">
            <text:p>145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59" table:style-name="ce1">
            <text:p>1459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60" table:style-name="ce1">
            <text:p>146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61" table:style-name="ce1">
            <text:p>146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62" table:style-name="ce1">
            <text:p>146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63" table:style-name="ce1">
            <text:p>146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64" table:style-name="ce1">
            <text:p>146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65" table:style-name="ce1">
            <text:p>1465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66" table:style-name="ce1">
            <text:p>146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67" table:style-name="ce1">
            <text:p>1467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68" table:style-name="ce1">
            <text:p>1468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69" table:style-name="ce1">
            <text:p>1469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70" table:style-name="ce1">
            <text:p>1470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71" table:style-name="ce1">
            <text:p>1471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72" table:style-name="ce1">
            <text:p>1472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73" table:style-name="ce1">
            <text:p>1473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74" table:style-name="ce1">
            <text:p>1474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75" table:style-name="ce1">
            <text:p>1475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76" table:style-name="ce1">
            <text:p>1476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77" table:style-name="ce1">
            <text:p>1477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78" table:style-name="ce1">
            <text:p>1478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79" table:style-name="ce1">
            <text:p>1479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80" table:style-name="ce1">
            <text:p>1480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81" table:style-name="ce1">
            <text:p>1481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82" table:style-name="ce1">
            <text:p>1482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83" table:style-name="ce1">
            <text:p>1483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84" table:style-name="ce1">
            <text:p>1484</text:p>
          </table:table-cell>
          <table:table-cell table:number-columns-repeated="16380"/>
        </table:table-row>
        <table:table-row table:style-name="ro1">
          <table:table-cell office:value-type="float" office:value="64" table:style-name="ce3">
            <text:p>6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85" table:style-name="ce1">
            <text:p>1485</text:p>
          </table:table-cell>
          <table:table-cell table:number-columns-repeated="16380"/>
        </table:table-row>
        <table:table-row table:style-name="ro1">
          <table:table-cell office:value-type="float" office:value="65" table:style-name="ce3">
            <text:p>6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86" table:style-name="ce1">
            <text:p>1486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87" table:style-name="ce1">
            <text:p>1487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88" table:style-name="ce1">
            <text:p>1488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89" table:style-name="ce1">
            <text:p>1489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0" table:style-name="ce1">
            <text:p>1490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1" table:style-name="ce1">
            <text:p>1491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2" table:style-name="ce1">
            <text:p>1492</text:p>
          </table:table-cell>
          <table:table-cell table:number-columns-repeated="16380"/>
        </table:table-row>
        <table:table-row table:style-name="ro1">
          <table:table-cell office:value-type="float" office:value="72" table:style-name="ce3">
            <text:p>7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3" table:style-name="ce1">
            <text:p>1493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4" table:style-name="ce1">
            <text:p>1494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5" table:style-name="ce1">
            <text:p>1495</text:p>
          </table:table-cell>
          <table:table-cell table:number-columns-repeated="16380"/>
        </table:table-row>
        <table:table-row table:style-name="ro1">
          <table:table-cell office:value-type="float" office:value="75" table:style-name="ce3">
            <text:p>7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6" table:style-name="ce1">
            <text:p>1496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7" table:style-name="ce1">
            <text:p>1497</text:p>
          </table:table-cell>
          <table:table-cell table:number-columns-repeated="16380"/>
        </table:table-row>
        <table:table-row table:style-name="ro1">
          <table:table-cell office:value-type="float" office:value="77" table:style-name="ce3">
            <text:p>7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8" table:style-name="ce1">
            <text:p>1498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9" table:style-name="ce1">
            <text:p>1499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00" table:style-name="ce1">
            <text:p>1500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01" table:style-name="ce1">
            <text:p>1501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02" table:style-name="ce1">
            <text:p>1502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03" table:style-name="ce1">
            <text:p>1503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04" table:style-name="ce1">
            <text:p>1504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05" table:style-name="ce1">
            <text:p>1505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06" table:style-name="ce1">
            <text:p>1506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07" table:style-name="ce1">
            <text:p>1507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08" table:style-name="ce1">
            <text:p>1508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09" table:style-name="ce1">
            <text:p>1509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10" table:style-name="ce1">
            <text:p>1510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11" table:style-name="ce1">
            <text:p>1511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12" table:style-name="ce1">
            <text:p>1512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13" table:style-name="ce1">
            <text:p>1513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14" table:style-name="ce1">
            <text:p>1514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15" table:style-name="ce1">
            <text:p>1515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16" table:style-name="ce1">
            <text:p>1516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17" table:style-name="ce1">
            <text:p>1517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18" table:style-name="ce1">
            <text:p>1518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19" table:style-name="ce1">
            <text:p>1519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20" table:style-name="ce1">
            <text:p>1520</text:p>
          </table:table-cell>
          <table:table-cell table:number-columns-repeated="16380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21" table:style-name="ce1">
            <text:p>1521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22" table:style-name="ce1">
            <text:p>1522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23" table:style-name="ce1">
            <text:p>1523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24" table:style-name="ce1">
            <text:p>1524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25" table:style-name="ce1">
            <text:p>1525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26" table:style-name="ce1">
            <text:p>1526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27" table:style-name="ce1">
            <text:p>1527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28" table:style-name="ce1">
            <text:p>1528</text:p>
          </table:table-cell>
          <table:table-cell table:number-columns-repeated="16380"/>
        </table:table-row>
        <table:table-row table:style-name="ro1">
          <table:table-cell office:value-type="float" office:value="108" table:style-name="ce3">
            <text:p>10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29" table:style-name="ce1">
            <text:p>1529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30" table:style-name="ce1">
            <text:p>1530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31" table:style-name="ce1">
            <text:p>1531</text:p>
          </table:table-cell>
          <table:table-cell table:number-columns-repeated="16380"/>
        </table:table-row>
        <table:table-row table:style-name="ro1">
          <table:table-cell office:value-type="float" office:value="111" table:style-name="ce3">
            <text:p>11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32" table:style-name="ce1">
            <text:p>1532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33" table:style-name="ce1">
            <text:p>1533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34" table:style-name="ce1">
            <text:p>1534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35" table:style-name="ce1">
            <text:p>1535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36" table:style-name="ce1">
            <text:p>1536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37" table:style-name="ce1">
            <text:p>1537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38" table:style-name="ce1">
            <text:p>1538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39" table:style-name="ce1">
            <text:p>1539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40" table:style-name="ce1">
            <text:p>1540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41" table:style-name="ce1">
            <text:p>1541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42" table:style-name="ce1">
            <text:p>1542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43" table:style-name="ce1">
            <text:p>1543</text:p>
          </table:table-cell>
          <table:table-cell table:number-columns-repeated="16380"/>
        </table:table-row>
        <table:table-row table:style-name="ro1">
          <table:table-cell office:value-type="float" office:value="123" table:style-name="ce3">
            <text:p>12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44" table:style-name="ce1">
            <text:p>1544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45" table:style-name="ce1">
            <text:p>1545</text:p>
          </table:table-cell>
          <table:table-cell table:number-columns-repeated="16380"/>
        </table:table-row>
        <table:table-row table:style-name="ro1">
          <table:table-cell office:value-type="float" office:value="125" table:style-name="ce3">
            <text:p>12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46" table:style-name="ce1">
            <text:p>1546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47" table:style-name="ce1">
            <text:p>1547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48" table:style-name="ce1">
            <text:p>1548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49" table:style-name="ce1">
            <text:p>1549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50" table:style-name="ce1">
            <text:p>1550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51" table:style-name="ce1">
            <text:p>1551</text:p>
          </table:table-cell>
          <table:table-cell table:number-columns-repeated="16380"/>
        </table:table-row>
        <table:table-row table:style-name="ro1">
          <table:table-cell office:value-type="float" office:value="131" table:style-name="ce3">
            <text:p>13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52" table:style-name="ce1">
            <text:p>1552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53" table:style-name="ce1">
            <text:p>1553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54" table:style-name="ce1">
            <text:p>1554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55" table:style-name="ce1">
            <text:p>1555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56" table:style-name="ce1">
            <text:p>1556</text:p>
          </table:table-cell>
          <table:table-cell table:number-columns-repeated="16380"/>
        </table:table-row>
        <table:table-row table:style-name="ro1">
          <table:table-cell office:value-type="float" office:value="136" table:style-name="ce3">
            <text:p>13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57" table:style-name="ce1">
            <text:p>1557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58" table:style-name="ce1">
            <text:p>1558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59" table:style-name="ce1">
            <text:p>1559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60" table:style-name="ce1">
            <text:p>1560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61" table:style-name="ce1">
            <text:p>1561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62" table:style-name="ce1">
            <text:p>1562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63" table:style-name="ce1">
            <text:p>1563</text:p>
          </table:table-cell>
          <table:table-cell table:number-columns-repeated="16380"/>
        </table:table-row>
        <table:table-row table:style-name="ro1">
          <table:table-cell office:value-type="float" office:value="143" table:style-name="ce3">
            <text:p>14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64" table:style-name="ce1">
            <text:p>1564</text:p>
          </table:table-cell>
          <table:table-cell table:number-columns-repeated="16380"/>
        </table:table-row>
        <table:table-row table:style-name="ro1">
          <table:table-cell office:value-type="float" office:value="144" table:style-name="ce3">
            <text:p>14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65" table:style-name="ce1">
            <text:p>1565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66" table:style-name="ce1">
            <text:p>1566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67" table:style-name="ce1">
            <text:p>1567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68" table:style-name="ce1">
            <text:p>1568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69" table:style-name="ce1">
            <text:p>1569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70" table:style-name="ce1">
            <text:p>1570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71" table:style-name="ce1">
            <text:p>1571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72" table:style-name="ce1">
            <text:p>1572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73" table:style-name="ce1">
            <text:p>1573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74" table:style-name="ce1">
            <text:p>1574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75" table:style-name="ce1">
            <text:p>1575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76" table:style-name="ce1">
            <text:p>1576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77" table:style-name="ce1">
            <text:p>1577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78" table:style-name="ce1">
            <text:p>1578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79" table:style-name="ce1">
            <text:p>1579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80" table:style-name="ce1">
            <text:p>1580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81" table:style-name="ce1">
            <text:p>1581</text:p>
          </table:table-cell>
          <table:table-cell table:number-columns-repeated="16380"/>
        </table:table-row>
        <table:table-row table:style-name="ro1">
          <table:table-cell office:value-type="float" office:value="161" table:style-name="ce3">
            <text:p>16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82" table:style-name="ce1">
            <text:p>1582</text:p>
          </table:table-cell>
          <table:table-cell table:number-columns-repeated="16380"/>
        </table:table-row>
        <table:table-row table:style-name="ro1">
          <table:table-cell office:value-type="float" office:value="162" table:style-name="ce3">
            <text:p>16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83" table:style-name="ce1">
            <text:p>1583</text:p>
          </table:table-cell>
          <table:table-cell table:number-columns-repeated="16380"/>
        </table:table-row>
        <table:table-row table:style-name="ro1">
          <table:table-cell office:value-type="float" office:value="163" table:style-name="ce3">
            <text:p>16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84" table:style-name="ce1">
            <text:p>1584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85" table:style-name="ce1">
            <text:p>1585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86" table:style-name="ce1">
            <text:p>1586</text:p>
          </table:table-cell>
          <table:table-cell table:number-columns-repeated="16380"/>
        </table:table-row>
        <table:table-row table:style-name="ro1">
          <table:table-cell office:value-type="float" office:value="166" table:style-name="ce3">
            <text:p>16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87" table:style-name="ce1">
            <text:p>1587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88" table:style-name="ce1">
            <text:p>1588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89" table:style-name="ce1">
            <text:p>1589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90" table:style-name="ce1">
            <text:p>1590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91" table:style-name="ce1">
            <text:p>1591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92" table:style-name="ce1">
            <text:p>1592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93" table:style-name="ce1">
            <text:p>1593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94" table:style-name="ce1">
            <text:p>1594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95" table:style-name="ce1">
            <text:p>1595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96" table:style-name="ce1">
            <text:p>1596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97" table:style-name="ce1">
            <text:p>1597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98" table:style-name="ce1">
            <text:p>1598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99" table:style-name="ce1">
            <text:p>1599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00" table:style-name="ce1">
            <text:p>1600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01" table:style-name="ce1">
            <text:p>1601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02" table:style-name="ce1">
            <text:p>1602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03" table:style-name="ce1">
            <text:p>1603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04" table:style-name="ce1">
            <text:p>1604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05" table:style-name="ce1">
            <text:p>1605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06" table:style-name="ce1">
            <text:p>1606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07" table:style-name="ce1">
            <text:p>1607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08" table:style-name="ce1">
            <text:p>1608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09" table:style-name="ce1">
            <text:p>1609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10" table:style-name="ce1">
            <text:p>1610</text:p>
          </table:table-cell>
          <table:table-cell table:number-columns-repeated="16380"/>
        </table:table-row>
        <table:table-row table:style-name="ro1">
          <table:table-cell office:value-type="float" office:value="190" table:style-name="ce3">
            <text:p>19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11" table:style-name="ce1">
            <text:p>1611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12" table:style-name="ce1">
            <text:p>1612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13" table:style-name="ce1">
            <text:p>1613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14" table:style-name="ce1">
            <text:p>1614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15" table:style-name="ce1">
            <text:p>1615</text:p>
          </table:table-cell>
          <table:table-cell table:number-columns-repeated="16380"/>
        </table:table-row>
        <table:table-row table:style-name="ro1">
          <table:table-cell office:value-type="float" office:value="195" table:style-name="ce3">
            <text:p>19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16" table:style-name="ce1">
            <text:p>1616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17" table:style-name="ce1">
            <text:p>1617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18" table:style-name="ce1">
            <text:p>1618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19" table:style-name="ce1">
            <text:p>1619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20" table:style-name="ce1">
            <text:p>1620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21" table:style-name="ce1">
            <text:p>1621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22" table:style-name="ce1">
            <text:p>1622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23" table:style-name="ce1">
            <text:p>1623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24" table:style-name="ce1">
            <text:p>162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3559999999999999" table:style-name="ce2">
            <text:p>3,35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25" table:style-name="ce1">
            <text:p>162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403" table:style-name="ce2">
            <text:p>1,40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26" table:style-name="ce1">
            <text:p>162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2090000000000001" table:style-name="ce2">
            <text:p>1,20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27" table:style-name="ce1">
            <text:p>162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2160000000000002" table:style-name="ce2">
            <text:p>2,21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28" table:style-name="ce1">
            <text:p>1628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014" table:style-name="ce2">
            <text:p>1,01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29" table:style-name="ce1">
            <text:p>1629</text:p>
          </table:table-cell>
          <table:table-cell table:number-columns-repeated="16380"/>
        </table:table-row>
        <table:table-row table:style-name="ro1">
          <table:table-cell office:value-type="float" office:value="6" table:style-name="ce3">
            <text:p>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30" table:style-name="ce1">
            <text:p>1630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73" table:style-name="ce2">
            <text:p>1,7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31" table:style-name="ce1">
            <text:p>1631</text:p>
          </table:table-cell>
          <table:table-cell table:number-columns-repeated="16380"/>
        </table:table-row>
        <table:table-row table:style-name="ro1">
          <table:table-cell office:value-type="float" office:value="8" table:style-name="ce3">
            <text:p>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32" table:style-name="ce1">
            <text:p>1632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.0289999999999999" table:style-name="ce2">
            <text:p>2,02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33" table:style-name="ce1">
            <text:p>1633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403" table:style-name="ce2">
            <text:p>1,40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34" table:style-name="ce1">
            <text:p>163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.1840000000000002" table:style-name="ce2">
            <text:p>2,18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35" table:style-name="ce1">
            <text:p>163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008" table:style-name="ce2">
            <text:p>1,00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36" table:style-name="ce1">
            <text:p>163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0029999999999999" table:style-name="ce2">
            <text:p>1,00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37" table:style-name="ce1">
            <text:p>163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.3809999999999998" table:style-name="ce2">
            <text:p>2,38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38" table:style-name="ce1">
            <text:p>1638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39" table:style-name="ce1">
            <text:p>1639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.403" table:style-name="ce2">
            <text:p>1,40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40" table:style-name="ce1">
            <text:p>1640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.8819999999999999" table:style-name="ce2">
            <text:p>1,88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41" table:style-name="ce1">
            <text:p>164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42" table:style-name="ce1">
            <text:p>164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43" table:style-name="ce1">
            <text:p>1643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.0069999999999999" table:style-name="ce2">
            <text:p>1,00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44" table:style-name="ce1">
            <text:p>1644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45" table:style-name="ce1">
            <text:p>164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.2080000000000002" table:style-name="ce2">
            <text:p>2,20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46" table:style-name="ce1">
            <text:p>1646</text:p>
          </table:table-cell>
          <table:table-cell table:number-columns-repeated="16380"/>
        </table:table-row>
        <table:table-row table:style-name="ro1">
          <table:table-cell office:value-type="float" office:value="23" table:style-name="ce3">
            <text:p>2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47" table:style-name="ce1">
            <text:p>164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.4179999999999999" table:style-name="ce2">
            <text:p>1,41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48" table:style-name="ce1">
            <text:p>164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.403" table:style-name="ce2">
            <text:p>1,40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49" table:style-name="ce1">
            <text:p>1649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.4059999999999999" table:style-name="ce2">
            <text:p>1,40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50" table:style-name="ce1">
            <text:p>1650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2">
            <text:p>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51" table:style-name="ce1">
            <text:p>1651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258" table:style-name="ce2">
            <text:p>1,25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52" table:style-name="ce1">
            <text:p>165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53" table:style-name="ce1">
            <text:p>1653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.008" table:style-name="ce2">
            <text:p>1,00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54" table:style-name="ce1">
            <text:p>165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55" table:style-name="ce1">
            <text:p>1655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.4860000000000002" table:style-name="ce2">
            <text:p>2,48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56" table:style-name="ce1">
            <text:p>1656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57" table:style-name="ce1">
            <text:p>165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.403" table:style-name="ce2">
            <text:p>1,40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58" table:style-name="ce1">
            <text:p>165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.403" table:style-name="ce2">
            <text:p>1,40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59" table:style-name="ce1">
            <text:p>165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.2090000000000001" table:style-name="ce2">
            <text:p>1,20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60" table:style-name="ce1">
            <text:p>166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2">
            <text:p>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61" table:style-name="ce1">
            <text:p>166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.9410000000000001" table:style-name="ce2">
            <text:p>1,94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62" table:style-name="ce1">
            <text:p>1662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63" table:style-name="ce1">
            <text:p>1663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.6709999999999998" table:style-name="ce2">
            <text:p>2,67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64" table:style-name="ce1">
            <text:p>1664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65" table:style-name="ce1">
            <text:p>1665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.9359999999999999" table:style-name="ce2">
            <text:p>1,93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66" table:style-name="ce1">
            <text:p>166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.7530000000000001" table:style-name="ce2">
            <text:p>2,75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67" table:style-name="ce1">
            <text:p>166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.609" table:style-name="ce2">
            <text:p>1,60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68" table:style-name="ce1">
            <text:p>1668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.4089999999999998" table:style-name="ce2">
            <text:p>2,40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69" table:style-name="ce1">
            <text:p>1669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70" table:style-name="ce1">
            <text:p>167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.1419999999999999" table:style-name="ce2">
            <text:p>2,14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71" table:style-name="ce1">
            <text:p>167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.2050000000000001" table:style-name="ce2">
            <text:p>1,20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72" table:style-name="ce1">
            <text:p>167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73" table:style-name="ce1">
            <text:p>167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.042" table:style-name="ce2">
            <text:p>1,04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74" table:style-name="ce1">
            <text:p>1674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.72" table:style-name="ce2">
            <text:p>1,7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75" table:style-name="ce1">
            <text:p>1675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.202" table:style-name="ce2">
            <text:p>1,20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76" table:style-name="ce1">
            <text:p>1676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77" table:style-name="ce1">
            <text:p>1677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.671" table:style-name="ce2">
            <text:p>1,67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78" table:style-name="ce1">
            <text:p>1678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.4319999999999999" table:style-name="ce2">
            <text:p>1,43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79" table:style-name="ce1">
            <text:p>1679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" table:style-name="ce2">
            <text:p>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80" table:style-name="ce1">
            <text:p>1680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.82" table:style-name="ce2">
            <text:p>1,8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81" table:style-name="ce1">
            <text:p>1681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.825" table:style-name="ce2">
            <text:p>1,82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82" table:style-name="ce1">
            <text:p>1682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.232" table:style-name="ce2">
            <text:p>1,23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83" table:style-name="ce1">
            <text:p>1683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.411" table:style-name="ce2">
            <text:p>1,41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84" table:style-name="ce1">
            <text:p>1684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" table:style-name="ce2">
            <text:p>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85" table:style-name="ce1">
            <text:p>1685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.645" table:style-name="ce2">
            <text:p>1,64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86" table:style-name="ce1">
            <text:p>1686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.6659999999999999" table:style-name="ce2">
            <text:p>2,66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87" table:style-name="ce1">
            <text:p>1687</text:p>
          </table:table-cell>
          <table:table-cell table:number-columns-repeated="16380"/>
        </table:table-row>
        <table:table-row table:style-name="ro1">
          <table:table-cell office:value-type="float" office:value="64" table:style-name="ce3">
            <text:p>6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88" table:style-name="ce1">
            <text:p>1688</text:p>
          </table:table-cell>
          <table:table-cell table:number-columns-repeated="16380"/>
        </table:table-row>
        <table:table-row table:style-name="ro1">
          <table:table-cell office:value-type="float" office:value="65" table:style-name="ce3">
            <text:p>6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89" table:style-name="ce1">
            <text:p>1689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.0029999999999999" table:style-name="ce2">
            <text:p>1,00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90" table:style-name="ce1">
            <text:p>1690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.08" table:style-name="ce2">
            <text:p>1,0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91" table:style-name="ce1">
            <text:p>1691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.403" table:style-name="ce2">
            <text:p>1,40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92" table:style-name="ce1">
            <text:p>1692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.4730000000000001" table:style-name="ce2">
            <text:p>1,47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93" table:style-name="ce1">
            <text:p>1693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.6629999999999998" table:style-name="ce2">
            <text:p>2,66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94" table:style-name="ce1">
            <text:p>1694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.4179999999999999" table:style-name="ce2">
            <text:p>1,41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95" table:style-name="ce1">
            <text:p>1695</text:p>
          </table:table-cell>
          <table:table-cell table:number-columns-repeated="16380"/>
        </table:table-row>
        <table:table-row table:style-name="ro1">
          <table:table-cell office:value-type="float" office:value="72" table:style-name="ce3">
            <text:p>7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96" table:style-name="ce1">
            <text:p>1696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.607" table:style-name="ce2">
            <text:p>1,60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97" table:style-name="ce1">
            <text:p>1697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98" table:style-name="ce1">
            <text:p>1698</text:p>
          </table:table-cell>
          <table:table-cell table:number-columns-repeated="16380"/>
        </table:table-row>
        <table:table-row table:style-name="ro1">
          <table:table-cell office:value-type="float" office:value="75" table:style-name="ce3">
            <text:p>7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99" table:style-name="ce1">
            <text:p>1699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.6419999999999999" table:style-name="ce2">
            <text:p>1,64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00" table:style-name="ce1">
            <text:p>1700</text:p>
          </table:table-cell>
          <table:table-cell table:number-columns-repeated="16380"/>
        </table:table-row>
        <table:table-row table:style-name="ro1">
          <table:table-cell office:value-type="float" office:value="77" table:style-name="ce3">
            <text:p>7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01" table:style-name="ce1">
            <text:p>1701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.575" table:style-name="ce2">
            <text:p>1,57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02" table:style-name="ce1">
            <text:p>1702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.403" table:style-name="ce2">
            <text:p>1,40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03" table:style-name="ce1">
            <text:p>1703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04" table:style-name="ce1">
            <text:p>1704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.4179999999999999" table:style-name="ce2">
            <text:p>1,41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05" table:style-name="ce1">
            <text:p>1705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.6379999999999999" table:style-name="ce2">
            <text:p>1,63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06" table:style-name="ce1">
            <text:p>1706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.419" table:style-name="ce2">
            <text:p>1,41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07" table:style-name="ce1">
            <text:p>1707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08" table:style-name="ce1">
            <text:p>1708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.204" table:style-name="ce2">
            <text:p>1,20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09" table:style-name="ce1">
            <text:p>1709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.78" table:style-name="ce2">
            <text:p>2,7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10" table:style-name="ce1">
            <text:p>1710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.712" table:style-name="ce2">
            <text:p>1,71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11" table:style-name="ce1">
            <text:p>1711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.2799999999999998" table:style-name="ce2">
            <text:p>2,2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12" table:style-name="ce1">
            <text:p>1712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.5489999999999999" table:style-name="ce2">
            <text:p>3,54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13" table:style-name="ce1">
            <text:p>1713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.204" table:style-name="ce2">
            <text:p>1,20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14" table:style-name="ce1">
            <text:p>1714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.0029999999999999" table:style-name="ce2">
            <text:p>1,00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15" table:style-name="ce1">
            <text:p>1715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.6709999999999998" table:style-name="ce2">
            <text:p>2,67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16" table:style-name="ce1">
            <text:p>1716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.101" table:style-name="ce2">
            <text:p>1,10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17" table:style-name="ce1">
            <text:p>1717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18" table:style-name="ce1">
            <text:p>1718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.403" table:style-name="ce2">
            <text:p>1,40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19" table:style-name="ce1">
            <text:p>1719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.4259999999999999" table:style-name="ce2">
            <text:p>1,42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20" table:style-name="ce1">
            <text:p>1720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.617" table:style-name="ce2">
            <text:p>1,61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21" table:style-name="ce1">
            <text:p>1721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.4710000000000001" table:style-name="ce2">
            <text:p>2,47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22" table:style-name="ce1">
            <text:p>1722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.0590000000000002" table:style-name="ce2">
            <text:p>2,05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23" table:style-name="ce1">
            <text:p>1723</text:p>
          </table:table-cell>
          <table:table-cell table:number-columns-repeated="16380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24" table:style-name="ce1">
            <text:p>1724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.403" table:style-name="ce2">
            <text:p>1,40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25" table:style-name="ce1">
            <text:p>1725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.629" table:style-name="ce2">
            <text:p>1,62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26" table:style-name="ce1">
            <text:p>1726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27" table:style-name="ce1">
            <text:p>1727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.226" table:style-name="ce2">
            <text:p>1,22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28" table:style-name="ce1">
            <text:p>1728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3.0219999999999998" table:style-name="ce2">
            <text:p>3,02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29" table:style-name="ce1">
            <text:p>1729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.403" table:style-name="ce2">
            <text:p>1,40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30" table:style-name="ce1">
            <text:p>1730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31" table:style-name="ce1">
            <text:p>1731</text:p>
          </table:table-cell>
          <table:table-cell table:number-columns-repeated="16380"/>
        </table:table-row>
        <table:table-row table:style-name="ro1">
          <table:table-cell office:value-type="float" office:value="108" table:style-name="ce3">
            <text:p>10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32" table:style-name="ce1">
            <text:p>1732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.2090000000000001" table:style-name="ce2">
            <text:p>1,20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33" table:style-name="ce1">
            <text:p>1733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34" table:style-name="ce1">
            <text:p>1734</text:p>
          </table:table-cell>
          <table:table-cell table:number-columns-repeated="16380"/>
        </table:table-row>
        <table:table-row table:style-name="ro1">
          <table:table-cell office:value-type="float" office:value="111" table:style-name="ce3">
            <text:p>11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35" table:style-name="ce1">
            <text:p>1735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.409" table:style-name="ce2">
            <text:p>1,40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36" table:style-name="ce1">
            <text:p>1736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37" table:style-name="ce1">
            <text:p>1737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38" table:style-name="ce1">
            <text:p>1738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.403" table:style-name="ce2">
            <text:p>1,40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39" table:style-name="ce1">
            <text:p>1739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40" table:style-name="ce1">
            <text:p>1740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.7689999999999999" table:style-name="ce2">
            <text:p>1,76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41" table:style-name="ce1">
            <text:p>1741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42" table:style-name="ce1">
            <text:p>1742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43" table:style-name="ce1">
            <text:p>1743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" table:style-name="ce2">
            <text:p>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44" table:style-name="ce1">
            <text:p>1744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45" table:style-name="ce1">
            <text:p>1745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.9610000000000001" table:style-name="ce2">
            <text:p>1,96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46" table:style-name="ce1">
            <text:p>1746</text:p>
          </table:table-cell>
          <table:table-cell table:number-columns-repeated="16380"/>
        </table:table-row>
        <table:table-row table:style-name="ro1">
          <table:table-cell office:value-type="float" office:value="123" table:style-name="ce3">
            <text:p>12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47" table:style-name="ce1">
            <text:p>1747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.81" table:style-name="ce2">
            <text:p>1,8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48" table:style-name="ce1">
            <text:p>1748</text:p>
          </table:table-cell>
          <table:table-cell table:number-columns-repeated="16380"/>
        </table:table-row>
        <table:table-row table:style-name="ro1">
          <table:table-cell office:value-type="float" office:value="125" table:style-name="ce3">
            <text:p>12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49" table:style-name="ce1">
            <text:p>1749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.609" table:style-name="ce2">
            <text:p>1,60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50" table:style-name="ce1">
            <text:p>1750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.403" table:style-name="ce2">
            <text:p>1,40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51" table:style-name="ce1">
            <text:p>1751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.7090000000000001" table:style-name="ce2">
            <text:p>1,70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52" table:style-name="ce1">
            <text:p>1752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.8940000000000001" table:style-name="ce2">
            <text:p>2,89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53" table:style-name="ce1">
            <text:p>1753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.403" table:style-name="ce2">
            <text:p>1,40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54" table:style-name="ce1">
            <text:p>1754</text:p>
          </table:table-cell>
          <table:table-cell table:number-columns-repeated="16380"/>
        </table:table-row>
        <table:table-row table:style-name="ro1">
          <table:table-cell office:value-type="float" office:value="131" table:style-name="ce3">
            <text:p>13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55" table:style-name="ce1">
            <text:p>1755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.0059999999999998" table:style-name="ce2">
            <text:p>2,00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56" table:style-name="ce1">
            <text:p>1756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.605" table:style-name="ce2">
            <text:p>1,60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57" table:style-name="ce1">
            <text:p>1757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.851" table:style-name="ce2">
            <text:p>1,85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58" table:style-name="ce1">
            <text:p>1758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.149" table:style-name="ce2">
            <text:p>2,14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59" table:style-name="ce1">
            <text:p>1759</text:p>
          </table:table-cell>
          <table:table-cell table:number-columns-repeated="16380"/>
        </table:table-row>
        <table:table-row table:style-name="ro1">
          <table:table-cell office:value-type="float" office:value="136" table:style-name="ce3">
            <text:p>13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60" table:style-name="ce1">
            <text:p>1760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.0069999999999999" table:style-name="ce2">
            <text:p>1,00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61" table:style-name="ce1">
            <text:p>1761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.0029999999999999" table:style-name="ce2">
            <text:p>1,00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62" table:style-name="ce1">
            <text:p>1762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" table:style-name="ce2">
            <text:p>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63" table:style-name="ce1">
            <text:p>1763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.6989999999999998" table:style-name="ce2">
            <text:p>2,69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64" table:style-name="ce1">
            <text:p>1764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.82" table:style-name="ce2">
            <text:p>1,8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65" table:style-name="ce1">
            <text:p>1765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.9780000000000002" table:style-name="ce2">
            <text:p>2,97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66" table:style-name="ce1">
            <text:p>1766</text:p>
          </table:table-cell>
          <table:table-cell table:number-columns-repeated="16380"/>
        </table:table-row>
        <table:table-row table:style-name="ro1">
          <table:table-cell office:value-type="float" office:value="143" table:style-name="ce3">
            <text:p>14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67" table:style-name="ce1">
            <text:p>1767</text:p>
          </table:table-cell>
          <table:table-cell table:number-columns-repeated="16380"/>
        </table:table-row>
        <table:table-row table:style-name="ro1">
          <table:table-cell office:value-type="float" office:value="144" table:style-name="ce3">
            <text:p>144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68" table:style-name="ce1">
            <text:p>1768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69" table:style-name="ce1">
            <text:p>1769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.403" table:style-name="ce2">
            <text:p>1,40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70" table:style-name="ce1">
            <text:p>1770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" table:style-name="ce2">
            <text:p>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71" table:style-name="ce1">
            <text:p>1771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.0069999999999999" table:style-name="ce2">
            <text:p>1,00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72" table:style-name="ce1">
            <text:p>1772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.5289999999999999" table:style-name="ce2">
            <text:p>1,52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73" table:style-name="ce1">
            <text:p>1773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.2040000000000002" table:style-name="ce2">
            <text:p>2,20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74" table:style-name="ce1">
            <text:p>1774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.2210000000000001" table:style-name="ce2">
            <text:p>1,22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75" table:style-name="ce1">
            <text:p>1775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.0149999999999999" table:style-name="ce2">
            <text:p>1,01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76" table:style-name="ce1">
            <text:p>1776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.0149999999999999" table:style-name="ce2">
            <text:p>1,01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77" table:style-name="ce1">
            <text:p>1777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.82" table:style-name="ce2">
            <text:p>1,8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78" table:style-name="ce1">
            <text:p>1778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2.7370000000000001" table:style-name="ce2">
            <text:p>2,73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79" table:style-name="ce1">
            <text:p>1779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.0369999999999999" table:style-name="ce2">
            <text:p>1,03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80" table:style-name="ce1">
            <text:p>1780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.446" table:style-name="ce2">
            <text:p>1,44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81" table:style-name="ce1">
            <text:p>1781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2.331" table:style-name="ce2">
            <text:p>2,33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82" table:style-name="ce1">
            <text:p>1782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83" table:style-name="ce1">
            <text:p>1783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84" table:style-name="ce1">
            <text:p>1784</text:p>
          </table:table-cell>
          <table:table-cell table:number-columns-repeated="16380"/>
        </table:table-row>
        <table:table-row table:style-name="ro1">
          <table:table-cell office:value-type="float" office:value="161" table:style-name="ce3">
            <text:p>16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85" table:style-name="ce1">
            <text:p>1785</text:p>
          </table:table-cell>
          <table:table-cell table:number-columns-repeated="16380"/>
        </table:table-row>
        <table:table-row table:style-name="ro1">
          <table:table-cell office:value-type="float" office:value="162" table:style-name="ce3">
            <text:p>16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86" table:style-name="ce1">
            <text:p>1786</text:p>
          </table:table-cell>
          <table:table-cell table:number-columns-repeated="16380"/>
        </table:table-row>
        <table:table-row table:style-name="ro1">
          <table:table-cell office:value-type="float" office:value="163" table:style-name="ce3">
            <text:p>16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87" table:style-name="ce1">
            <text:p>1787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88" table:style-name="ce1">
            <text:p>1788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89" table:style-name="ce1">
            <text:p>1789</text:p>
          </table:table-cell>
          <table:table-cell table:number-columns-repeated="16380"/>
        </table:table-row>
        <table:table-row table:style-name="ro1">
          <table:table-cell office:value-type="float" office:value="166" table:style-name="ce3">
            <text:p>16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90" table:style-name="ce1">
            <text:p>1790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91" table:style-name="ce1">
            <text:p>1791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.851" table:style-name="ce2">
            <text:p>1,85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92" table:style-name="ce1">
            <text:p>1792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93" table:style-name="ce1">
            <text:p>1793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94" table:style-name="ce1">
            <text:p>1794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.403" table:style-name="ce2">
            <text:p>1,40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95" table:style-name="ce1">
            <text:p>1795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96" table:style-name="ce1">
            <text:p>1796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.22" table:style-name="ce2">
            <text:p>1,2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97" table:style-name="ce1">
            <text:p>1797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.405" table:style-name="ce2">
            <text:p>1,40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98" table:style-name="ce1">
            <text:p>1798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3.4319999999999999" table:style-name="ce2">
            <text:p>3,43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99" table:style-name="ce1">
            <text:p>1799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3.5609999999999999" table:style-name="ce2">
            <text:p>3,56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00" table:style-name="ce1">
            <text:p>1800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801" table:style-name="ce1">
            <text:p>1801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2.5409999999999999" table:style-name="ce2">
            <text:p>2,54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02" table:style-name="ce1">
            <text:p>1802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.02" table:style-name="ce2">
            <text:p>1,0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03" table:style-name="ce1">
            <text:p>1803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.002" table:style-name="ce2">
            <text:p>1,00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04" table:style-name="ce1">
            <text:p>1804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05" table:style-name="ce1">
            <text:p>1805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2.286" table:style-name="ce2">
            <text:p>2,28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06" table:style-name="ce1">
            <text:p>1806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07" table:style-name="ce1">
            <text:p>1807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1.4179999999999999" table:style-name="ce2">
            <text:p>1,41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08" table:style-name="ce1">
            <text:p>1808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3.2869999999999999" table:style-name="ce2">
            <text:p>3,28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09" table:style-name="ce1">
            <text:p>1809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.01" table:style-name="ce2">
            <text:p>1,0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10" table:style-name="ce1">
            <text:p>1810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2.19" table:style-name="ce2">
            <text:p>2,1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11" table:style-name="ce1">
            <text:p>1811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1.403" table:style-name="ce2">
            <text:p>1,40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12" table:style-name="ce1">
            <text:p>1812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.704" table:style-name="ce2">
            <text:p>1,70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13" table:style-name="ce1">
            <text:p>1813</text:p>
          </table:table-cell>
          <table:table-cell table:number-columns-repeated="16380"/>
        </table:table-row>
        <table:table-row table:style-name="ro1">
          <table:table-cell office:value-type="float" office:value="190" table:style-name="ce3">
            <text:p>19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14" table:style-name="ce1">
            <text:p>1814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15" table:style-name="ce1">
            <text:p>1815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1.403" table:style-name="ce2">
            <text:p>1,40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16" table:style-name="ce1">
            <text:p>1816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17" table:style-name="ce1">
            <text:p>1817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2.4180000000000001" table:style-name="ce2">
            <text:p>2,41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18" table:style-name="ce1">
            <text:p>1818</text:p>
          </table:table-cell>
          <table:table-cell table:number-columns-repeated="16380"/>
        </table:table-row>
        <table:table-row table:style-name="ro1">
          <table:table-cell office:value-type="float" office:value="195" table:style-name="ce3">
            <text:p>19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19" table:style-name="ce1">
            <text:p>1819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1.472" table:style-name="ce2">
            <text:p>1,47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20" table:style-name="ce1">
            <text:p>1820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21" table:style-name="ce1">
            <text:p>1821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22" table:style-name="ce1">
            <text:p>1822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2.0579999999999998" table:style-name="ce2">
            <text:p>2,05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23" table:style-name="ce1">
            <text:p>1823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.302" table:style-name="ce2">
            <text:p>1,30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24" table:style-name="ce1">
            <text:p>1824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2.0219999999999998" table:style-name="ce2">
            <text:p>2,02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25" table:style-name="ce1">
            <text:p>1825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26" table:style-name="ce1">
            <text:p>1826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2.0219999999999998" table:style-name="ce2">
            <text:p>2,02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27" table:style-name="ce1">
            <text:p>182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3959999999999999" table:style-name="ce2">
            <text:p>3,39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28" table:style-name="ce1">
            <text:p>182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29" table:style-name="ce1">
            <text:p>182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2090000000000001" table:style-name="ce2">
            <text:p>1,20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30" table:style-name="ce1">
            <text:p>183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27" table:style-name="ce2">
            <text:p>2,2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31" table:style-name="ce1">
            <text:p>1831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0640000000000001" table:style-name="ce2">
            <text:p>1,06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32" table:style-name="ce1">
            <text:p>1832</text:p>
          </table:table-cell>
          <table:table-cell table:number-columns-repeated="16380"/>
        </table:table-row>
        <table:table-row table:style-name="ro1">
          <table:table-cell office:value-type="float" office:value="6" table:style-name="ce3">
            <text:p>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33" table:style-name="ce1">
            <text:p>183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8360000000000001" table:style-name="ce2">
            <text:p>1,83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34" table:style-name="ce1">
            <text:p>1834</text:p>
          </table:table-cell>
          <table:table-cell table:number-columns-repeated="16380"/>
        </table:table-row>
        <table:table-row table:style-name="ro1">
          <table:table-cell office:value-type="float" office:value="8" table:style-name="ce3">
            <text:p>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35" table:style-name="ce1">
            <text:p>1835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736" table:style-name="ce2">
            <text:p>1,73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36" table:style-name="ce1">
            <text:p>1836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37" table:style-name="ce1">
            <text:p>1837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.1749999999999998" table:style-name="ce2">
            <text:p>2,17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38" table:style-name="ce1">
            <text:p>183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042" table:style-name="ce2">
            <text:p>1,04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39" table:style-name="ce1">
            <text:p>183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0029999999999999" table:style-name="ce2">
            <text:p>1,00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40" table:style-name="ce1">
            <text:p>184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.327" table:style-name="ce2">
            <text:p>2,32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41" table:style-name="ce1">
            <text:p>184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42" table:style-name="ce1">
            <text:p>184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.403" table:style-name="ce2">
            <text:p>1,40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43" table:style-name="ce1">
            <text:p>1843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.869" table:style-name="ce2">
            <text:p>1,86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44" table:style-name="ce1">
            <text:p>184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45" table:style-name="ce1">
            <text:p>184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46" table:style-name="ce1">
            <text:p>1846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.0069999999999999" table:style-name="ce2">
            <text:p>1,00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47" table:style-name="ce1">
            <text:p>1847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48" table:style-name="ce1">
            <text:p>184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.2080000000000002" table:style-name="ce2">
            <text:p>2,20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49" table:style-name="ce1">
            <text:p>1849</text:p>
          </table:table-cell>
          <table:table-cell table:number-columns-repeated="16380"/>
        </table:table-row>
        <table:table-row table:style-name="ro1">
          <table:table-cell office:value-type="float" office:value="23" table:style-name="ce3">
            <text:p>2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50" table:style-name="ce1">
            <text:p>185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.4179999999999999" table:style-name="ce2">
            <text:p>1,41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51" table:style-name="ce1">
            <text:p>1851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52" table:style-name="ce1">
            <text:p>185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.4059999999999999" table:style-name="ce2">
            <text:p>1,40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53" table:style-name="ce1">
            <text:p>185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2">
            <text:p>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54" table:style-name="ce1">
            <text:p>185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2549999999999999" table:style-name="ce2">
            <text:p>1,25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55" table:style-name="ce1">
            <text:p>185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56" table:style-name="ce1">
            <text:p>185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.008" table:style-name="ce2">
            <text:p>1,00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57" table:style-name="ce1">
            <text:p>185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58" table:style-name="ce1">
            <text:p>185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.4249999999999998" table:style-name="ce2">
            <text:p>2,42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59" table:style-name="ce1">
            <text:p>185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60" table:style-name="ce1">
            <text:p>1860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.621" table:style-name="ce2">
            <text:p>1,62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61" table:style-name="ce1">
            <text:p>186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62" table:style-name="ce1">
            <text:p>1862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.216" table:style-name="ce2">
            <text:p>1,21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63" table:style-name="ce1">
            <text:p>1863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2">
            <text:p>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64" table:style-name="ce1">
            <text:p>1864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.8360000000000001" table:style-name="ce2">
            <text:p>1,83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65" table:style-name="ce1">
            <text:p>1865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66" table:style-name="ce1">
            <text:p>186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.5960000000000001" table:style-name="ce2">
            <text:p>2,59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67" table:style-name="ce1">
            <text:p>186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68" table:style-name="ce1">
            <text:p>186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.621" table:style-name="ce2">
            <text:p>1,62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69" table:style-name="ce1">
            <text:p>1869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.835" table:style-name="ce2">
            <text:p>2,83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70" table:style-name="ce1">
            <text:p>1870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.625" table:style-name="ce2">
            <text:p>1,62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71" table:style-name="ce1">
            <text:p>187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.4089999999999998" table:style-name="ce2">
            <text:p>2,40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72" table:style-name="ce1">
            <text:p>1872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73" table:style-name="ce1">
            <text:p>1873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.833" table:style-name="ce2">
            <text:p>1,83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74" table:style-name="ce1">
            <text:p>187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.306" table:style-name="ce2">
            <text:p>1,30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75" table:style-name="ce1">
            <text:p>1875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76" table:style-name="ce1">
            <text:p>1876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.101" table:style-name="ce2">
            <text:p>1,10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77" table:style-name="ce1">
            <text:p>1877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.72" table:style-name="ce2">
            <text:p>1,7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78" table:style-name="ce1">
            <text:p>1878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.202" table:style-name="ce2">
            <text:p>1,20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79" table:style-name="ce1">
            <text:p>1879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80" table:style-name="ce1">
            <text:p>1880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.466" table:style-name="ce2">
            <text:p>1,46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81" table:style-name="ce1">
            <text:p>1881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.4319999999999999" table:style-name="ce2">
            <text:p>1,43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82" table:style-name="ce1">
            <text:p>1882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" table:style-name="ce2">
            <text:p>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83" table:style-name="ce1">
            <text:p>1883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.82" table:style-name="ce2">
            <text:p>1,8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84" table:style-name="ce1">
            <text:p>1884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.825" table:style-name="ce2">
            <text:p>1,82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85" table:style-name="ce1">
            <text:p>1885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.266" table:style-name="ce2">
            <text:p>1,26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86" table:style-name="ce1">
            <text:p>1886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.4279999999999999" table:style-name="ce2">
            <text:p>1,42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87" table:style-name="ce1">
            <text:p>1887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" table:style-name="ce2">
            <text:p>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88" table:style-name="ce1">
            <text:p>1888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.667" table:style-name="ce2">
            <text:p>1,66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89" table:style-name="ce1">
            <text:p>1889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.238" table:style-name="ce2">
            <text:p>3,23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90" table:style-name="ce1">
            <text:p>1890</text:p>
          </table:table-cell>
          <table:table-cell table:number-columns-repeated="16380"/>
        </table:table-row>
        <table:table-row table:style-name="ro1">
          <table:table-cell office:value-type="float" office:value="64" table:style-name="ce3">
            <text:p>6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91" table:style-name="ce1">
            <text:p>1891</text:p>
          </table:table-cell>
          <table:table-cell table:number-columns-repeated="16380"/>
        </table:table-row>
        <table:table-row table:style-name="ro1">
          <table:table-cell office:value-type="float" office:value="65" table:style-name="ce3">
            <text:p>6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92" table:style-name="ce1">
            <text:p>1892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.0109999999999999" table:style-name="ce2">
            <text:p>1,01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93" table:style-name="ce1">
            <text:p>1893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.115" table:style-name="ce2">
            <text:p>1,11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94" table:style-name="ce1">
            <text:p>1894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.403" table:style-name="ce2">
            <text:p>1,40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95" table:style-name="ce1">
            <text:p>1895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.403" table:style-name="ce2">
            <text:p>1,40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96" table:style-name="ce1">
            <text:p>1896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.6629999999999998" table:style-name="ce2">
            <text:p>2,66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97" table:style-name="ce1">
            <text:p>1897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.4179999999999999" table:style-name="ce2">
            <text:p>1,41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98" table:style-name="ce1">
            <text:p>1898</text:p>
          </table:table-cell>
          <table:table-cell table:number-columns-repeated="16380"/>
        </table:table-row>
        <table:table-row table:style-name="ro1">
          <table:table-cell office:value-type="float" office:value="72" table:style-name="ce3">
            <text:p>7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99" table:style-name="ce1">
            <text:p>1899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.405" table:style-name="ce2">
            <text:p>1,40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00" table:style-name="ce1">
            <text:p>1900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01" table:style-name="ce1">
            <text:p>1901</text:p>
          </table:table-cell>
          <table:table-cell table:number-columns-repeated="16380"/>
        </table:table-row>
        <table:table-row table:style-name="ro1">
          <table:table-cell office:value-type="float" office:value="75" table:style-name="ce3">
            <text:p>7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02" table:style-name="ce1">
            <text:p>1902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.4770000000000001" table:style-name="ce2">
            <text:p>1,47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03" table:style-name="ce1">
            <text:p>1903</text:p>
          </table:table-cell>
          <table:table-cell table:number-columns-repeated="16380"/>
        </table:table-row>
        <table:table-row table:style-name="ro1">
          <table:table-cell office:value-type="float" office:value="77" table:style-name="ce3">
            <text:p>7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04" table:style-name="ce1">
            <text:p>1904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.627" table:style-name="ce2">
            <text:p>1,62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05" table:style-name="ce1">
            <text:p>1905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.403" table:style-name="ce2">
            <text:p>1,40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06" table:style-name="ce1">
            <text:p>1906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07" table:style-name="ce1">
            <text:p>1907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.4179999999999999" table:style-name="ce2">
            <text:p>1,41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08" table:style-name="ce1">
            <text:p>1908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.6339999999999999" table:style-name="ce2">
            <text:p>1,63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09" table:style-name="ce1">
            <text:p>1909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.419" table:style-name="ce2">
            <text:p>1,41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10" table:style-name="ce1">
            <text:p>1910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11" table:style-name="ce1">
            <text:p>1911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.405" table:style-name="ce2">
            <text:p>1,40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12" table:style-name="ce1">
            <text:p>1912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.7650000000000001" table:style-name="ce2">
            <text:p>2,76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13" table:style-name="ce1">
            <text:p>1913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.595" table:style-name="ce2">
            <text:p>1,59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14" table:style-name="ce1">
            <text:p>191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.0880000000000001" table:style-name="ce2">
            <text:p>2,08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15" table:style-name="ce1">
            <text:p>1915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.387" table:style-name="ce2">
            <text:p>3,38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16" table:style-name="ce1">
            <text:p>1916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.204" table:style-name="ce2">
            <text:p>1,20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17" table:style-name="ce1">
            <text:p>1917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.0029999999999999" table:style-name="ce2">
            <text:p>1,00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18" table:style-name="ce1">
            <text:p>1918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.669" table:style-name="ce2">
            <text:p>2,66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19" table:style-name="ce1">
            <text:p>1919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.1259999999999999" table:style-name="ce2">
            <text:p>1,12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20" table:style-name="ce1">
            <text:p>1920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21" table:style-name="ce1">
            <text:p>1921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.403" table:style-name="ce2">
            <text:p>1,40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22" table:style-name="ce1">
            <text:p>1922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.2170000000000001" table:style-name="ce2">
            <text:p>1,21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23" table:style-name="ce1">
            <text:p>1923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.609" table:style-name="ce2">
            <text:p>1,60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24" table:style-name="ce1">
            <text:p>1924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.4649999999999999" table:style-name="ce2">
            <text:p>2,46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25" table:style-name="ce1">
            <text:p>1925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.0590000000000002" table:style-name="ce2">
            <text:p>2,05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26" table:style-name="ce1">
            <text:p>1926</text:p>
          </table:table-cell>
          <table:table-cell table:number-columns-repeated="16380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27" table:style-name="ce1">
            <text:p>1927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.403" table:style-name="ce2">
            <text:p>1,40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28" table:style-name="ce1">
            <text:p>1928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.629" table:style-name="ce2">
            <text:p>1,62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29" table:style-name="ce1">
            <text:p>1929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30" table:style-name="ce1">
            <text:p>1930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.427" table:style-name="ce2">
            <text:p>1,42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31" table:style-name="ce1">
            <text:p>1931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.82" table:style-name="ce2">
            <text:p>2,8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32" table:style-name="ce1">
            <text:p>1932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.403" table:style-name="ce2">
            <text:p>1,40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33" table:style-name="ce1">
            <text:p>1933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34" table:style-name="ce1">
            <text:p>1934</text:p>
          </table:table-cell>
          <table:table-cell table:number-columns-repeated="16380"/>
        </table:table-row>
        <table:table-row table:style-name="ro1">
          <table:table-cell office:value-type="float" office:value="108" table:style-name="ce3">
            <text:p>10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35" table:style-name="ce1">
            <text:p>1935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.2090000000000001" table:style-name="ce2">
            <text:p>1,20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36" table:style-name="ce1">
            <text:p>1936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37" table:style-name="ce1">
            <text:p>1937</text:p>
          </table:table-cell>
          <table:table-cell table:number-columns-repeated="16380"/>
        </table:table-row>
        <table:table-row table:style-name="ro1">
          <table:table-cell office:value-type="float" office:value="111" table:style-name="ce3">
            <text:p>11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38" table:style-name="ce1">
            <text:p>1938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.409" table:style-name="ce2">
            <text:p>1,40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39" table:style-name="ce1">
            <text:p>1939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40" table:style-name="ce1">
            <text:p>1940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41" table:style-name="ce1">
            <text:p>1941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42" table:style-name="ce1">
            <text:p>1942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43" table:style-name="ce1">
            <text:p>1943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2.0699999999999998" table:style-name="ce2">
            <text:p>2,0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44" table:style-name="ce1">
            <text:p>1944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45" table:style-name="ce1">
            <text:p>1945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46" table:style-name="ce1">
            <text:p>1946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" table:style-name="ce2">
            <text:p>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47" table:style-name="ce1">
            <text:p>1947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.0409999999999999" table:style-name="ce2">
            <text:p>2,04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48" table:style-name="ce1">
            <text:p>1948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.0009999999999999" table:style-name="ce2">
            <text:p>2,00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49" table:style-name="ce1">
            <text:p>1949</text:p>
          </table:table-cell>
          <table:table-cell table:number-columns-repeated="16380"/>
        </table:table-row>
        <table:table-row table:style-name="ro1">
          <table:table-cell office:value-type="float" office:value="123" table:style-name="ce3">
            <text:p>12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50" table:style-name="ce1">
            <text:p>1950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.81" table:style-name="ce2">
            <text:p>1,8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51" table:style-name="ce1">
            <text:p>1951</text:p>
          </table:table-cell>
          <table:table-cell table:number-columns-repeated="16380"/>
        </table:table-row>
        <table:table-row table:style-name="ro1">
          <table:table-cell office:value-type="float" office:value="125" table:style-name="ce3">
            <text:p>12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52" table:style-name="ce1">
            <text:p>1952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.609" table:style-name="ce2">
            <text:p>1,60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53" table:style-name="ce1">
            <text:p>1953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.403" table:style-name="ce2">
            <text:p>1,40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54" table:style-name="ce1">
            <text:p>1954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.5029999999999999" table:style-name="ce2">
            <text:p>1,50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55" table:style-name="ce1">
            <text:p>1955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.9220000000000002" table:style-name="ce2">
            <text:p>2,92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56" table:style-name="ce1">
            <text:p>1956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.403" table:style-name="ce2">
            <text:p>1,40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57" table:style-name="ce1">
            <text:p>1957</text:p>
          </table:table-cell>
          <table:table-cell table:number-columns-repeated="16380"/>
        </table:table-row>
        <table:table-row table:style-name="ro1">
          <table:table-cell office:value-type="float" office:value="131" table:style-name="ce3">
            <text:p>13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58" table:style-name="ce1">
            <text:p>1958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.8740000000000001" table:style-name="ce2">
            <text:p>1,87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59" table:style-name="ce1">
            <text:p>1959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.605" table:style-name="ce2">
            <text:p>1,60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60" table:style-name="ce1">
            <text:p>1960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2.0670000000000002" table:style-name="ce2">
            <text:p>2,06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61" table:style-name="ce1">
            <text:p>1961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.137" table:style-name="ce2">
            <text:p>2,13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62" table:style-name="ce1">
            <text:p>1962</text:p>
          </table:table-cell>
          <table:table-cell table:number-columns-repeated="16380"/>
        </table:table-row>
        <table:table-row table:style-name="ro1">
          <table:table-cell office:value-type="float" office:value="136" table:style-name="ce3">
            <text:p>13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63" table:style-name="ce1">
            <text:p>1963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.0229999999999999" table:style-name="ce2">
            <text:p>1,02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64" table:style-name="ce1">
            <text:p>1964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.0029999999999999" table:style-name="ce2">
            <text:p>1,00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65" table:style-name="ce1">
            <text:p>1965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" table:style-name="ce2">
            <text:p>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66" table:style-name="ce1">
            <text:p>1966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.38" table:style-name="ce2">
            <text:p>2,3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67" table:style-name="ce1">
            <text:p>1967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.82" table:style-name="ce2">
            <text:p>1,8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68" table:style-name="ce1">
            <text:p>1968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3.5070000000000001" table:style-name="ce2">
            <text:p>3,50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69" table:style-name="ce1">
            <text:p>1969</text:p>
          </table:table-cell>
          <table:table-cell table:number-columns-repeated="16380"/>
        </table:table-row>
        <table:table-row table:style-name="ro1">
          <table:table-cell office:value-type="float" office:value="143" table:style-name="ce3">
            <text:p>14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70" table:style-name="ce1">
            <text:p>1970</text:p>
          </table:table-cell>
          <table:table-cell table:number-columns-repeated="16380"/>
        </table:table-row>
        <table:table-row table:style-name="ro1">
          <table:table-cell office:value-type="float" office:value="144" table:style-name="ce3">
            <text:p>144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71" table:style-name="ce1">
            <text:p>1971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72" table:style-name="ce1">
            <text:p>1972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.403" table:style-name="ce2">
            <text:p>1,40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73" table:style-name="ce1">
            <text:p>1973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74" table:style-name="ce1">
            <text:p>1974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.107" table:style-name="ce2">
            <text:p>1,10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75" table:style-name="ce1">
            <text:p>1975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.6379999999999999" table:style-name="ce2">
            <text:p>1,63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76" table:style-name="ce1">
            <text:p>1976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.4039999999999999" table:style-name="ce2">
            <text:p>2,40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77" table:style-name="ce1">
            <text:p>1977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.2709999999999999" table:style-name="ce2">
            <text:p>1,27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78" table:style-name="ce1">
            <text:p>1978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.0149999999999999" table:style-name="ce2">
            <text:p>1,01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79" table:style-name="ce1">
            <text:p>1979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.0149999999999999" table:style-name="ce2">
            <text:p>1,01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80" table:style-name="ce1">
            <text:p>1980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2.0219999999999998" table:style-name="ce2">
            <text:p>2,02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81" table:style-name="ce1">
            <text:p>1981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2.363" table:style-name="ce2">
            <text:p>2,36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82" table:style-name="ce1">
            <text:p>1982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.054" table:style-name="ce2">
            <text:p>1,05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83" table:style-name="ce1">
            <text:p>1983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.2569999999999999" table:style-name="ce2">
            <text:p>1,25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84" table:style-name="ce1">
            <text:p>1984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2.431" table:style-name="ce2">
            <text:p>2,43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85" table:style-name="ce1">
            <text:p>1985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86" table:style-name="ce1">
            <text:p>1986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87" table:style-name="ce1">
            <text:p>1987</text:p>
          </table:table-cell>
          <table:table-cell table:number-columns-repeated="16380"/>
        </table:table-row>
        <table:table-row table:style-name="ro1">
          <table:table-cell office:value-type="float" office:value="161" table:style-name="ce3">
            <text:p>16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88" table:style-name="ce1">
            <text:p>1988</text:p>
          </table:table-cell>
          <table:table-cell table:number-columns-repeated="16380"/>
        </table:table-row>
        <table:table-row table:style-name="ro1">
          <table:table-cell office:value-type="float" office:value="162" table:style-name="ce3">
            <text:p>16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89" table:style-name="ce1">
            <text:p>1989</text:p>
          </table:table-cell>
          <table:table-cell table:number-columns-repeated="16380"/>
        </table:table-row>
        <table:table-row table:style-name="ro1">
          <table:table-cell office:value-type="float" office:value="163" table:style-name="ce3">
            <text:p>16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90" table:style-name="ce1">
            <text:p>1990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91" table:style-name="ce1">
            <text:p>1991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92" table:style-name="ce1">
            <text:p>1992</text:p>
          </table:table-cell>
          <table:table-cell table:number-columns-repeated="16380"/>
        </table:table-row>
        <table:table-row table:style-name="ro1">
          <table:table-cell office:value-type="float" office:value="166" table:style-name="ce3">
            <text:p>16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93" table:style-name="ce1">
            <text:p>1993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94" table:style-name="ce1">
            <text:p>1994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.8420000000000001" table:style-name="ce2">
            <text:p>1,84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95" table:style-name="ce1">
            <text:p>1995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96" table:style-name="ce1">
            <text:p>1996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97" table:style-name="ce1">
            <text:p>1997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.403" table:style-name="ce2">
            <text:p>1,40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98" table:style-name="ce1">
            <text:p>1998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99" table:style-name="ce1">
            <text:p>1999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.22" table:style-name="ce2">
            <text:p>1,2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.405" table:style-name="ce2">
            <text:p>1,40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01" table:style-name="ce1">
            <text:p>2001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3.4980000000000002" table:style-name="ce2">
            <text:p>3,49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02" table:style-name="ce1">
            <text:p>2002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3.544" table:style-name="ce2">
            <text:p>3,54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03" table:style-name="ce1">
            <text:p>2003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2004" table:style-name="ce1">
            <text:p>2004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2.6640000000000001" table:style-name="ce2">
            <text:p>2,66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05" table:style-name="ce1">
            <text:p>2005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.0029999999999999" table:style-name="ce2">
            <text:p>1,00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06" table:style-name="ce1">
            <text:p>2006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.002" table:style-name="ce2">
            <text:p>1,00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07" table:style-name="ce1">
            <text:p>2007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08" table:style-name="ce1">
            <text:p>2008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2.278" table:style-name="ce2">
            <text:p>2,27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09" table:style-name="ce1">
            <text:p>2009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1.444" table:style-name="ce2">
            <text:p>1,44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11" table:style-name="ce1">
            <text:p>2011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3.2949999999999999" table:style-name="ce2">
            <text:p>3,29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12" table:style-name="ce1">
            <text:p>2012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.0189999999999999" table:style-name="ce2">
            <text:p>1,01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13" table:style-name="ce1">
            <text:p>2013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2.3929999999999998" table:style-name="ce2">
            <text:p>2,39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14" table:style-name="ce1">
            <text:p>2014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1.403" table:style-name="ce2">
            <text:p>1,40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15" table:style-name="ce1">
            <text:p>2015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.4179999999999999" table:style-name="ce2">
            <text:p>1,41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16" table:style-name="ce1">
            <text:p>2016</text:p>
          </table:table-cell>
          <table:table-cell table:number-columns-repeated="16380"/>
        </table:table-row>
        <table:table-row table:style-name="ro1">
          <table:table-cell office:value-type="float" office:value="190" table:style-name="ce3">
            <text:p>19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17" table:style-name="ce1">
            <text:p>2017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18" table:style-name="ce1">
            <text:p>2018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1.403" table:style-name="ce2">
            <text:p>1,40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19" table:style-name="ce1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20" table:style-name="ce1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2.5390000000000001" table:style-name="ce2">
            <text:p>2,53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21" table:style-name="ce1">
            <text:p>2021</text:p>
          </table:table-cell>
          <table:table-cell table:number-columns-repeated="16380"/>
        </table:table-row>
        <table:table-row table:style-name="ro1">
          <table:table-cell office:value-type="float" office:value="195" table:style-name="ce3">
            <text:p>19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22" table:style-name="ce1">
            <text:p>2022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1.607" table:style-name="ce2">
            <text:p>1,60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23" table:style-name="ce1">
            <text:p>2023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24" table:style-name="ce1">
            <text:p>2024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25" table:style-name="ce1">
            <text:p>2025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2.052" table:style-name="ce2">
            <text:p>2,05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26" table:style-name="ce1">
            <text:p>2026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.302" table:style-name="ce2">
            <text:p>1,30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27" table:style-name="ce1">
            <text:p>2027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2.0219999999999998" table:style-name="ce2">
            <text:p>2,02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28" table:style-name="ce1">
            <text:p>2028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29" table:style-name="ce1">
            <text:p>2029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2.3239999999999998" table:style-name="ce2">
            <text:p>2,32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30" table:style-name="ce1">
            <text:p>203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1949999999999998" table:style-name="ce2">
            <text:p>3,19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31" table:style-name="ce1">
            <text:p>203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32" table:style-name="ce1">
            <text:p>203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2090000000000001" table:style-name="ce2">
            <text:p>1,20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33" table:style-name="ce1">
            <text:p>203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2810000000000001" table:style-name="ce2">
            <text:p>2,28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34" table:style-name="ce1">
            <text:p>203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1060000000000001" table:style-name="ce2">
            <text:p>1,10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35" table:style-name="ce1">
            <text:p>2035</text:p>
          </table:table-cell>
          <table:table-cell table:number-columns-repeated="16380"/>
        </table:table-row>
        <table:table-row table:style-name="ro1">
          <table:table-cell office:value-type="float" office:value="6" table:style-name="ce3">
            <text:p>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36" table:style-name="ce1">
            <text:p>203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837" table:style-name="ce2">
            <text:p>1,83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37" table:style-name="ce1">
            <text:p>2037</text:p>
          </table:table-cell>
          <table:table-cell table:number-columns-repeated="16380"/>
        </table:table-row>
        <table:table-row table:style-name="ro1">
          <table:table-cell office:value-type="float" office:value="8" table:style-name="ce3">
            <text:p>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38" table:style-name="ce1">
            <text:p>203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8380000000000001" table:style-name="ce2">
            <text:p>1,83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39" table:style-name="ce1">
            <text:p>203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40" table:style-name="ce1">
            <text:p>204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.1579999999999999" table:style-name="ce2">
            <text:p>2,15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41" table:style-name="ce1">
            <text:p>204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0669999999999999" table:style-name="ce2">
            <text:p>1,06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42" table:style-name="ce1">
            <text:p>204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0029999999999999" table:style-name="ce2">
            <text:p>1,00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43" table:style-name="ce1">
            <text:p>204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.3839999999999999" table:style-name="ce2">
            <text:p>2,38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44" table:style-name="ce1">
            <text:p>204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45" table:style-name="ce1">
            <text:p>2045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.403" table:style-name="ce2">
            <text:p>1,40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46" table:style-name="ce1">
            <text:p>204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.8520000000000001" table:style-name="ce2">
            <text:p>1,85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47" table:style-name="ce1">
            <text:p>204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48" table:style-name="ce1">
            <text:p>204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49" table:style-name="ce1">
            <text:p>204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.0149999999999999" table:style-name="ce2">
            <text:p>1,01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50" table:style-name="ce1">
            <text:p>2050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51" table:style-name="ce1">
            <text:p>205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.2080000000000002" table:style-name="ce2">
            <text:p>2,20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52" table:style-name="ce1">
            <text:p>2052</text:p>
          </table:table-cell>
          <table:table-cell table:number-columns-repeated="16380"/>
        </table:table-row>
        <table:table-row table:style-name="ro1">
          <table:table-cell office:value-type="float" office:value="23" table:style-name="ce3">
            <text:p>2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53" table:style-name="ce1">
            <text:p>205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.4179999999999999" table:style-name="ce2">
            <text:p>1,41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54" table:style-name="ce1">
            <text:p>205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55" table:style-name="ce1">
            <text:p>2055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.4059999999999999" table:style-name="ce2">
            <text:p>1,40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56" table:style-name="ce1">
            <text:p>205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2">
            <text:p>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57" table:style-name="ce1">
            <text:p>205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254" table:style-name="ce2">
            <text:p>1,25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58" table:style-name="ce1">
            <text:p>205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59" table:style-name="ce1">
            <text:p>205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.008" table:style-name="ce2">
            <text:p>1,00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60" table:style-name="ce1">
            <text:p>206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61" table:style-name="ce1">
            <text:p>206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.4319999999999999" table:style-name="ce2">
            <text:p>2,43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62" table:style-name="ce1">
            <text:p>206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63" table:style-name="ce1">
            <text:p>206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.639" table:style-name="ce2">
            <text:p>1,63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64" table:style-name="ce1">
            <text:p>206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65" table:style-name="ce1">
            <text:p>206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.417" table:style-name="ce2">
            <text:p>1,41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66" table:style-name="ce1">
            <text:p>206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2">
            <text:p>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67" table:style-name="ce1">
            <text:p>206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.0499999999999998" table:style-name="ce2">
            <text:p>2,0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68" table:style-name="ce1">
            <text:p>206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69" table:style-name="ce1">
            <text:p>206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.5270000000000001" table:style-name="ce2">
            <text:p>2,52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70" table:style-name="ce1">
            <text:p>207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71" table:style-name="ce1">
            <text:p>207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.63" table:style-name="ce2">
            <text:p>1,6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72" table:style-name="ce1">
            <text:p>2072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.903" table:style-name="ce2">
            <text:p>2,90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73" table:style-name="ce1">
            <text:p>207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.609" table:style-name="ce2">
            <text:p>1,60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74" table:style-name="ce1">
            <text:p>207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.4089999999999998" table:style-name="ce2">
            <text:p>2,40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75" table:style-name="ce1">
            <text:p>207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.101" table:style-name="ce2">
            <text:p>1,10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76" table:style-name="ce1">
            <text:p>207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.7709999999999999" table:style-name="ce2">
            <text:p>1,77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77" table:style-name="ce1">
            <text:p>207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.2050000000000001" table:style-name="ce2">
            <text:p>1,20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78" table:style-name="ce1">
            <text:p>207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79" table:style-name="ce1">
            <text:p>207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.1759999999999999" table:style-name="ce2">
            <text:p>1,17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80" table:style-name="ce1">
            <text:p>2080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.923" table:style-name="ce2">
            <text:p>1,92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81" table:style-name="ce1">
            <text:p>2081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.202" table:style-name="ce2">
            <text:p>1,20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82" table:style-name="ce1">
            <text:p>2082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83" table:style-name="ce1">
            <text:p>2083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.466" table:style-name="ce2">
            <text:p>1,46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84" table:style-name="ce1">
            <text:p>2084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.609" table:style-name="ce2">
            <text:p>1,60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85" table:style-name="ce1">
            <text:p>2085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" table:style-name="ce2">
            <text:p>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86" table:style-name="ce1">
            <text:p>2086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.921" table:style-name="ce2">
            <text:p>1,92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87" table:style-name="ce1">
            <text:p>2087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.825" table:style-name="ce2">
            <text:p>1,82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88" table:style-name="ce1">
            <text:p>2088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.2669999999999999" table:style-name="ce2">
            <text:p>1,26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89" table:style-name="ce1">
            <text:p>2089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.4530000000000001" table:style-name="ce2">
            <text:p>1,45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90" table:style-name="ce1">
            <text:p>2090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" table:style-name="ce2">
            <text:p>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91" table:style-name="ce1">
            <text:p>2091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.6060000000000001" table:style-name="ce2">
            <text:p>1,60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92" table:style-name="ce1">
            <text:p>2092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.6850000000000001" table:style-name="ce2">
            <text:p>2,68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93" table:style-name="ce1">
            <text:p>2093</text:p>
          </table:table-cell>
          <table:table-cell table:number-columns-repeated="16380"/>
        </table:table-row>
        <table:table-row table:style-name="ro1">
          <table:table-cell office:value-type="float" office:value="64" table:style-name="ce3">
            <text:p>6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94" table:style-name="ce1">
            <text:p>2094</text:p>
          </table:table-cell>
          <table:table-cell table:number-columns-repeated="16380"/>
        </table:table-row>
        <table:table-row table:style-name="ro1">
          <table:table-cell office:value-type="float" office:value="65" table:style-name="ce3">
            <text:p>6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95" table:style-name="ce1">
            <text:p>2095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.0029999999999999" table:style-name="ce2">
            <text:p>1,00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96" table:style-name="ce1">
            <text:p>2096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.224" table:style-name="ce2">
            <text:p>1,22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97" table:style-name="ce1">
            <text:p>2097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98" table:style-name="ce1">
            <text:p>2098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.403" table:style-name="ce2">
            <text:p>1,40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99" table:style-name="ce1">
            <text:p>2099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.3279999999999998" table:style-name="ce2">
            <text:p>3,32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00" table:style-name="ce1">
            <text:p>2100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.6259999999999999" table:style-name="ce2">
            <text:p>1,62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01" table:style-name="ce1">
            <text:p>2101</text:p>
          </table:table-cell>
          <table:table-cell table:number-columns-repeated="16380"/>
        </table:table-row>
        <table:table-row table:style-name="ro1">
          <table:table-cell office:value-type="float" office:value="72" table:style-name="ce3">
            <text:p>7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02" table:style-name="ce1">
            <text:p>2102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.405" table:style-name="ce2">
            <text:p>1,40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03" table:style-name="ce1">
            <text:p>210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04" table:style-name="ce1">
            <text:p>2104</text:p>
          </table:table-cell>
          <table:table-cell table:number-columns-repeated="16380"/>
        </table:table-row>
        <table:table-row table:style-name="ro1">
          <table:table-cell office:value-type="float" office:value="75" table:style-name="ce3">
            <text:p>7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05" table:style-name="ce1">
            <text:p>2105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.84" table:style-name="ce2">
            <text:p>1,8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06" table:style-name="ce1">
            <text:p>2106</text:p>
          </table:table-cell>
          <table:table-cell table:number-columns-repeated="16380"/>
        </table:table-row>
        <table:table-row table:style-name="ro1">
          <table:table-cell office:value-type="float" office:value="77" table:style-name="ce3">
            <text:p>7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07" table:style-name="ce1">
            <text:p>2107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.6240000000000001" table:style-name="ce2">
            <text:p>1,62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08" table:style-name="ce1">
            <text:p>2108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.403" table:style-name="ce2">
            <text:p>1,40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09" table:style-name="ce1">
            <text:p>2109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10" table:style-name="ce1">
            <text:p>2110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.62" table:style-name="ce2">
            <text:p>1,6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11" table:style-name="ce1">
            <text:p>2111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.6339999999999999" table:style-name="ce2">
            <text:p>1,63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12" table:style-name="ce1">
            <text:p>2112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.9790000000000001" table:style-name="ce2">
            <text:p>1,97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13" table:style-name="ce1">
            <text:p>211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14" table:style-name="ce1">
            <text:p>2114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.4219999999999999" table:style-name="ce2">
            <text:p>1,42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15" table:style-name="ce1">
            <text:p>2115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.2069999999999999" table:style-name="ce2">
            <text:p>3,20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16" table:style-name="ce1">
            <text:p>2116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.5329999999999999" table:style-name="ce2">
            <text:p>1,53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17" table:style-name="ce1">
            <text:p>2117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.3029999999999999" table:style-name="ce2">
            <text:p>2,30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18" table:style-name="ce1">
            <text:p>2118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.3109999999999999" table:style-name="ce2">
            <text:p>3,31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19" table:style-name="ce1">
            <text:p>2119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.204" table:style-name="ce2">
            <text:p>1,20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20" table:style-name="ce1">
            <text:p>2120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.0029999999999999" table:style-name="ce2">
            <text:p>1,00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21" table:style-name="ce1">
            <text:p>2121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.6160000000000001" table:style-name="ce2">
            <text:p>2,61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22" table:style-name="ce1">
            <text:p>2122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.159" table:style-name="ce2">
            <text:p>1,15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23" table:style-name="ce1">
            <text:p>212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24" table:style-name="ce1">
            <text:p>212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.403" table:style-name="ce2">
            <text:p>1,40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25" table:style-name="ce1">
            <text:p>2125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.226" table:style-name="ce2">
            <text:p>1,22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26" table:style-name="ce1">
            <text:p>2126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.609" table:style-name="ce2">
            <text:p>1,60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27" table:style-name="ce1">
            <text:p>2127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.581" table:style-name="ce2">
            <text:p>2,58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28" table:style-name="ce1">
            <text:p>2128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.0059999999999998" table:style-name="ce2">
            <text:p>2,00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29" table:style-name="ce1">
            <text:p>2129</text:p>
          </table:table-cell>
          <table:table-cell table:number-columns-repeated="16380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30" table:style-name="ce1">
            <text:p>2130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.202" table:style-name="ce2">
            <text:p>1,20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31" table:style-name="ce1">
            <text:p>2131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.4179999999999999" table:style-name="ce2">
            <text:p>1,41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32" table:style-name="ce1">
            <text:p>2132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33" table:style-name="ce1">
            <text:p>2133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.234" table:style-name="ce2">
            <text:p>1,23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34" table:style-name="ce1">
            <text:p>2134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.4729999999999999" table:style-name="ce2">
            <text:p>2,47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35" table:style-name="ce1">
            <text:p>2135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.403" table:style-name="ce2">
            <text:p>1,40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36" table:style-name="ce1">
            <text:p>2136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.6559999999999999" table:style-name="ce2">
            <text:p>1,65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37" table:style-name="ce1">
            <text:p>2137</text:p>
          </table:table-cell>
          <table:table-cell table:number-columns-repeated="16380"/>
        </table:table-row>
        <table:table-row table:style-name="ro1">
          <table:table-cell office:value-type="float" office:value="108" table:style-name="ce3">
            <text:p>10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38" table:style-name="ce1">
            <text:p>2138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.2170000000000001" table:style-name="ce2">
            <text:p>1,21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39" table:style-name="ce1">
            <text:p>2139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40" table:style-name="ce1">
            <text:p>2140</text:p>
          </table:table-cell>
          <table:table-cell table:number-columns-repeated="16380"/>
        </table:table-row>
        <table:table-row table:style-name="ro1">
          <table:table-cell office:value-type="float" office:value="111" table:style-name="ce3">
            <text:p>11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41" table:style-name="ce1">
            <text:p>2141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.409" table:style-name="ce2">
            <text:p>1,40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42" table:style-name="ce1">
            <text:p>2142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43" table:style-name="ce1">
            <text:p>2143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44" table:style-name="ce1">
            <text:p>2144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45" table:style-name="ce1">
            <text:p>2145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46" table:style-name="ce1">
            <text:p>2146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2.0939999999999999" table:style-name="ce2">
            <text:p>2,09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47" table:style-name="ce1">
            <text:p>2147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48" table:style-name="ce1">
            <text:p>2148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49" table:style-name="ce1">
            <text:p>2149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" table:style-name="ce2">
            <text:p>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50" table:style-name="ce1">
            <text:p>2150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.744" table:style-name="ce2">
            <text:p>1,74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51" table:style-name="ce1">
            <text:p>2151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.0619999999999998" table:style-name="ce2">
            <text:p>2,06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52" table:style-name="ce1">
            <text:p>2152</text:p>
          </table:table-cell>
          <table:table-cell table:number-columns-repeated="16380"/>
        </table:table-row>
        <table:table-row table:style-name="ro1">
          <table:table-cell office:value-type="float" office:value="123" table:style-name="ce3">
            <text:p>12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53" table:style-name="ce1">
            <text:p>2153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.81" table:style-name="ce2">
            <text:p>1,8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54" table:style-name="ce1">
            <text:p>2154</text:p>
          </table:table-cell>
          <table:table-cell table:number-columns-repeated="16380"/>
        </table:table-row>
        <table:table-row table:style-name="ro1">
          <table:table-cell office:value-type="float" office:value="125" table:style-name="ce3">
            <text:p>12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55" table:style-name="ce1">
            <text:p>2155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.609" table:style-name="ce2">
            <text:p>1,60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56" table:style-name="ce1">
            <text:p>2156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.403" table:style-name="ce2">
            <text:p>1,40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57" table:style-name="ce1">
            <text:p>2157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.5029999999999999" table:style-name="ce2">
            <text:p>1,50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58" table:style-name="ce1">
            <text:p>2158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.6720000000000002" table:style-name="ce2">
            <text:p>2,67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59" table:style-name="ce1">
            <text:p>2159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.403" table:style-name="ce2">
            <text:p>1,40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60" table:style-name="ce1">
            <text:p>2160</text:p>
          </table:table-cell>
          <table:table-cell table:number-columns-repeated="16380"/>
        </table:table-row>
        <table:table-row table:style-name="ro1">
          <table:table-cell office:value-type="float" office:value="131" table:style-name="ce3">
            <text:p>13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61" table:style-name="ce1">
            <text:p>2161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.7569999999999999" table:style-name="ce2">
            <text:p>1,75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62" table:style-name="ce1">
            <text:p>2162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.403" table:style-name="ce2">
            <text:p>1,40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63" table:style-name="ce1">
            <text:p>2163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2.0790000000000002" table:style-name="ce2">
            <text:p>2,07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64" table:style-name="ce1">
            <text:p>2164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.1779999999999999" table:style-name="ce2">
            <text:p>2,17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65" table:style-name="ce1">
            <text:p>2165</text:p>
          </table:table-cell>
          <table:table-cell table:number-columns-repeated="16380"/>
        </table:table-row>
        <table:table-row table:style-name="ro1">
          <table:table-cell office:value-type="float" office:value="136" table:style-name="ce3">
            <text:p>13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66" table:style-name="ce1">
            <text:p>2166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.0149999999999999" table:style-name="ce2">
            <text:p>1,01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67" table:style-name="ce1">
            <text:p>2167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.0029999999999999" table:style-name="ce2">
            <text:p>1,00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68" table:style-name="ce1">
            <text:p>2168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" table:style-name="ce2">
            <text:p>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69" table:style-name="ce1">
            <text:p>2169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.117" table:style-name="ce2">
            <text:p>2,11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70" table:style-name="ce1">
            <text:p>2170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2.0219999999999998" table:style-name="ce2">
            <text:p>2,02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71" table:style-name="ce1">
            <text:p>2171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3.5870000000000002" table:style-name="ce2">
            <text:p>3,58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72" table:style-name="ce1">
            <text:p>2172</text:p>
          </table:table-cell>
          <table:table-cell table:number-columns-repeated="16380"/>
        </table:table-row>
        <table:table-row table:style-name="ro1">
          <table:table-cell office:value-type="float" office:value="143" table:style-name="ce3">
            <text:p>14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73" table:style-name="ce1">
            <text:p>2173</text:p>
          </table:table-cell>
          <table:table-cell table:number-columns-repeated="16380"/>
        </table:table-row>
        <table:table-row table:style-name="ro1">
          <table:table-cell office:value-type="float" office:value="144" table:style-name="ce3">
            <text:p>144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74" table:style-name="ce1">
            <text:p>2174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75" table:style-name="ce1">
            <text:p>2175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.403" table:style-name="ce2">
            <text:p>1,40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76" table:style-name="ce1">
            <text:p>2176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.403" table:style-name="ce2">
            <text:p>1,40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77" table:style-name="ce1">
            <text:p>2177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.0820000000000001" table:style-name="ce2">
            <text:p>1,08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78" table:style-name="ce1">
            <text:p>2178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.6439999999999999" table:style-name="ce2">
            <text:p>1,64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79" table:style-name="ce1">
            <text:p>2179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.4239999999999999" table:style-name="ce2">
            <text:p>2,42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80" table:style-name="ce1">
            <text:p>2180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.54" table:style-name="ce2">
            <text:p>1,5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81" table:style-name="ce1">
            <text:p>2181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.0069999999999999" table:style-name="ce2">
            <text:p>1,00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82" table:style-name="ce1">
            <text:p>2182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.0149999999999999" table:style-name="ce2">
            <text:p>1,01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83" table:style-name="ce1">
            <text:p>2183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2.0219999999999998" table:style-name="ce2">
            <text:p>2,02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84" table:style-name="ce1">
            <text:p>2184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2.3250000000000002" table:style-name="ce2">
            <text:p>2,32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85" table:style-name="ce1">
            <text:p>2185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.0629999999999999" table:style-name="ce2">
            <text:p>1,06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86" table:style-name="ce1">
            <text:p>2186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.2589999999999999" table:style-name="ce2">
            <text:p>1,25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87" table:style-name="ce1">
            <text:p>2187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2.4700000000000002" table:style-name="ce2">
            <text:p>2,4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88" table:style-name="ce1">
            <text:p>2188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89" table:style-name="ce1">
            <text:p>2189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90" table:style-name="ce1">
            <text:p>2190</text:p>
          </table:table-cell>
          <table:table-cell table:number-columns-repeated="16380"/>
        </table:table-row>
        <table:table-row table:style-name="ro1">
          <table:table-cell office:value-type="float" office:value="161" table:style-name="ce3">
            <text:p>16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91" table:style-name="ce1">
            <text:p>2191</text:p>
          </table:table-cell>
          <table:table-cell table:number-columns-repeated="16380"/>
        </table:table-row>
        <table:table-row table:style-name="ro1">
          <table:table-cell office:value-type="float" office:value="162" table:style-name="ce3">
            <text:p>16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92" table:style-name="ce1">
            <text:p>2192</text:p>
          </table:table-cell>
          <table:table-cell table:number-columns-repeated="16380"/>
        </table:table-row>
        <table:table-row table:style-name="ro1">
          <table:table-cell office:value-type="float" office:value="163" table:style-name="ce3">
            <text:p>16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93" table:style-name="ce1">
            <text:p>2193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94" table:style-name="ce1">
            <text:p>2194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95" table:style-name="ce1">
            <text:p>2195</text:p>
          </table:table-cell>
          <table:table-cell table:number-columns-repeated="16380"/>
        </table:table-row>
        <table:table-row table:style-name="ro1">
          <table:table-cell office:value-type="float" office:value="166" table:style-name="ce3">
            <text:p>16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96" table:style-name="ce1">
            <text:p>2196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97" table:style-name="ce1">
            <text:p>2197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.917" table:style-name="ce2">
            <text:p>1,91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98" table:style-name="ce1">
            <text:p>2198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99" table:style-name="ce1">
            <text:p>2199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00" table:style-name="ce1">
            <text:p>2200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.403" table:style-name="ce2">
            <text:p>1,40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01" table:style-name="ce1">
            <text:p>2201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02" table:style-name="ce1">
            <text:p>2202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.413" table:style-name="ce2">
            <text:p>1,41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03" table:style-name="ce1">
            <text:p>2203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.405" table:style-name="ce2">
            <text:p>1,40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04" table:style-name="ce1">
            <text:p>2204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3.5270000000000001" table:style-name="ce2">
            <text:p>3,52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05" table:style-name="ce1">
            <text:p>2205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3.2949999999999999" table:style-name="ce2">
            <text:p>3,29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06" table:style-name="ce1">
            <text:p>2206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207" table:style-name="ce1">
            <text:p>2207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2.9790000000000001" table:style-name="ce2">
            <text:p>2,97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08" table:style-name="ce1">
            <text:p>2208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.0029999999999999" table:style-name="ce2">
            <text:p>1,00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09" table:style-name="ce1">
            <text:p>2209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.002" table:style-name="ce2">
            <text:p>1,00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10" table:style-name="ce1">
            <text:p>2210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11" table:style-name="ce1">
            <text:p>2211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2.2080000000000002" table:style-name="ce2">
            <text:p>2,20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12" table:style-name="ce1">
            <text:p>2212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13" table:style-name="ce1">
            <text:p>2213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1.444" table:style-name="ce2">
            <text:p>1,44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14" table:style-name="ce1">
            <text:p>2214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3.2469999999999999" table:style-name="ce2">
            <text:p>3,24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15" table:style-name="ce1">
            <text:p>2215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.0269999999999999" table:style-name="ce2">
            <text:p>1,02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16" table:style-name="ce1">
            <text:p>2216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2.3580000000000001" table:style-name="ce2">
            <text:p>2,35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17" table:style-name="ce1">
            <text:p>2217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1.403" table:style-name="ce2">
            <text:p>1,40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18" table:style-name="ce1">
            <text:p>2218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.4179999999999999" table:style-name="ce2">
            <text:p>1,41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19" table:style-name="ce1">
            <text:p>2219</text:p>
          </table:table-cell>
          <table:table-cell table:number-columns-repeated="16380"/>
        </table:table-row>
        <table:table-row table:style-name="ro1">
          <table:table-cell office:value-type="float" office:value="190" table:style-name="ce3">
            <text:p>19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20" table:style-name="ce1">
            <text:p>2220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21" table:style-name="ce1">
            <text:p>2221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1.403" table:style-name="ce2">
            <text:p>1,40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22" table:style-name="ce1">
            <text:p>2222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2.0059999999999998" table:style-name="ce2">
            <text:p>2,00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23" table:style-name="ce1">
            <text:p>2223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2.3969999999999998" table:style-name="ce2">
            <text:p>2,39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24" table:style-name="ce1">
            <text:p>2224</text:p>
          </table:table-cell>
          <table:table-cell table:number-columns-repeated="16380"/>
        </table:table-row>
        <table:table-row table:style-name="ro1">
          <table:table-cell office:value-type="float" office:value="195" table:style-name="ce3">
            <text:p>19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25" table:style-name="ce1">
            <text:p>2225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1.607" table:style-name="ce2">
            <text:p>1,60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26" table:style-name="ce1">
            <text:p>2226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27" table:style-name="ce1">
            <text:p>2227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28" table:style-name="ce1">
            <text:p>2228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.9690000000000001" table:style-name="ce2">
            <text:p>1,96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29" table:style-name="ce1">
            <text:p>2229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.302" table:style-name="ce2">
            <text:p>1,30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30" table:style-name="ce1">
            <text:p>2230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2.2050000000000001" table:style-name="ce2">
            <text:p>2,20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31" table:style-name="ce1">
            <text:p>2231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32" table:style-name="ce1">
            <text:p>2232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2.27" table:style-name="ce2">
            <text:p>2,2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33" table:style-name="ce1">
            <text:p>223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18" table:style-name="ce2">
            <text:p>3,1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34" table:style-name="ce1">
            <text:p>223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35" table:style-name="ce1">
            <text:p>223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2090000000000001" table:style-name="ce2">
            <text:p>1,20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36" table:style-name="ce1">
            <text:p>223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492" table:style-name="ce2">
            <text:p>2,49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37" table:style-name="ce1">
            <text:p>2237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139" table:style-name="ce2">
            <text:p>1,13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38" table:style-name="ce1">
            <text:p>2238</text:p>
          </table:table-cell>
          <table:table-cell table:number-columns-repeated="16380"/>
        </table:table-row>
        <table:table-row table:style-name="ro1">
          <table:table-cell office:value-type="float" office:value="6" table:style-name="ce3">
            <text:p>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39" table:style-name="ce1">
            <text:p>2239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837" table:style-name="ce2">
            <text:p>1,83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40" table:style-name="ce1">
            <text:p>2240</text:p>
          </table:table-cell>
          <table:table-cell table:number-columns-repeated="16380"/>
        </table:table-row>
        <table:table-row table:style-name="ro1">
          <table:table-cell office:value-type="float" office:value="8" table:style-name="ce3">
            <text:p>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41" table:style-name="ce1">
            <text:p>2241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42" table:style-name="ce1">
            <text:p>2242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403" table:style-name="ce2">
            <text:p>1,40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43" table:style-name="ce1">
            <text:p>224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.1829999999999998" table:style-name="ce2">
            <text:p>2,18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44" table:style-name="ce1">
            <text:p>224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127" table:style-name="ce2">
            <text:p>1,12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45" table:style-name="ce1">
            <text:p>2245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0029999999999999" table:style-name="ce2">
            <text:p>1,00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46" table:style-name="ce1">
            <text:p>224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.399" table:style-name="ce2">
            <text:p>2,39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47" table:style-name="ce1">
            <text:p>2247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48" table:style-name="ce1">
            <text:p>224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49" table:style-name="ce1">
            <text:p>224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.8360000000000001" table:style-name="ce2">
            <text:p>1,83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50" table:style-name="ce1">
            <text:p>225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51" table:style-name="ce1">
            <text:p>225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52" table:style-name="ce1">
            <text:p>2252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.014" table:style-name="ce2">
            <text:p>1,01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53" table:style-name="ce1">
            <text:p>2253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54" table:style-name="ce1">
            <text:p>225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.2080000000000002" table:style-name="ce2">
            <text:p>2,20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55" table:style-name="ce1">
            <text:p>2255</text:p>
          </table:table-cell>
          <table:table-cell table:number-columns-repeated="16380"/>
        </table:table-row>
        <table:table-row table:style-name="ro1">
          <table:table-cell office:value-type="float" office:value="23" table:style-name="ce3">
            <text:p>2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56" table:style-name="ce1">
            <text:p>225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.403" table:style-name="ce2">
            <text:p>1,40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57" table:style-name="ce1">
            <text:p>225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58" table:style-name="ce1">
            <text:p>2258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.407" table:style-name="ce2">
            <text:p>1,40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59" table:style-name="ce1">
            <text:p>2259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2">
            <text:p>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60" table:style-name="ce1">
            <text:p>2260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2390000000000001" table:style-name="ce2">
            <text:p>1,23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61" table:style-name="ce1">
            <text:p>226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62" table:style-name="ce1">
            <text:p>226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.008" table:style-name="ce2">
            <text:p>1,00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63" table:style-name="ce1">
            <text:p>226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.403" table:style-name="ce2">
            <text:p>1,40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64" table:style-name="ce1">
            <text:p>226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.355" table:style-name="ce2">
            <text:p>2,35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65" table:style-name="ce1">
            <text:p>2265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66" table:style-name="ce1">
            <text:p>2266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.639" table:style-name="ce2">
            <text:p>1,63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67" table:style-name="ce1">
            <text:p>226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68" table:style-name="ce1">
            <text:p>2268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.3129999999999999" table:style-name="ce2">
            <text:p>1,31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69" table:style-name="ce1">
            <text:p>2269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2">
            <text:p>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70" table:style-name="ce1">
            <text:p>227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.1190000000000002" table:style-name="ce2">
            <text:p>2,11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71" table:style-name="ce1">
            <text:p>2271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72" table:style-name="ce1">
            <text:p>2272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.3069999999999999" table:style-name="ce2">
            <text:p>2,30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73" table:style-name="ce1">
            <text:p>227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74" table:style-name="ce1">
            <text:p>227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.613" table:style-name="ce2">
            <text:p>1,61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75" table:style-name="ce1">
            <text:p>2275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.0990000000000002" table:style-name="ce2">
            <text:p>3,09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76" table:style-name="ce1">
            <text:p>227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.8089999999999999" table:style-name="ce2">
            <text:p>1,80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77" table:style-name="ce1">
            <text:p>227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.61" table:style-name="ce2">
            <text:p>2,6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78" table:style-name="ce1">
            <text:p>2278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.403" table:style-name="ce2">
            <text:p>1,40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79" table:style-name="ce1">
            <text:p>2279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.8939999999999999" table:style-name="ce2">
            <text:p>1,89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80" table:style-name="ce1">
            <text:p>228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.206" table:style-name="ce2">
            <text:p>1,20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81" table:style-name="ce1">
            <text:p>2281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82" table:style-name="ce1">
            <text:p>228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.143" table:style-name="ce2">
            <text:p>1,14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83" table:style-name="ce1">
            <text:p>2283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.923" table:style-name="ce2">
            <text:p>1,92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84" table:style-name="ce1">
            <text:p>2284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.302" table:style-name="ce2">
            <text:p>1,30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85" table:style-name="ce1">
            <text:p>2285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86" table:style-name="ce1">
            <text:p>2286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.66" table:style-name="ce2">
            <text:p>1,6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87" table:style-name="ce1">
            <text:p>2287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.609" table:style-name="ce2">
            <text:p>1,60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88" table:style-name="ce1">
            <text:p>2288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.202" table:style-name="ce2">
            <text:p>1,20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89" table:style-name="ce1">
            <text:p>2289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.821" table:style-name="ce2">
            <text:p>1,82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90" table:style-name="ce1">
            <text:p>2290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.825" table:style-name="ce2">
            <text:p>1,82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91" table:style-name="ce1">
            <text:p>2291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.292" table:style-name="ce2">
            <text:p>1,29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92" table:style-name="ce1">
            <text:p>2292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.454" table:style-name="ce2">
            <text:p>1,45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93" table:style-name="ce1">
            <text:p>2293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94" table:style-name="ce1">
            <text:p>2294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.6359999999999999" table:style-name="ce2">
            <text:p>1,63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95" table:style-name="ce1">
            <text:p>2295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.7040000000000002" table:style-name="ce2">
            <text:p>2,70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96" table:style-name="ce1">
            <text:p>2296</text:p>
          </table:table-cell>
          <table:table-cell table:number-columns-repeated="16380"/>
        </table:table-row>
        <table:table-row table:style-name="ro1">
          <table:table-cell office:value-type="float" office:value="64" table:style-name="ce3">
            <text:p>6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97" table:style-name="ce1">
            <text:p>2297</text:p>
          </table:table-cell>
          <table:table-cell table:number-columns-repeated="16380"/>
        </table:table-row>
        <table:table-row table:style-name="ro1">
          <table:table-cell office:value-type="float" office:value="65" table:style-name="ce3">
            <text:p>6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98" table:style-name="ce1">
            <text:p>2298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.004" table:style-name="ce2">
            <text:p>1,00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99" table:style-name="ce1">
            <text:p>2299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.2230000000000001" table:style-name="ce2">
            <text:p>1,22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00" table:style-name="ce1">
            <text:p>2300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01" table:style-name="ce1">
            <text:p>2301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.403" table:style-name="ce2">
            <text:p>1,40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02" table:style-name="ce1">
            <text:p>2302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.6030000000000002" table:style-name="ce2">
            <text:p>2,60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03" table:style-name="ce1">
            <text:p>2303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.627" table:style-name="ce2">
            <text:p>1,62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04" table:style-name="ce1">
            <text:p>2304</text:p>
          </table:table-cell>
          <table:table-cell table:number-columns-repeated="16380"/>
        </table:table-row>
        <table:table-row table:style-name="ro1">
          <table:table-cell office:value-type="float" office:value="72" table:style-name="ce3">
            <text:p>72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05" table:style-name="ce1">
            <text:p>2305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.4059999999999999" table:style-name="ce2">
            <text:p>1,40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06" table:style-name="ce1">
            <text:p>2306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07" table:style-name="ce1">
            <text:p>2307</text:p>
          </table:table-cell>
          <table:table-cell table:number-columns-repeated="16380"/>
        </table:table-row>
        <table:table-row table:style-name="ro1">
          <table:table-cell office:value-type="float" office:value="75" table:style-name="ce3">
            <text:p>7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08" table:style-name="ce1">
            <text:p>2308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.0409999999999999" table:style-name="ce2">
            <text:p>2,04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09" table:style-name="ce1">
            <text:p>2309</text:p>
          </table:table-cell>
          <table:table-cell table:number-columns-repeated="16380"/>
        </table:table-row>
        <table:table-row table:style-name="ro1">
          <table:table-cell office:value-type="float" office:value="77" table:style-name="ce3">
            <text:p>7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10" table:style-name="ce1">
            <text:p>2310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.6619999999999999" table:style-name="ce2">
            <text:p>1,66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11" table:style-name="ce1">
            <text:p>2311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12" table:style-name="ce1">
            <text:p>2312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13" table:style-name="ce1">
            <text:p>2313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.62" table:style-name="ce2">
            <text:p>1,6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14" table:style-name="ce1">
            <text:p>2314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.619" table:style-name="ce2">
            <text:p>1,61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15" table:style-name="ce1">
            <text:p>2315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.661" table:style-name="ce2">
            <text:p>1,66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16" table:style-name="ce1">
            <text:p>2316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17" table:style-name="ce1">
            <text:p>2317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.423" table:style-name="ce2">
            <text:p>1,42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18" table:style-name="ce1">
            <text:p>2318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.1880000000000002" table:style-name="ce2">
            <text:p>3,18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19" table:style-name="ce1">
            <text:p>2319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.47" table:style-name="ce2">
            <text:p>1,4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20" table:style-name="ce1">
            <text:p>2320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.552" table:style-name="ce2">
            <text:p>2,55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21" table:style-name="ce1">
            <text:p>2321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.8919999999999999" table:style-name="ce2">
            <text:p>2,89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22" table:style-name="ce1">
            <text:p>2322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.204" table:style-name="ce2">
            <text:p>1,20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23" table:style-name="ce1">
            <text:p>2323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.004" table:style-name="ce2">
            <text:p>1,00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24" table:style-name="ce1">
            <text:p>2324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.5529999999999999" table:style-name="ce2">
            <text:p>2,55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25" table:style-name="ce1">
            <text:p>2325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.1830000000000001" table:style-name="ce2">
            <text:p>1,18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26" table:style-name="ce1">
            <text:p>2326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27" table:style-name="ce1">
            <text:p>2327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.403" table:style-name="ce2">
            <text:p>1,40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28" table:style-name="ce1">
            <text:p>2328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.2270000000000001" table:style-name="ce2">
            <text:p>1,22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29" table:style-name="ce1">
            <text:p>2329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.6080000000000001" table:style-name="ce2">
            <text:p>1,60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30" table:style-name="ce1">
            <text:p>2330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.6080000000000001" table:style-name="ce2">
            <text:p>2,60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31" table:style-name="ce1">
            <text:p>2331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.0059999999999998" table:style-name="ce2">
            <text:p>2,00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32" table:style-name="ce1">
            <text:p>2332</text:p>
          </table:table-cell>
          <table:table-cell table:number-columns-repeated="16380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33" table:style-name="ce1">
            <text:p>2333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.202" table:style-name="ce2">
            <text:p>1,20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34" table:style-name="ce1">
            <text:p>2334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.4179999999999999" table:style-name="ce2">
            <text:p>1,41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35" table:style-name="ce1">
            <text:p>2335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36" table:style-name="ce1">
            <text:p>2336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.226" table:style-name="ce2">
            <text:p>1,22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37" table:style-name="ce1">
            <text:p>2337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.4729999999999999" table:style-name="ce2">
            <text:p>2,47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38" table:style-name="ce1">
            <text:p>2338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.403" table:style-name="ce2">
            <text:p>1,40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39" table:style-name="ce1">
            <text:p>2339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2.4620000000000002" table:style-name="ce2">
            <text:p>2,46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40" table:style-name="ce1">
            <text:p>2340</text:p>
          </table:table-cell>
          <table:table-cell table:number-columns-repeated="16380"/>
        </table:table-row>
        <table:table-row table:style-name="ro1">
          <table:table-cell office:value-type="float" office:value="108" table:style-name="ce3">
            <text:p>10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41" table:style-name="ce1">
            <text:p>2341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.2090000000000001" table:style-name="ce2">
            <text:p>1,20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42" table:style-name="ce1">
            <text:p>2342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43" table:style-name="ce1">
            <text:p>2343</text:p>
          </table:table-cell>
          <table:table-cell table:number-columns-repeated="16380"/>
        </table:table-row>
        <table:table-row table:style-name="ro1">
          <table:table-cell office:value-type="float" office:value="111" table:style-name="ce3">
            <text:p>11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44" table:style-name="ce1">
            <text:p>2344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.409" table:style-name="ce2">
            <text:p>1,40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45" table:style-name="ce1">
            <text:p>2345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.0550000000000002" table:style-name="ce2">
            <text:p>2,05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46" table:style-name="ce1">
            <text:p>2346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" table:style-name="ce2">
            <text:p>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47" table:style-name="ce1">
            <text:p>2347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48" table:style-name="ce1">
            <text:p>2348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49" table:style-name="ce1">
            <text:p>2349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2.1419999999999999" table:style-name="ce2">
            <text:p>2,14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50" table:style-name="ce1">
            <text:p>2350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51" table:style-name="ce1">
            <text:p>2351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52" table:style-name="ce1">
            <text:p>2352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" table:style-name="ce2">
            <text:p>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53" table:style-name="ce1">
            <text:p>2353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.7330000000000001" table:style-name="ce2">
            <text:p>1,73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54" table:style-name="ce1">
            <text:p>2354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.145" table:style-name="ce2">
            <text:p>2,14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55" table:style-name="ce1">
            <text:p>2355</text:p>
          </table:table-cell>
          <table:table-cell table:number-columns-repeated="16380"/>
        </table:table-row>
        <table:table-row table:style-name="ro1">
          <table:table-cell office:value-type="float" office:value="123" table:style-name="ce3">
            <text:p>12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56" table:style-name="ce1">
            <text:p>2356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.8089999999999999" table:style-name="ce2">
            <text:p>1,80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57" table:style-name="ce1">
            <text:p>2357</text:p>
          </table:table-cell>
          <table:table-cell table:number-columns-repeated="16380"/>
        </table:table-row>
        <table:table-row table:style-name="ro1">
          <table:table-cell office:value-type="float" office:value="125" table:style-name="ce3">
            <text:p>12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58" table:style-name="ce1">
            <text:p>2358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.4059999999999999" table:style-name="ce2">
            <text:p>1,40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59" table:style-name="ce1">
            <text:p>2359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.403" table:style-name="ce2">
            <text:p>1,40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60" table:style-name="ce1">
            <text:p>2360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61" table:style-name="ce1">
            <text:p>2361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.387" table:style-name="ce2">
            <text:p>2,38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62" table:style-name="ce1">
            <text:p>2362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.403" table:style-name="ce2">
            <text:p>1,40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63" table:style-name="ce1">
            <text:p>2363</text:p>
          </table:table-cell>
          <table:table-cell table:number-columns-repeated="16380"/>
        </table:table-row>
        <table:table-row table:style-name="ro1">
          <table:table-cell office:value-type="float" office:value="131" table:style-name="ce3">
            <text:p>13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64" table:style-name="ce1">
            <text:p>2364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.5880000000000001" table:style-name="ce2">
            <text:p>1,58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65" table:style-name="ce1">
            <text:p>2365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.5029999999999999" table:style-name="ce2">
            <text:p>1,50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66" table:style-name="ce1">
            <text:p>2366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2.044" table:style-name="ce2">
            <text:p>2,04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67" table:style-name="ce1">
            <text:p>2367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.1800000000000002" table:style-name="ce2">
            <text:p>2,1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68" table:style-name="ce1">
            <text:p>2368</text:p>
          </table:table-cell>
          <table:table-cell table:number-columns-repeated="16380"/>
        </table:table-row>
        <table:table-row table:style-name="ro1">
          <table:table-cell office:value-type="float" office:value="136" table:style-name="ce3">
            <text:p>13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69" table:style-name="ce1">
            <text:p>2369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.0569999999999999" table:style-name="ce2">
            <text:p>1,05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70" table:style-name="ce1">
            <text:p>2370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.012" table:style-name="ce2">
            <text:p>1,01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71" table:style-name="ce1">
            <text:p>2371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72" table:style-name="ce1">
            <text:p>2372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.101" table:style-name="ce2">
            <text:p>2,10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73" table:style-name="ce1">
            <text:p>2373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2.1469999999999998" table:style-name="ce2">
            <text:p>2,14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74" table:style-name="ce1">
            <text:p>2374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3.7290000000000001" table:style-name="ce2">
            <text:p>3,72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75" table:style-name="ce1">
            <text:p>2375</text:p>
          </table:table-cell>
          <table:table-cell table:number-columns-repeated="16380"/>
        </table:table-row>
        <table:table-row table:style-name="ro1">
          <table:table-cell office:value-type="float" office:value="143" table:style-name="ce3">
            <text:p>14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76" table:style-name="ce1">
            <text:p>2376</text:p>
          </table:table-cell>
          <table:table-cell table:number-columns-repeated="16380"/>
        </table:table-row>
        <table:table-row table:style-name="ro1">
          <table:table-cell office:value-type="float" office:value="144" table:style-name="ce3">
            <text:p>144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77" table:style-name="ce1">
            <text:p>2377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78" table:style-name="ce1">
            <text:p>2378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.403" table:style-name="ce2">
            <text:p>1,40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79" table:style-name="ce1">
            <text:p>2379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.403" table:style-name="ce2">
            <text:p>1,40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80" table:style-name="ce1">
            <text:p>2380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.0660000000000001" table:style-name="ce2">
            <text:p>1,06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81" table:style-name="ce1">
            <text:p>2381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.5629999999999999" table:style-name="ce2">
            <text:p>1,56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82" table:style-name="ce1">
            <text:p>2382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.4670000000000001" table:style-name="ce2">
            <text:p>2,46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83" table:style-name="ce1">
            <text:p>2383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.3280000000000001" table:style-name="ce2">
            <text:p>1,32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84" table:style-name="ce1">
            <text:p>2384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.0049999999999999" table:style-name="ce2">
            <text:p>1,00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85" table:style-name="ce1">
            <text:p>2385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86" table:style-name="ce1">
            <text:p>2386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2.0059999999999998" table:style-name="ce2">
            <text:p>2,00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87" table:style-name="ce1">
            <text:p>2387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2.3610000000000002" table:style-name="ce2">
            <text:p>2,36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88" table:style-name="ce1">
            <text:p>2388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.087" table:style-name="ce2">
            <text:p>1,08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89" table:style-name="ce1">
            <text:p>2389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.2849999999999999" table:style-name="ce2">
            <text:p>1,28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90" table:style-name="ce1">
            <text:p>2390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2.3279999999999998" table:style-name="ce2">
            <text:p>2,32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91" table:style-name="ce1">
            <text:p>2391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.857" table:style-name="ce2">
            <text:p>1,85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92" table:style-name="ce1">
            <text:p>2392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93" table:style-name="ce1">
            <text:p>2393</text:p>
          </table:table-cell>
          <table:table-cell table:number-columns-repeated="16380"/>
        </table:table-row>
        <table:table-row table:style-name="ro1">
          <table:table-cell office:value-type="float" office:value="161" table:style-name="ce3">
            <text:p>16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94" table:style-name="ce1">
            <text:p>2394</text:p>
          </table:table-cell>
          <table:table-cell table:number-columns-repeated="16380"/>
        </table:table-row>
        <table:table-row table:style-name="ro1">
          <table:table-cell office:value-type="float" office:value="162" table:style-name="ce3">
            <text:p>162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95" table:style-name="ce1">
            <text:p>2395</text:p>
          </table:table-cell>
          <table:table-cell table:number-columns-repeated="16380"/>
        </table:table-row>
        <table:table-row table:style-name="ro1">
          <table:table-cell office:value-type="float" office:value="163" table:style-name="ce3">
            <text:p>16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96" table:style-name="ce1">
            <text:p>2396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97" table:style-name="ce1">
            <text:p>2397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98" table:style-name="ce1">
            <text:p>2398</text:p>
          </table:table-cell>
          <table:table-cell table:number-columns-repeated="16380"/>
        </table:table-row>
        <table:table-row table:style-name="ro1">
          <table:table-cell office:value-type="float" office:value="166" table:style-name="ce3">
            <text:p>16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99" table:style-name="ce1">
            <text:p>2399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00" table:style-name="ce1">
            <text:p>2400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2.0230000000000001" table:style-name="ce2">
            <text:p>2,02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01" table:style-name="ce1">
            <text:p>2401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02" table:style-name="ce1">
            <text:p>2402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03" table:style-name="ce1">
            <text:p>2403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.403" table:style-name="ce2">
            <text:p>1,40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04" table:style-name="ce1">
            <text:p>2404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.0009999999999999" table:style-name="ce2">
            <text:p>1,00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05" table:style-name="ce1">
            <text:p>2405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.411" table:style-name="ce2">
            <text:p>1,41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06" table:style-name="ce1">
            <text:p>2406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.4059999999999999" table:style-name="ce2">
            <text:p>1,40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07" table:style-name="ce1">
            <text:p>2407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3.45" table:style-name="ce2">
            <text:p>3,4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08" table:style-name="ce1">
            <text:p>2408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3.371" table:style-name="ce2">
            <text:p>3,37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09" table:style-name="ce1">
            <text:p>2409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2.2080000000000002" table:style-name="ce2">
            <text:p>2,20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10" table:style-name="ce1">
            <text:p>2410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2.5910000000000002" table:style-name="ce2">
            <text:p>2,59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11" table:style-name="ce1">
            <text:p>2411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.0289999999999999" table:style-name="ce2">
            <text:p>1,02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12" table:style-name="ce1">
            <text:p>2412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.002" table:style-name="ce2">
            <text:p>1,00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13" table:style-name="ce1">
            <text:p>2413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14" table:style-name="ce1">
            <text:p>2414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2.3559999999999999" table:style-name="ce2">
            <text:p>2,35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15" table:style-name="ce1">
            <text:p>2415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16" table:style-name="ce1">
            <text:p>2416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1.4179999999999999" table:style-name="ce2">
            <text:p>1,41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17" table:style-name="ce1">
            <text:p>2417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2.6280000000000001" table:style-name="ce2">
            <text:p>2,62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18" table:style-name="ce1">
            <text:p>2418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.0089999999999999" table:style-name="ce2">
            <text:p>1,00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19" table:style-name="ce1">
            <text:p>2419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2.3050000000000002" table:style-name="ce2">
            <text:p>2,30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20" table:style-name="ce1">
            <text:p>2420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1.403" table:style-name="ce2">
            <text:p>1,40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21" table:style-name="ce1">
            <text:p>2421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.4179999999999999" table:style-name="ce2">
            <text:p>1,41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22" table:style-name="ce1">
            <text:p>2422</text:p>
          </table:table-cell>
          <table:table-cell table:number-columns-repeated="16380"/>
        </table:table-row>
        <table:table-row table:style-name="ro1">
          <table:table-cell office:value-type="float" office:value="190" table:style-name="ce3">
            <text:p>19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23" table:style-name="ce1">
            <text:p>2423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24" table:style-name="ce1">
            <text:p>2424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25" table:style-name="ce1">
            <text:p>2425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.9059999999999999" table:style-name="ce2">
            <text:p>1,90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26" table:style-name="ce1">
            <text:p>2426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2.2280000000000002" table:style-name="ce2">
            <text:p>2,22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27" table:style-name="ce1">
            <text:p>2427</text:p>
          </table:table-cell>
          <table:table-cell table:number-columns-repeated="16380"/>
        </table:table-row>
        <table:table-row table:style-name="ro1">
          <table:table-cell office:value-type="float" office:value="195" table:style-name="ce3">
            <text:p>19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28" table:style-name="ce1">
            <text:p>2428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1.405" table:style-name="ce2">
            <text:p>1,40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29" table:style-name="ce1">
            <text:p>2429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" table:style-name="ce2">
            <text:p>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30" table:style-name="ce1">
            <text:p>2430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31" table:style-name="ce1">
            <text:p>2431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.8360000000000001" table:style-name="ce2">
            <text:p>1,83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32" table:style-name="ce1">
            <text:p>2432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.302" table:style-name="ce2">
            <text:p>1,30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33" table:style-name="ce1">
            <text:p>2433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2.242" table:style-name="ce2">
            <text:p>2,24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34" table:style-name="ce1">
            <text:p>2434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1" table:style-name="ce2">
            <text:p>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35" table:style-name="ce1">
            <text:p>2435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2.27" table:style-name="ce2">
            <text:p>2,2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36" table:style-name="ce1">
            <text:p>243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1949999999999998" table:style-name="ce2">
            <text:p>3,19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37" table:style-name="ce1">
            <text:p>243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8140000000000001" table:style-name="ce2">
            <text:p>1,81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38" table:style-name="ce1">
            <text:p>243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2090000000000001" table:style-name="ce2">
            <text:p>1,20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39" table:style-name="ce1">
            <text:p>243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2719999999999998" table:style-name="ce2">
            <text:p>2,27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0" table:style-name="ce1">
            <text:p>2440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139" table:style-name="ce2">
            <text:p>1,13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1" table:style-name="ce1">
            <text:p>2441</text:p>
          </table:table-cell>
          <table:table-cell table:number-columns-repeated="16380"/>
        </table:table-row>
        <table:table-row table:style-name="ro1">
          <table:table-cell office:value-type="float" office:value="6" table:style-name="ce3">
            <text:p>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42" table:style-name="ce1">
            <text:p>244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8380000000000001" table:style-name="ce2">
            <text:p>1,83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3" table:style-name="ce1">
            <text:p>2443</text:p>
          </table:table-cell>
          <table:table-cell table:number-columns-repeated="16380"/>
        </table:table-row>
        <table:table-row table:style-name="ro1">
          <table:table-cell office:value-type="float" office:value="8" table:style-name="ce3">
            <text:p>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44" table:style-name="ce1">
            <text:p>244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5" table:style-name="ce1">
            <text:p>2445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403" table:style-name="ce2">
            <text:p>1,40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6" table:style-name="ce1">
            <text:p>244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.1930000000000001" table:style-name="ce2">
            <text:p>2,19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7" table:style-name="ce1">
            <text:p>244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1850000000000001" table:style-name="ce2">
            <text:p>1,18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8" table:style-name="ce1">
            <text:p>2448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004" table:style-name="ce2">
            <text:p>1,00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9" table:style-name="ce1">
            <text:p>244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.399" table:style-name="ce2">
            <text:p>2,39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50" table:style-name="ce1">
            <text:p>2450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51" table:style-name="ce1">
            <text:p>245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.0059999999999998" table:style-name="ce2">
            <text:p>2,00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52" table:style-name="ce1">
            <text:p>245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.75" table:style-name="ce2">
            <text:p>1,7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53" table:style-name="ce1">
            <text:p>245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54" table:style-name="ce1">
            <text:p>245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55" table:style-name="ce1">
            <text:p>2455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.0049999999999999" table:style-name="ce2">
            <text:p>1,00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56" table:style-name="ce1">
            <text:p>2456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57" table:style-name="ce1">
            <text:p>245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.2080000000000002" table:style-name="ce2">
            <text:p>2,20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58" table:style-name="ce1">
            <text:p>2458</text:p>
          </table:table-cell>
          <table:table-cell table:number-columns-repeated="16380"/>
        </table:table-row>
        <table:table-row table:style-name="ro1">
          <table:table-cell office:value-type="float" office:value="23" table:style-name="ce3">
            <text:p>2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59" table:style-name="ce1">
            <text:p>245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.403" table:style-name="ce2">
            <text:p>1,40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60" table:style-name="ce1">
            <text:p>246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61" table:style-name="ce1">
            <text:p>246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.407" table:style-name="ce2">
            <text:p>1,40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62" table:style-name="ce1">
            <text:p>2462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2">
            <text:p>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63" table:style-name="ce1">
            <text:p>2463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2210000000000001" table:style-name="ce2">
            <text:p>1,22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64" table:style-name="ce1">
            <text:p>246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65" table:style-name="ce1">
            <text:p>2465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.008" table:style-name="ce2">
            <text:p>1,00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66" table:style-name="ce1">
            <text:p>246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.403" table:style-name="ce2">
            <text:p>1,40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67" table:style-name="ce1">
            <text:p>246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.0670000000000002" table:style-name="ce2">
            <text:p>2,06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68" table:style-name="ce1">
            <text:p>2468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69" table:style-name="ce1">
            <text:p>2469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.823" table:style-name="ce2">
            <text:p>1,82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0" table:style-name="ce1">
            <text:p>2470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1" table:style-name="ce1">
            <text:p>247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.2749999999999999" table:style-name="ce2">
            <text:p>1,27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2" table:style-name="ce1">
            <text:p>2472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2">
            <text:p>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3" table:style-name="ce1">
            <text:p>247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.101" table:style-name="ce2">
            <text:p>2,10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4" table:style-name="ce1">
            <text:p>247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5" table:style-name="ce1">
            <text:p>247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.3010000000000002" table:style-name="ce2">
            <text:p>2,30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6" table:style-name="ce1">
            <text:p>247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77" table:style-name="ce1">
            <text:p>2477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8" table:style-name="ce1">
            <text:p>247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.0609999999999999" table:style-name="ce2">
            <text:p>3,06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9" table:style-name="ce1">
            <text:p>247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.8089999999999999" table:style-name="ce2">
            <text:p>1,80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0" table:style-name="ce1">
            <text:p>2480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.61" table:style-name="ce2">
            <text:p>2,6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1" table:style-name="ce1">
            <text:p>2481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.403" table:style-name="ce2">
            <text:p>1,40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2" table:style-name="ce1">
            <text:p>248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.0179999999999998" table:style-name="ce2">
            <text:p>2,01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3" table:style-name="ce1">
            <text:p>2483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.206" table:style-name="ce2">
            <text:p>1,20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4" table:style-name="ce1">
            <text:p>248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5" table:style-name="ce1">
            <text:p>2485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.107" table:style-name="ce2">
            <text:p>1,10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6" table:style-name="ce1">
            <text:p>2486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.72" table:style-name="ce2">
            <text:p>1,7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7" table:style-name="ce1">
            <text:p>2487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.302" table:style-name="ce2">
            <text:p>1,30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8" table:style-name="ce1">
            <text:p>2488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89" table:style-name="ce1">
            <text:p>2489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.722" table:style-name="ce2">
            <text:p>1,72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0" table:style-name="ce1">
            <text:p>2490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.6080000000000001" table:style-name="ce2">
            <text:p>1,60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1" table:style-name="ce1">
            <text:p>2491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.212" table:style-name="ce2">
            <text:p>1,21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2" table:style-name="ce1">
            <text:p>2492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.619" table:style-name="ce2">
            <text:p>1,61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3" table:style-name="ce1">
            <text:p>2493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.925" table:style-name="ce2">
            <text:p>1,92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4" table:style-name="ce1">
            <text:p>2494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.0980000000000001" table:style-name="ce2">
            <text:p>1,09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5" table:style-name="ce1">
            <text:p>2495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.4279999999999999" table:style-name="ce2">
            <text:p>1,42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6" table:style-name="ce1">
            <text:p>2496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.403" table:style-name="ce2">
            <text:p>1,40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7" table:style-name="ce1">
            <text:p>2497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.651" table:style-name="ce2">
            <text:p>1,65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8" table:style-name="ce1">
            <text:p>2498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.9550000000000001" table:style-name="ce2">
            <text:p>2,95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9" table:style-name="ce1">
            <text:p>2499</text:p>
          </table:table-cell>
          <table:table-cell table:number-columns-repeated="16380"/>
        </table:table-row>
        <table:table-row table:style-name="ro1">
          <table:table-cell office:value-type="float" office:value="64" table:style-name="ce3">
            <text:p>6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00" table:style-name="ce1">
            <text:p>2500</text:p>
          </table:table-cell>
          <table:table-cell table:number-columns-repeated="16380"/>
        </table:table-row>
        <table:table-row table:style-name="ro1">
          <table:table-cell office:value-type="float" office:value="65" table:style-name="ce3">
            <text:p>6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01" table:style-name="ce1">
            <text:p>2501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.0129999999999999" table:style-name="ce2">
            <text:p>1,01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02" table:style-name="ce1">
            <text:p>2502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.2410000000000001" table:style-name="ce2">
            <text:p>1,24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03" table:style-name="ce1">
            <text:p>2503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04" table:style-name="ce1">
            <text:p>2504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05" table:style-name="ce1">
            <text:p>2505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.339" table:style-name="ce2">
            <text:p>2,33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06" table:style-name="ce1">
            <text:p>2506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.496" table:style-name="ce2">
            <text:p>1,49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07" table:style-name="ce1">
            <text:p>2507</text:p>
          </table:table-cell>
          <table:table-cell table:number-columns-repeated="16380"/>
        </table:table-row>
        <table:table-row table:style-name="ro1">
          <table:table-cell office:value-type="float" office:value="72" table:style-name="ce3">
            <text:p>7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08" table:style-name="ce1">
            <text:p>2508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.407" table:style-name="ce2">
            <text:p>1,40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09" table:style-name="ce1">
            <text:p>2509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10" table:style-name="ce1">
            <text:p>2510</text:p>
          </table:table-cell>
          <table:table-cell table:number-columns-repeated="16380"/>
        </table:table-row>
        <table:table-row table:style-name="ro1">
          <table:table-cell office:value-type="float" office:value="75" table:style-name="ce3">
            <text:p>7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11" table:style-name="ce1">
            <text:p>2511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.829" table:style-name="ce2">
            <text:p>1,82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12" table:style-name="ce1">
            <text:p>2512</text:p>
          </table:table-cell>
          <table:table-cell table:number-columns-repeated="16380"/>
        </table:table-row>
        <table:table-row table:style-name="ro1">
          <table:table-cell office:value-type="float" office:value="77" table:style-name="ce3">
            <text:p>7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13" table:style-name="ce1">
            <text:p>2513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.663" table:style-name="ce2">
            <text:p>1,66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14" table:style-name="ce1">
            <text:p>2514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.403" table:style-name="ce2">
            <text:p>1,40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15" table:style-name="ce1">
            <text:p>2515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16" table:style-name="ce1">
            <text:p>2516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.4179999999999999" table:style-name="ce2">
            <text:p>1,41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17" table:style-name="ce1">
            <text:p>2517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18" table:style-name="ce1">
            <text:p>2518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.843" table:style-name="ce2">
            <text:p>1,84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19" table:style-name="ce1">
            <text:p>2519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20" table:style-name="ce1">
            <text:p>2520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.4490000000000001" table:style-name="ce2">
            <text:p>1,44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1" table:style-name="ce1">
            <text:p>2521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.964" table:style-name="ce2">
            <text:p>2,96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2" table:style-name="ce1">
            <text:p>2522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.403" table:style-name="ce2">
            <text:p>1,40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3" table:style-name="ce1">
            <text:p>2523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.548" table:style-name="ce2">
            <text:p>2,54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4" table:style-name="ce1">
            <text:p>2524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.7170000000000001" table:style-name="ce2">
            <text:p>2,71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5" table:style-name="ce1">
            <text:p>2525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.2050000000000001" table:style-name="ce2">
            <text:p>1,20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6" table:style-name="ce1">
            <text:p>2526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.0049999999999999" table:style-name="ce2">
            <text:p>1,00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7" table:style-name="ce1">
            <text:p>2527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.399" table:style-name="ce2">
            <text:p>2,39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8" table:style-name="ce1">
            <text:p>2528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.1719999999999999" table:style-name="ce2">
            <text:p>1,17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9" table:style-name="ce1">
            <text:p>2529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0" table:style-name="ce1">
            <text:p>2530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.403" table:style-name="ce2">
            <text:p>1,40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1" table:style-name="ce1">
            <text:p>2531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.415" table:style-name="ce2">
            <text:p>1,41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2" table:style-name="ce1">
            <text:p>2532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.607" table:style-name="ce2">
            <text:p>1,60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3" table:style-name="ce1">
            <text:p>2533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.419" table:style-name="ce2">
            <text:p>2,41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4" table:style-name="ce1">
            <text:p>2534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.2269999999999999" table:style-name="ce2">
            <text:p>2,22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5" table:style-name="ce1">
            <text:p>2535</text:p>
          </table:table-cell>
          <table:table-cell table:number-columns-repeated="16380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36" table:style-name="ce1">
            <text:p>2536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.403" table:style-name="ce2">
            <text:p>1,40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7" table:style-name="ce1">
            <text:p>2537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.4179999999999999" table:style-name="ce2">
            <text:p>1,41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8" table:style-name="ce1">
            <text:p>2538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9" table:style-name="ce1">
            <text:p>2539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.2090000000000001" table:style-name="ce2">
            <text:p>1,20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40" table:style-name="ce1">
            <text:p>2540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.4700000000000002" table:style-name="ce2">
            <text:p>2,4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41" table:style-name="ce1">
            <text:p>2541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.403" table:style-name="ce2">
            <text:p>1,40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42" table:style-name="ce1">
            <text:p>2542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2.2080000000000002" table:style-name="ce2">
            <text:p>2,20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43" table:style-name="ce1">
            <text:p>2543</text:p>
          </table:table-cell>
          <table:table-cell table:number-columns-repeated="16380"/>
        </table:table-row>
        <table:table-row table:style-name="ro1">
          <table:table-cell office:value-type="float" office:value="108" table:style-name="ce3">
            <text:p>10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44" table:style-name="ce1">
            <text:p>2544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.2090000000000001" table:style-name="ce2">
            <text:p>1,20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45" table:style-name="ce1">
            <text:p>2545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46" table:style-name="ce1">
            <text:p>2546</text:p>
          </table:table-cell>
          <table:table-cell table:number-columns-repeated="16380"/>
        </table:table-row>
        <table:table-row table:style-name="ro1">
          <table:table-cell office:value-type="float" office:value="111" table:style-name="ce3">
            <text:p>11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47" table:style-name="ce1">
            <text:p>2547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.409" table:style-name="ce2">
            <text:p>1,40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48" table:style-name="ce1">
            <text:p>2548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.0550000000000002" table:style-name="ce2">
            <text:p>2,05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49" table:style-name="ce1">
            <text:p>2549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.0009999999999999" table:style-name="ce2">
            <text:p>1,00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50" table:style-name="ce1">
            <text:p>2550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51" table:style-name="ce1">
            <text:p>2551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52" table:style-name="ce1">
            <text:p>2552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2.2250000000000001" table:style-name="ce2">
            <text:p>2,22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53" table:style-name="ce1">
            <text:p>2553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54" table:style-name="ce1">
            <text:p>2554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55" table:style-name="ce1">
            <text:p>2555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" table:style-name="ce2">
            <text:p>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56" table:style-name="ce1">
            <text:p>2556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.6519999999999999" table:style-name="ce2">
            <text:p>1,65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57" table:style-name="ce1">
            <text:p>2557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.3029999999999999" table:style-name="ce2">
            <text:p>2,30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58" table:style-name="ce1">
            <text:p>2558</text:p>
          </table:table-cell>
          <table:table-cell table:number-columns-repeated="16380"/>
        </table:table-row>
        <table:table-row table:style-name="ro1">
          <table:table-cell office:value-type="float" office:value="123" table:style-name="ce3">
            <text:p>12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59" table:style-name="ce1">
            <text:p>2559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.8080000000000001" table:style-name="ce2">
            <text:p>1,80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60" table:style-name="ce1">
            <text:p>2560</text:p>
          </table:table-cell>
          <table:table-cell table:number-columns-repeated="16380"/>
        </table:table-row>
        <table:table-row table:style-name="ro1">
          <table:table-cell office:value-type="float" office:value="125" table:style-name="ce3">
            <text:p>12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61" table:style-name="ce1">
            <text:p>2561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.4059999999999999" table:style-name="ce2">
            <text:p>1,40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62" table:style-name="ce1">
            <text:p>2562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.403" table:style-name="ce2">
            <text:p>1,40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63" table:style-name="ce1">
            <text:p>2563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.403" table:style-name="ce2">
            <text:p>1,40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64" table:style-name="ce1">
            <text:p>2564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.359" table:style-name="ce2">
            <text:p>2,35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65" table:style-name="ce1">
            <text:p>2565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66" table:style-name="ce1">
            <text:p>2566</text:p>
          </table:table-cell>
          <table:table-cell table:number-columns-repeated="16380"/>
        </table:table-row>
        <table:table-row table:style-name="ro1">
          <table:table-cell office:value-type="float" office:value="131" table:style-name="ce3">
            <text:p>13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67" table:style-name="ce1">
            <text:p>2567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.542" table:style-name="ce2">
            <text:p>1,54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68" table:style-name="ce1">
            <text:p>2568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.5029999999999999" table:style-name="ce2">
            <text:p>1,50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69" table:style-name="ce1">
            <text:p>2569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.8360000000000001" table:style-name="ce2">
            <text:p>1,83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70" table:style-name="ce1">
            <text:p>2570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.4460000000000002" table:style-name="ce2">
            <text:p>2,44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71" table:style-name="ce1">
            <text:p>2571</text:p>
          </table:table-cell>
          <table:table-cell table:number-columns-repeated="16380"/>
        </table:table-row>
        <table:table-row table:style-name="ro1">
          <table:table-cell office:value-type="float" office:value="136" table:style-name="ce3">
            <text:p>13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72" table:style-name="ce1">
            <text:p>2572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.0549999999999999" table:style-name="ce2">
            <text:p>1,05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73" table:style-name="ce1">
            <text:p>2573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.0469999999999999" table:style-name="ce2">
            <text:p>1,04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74" table:style-name="ce1">
            <text:p>2574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.403" table:style-name="ce2">
            <text:p>1,40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75" table:style-name="ce1">
            <text:p>2575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.0680000000000001" table:style-name="ce2">
            <text:p>2,06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76" table:style-name="ce1">
            <text:p>2576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2.1469999999999998" table:style-name="ce2">
            <text:p>2,14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77" table:style-name="ce1">
            <text:p>2577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3.5" table:style-name="ce2">
            <text:p>3,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78" table:style-name="ce1">
            <text:p>2578</text:p>
          </table:table-cell>
          <table:table-cell table:number-columns-repeated="16380"/>
        </table:table-row>
        <table:table-row table:style-name="ro1">
          <table:table-cell office:value-type="float" office:value="143" table:style-name="ce3">
            <text:p>14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79" table:style-name="ce1">
            <text:p>2579</text:p>
          </table:table-cell>
          <table:table-cell table:number-columns-repeated="16380"/>
        </table:table-row>
        <table:table-row table:style-name="ro1">
          <table:table-cell office:value-type="float" office:value="144" table:style-name="ce3">
            <text:p>144</text:p>
          </table:table-cell>
          <table:table-cell table:style-name="ce2"/>
          <table:table-cell office:value-type="float" office:value="2012" table:formula="of:=2012" table:style-name="ce1">
            <text:p>2012</text:p>
          </table:table-cell>
          <table:table-cell office:value-type="float" office:value="2580" table:style-name="ce1">
            <text:p>2580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1" table:style-name="ce1">
            <text:p>2581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.403" table:style-name="ce2">
            <text:p>1,40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2" table:style-name="ce1">
            <text:p>2582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.403" table:style-name="ce2">
            <text:p>1,40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3" table:style-name="ce1">
            <text:p>2583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.04" table:style-name="ce2">
            <text:p>1,0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4" table:style-name="ce1">
            <text:p>2584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.5760000000000001" table:style-name="ce2">
            <text:p>1,57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5" table:style-name="ce1">
            <text:p>2585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.472" table:style-name="ce2">
            <text:p>2,47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6" table:style-name="ce1">
            <text:p>2586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.3680000000000001" table:style-name="ce2">
            <text:p>1,36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7" table:style-name="ce1">
            <text:p>2587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.0049999999999999" table:style-name="ce2">
            <text:p>1,00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8" table:style-name="ce1">
            <text:p>2588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.302" table:style-name="ce2">
            <text:p>1,30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9" table:style-name="ce1">
            <text:p>2589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2.61" table:style-name="ce2">
            <text:p>2,6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90" table:style-name="ce1">
            <text:p>2590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2.42" table:style-name="ce2">
            <text:p>2,4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91" table:style-name="ce1">
            <text:p>2591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.077" table:style-name="ce2">
            <text:p>1,07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92" table:style-name="ce1">
            <text:p>2592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.2549999999999999" table:style-name="ce2">
            <text:p>1,25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93" table:style-name="ce1">
            <text:p>2593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2.3380000000000001" table:style-name="ce2">
            <text:p>2,33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94" table:style-name="ce1">
            <text:p>2594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.8759999999999999" table:style-name="ce2">
            <text:p>1,87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95" table:style-name="ce1">
            <text:p>2595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96" table:style-name="ce1">
            <text:p>2596</text:p>
          </table:table-cell>
          <table:table-cell table:number-columns-repeated="16380"/>
        </table:table-row>
        <table:table-row table:style-name="ro1">
          <table:table-cell office:value-type="float" office:value="161" table:style-name="ce3">
            <text:p>16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97" table:style-name="ce1">
            <text:p>2597</text:p>
          </table:table-cell>
          <table:table-cell table:number-columns-repeated="16380"/>
        </table:table-row>
        <table:table-row table:style-name="ro1">
          <table:table-cell office:value-type="float" office:value="162" table:style-name="ce3">
            <text:p>16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98" table:style-name="ce1">
            <text:p>2598</text:p>
          </table:table-cell>
          <table:table-cell table:number-columns-repeated="16380"/>
        </table:table-row>
        <table:table-row table:style-name="ro1">
          <table:table-cell office:value-type="float" office:value="163" table:style-name="ce3">
            <text:p>16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99" table:style-name="ce1">
            <text:p>2599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00" table:style-name="ce1">
            <text:p>2600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01" table:style-name="ce1">
            <text:p>2601</text:p>
          </table:table-cell>
          <table:table-cell table:number-columns-repeated="16380"/>
        </table:table-row>
        <table:table-row table:style-name="ro1">
          <table:table-cell office:value-type="float" office:value="166" table:style-name="ce3">
            <text:p>16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02" table:style-name="ce1">
            <text:p>2602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03" table:style-name="ce1">
            <text:p>2603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2.0249999999999999" table:style-name="ce2">
            <text:p>2,02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04" table:style-name="ce1">
            <text:p>2604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05" table:style-name="ce1">
            <text:p>2605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06" table:style-name="ce1">
            <text:p>2606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.403" table:style-name="ce2">
            <text:p>1,40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07" table:style-name="ce1">
            <text:p>2607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.002" table:style-name="ce2">
            <text:p>1,00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08" table:style-name="ce1">
            <text:p>2608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.409" table:style-name="ce2">
            <text:p>1,40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09" table:style-name="ce1">
            <text:p>2609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.407" table:style-name="ce2">
            <text:p>1,40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0" table:style-name="ce1">
            <text:p>2610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3.5449999999999999" table:style-name="ce2">
            <text:p>3,54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1" table:style-name="ce1">
            <text:p>2611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3.399" table:style-name="ce2">
            <text:p>3,39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2" table:style-name="ce1">
            <text:p>2612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2.2080000000000002" table:style-name="ce2">
            <text:p>2,20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3" table:style-name="ce1">
            <text:p>2613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2.762" table:style-name="ce2">
            <text:p>2,76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4" table:style-name="ce1">
            <text:p>2614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.03" table:style-name="ce2">
            <text:p>1,0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5" table:style-name="ce1">
            <text:p>2615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.002" table:style-name="ce2">
            <text:p>1,00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6" table:style-name="ce1">
            <text:p>2616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17" table:style-name="ce1">
            <text:p>2617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2.4430000000000001" table:style-name="ce2">
            <text:p>2,44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8" table:style-name="ce1">
            <text:p>2618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9" table:style-name="ce1">
            <text:p>2619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1.4179999999999999" table:style-name="ce2">
            <text:p>1,41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20" table:style-name="ce1">
            <text:p>2620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2.6150000000000002" table:style-name="ce2">
            <text:p>2,61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21" table:style-name="ce1">
            <text:p>2621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.2270000000000001" table:style-name="ce2">
            <text:p>1,22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22" table:style-name="ce1">
            <text:p>2622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2.4079999999999999" table:style-name="ce2">
            <text:p>2,40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23" table:style-name="ce1">
            <text:p>2623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1.403" table:style-name="ce2">
            <text:p>1,40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24" table:style-name="ce1">
            <text:p>2624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.403" table:style-name="ce2">
            <text:p>1,40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25" table:style-name="ce1">
            <text:p>2625</text:p>
          </table:table-cell>
          <table:table-cell table:number-columns-repeated="16380"/>
        </table:table-row>
        <table:table-row table:style-name="ro1">
          <table:table-cell office:value-type="float" office:value="190" table:style-name="ce3">
            <text:p>19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26" table:style-name="ce1">
            <text:p>2626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1.403" table:style-name="ce2">
            <text:p>1,40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27" table:style-name="ce1">
            <text:p>2627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28" table:style-name="ce1">
            <text:p>2628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.9059999999999999" table:style-name="ce2">
            <text:p>1,90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29" table:style-name="ce1">
            <text:p>2629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2.15" table:style-name="ce2">
            <text:p>2,1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0" table:style-name="ce1">
            <text:p>2630</text:p>
          </table:table-cell>
          <table:table-cell table:number-columns-repeated="16380"/>
        </table:table-row>
        <table:table-row table:style-name="ro1">
          <table:table-cell office:value-type="float" office:value="195" table:style-name="ce3">
            <text:p>19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31" table:style-name="ce1">
            <text:p>2631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1.405" table:style-name="ce2">
            <text:p>1,40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2" table:style-name="ce1">
            <text:p>2632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" table:style-name="ce2">
            <text:p>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3" table:style-name="ce1">
            <text:p>2633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34" table:style-name="ce1">
            <text:p>2634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.72" table:style-name="ce2">
            <text:p>1,7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5" table:style-name="ce1">
            <text:p>2635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.302" table:style-name="ce2">
            <text:p>1,30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6" table:style-name="ce1">
            <text:p>2636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2.3090000000000002" table:style-name="ce2">
            <text:p>2,30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7" table:style-name="ce1">
            <text:p>2637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1" table:style-name="ce2">
            <text:p>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8" table:style-name="ce1">
            <text:p>2638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2.0219999999999998" table:style-name="ce2">
            <text:p>2,02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9" table:style-name="ce1">
            <text:p>263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2250000000000001" table:style-name="ce2">
            <text:p>3,22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40" table:style-name="ce1">
            <text:p>264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8140000000000001" table:style-name="ce2">
            <text:p>1,81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41" table:style-name="ce1">
            <text:p>264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216" table:style-name="ce2">
            <text:p>1,21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42" table:style-name="ce1">
            <text:p>2642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202" table:style-name="ce2">
            <text:p>2,20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43" table:style-name="ce1">
            <text:p>2643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0629999999999999" table:style-name="ce2">
            <text:p>1,06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44" table:style-name="ce1">
            <text:p>2644</text:p>
          </table:table-cell>
          <table:table-cell table:number-columns-repeated="16380"/>
        </table:table-row>
        <table:table-row table:style-name="ro1">
          <table:table-cell office:value-type="float" office:value="6" table:style-name="ce3">
            <text:p>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45" table:style-name="ce1">
            <text:p>2645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73" table:style-name="ce2">
            <text:p>1,7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46" table:style-name="ce1">
            <text:p>2646</text:p>
          </table:table-cell>
          <table:table-cell table:number-columns-repeated="16380"/>
        </table:table-row>
        <table:table-row table:style-name="ro1">
          <table:table-cell office:value-type="float" office:value="8" table:style-name="ce3">
            <text:p>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47" table:style-name="ce1">
            <text:p>2647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48" table:style-name="ce1">
            <text:p>2648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49" table:style-name="ce1">
            <text:p>264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.21" table:style-name="ce2">
            <text:p>2,2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50" table:style-name="ce1">
            <text:p>265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1579999999999999" table:style-name="ce2">
            <text:p>1,15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51" table:style-name="ce1">
            <text:p>265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004" table:style-name="ce2">
            <text:p>1,00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52" table:style-name="ce1">
            <text:p>265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.4260000000000002" table:style-name="ce2">
            <text:p>2,42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53" table:style-name="ce1">
            <text:p>2653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54" table:style-name="ce1">
            <text:p>265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.0219999999999998" table:style-name="ce2">
            <text:p>2,02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55" table:style-name="ce1">
            <text:p>265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.6479999999999999" table:style-name="ce2">
            <text:p>1,64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56" table:style-name="ce1">
            <text:p>265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57" table:style-name="ce1">
            <text:p>265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58" table:style-name="ce1">
            <text:p>2658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.0049999999999999" table:style-name="ce2">
            <text:p>1,00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59" table:style-name="ce1">
            <text:p>2659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60" table:style-name="ce1">
            <text:p>2660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.0059999999999998" table:style-name="ce2">
            <text:p>2,00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61" table:style-name="ce1">
            <text:p>2661</text:p>
          </table:table-cell>
          <table:table-cell table:number-columns-repeated="16380"/>
        </table:table-row>
        <table:table-row table:style-name="ro1">
          <table:table-cell office:value-type="float" office:value="23" table:style-name="ce3">
            <text:p>2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62" table:style-name="ce1">
            <text:p>266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.403" table:style-name="ce2">
            <text:p>1,40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63" table:style-name="ce1">
            <text:p>2663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64" table:style-name="ce1">
            <text:p>266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.407" table:style-name="ce2">
            <text:p>1,40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65" table:style-name="ce1">
            <text:p>2665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2">
            <text:p>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66" table:style-name="ce1">
            <text:p>2666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234" table:style-name="ce2">
            <text:p>1,23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67" table:style-name="ce1">
            <text:p>266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68" table:style-name="ce1">
            <text:p>2668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.0069999999999999" table:style-name="ce2">
            <text:p>1,00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69" table:style-name="ce1">
            <text:p>266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.403" table:style-name="ce2">
            <text:p>1,40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0" table:style-name="ce1">
            <text:p>267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.0369999999999999" table:style-name="ce2">
            <text:p>2,03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1" table:style-name="ce1">
            <text:p>2671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72" table:style-name="ce1">
            <text:p>2672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.9079999999999999" table:style-name="ce2">
            <text:p>1,90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3" table:style-name="ce1">
            <text:p>267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4" table:style-name="ce1">
            <text:p>267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.04" table:style-name="ce2">
            <text:p>1,0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5" table:style-name="ce1">
            <text:p>267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2">
            <text:p>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6" table:style-name="ce1">
            <text:p>267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.8660000000000001" table:style-name="ce2">
            <text:p>1,86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7" table:style-name="ce1">
            <text:p>267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8" table:style-name="ce1">
            <text:p>2678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.246" table:style-name="ce2">
            <text:p>2,24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9" table:style-name="ce1">
            <text:p>267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80" table:style-name="ce1">
            <text:p>2680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.613" table:style-name="ce2">
            <text:p>1,61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1" table:style-name="ce1">
            <text:p>268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.0379999999999998" table:style-name="ce2">
            <text:p>3,03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2" table:style-name="ce1">
            <text:p>268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.8089999999999999" table:style-name="ce2">
            <text:p>1,80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3" table:style-name="ce1">
            <text:p>268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.61" table:style-name="ce2">
            <text:p>2,6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4" table:style-name="ce1">
            <text:p>268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.403" table:style-name="ce2">
            <text:p>1,40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5" table:style-name="ce1">
            <text:p>268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.3010000000000002" table:style-name="ce2">
            <text:p>2,30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6" table:style-name="ce1">
            <text:p>268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.206" table:style-name="ce2">
            <text:p>1,20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7" table:style-name="ce1">
            <text:p>268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8" table:style-name="ce1">
            <text:p>2688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.0309999999999999" table:style-name="ce2">
            <text:p>1,03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9" table:style-name="ce1">
            <text:p>2689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.619" table:style-name="ce2">
            <text:p>1,61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0" table:style-name="ce1">
            <text:p>2690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.403" table:style-name="ce2">
            <text:p>1,40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1" table:style-name="ce1">
            <text:p>2691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92" table:style-name="ce1">
            <text:p>2692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.8220000000000001" table:style-name="ce2">
            <text:p>1,82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3" table:style-name="ce1">
            <text:p>2693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.4059999999999999" table:style-name="ce2">
            <text:p>1,40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4" table:style-name="ce1">
            <text:p>2694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.2130000000000001" table:style-name="ce2">
            <text:p>1,21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5" table:style-name="ce1">
            <text:p>2695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.619" table:style-name="ce2">
            <text:p>1,61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6" table:style-name="ce1">
            <text:p>2696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.825" table:style-name="ce2">
            <text:p>1,82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7" table:style-name="ce1">
            <text:p>2697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.0469999999999999" table:style-name="ce2">
            <text:p>1,04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8" table:style-name="ce1">
            <text:p>2698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.419" table:style-name="ce2">
            <text:p>1,41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9" table:style-name="ce1">
            <text:p>2699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.403" table:style-name="ce2">
            <text:p>1,40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00" table:style-name="ce1">
            <text:p>2700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.619" table:style-name="ce2">
            <text:p>1,61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01" table:style-name="ce1">
            <text:p>2701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.7810000000000001" table:style-name="ce2">
            <text:p>2,78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02" table:style-name="ce1">
            <text:p>2702</text:p>
          </table:table-cell>
          <table:table-cell table:number-columns-repeated="16380"/>
        </table:table-row>
        <table:table-row table:style-name="ro1">
          <table:table-cell office:value-type="float" office:value="64" table:style-name="ce3">
            <text:p>6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03" table:style-name="ce1">
            <text:p>2703</text:p>
          </table:table-cell>
          <table:table-cell table:number-columns-repeated="16380"/>
        </table:table-row>
        <table:table-row table:style-name="ro1">
          <table:table-cell office:value-type="float" office:value="65" table:style-name="ce3">
            <text:p>6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04" table:style-name="ce1">
            <text:p>2704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.0129999999999999" table:style-name="ce2">
            <text:p>1,01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05" table:style-name="ce1">
            <text:p>2705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.226" table:style-name="ce2">
            <text:p>1,22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06" table:style-name="ce1">
            <text:p>2706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07" table:style-name="ce1">
            <text:p>2707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08" table:style-name="ce1">
            <text:p>2708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.355" table:style-name="ce2">
            <text:p>2,35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09" table:style-name="ce1">
            <text:p>2709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.4259999999999999" table:style-name="ce2">
            <text:p>1,42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10" table:style-name="ce1">
            <text:p>2710</text:p>
          </table:table-cell>
          <table:table-cell table:number-columns-repeated="16380"/>
        </table:table-row>
        <table:table-row table:style-name="ro1">
          <table:table-cell office:value-type="float" office:value="72" table:style-name="ce3">
            <text:p>7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11" table:style-name="ce1">
            <text:p>2711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.407" table:style-name="ce2">
            <text:p>1,40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12" table:style-name="ce1">
            <text:p>2712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13" table:style-name="ce1">
            <text:p>2713</text:p>
          </table:table-cell>
          <table:table-cell table:number-columns-repeated="16380"/>
        </table:table-row>
        <table:table-row table:style-name="ro1">
          <table:table-cell office:value-type="float" office:value="75" table:style-name="ce3">
            <text:p>7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14" table:style-name="ce1">
            <text:p>2714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.8360000000000001" table:style-name="ce2">
            <text:p>1,83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15" table:style-name="ce1">
            <text:p>2715</text:p>
          </table:table-cell>
          <table:table-cell table:number-columns-repeated="16380"/>
        </table:table-row>
        <table:table-row table:style-name="ro1">
          <table:table-cell office:value-type="float" office:value="77" table:style-name="ce3">
            <text:p>7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16" table:style-name="ce1">
            <text:p>2716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.65" table:style-name="ce2">
            <text:p>1,6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17" table:style-name="ce1">
            <text:p>2717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.403" table:style-name="ce2">
            <text:p>1,40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18" table:style-name="ce1">
            <text:p>2718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19" table:style-name="ce1">
            <text:p>2719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.4179999999999999" table:style-name="ce2">
            <text:p>1,41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0" table:style-name="ce1">
            <text:p>2720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1" table:style-name="ce1">
            <text:p>2721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.8460000000000001" table:style-name="ce2">
            <text:p>1,84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2" table:style-name="ce1">
            <text:p>2722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23" table:style-name="ce1">
            <text:p>2723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.4319999999999999" table:style-name="ce2">
            <text:p>1,43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4" table:style-name="ce1">
            <text:p>2724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.9039999999999999" table:style-name="ce2">
            <text:p>2,90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5" table:style-name="ce1">
            <text:p>2725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.4810000000000001" table:style-name="ce2">
            <text:p>1,48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6" table:style-name="ce1">
            <text:p>2726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.5579999999999998" table:style-name="ce2">
            <text:p>2,55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7" table:style-name="ce1">
            <text:p>2727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.871" table:style-name="ce2">
            <text:p>2,87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8" table:style-name="ce1">
            <text:p>2728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.2050000000000001" table:style-name="ce2">
            <text:p>1,20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9" table:style-name="ce1">
            <text:p>2729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.0049999999999999" table:style-name="ce2">
            <text:p>1,00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0" table:style-name="ce1">
            <text:p>2730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.4060000000000001" table:style-name="ce2">
            <text:p>2,40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1" table:style-name="ce1">
            <text:p>2731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.1140000000000001" table:style-name="ce2">
            <text:p>1,11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2" table:style-name="ce1">
            <text:p>2732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3" table:style-name="ce1">
            <text:p>2733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.403" table:style-name="ce2">
            <text:p>1,40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4" table:style-name="ce1">
            <text:p>2734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.4159999999999999" table:style-name="ce2">
            <text:p>1,41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5" table:style-name="ce1">
            <text:p>2735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.4039999999999999" table:style-name="ce2">
            <text:p>1,40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6" table:style-name="ce1">
            <text:p>2736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.645" table:style-name="ce2">
            <text:p>2,64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7" table:style-name="ce1">
            <text:p>2737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.2269999999999999" table:style-name="ce2">
            <text:p>2,22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8" table:style-name="ce1">
            <text:p>2738</text:p>
          </table:table-cell>
          <table:table-cell table:number-columns-repeated="16380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39" table:style-name="ce1">
            <text:p>2739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.403" table:style-name="ce2">
            <text:p>1,40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40" table:style-name="ce1">
            <text:p>2740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.403" table:style-name="ce2">
            <text:p>1,40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41" table:style-name="ce1">
            <text:p>2741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42" table:style-name="ce1">
            <text:p>2742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.208" table:style-name="ce2">
            <text:p>1,20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43" table:style-name="ce1">
            <text:p>2743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.4390000000000001" table:style-name="ce2">
            <text:p>2,43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44" table:style-name="ce1">
            <text:p>2744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.403" table:style-name="ce2">
            <text:p>1,40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45" table:style-name="ce1">
            <text:p>2745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2.3849999999999998" table:style-name="ce2">
            <text:p>2,38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46" table:style-name="ce1">
            <text:p>2746</text:p>
          </table:table-cell>
          <table:table-cell table:number-columns-repeated="16380"/>
        </table:table-row>
        <table:table-row table:style-name="ro1">
          <table:table-cell office:value-type="float" office:value="108" table:style-name="ce3">
            <text:p>10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47" table:style-name="ce1">
            <text:p>2747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.208" table:style-name="ce2">
            <text:p>1,20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48" table:style-name="ce1">
            <text:p>2748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49" table:style-name="ce1">
            <text:p>2749</text:p>
          </table:table-cell>
          <table:table-cell table:number-columns-repeated="16380"/>
        </table:table-row>
        <table:table-row table:style-name="ro1">
          <table:table-cell office:value-type="float" office:value="111" table:style-name="ce3">
            <text:p>11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50" table:style-name="ce1">
            <text:p>2750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.609" table:style-name="ce2">
            <text:p>1,60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51" table:style-name="ce1">
            <text:p>2751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.8360000000000001" table:style-name="ce2">
            <text:p>1,83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52" table:style-name="ce1">
            <text:p>2752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.002" table:style-name="ce2">
            <text:p>1,00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53" table:style-name="ce1">
            <text:p>2753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54" table:style-name="ce1">
            <text:p>2754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55" table:style-name="ce1">
            <text:p>2755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2.1179999999999999" table:style-name="ce2">
            <text:p>2,11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56" table:style-name="ce1">
            <text:p>2756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57" table:style-name="ce1">
            <text:p>2757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58" table:style-name="ce1">
            <text:p>2758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" table:style-name="ce2">
            <text:p>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59" table:style-name="ce1">
            <text:p>2759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.7370000000000001" table:style-name="ce2">
            <text:p>1,73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60" table:style-name="ce1">
            <text:p>2760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.2109999999999999" table:style-name="ce2">
            <text:p>2,21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61" table:style-name="ce1">
            <text:p>2761</text:p>
          </table:table-cell>
          <table:table-cell table:number-columns-repeated="16380"/>
        </table:table-row>
        <table:table-row table:style-name="ro1">
          <table:table-cell office:value-type="float" office:value="123" table:style-name="ce3">
            <text:p>12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62" table:style-name="ce1">
            <text:p>2762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.8069999999999999" table:style-name="ce2">
            <text:p>1,80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63" table:style-name="ce1">
            <text:p>2763</text:p>
          </table:table-cell>
          <table:table-cell table:number-columns-repeated="16380"/>
        </table:table-row>
        <table:table-row table:style-name="ro1">
          <table:table-cell office:value-type="float" office:value="125" table:style-name="ce3">
            <text:p>12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64" table:style-name="ce1">
            <text:p>2764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.4059999999999999" table:style-name="ce2">
            <text:p>1,40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65" table:style-name="ce1">
            <text:p>2765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.4039999999999999" table:style-name="ce2">
            <text:p>1,40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66" table:style-name="ce1">
            <text:p>2766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67" table:style-name="ce1">
            <text:p>2767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.48" table:style-name="ce2">
            <text:p>2,4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68" table:style-name="ce1">
            <text:p>2768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69" table:style-name="ce1">
            <text:p>2769</text:p>
          </table:table-cell>
          <table:table-cell table:number-columns-repeated="16380"/>
        </table:table-row>
        <table:table-row table:style-name="ro1">
          <table:table-cell office:value-type="float" office:value="131" table:style-name="ce3">
            <text:p>13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70" table:style-name="ce1">
            <text:p>2770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.4179999999999999" table:style-name="ce2">
            <text:p>1,41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71" table:style-name="ce1">
            <text:p>2771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.403" table:style-name="ce2">
            <text:p>1,40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72" table:style-name="ce1">
            <text:p>2772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.6339999999999999" table:style-name="ce2">
            <text:p>1,63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73" table:style-name="ce1">
            <text:p>2773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.6320000000000001" table:style-name="ce2">
            <text:p>2,63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74" table:style-name="ce1">
            <text:p>2774</text:p>
          </table:table-cell>
          <table:table-cell table:number-columns-repeated="16380"/>
        </table:table-row>
        <table:table-row table:style-name="ro1">
          <table:table-cell office:value-type="float" office:value="136" table:style-name="ce3">
            <text:p>13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75" table:style-name="ce1">
            <text:p>2775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.0129999999999999" table:style-name="ce2">
            <text:p>1,01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76" table:style-name="ce1">
            <text:p>2776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.089" table:style-name="ce2">
            <text:p>1,08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77" table:style-name="ce1">
            <text:p>2777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.403" table:style-name="ce2">
            <text:p>1,40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78" table:style-name="ce1">
            <text:p>2778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.9990000000000001" table:style-name="ce2">
            <text:p>1,99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79" table:style-name="ce1">
            <text:p>2779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2.0059999999999998" table:style-name="ce2">
            <text:p>2,00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80" table:style-name="ce1">
            <text:p>2780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3.657" table:style-name="ce2">
            <text:p>3,65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81" table:style-name="ce1">
            <text:p>2781</text:p>
          </table:table-cell>
          <table:table-cell table:number-columns-repeated="16380"/>
        </table:table-row>
        <table:table-row table:style-name="ro1">
          <table:table-cell office:value-type="float" office:value="143" table:style-name="ce3">
            <text:p>14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82" table:style-name="ce1">
            <text:p>2782</text:p>
          </table:table-cell>
          <table:table-cell table:number-columns-repeated="16380"/>
        </table:table-row>
        <table:table-row table:style-name="ro1">
          <table:table-cell office:value-type="float" office:value="144" table:style-name="ce3">
            <text:p>144</text:p>
          </table:table-cell>
          <table:table-cell table:style-name="ce2"/>
          <table:table-cell office:value-type="float" office:value="2013" table:formula="of:=2013" table:style-name="ce1">
            <text:p>2013</text:p>
          </table:table-cell>
          <table:table-cell office:value-type="float" office:value="2783" table:style-name="ce1">
            <text:p>2783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84" table:style-name="ce1">
            <text:p>2784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.403" table:style-name="ce2">
            <text:p>1,40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85" table:style-name="ce1">
            <text:p>2785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86" table:style-name="ce1">
            <text:p>2786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.0069999999999999" table:style-name="ce2">
            <text:p>1,00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87" table:style-name="ce1">
            <text:p>2787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.669" table:style-name="ce2">
            <text:p>1,66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88" table:style-name="ce1">
            <text:p>2788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.407" table:style-name="ce2">
            <text:p>2,40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89" table:style-name="ce1">
            <text:p>2789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.3169999999999999" table:style-name="ce2">
            <text:p>1,31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0" table:style-name="ce1">
            <text:p>2790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.0049999999999999" table:style-name="ce2">
            <text:p>1,00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1" table:style-name="ce1">
            <text:p>2791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.403" table:style-name="ce2">
            <text:p>1,40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2" table:style-name="ce1">
            <text:p>2792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3.0659999999999998" table:style-name="ce2">
            <text:p>3,06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3" table:style-name="ce1">
            <text:p>2793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2.82" table:style-name="ce2">
            <text:p>2,8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4" table:style-name="ce1">
            <text:p>2794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.026" table:style-name="ce2">
            <text:p>1,02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5" table:style-name="ce1">
            <text:p>2795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.232" table:style-name="ce2">
            <text:p>1,23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6" table:style-name="ce1">
            <text:p>2796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2.319" table:style-name="ce2">
            <text:p>2,31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7" table:style-name="ce1">
            <text:p>2797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2.08" table:style-name="ce2">
            <text:p>2,0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8" table:style-name="ce1">
            <text:p>2798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99" table:style-name="ce1">
            <text:p>2799</text:p>
          </table:table-cell>
          <table:table-cell table:number-columns-repeated="16380"/>
        </table:table-row>
        <table:table-row table:style-name="ro1">
          <table:table-cell office:value-type="float" office:value="161" table:style-name="ce3">
            <text:p>16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00" table:style-name="ce1">
            <text:p>2800</text:p>
          </table:table-cell>
          <table:table-cell table:number-columns-repeated="16380"/>
        </table:table-row>
        <table:table-row table:style-name="ro1">
          <table:table-cell office:value-type="float" office:value="162" table:style-name="ce3">
            <text:p>16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01" table:style-name="ce1">
            <text:p>2801</text:p>
          </table:table-cell>
          <table:table-cell table:number-columns-repeated="16380"/>
        </table:table-row>
        <table:table-row table:style-name="ro1">
          <table:table-cell office:value-type="float" office:value="163" table:style-name="ce3">
            <text:p>16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02" table:style-name="ce1">
            <text:p>2802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03" table:style-name="ce1">
            <text:p>2803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04" table:style-name="ce1">
            <text:p>2804</text:p>
          </table:table-cell>
          <table:table-cell table:number-columns-repeated="16380"/>
        </table:table-row>
        <table:table-row table:style-name="ro1">
          <table:table-cell office:value-type="float" office:value="166" table:style-name="ce3">
            <text:p>16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05" table:style-name="ce1">
            <text:p>2805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06" table:style-name="ce1">
            <text:p>2806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2.23" table:style-name="ce2">
            <text:p>2,2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07" table:style-name="ce1">
            <text:p>2807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08" table:style-name="ce1">
            <text:p>2808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09" table:style-name="ce1">
            <text:p>2809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.403" table:style-name="ce2">
            <text:p>1,40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0" table:style-name="ce1">
            <text:p>2810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.0029999999999999" table:style-name="ce2">
            <text:p>1,00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1" table:style-name="ce1">
            <text:p>2811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.4079999999999999" table:style-name="ce2">
            <text:p>1,40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2" table:style-name="ce1">
            <text:p>2812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.407" table:style-name="ce2">
            <text:p>1,40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3" table:style-name="ce1">
            <text:p>2813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3.3849999999999998" table:style-name="ce2">
            <text:p>3,38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4" table:style-name="ce1">
            <text:p>2814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3.1920000000000002" table:style-name="ce2">
            <text:p>3,19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5" table:style-name="ce1">
            <text:p>2815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2.6960000000000002" table:style-name="ce2">
            <text:p>2,69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6" table:style-name="ce1">
            <text:p>2816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1.9139999999999999" table:style-name="ce2">
            <text:p>1,91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7" table:style-name="ce1">
            <text:p>2817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.0049999999999999" table:style-name="ce2">
            <text:p>1,00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8" table:style-name="ce1">
            <text:p>2818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.0009999999999999" table:style-name="ce2">
            <text:p>1,00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9" table:style-name="ce1">
            <text:p>2819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20" table:style-name="ce1">
            <text:p>2820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2.4609999999999999" table:style-name="ce2">
            <text:p>2,46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21" table:style-name="ce1">
            <text:p>2821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22" table:style-name="ce1">
            <text:p>2822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1.4179999999999999" table:style-name="ce2">
            <text:p>1,41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23" table:style-name="ce1">
            <text:p>2823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2.1480000000000001" table:style-name="ce2">
            <text:p>2,14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24" table:style-name="ce1">
            <text:p>2824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.226" table:style-name="ce2">
            <text:p>1,22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25" table:style-name="ce1">
            <text:p>2825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2.427" table:style-name="ce2">
            <text:p>2,42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26" table:style-name="ce1">
            <text:p>2826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1.403" table:style-name="ce2">
            <text:p>1,40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27" table:style-name="ce1">
            <text:p>2827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.403" table:style-name="ce2">
            <text:p>1,40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28" table:style-name="ce1">
            <text:p>2828</text:p>
          </table:table-cell>
          <table:table-cell table:number-columns-repeated="16380"/>
        </table:table-row>
        <table:table-row table:style-name="ro1">
          <table:table-cell office:value-type="float" office:value="190" table:style-name="ce3">
            <text:p>19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29" table:style-name="ce1">
            <text:p>2829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0" table:style-name="ce1">
            <text:p>2830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1" table:style-name="ce1">
            <text:p>2831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2" table:style-name="ce1">
            <text:p>2832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2.5289999999999999" table:style-name="ce2">
            <text:p>2,52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3" table:style-name="ce1">
            <text:p>2833</text:p>
          </table:table-cell>
          <table:table-cell table:number-columns-repeated="16380"/>
        </table:table-row>
        <table:table-row table:style-name="ro1">
          <table:table-cell office:value-type="float" office:value="195" table:style-name="ce3">
            <text:p>19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34" table:style-name="ce1">
            <text:p>2834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1.6080000000000001" table:style-name="ce2">
            <text:p>1,60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5" table:style-name="ce1">
            <text:p>2835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" table:style-name="ce2">
            <text:p>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6" table:style-name="ce1">
            <text:p>2836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37" table:style-name="ce1">
            <text:p>2837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.6279999999999999" table:style-name="ce2">
            <text:p>1,62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8" table:style-name="ce1">
            <text:p>2838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.403" table:style-name="ce2">
            <text:p>1,40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9" table:style-name="ce1">
            <text:p>2839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2.5099999999999998" table:style-name="ce2">
            <text:p>2,5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40" table:style-name="ce1">
            <text:p>2840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1" table:style-name="ce2">
            <text:p>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41" table:style-name="ce1">
            <text:p>2841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2.0299999999999998" table:style-name="ce2">
            <text:p>2,0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42" table:style-name="ce1">
            <text:p>284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2250000000000001" table:style-name="ce2">
            <text:p>3,22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43" table:style-name="ce1">
            <text:p>284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44" table:style-name="ce1">
            <text:p>284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2150000000000001" table:style-name="ce2">
            <text:p>1,21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45" table:style-name="ce1">
            <text:p>284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2040000000000002" table:style-name="ce2">
            <text:p>2,20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46" table:style-name="ce1">
            <text:p>284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0129999999999999" table:style-name="ce2">
            <text:p>1,01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47" table:style-name="ce1">
            <text:p>2847</text:p>
          </table:table-cell>
          <table:table-cell table:number-columns-repeated="16380"/>
        </table:table-row>
        <table:table-row table:style-name="ro1">
          <table:table-cell office:value-type="float" office:value="6" table:style-name="ce3">
            <text:p>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48" table:style-name="ce1">
            <text:p>284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6279999999999999" table:style-name="ce2">
            <text:p>1,62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49" table:style-name="ce1">
            <text:p>2849</text:p>
          </table:table-cell>
          <table:table-cell table:number-columns-repeated="16380"/>
        </table:table-row>
        <table:table-row table:style-name="ro1">
          <table:table-cell office:value-type="float" office:value="8" table:style-name="ce3">
            <text:p>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50" table:style-name="ce1">
            <text:p>2850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51" table:style-name="ce1">
            <text:p>2851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403" table:style-name="ce2">
            <text:p>1,40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52" table:style-name="ce1">
            <text:p>285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.278" table:style-name="ce2">
            <text:p>2,27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53" table:style-name="ce1">
            <text:p>2853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0740000000000001" table:style-name="ce2">
            <text:p>1,07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54" table:style-name="ce1">
            <text:p>285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004" table:style-name="ce2">
            <text:p>1,00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55" table:style-name="ce1">
            <text:p>285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.423" table:style-name="ce2">
            <text:p>2,42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56" table:style-name="ce1">
            <text:p>285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57" table:style-name="ce1">
            <text:p>285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.0230000000000001" table:style-name="ce2">
            <text:p>2,02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58" table:style-name="ce1">
            <text:p>285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.621" table:style-name="ce2">
            <text:p>1,62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59" table:style-name="ce1">
            <text:p>285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60" table:style-name="ce1">
            <text:p>2860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61" table:style-name="ce1">
            <text:p>286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.0049999999999999" table:style-name="ce2">
            <text:p>1,00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62" table:style-name="ce1">
            <text:p>2862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63" table:style-name="ce1">
            <text:p>286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.0059999999999998" table:style-name="ce2">
            <text:p>2,00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64" table:style-name="ce1">
            <text:p>2864</text:p>
          </table:table-cell>
          <table:table-cell table:number-columns-repeated="16380"/>
        </table:table-row>
        <table:table-row table:style-name="ro1">
          <table:table-cell office:value-type="float" office:value="23" table:style-name="ce3">
            <text:p>2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65" table:style-name="ce1">
            <text:p>2865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.403" table:style-name="ce2">
            <text:p>1,40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66" table:style-name="ce1">
            <text:p>286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.403" table:style-name="ce2">
            <text:p>1,40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67" table:style-name="ce1">
            <text:p>286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.407" table:style-name="ce2">
            <text:p>1,40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68" table:style-name="ce1">
            <text:p>286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2">
            <text:p>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69" table:style-name="ce1">
            <text:p>286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236" table:style-name="ce2">
            <text:p>1,23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70" table:style-name="ce1">
            <text:p>2870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71" table:style-name="ce1">
            <text:p>2871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.006" table:style-name="ce2">
            <text:p>1,00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72" table:style-name="ce1">
            <text:p>287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.403" table:style-name="ce2">
            <text:p>1,40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73" table:style-name="ce1">
            <text:p>287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.101" table:style-name="ce2">
            <text:p>2,10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74" table:style-name="ce1">
            <text:p>287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75" table:style-name="ce1">
            <text:p>287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.7150000000000001" table:style-name="ce2">
            <text:p>1,71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76" table:style-name="ce1">
            <text:p>287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77" table:style-name="ce1">
            <text:p>2877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.0069999999999999" table:style-name="ce2">
            <text:p>1,00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78" table:style-name="ce1">
            <text:p>2878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2">
            <text:p>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79" table:style-name="ce1">
            <text:p>2879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.8660000000000001" table:style-name="ce2">
            <text:p>1,86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0" table:style-name="ce1">
            <text:p>2880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1" table:style-name="ce1">
            <text:p>288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.202" table:style-name="ce2">
            <text:p>2,20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2" table:style-name="ce1">
            <text:p>2882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83" table:style-name="ce1">
            <text:p>2883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.63" table:style-name="ce2">
            <text:p>1,6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4" table:style-name="ce1">
            <text:p>288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.089" table:style-name="ce2">
            <text:p>3,08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5" table:style-name="ce1">
            <text:p>288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.8089999999999999" table:style-name="ce2">
            <text:p>1,80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6" table:style-name="ce1">
            <text:p>288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.61" table:style-name="ce2">
            <text:p>2,6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7" table:style-name="ce1">
            <text:p>2887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.403" table:style-name="ce2">
            <text:p>1,40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8" table:style-name="ce1">
            <text:p>288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.298" table:style-name="ce2">
            <text:p>2,29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9" table:style-name="ce1">
            <text:p>288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.206" table:style-name="ce2">
            <text:p>1,20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0" table:style-name="ce1">
            <text:p>289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1" table:style-name="ce1">
            <text:p>2891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.0129999999999999" table:style-name="ce2">
            <text:p>1,01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2" table:style-name="ce1">
            <text:p>2892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.62" table:style-name="ce2">
            <text:p>1,6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3" table:style-name="ce1">
            <text:p>2893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.403" table:style-name="ce2">
            <text:p>1,40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4" table:style-name="ce1">
            <text:p>2894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95" table:style-name="ce1">
            <text:p>2895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.2549999999999999" table:style-name="ce2">
            <text:p>2,25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6" table:style-name="ce1">
            <text:p>2896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.4059999999999999" table:style-name="ce2">
            <text:p>1,40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7" table:style-name="ce1">
            <text:p>2897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.2050000000000001" table:style-name="ce2">
            <text:p>1,20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8" table:style-name="ce1">
            <text:p>2898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.619" table:style-name="ce2">
            <text:p>1,61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9" table:style-name="ce1">
            <text:p>2899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.825" table:style-name="ce2">
            <text:p>1,82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00" table:style-name="ce1">
            <text:p>2900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.0129999999999999" table:style-name="ce2">
            <text:p>1,01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01" table:style-name="ce1">
            <text:p>2901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.208" table:style-name="ce2">
            <text:p>1,20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02" table:style-name="ce1">
            <text:p>2902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.403" table:style-name="ce2">
            <text:p>1,40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03" table:style-name="ce1">
            <text:p>2903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.5620000000000001" table:style-name="ce2">
            <text:p>1,56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04" table:style-name="ce1">
            <text:p>2904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.3879999999999999" table:style-name="ce2">
            <text:p>2,38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05" table:style-name="ce1">
            <text:p>2905</text:p>
          </table:table-cell>
          <table:table-cell table:number-columns-repeated="16380"/>
        </table:table-row>
        <table:table-row table:style-name="ro1">
          <table:table-cell office:value-type="float" office:value="64" table:style-name="ce3">
            <text:p>6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06" table:style-name="ce1">
            <text:p>2906</text:p>
          </table:table-cell>
          <table:table-cell table:number-columns-repeated="16380"/>
        </table:table-row>
        <table:table-row table:style-name="ro1">
          <table:table-cell office:value-type="float" office:value="65" table:style-name="ce3">
            <text:p>6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07" table:style-name="ce1">
            <text:p>2907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.0049999999999999" table:style-name="ce2">
            <text:p>1,00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08" table:style-name="ce1">
            <text:p>2908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.125" table:style-name="ce2">
            <text:p>1,12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09" table:style-name="ce1">
            <text:p>2909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.403" table:style-name="ce2">
            <text:p>1,40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10" table:style-name="ce1">
            <text:p>2910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11" table:style-name="ce1">
            <text:p>2911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.968" table:style-name="ce2">
            <text:p>1,96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12" table:style-name="ce1">
            <text:p>2912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.419" table:style-name="ce2">
            <text:p>1,41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13" table:style-name="ce1">
            <text:p>2913</text:p>
          </table:table-cell>
          <table:table-cell table:number-columns-repeated="16380"/>
        </table:table-row>
        <table:table-row table:style-name="ro1">
          <table:table-cell office:value-type="float" office:value="72" table:style-name="ce3">
            <text:p>72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14" table:style-name="ce1">
            <text:p>2914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.609" table:style-name="ce2">
            <text:p>1,60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15" table:style-name="ce1">
            <text:p>2915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16" table:style-name="ce1">
            <text:p>2916</text:p>
          </table:table-cell>
          <table:table-cell table:number-columns-repeated="16380"/>
        </table:table-row>
        <table:table-row table:style-name="ro1">
          <table:table-cell office:value-type="float" office:value="75" table:style-name="ce3">
            <text:p>7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17" table:style-name="ce1">
            <text:p>2917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.8360000000000001" table:style-name="ce2">
            <text:p>1,83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18" table:style-name="ce1">
            <text:p>2918</text:p>
          </table:table-cell>
          <table:table-cell table:number-columns-repeated="16380"/>
        </table:table-row>
        <table:table-row table:style-name="ro1">
          <table:table-cell office:value-type="float" office:value="77" table:style-name="ce3">
            <text:p>7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19" table:style-name="ce1">
            <text:p>2919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.6359999999999999" table:style-name="ce2">
            <text:p>1,63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0" table:style-name="ce1">
            <text:p>2920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.403" table:style-name="ce2">
            <text:p>1,40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1" table:style-name="ce1">
            <text:p>2921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2" table:style-name="ce1">
            <text:p>2922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.4179999999999999" table:style-name="ce2">
            <text:p>1,41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3" table:style-name="ce1">
            <text:p>2923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4" table:style-name="ce1">
            <text:p>2924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.8380000000000001" table:style-name="ce2">
            <text:p>1,83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5" table:style-name="ce1">
            <text:p>2925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26" table:style-name="ce1">
            <text:p>2926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.407" table:style-name="ce2">
            <text:p>1,40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7" table:style-name="ce1">
            <text:p>2927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.8540000000000001" table:style-name="ce2">
            <text:p>2,85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8" table:style-name="ce1">
            <text:p>2928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.49" table:style-name="ce2">
            <text:p>1,4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9" table:style-name="ce1">
            <text:p>2929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.5259999999999998" table:style-name="ce2">
            <text:p>2,52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0" table:style-name="ce1">
            <text:p>2930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.7730000000000001" table:style-name="ce2">
            <text:p>2,77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1" table:style-name="ce1">
            <text:p>2931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.2050000000000001" table:style-name="ce2">
            <text:p>1,20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2" table:style-name="ce1">
            <text:p>2932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.0049999999999999" table:style-name="ce2">
            <text:p>1,00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3" table:style-name="ce1">
            <text:p>2933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.3639999999999999" table:style-name="ce2">
            <text:p>2,36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4" table:style-name="ce1">
            <text:p>2934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.0549999999999999" table:style-name="ce2">
            <text:p>1,05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5" table:style-name="ce1">
            <text:p>2935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6" table:style-name="ce1">
            <text:p>2936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.403" table:style-name="ce2">
            <text:p>1,40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7" table:style-name="ce1">
            <text:p>2937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.407" table:style-name="ce2">
            <text:p>1,40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8" table:style-name="ce1">
            <text:p>2938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.605" table:style-name="ce2">
            <text:p>1,60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9" table:style-name="ce1">
            <text:p>2939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.4900000000000002" table:style-name="ce2">
            <text:p>2,4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0" table:style-name="ce1">
            <text:p>2940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.0219999999999998" table:style-name="ce2">
            <text:p>2,02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1" table:style-name="ce1">
            <text:p>2941</text:p>
          </table:table-cell>
          <table:table-cell table:number-columns-repeated="16380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42" table:style-name="ce1">
            <text:p>2942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.403" table:style-name="ce2">
            <text:p>1,40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3" table:style-name="ce1">
            <text:p>2943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.403" table:style-name="ce2">
            <text:p>1,40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4" table:style-name="ce1">
            <text:p>2944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5" table:style-name="ce1">
            <text:p>2945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.2070000000000001" table:style-name="ce2">
            <text:p>1,20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6" table:style-name="ce1">
            <text:p>2946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.6619999999999999" table:style-name="ce2">
            <text:p>2,66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7" table:style-name="ce1">
            <text:p>2947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.403" table:style-name="ce2">
            <text:p>1,40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8" table:style-name="ce1">
            <text:p>2948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2.419" table:style-name="ce2">
            <text:p>2,41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9" table:style-name="ce1">
            <text:p>2949</text:p>
          </table:table-cell>
          <table:table-cell table:number-columns-repeated="16380"/>
        </table:table-row>
        <table:table-row table:style-name="ro1">
          <table:table-cell office:value-type="float" office:value="108" table:style-name="ce3">
            <text:p>10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50" table:style-name="ce1">
            <text:p>2950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.2070000000000001" table:style-name="ce2">
            <text:p>1,20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51" table:style-name="ce1">
            <text:p>2951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52" table:style-name="ce1">
            <text:p>2952</text:p>
          </table:table-cell>
          <table:table-cell table:number-columns-repeated="16380"/>
        </table:table-row>
        <table:table-row table:style-name="ro1">
          <table:table-cell office:value-type="float" office:value="111" table:style-name="ce3">
            <text:p>11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53" table:style-name="ce1">
            <text:p>2953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.609" table:style-name="ce2">
            <text:p>1,60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54" table:style-name="ce1">
            <text:p>2954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.5640000000000001" table:style-name="ce2">
            <text:p>1,56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55" table:style-name="ce1">
            <text:p>2955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.0029999999999999" table:style-name="ce2">
            <text:p>1,00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56" table:style-name="ce1">
            <text:p>2956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.403" table:style-name="ce2">
            <text:p>1,40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57" table:style-name="ce1">
            <text:p>2957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58" table:style-name="ce1">
            <text:p>2958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2.262" table:style-name="ce2">
            <text:p>2,26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59" table:style-name="ce1">
            <text:p>2959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60" table:style-name="ce1">
            <text:p>2960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61" table:style-name="ce1">
            <text:p>2961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" table:style-name="ce2">
            <text:p>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62" table:style-name="ce1">
            <text:p>2962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.7370000000000001" table:style-name="ce2">
            <text:p>1,73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63" table:style-name="ce1">
            <text:p>2963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.1880000000000002" table:style-name="ce2">
            <text:p>2,18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64" table:style-name="ce1">
            <text:p>2964</text:p>
          </table:table-cell>
          <table:table-cell table:number-columns-repeated="16380"/>
        </table:table-row>
        <table:table-row table:style-name="ro1">
          <table:table-cell office:value-type="float" office:value="123" table:style-name="ce3">
            <text:p>12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65" table:style-name="ce1">
            <text:p>2965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.806" table:style-name="ce2">
            <text:p>1,80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66" table:style-name="ce1">
            <text:p>2966</text:p>
          </table:table-cell>
          <table:table-cell table:number-columns-repeated="16380"/>
        </table:table-row>
        <table:table-row table:style-name="ro1">
          <table:table-cell office:value-type="float" office:value="125" table:style-name="ce3">
            <text:p>12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67" table:style-name="ce1">
            <text:p>2967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.2050000000000001" table:style-name="ce2">
            <text:p>1,20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68" table:style-name="ce1">
            <text:p>2968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.405" table:style-name="ce2">
            <text:p>1,40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69" table:style-name="ce1">
            <text:p>2969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.823" table:style-name="ce2">
            <text:p>1,82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70" table:style-name="ce1">
            <text:p>2970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.4900000000000002" table:style-name="ce2">
            <text:p>2,4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71" table:style-name="ce1">
            <text:p>2971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72" table:style-name="ce1">
            <text:p>2972</text:p>
          </table:table-cell>
          <table:table-cell table:number-columns-repeated="16380"/>
        </table:table-row>
        <table:table-row table:style-name="ro1">
          <table:table-cell office:value-type="float" office:value="131" table:style-name="ce3">
            <text:p>13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73" table:style-name="ce1">
            <text:p>2973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.403" table:style-name="ce2">
            <text:p>1,40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74" table:style-name="ce1">
            <text:p>2974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.403" table:style-name="ce2">
            <text:p>1,40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75" table:style-name="ce1">
            <text:p>2975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.643" table:style-name="ce2">
            <text:p>1,64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76" table:style-name="ce1">
            <text:p>2976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.7629999999999999" table:style-name="ce2">
            <text:p>2,76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77" table:style-name="ce1">
            <text:p>2977</text:p>
          </table:table-cell>
          <table:table-cell table:number-columns-repeated="16380"/>
        </table:table-row>
        <table:table-row table:style-name="ro1">
          <table:table-cell office:value-type="float" office:value="136" table:style-name="ce3">
            <text:p>13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78" table:style-name="ce1">
            <text:p>2978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.0049999999999999" table:style-name="ce2">
            <text:p>1,00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79" table:style-name="ce1">
            <text:p>2979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.0549999999999999" table:style-name="ce2">
            <text:p>1,05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80" table:style-name="ce1">
            <text:p>2980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.403" table:style-name="ce2">
            <text:p>1,40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81" table:style-name="ce1">
            <text:p>2981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.925" table:style-name="ce2">
            <text:p>1,92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82" table:style-name="ce1">
            <text:p>2982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83" table:style-name="ce1">
            <text:p>2983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3.5169999999999999" table:style-name="ce2">
            <text:p>3,51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84" table:style-name="ce1">
            <text:p>2984</text:p>
          </table:table-cell>
          <table:table-cell table:number-columns-repeated="16380"/>
        </table:table-row>
        <table:table-row table:style-name="ro1">
          <table:table-cell office:value-type="float" office:value="143" table:style-name="ce3">
            <text:p>14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85" table:style-name="ce1">
            <text:p>2985</text:p>
          </table:table-cell>
          <table:table-cell table:number-columns-repeated="16380"/>
        </table:table-row>
        <table:table-row table:style-name="ro1">
          <table:table-cell office:value-type="float" office:value="144" table:style-name="ce3">
            <text:p>144</text:p>
          </table:table-cell>
          <table:table-cell table:style-name="ce2"/>
          <table:table-cell office:value-type="float" office:value="2014" table:formula="of:=2014" table:style-name="ce1">
            <text:p>2014</text:p>
          </table:table-cell>
          <table:table-cell office:value-type="float" office:value="2986" table:style-name="ce1">
            <text:p>2986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87" table:style-name="ce1">
            <text:p>2987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.6259999999999999" table:style-name="ce2">
            <text:p>1,62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88" table:style-name="ce1">
            <text:p>2988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89" table:style-name="ce1">
            <text:p>2989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.0069999999999999" table:style-name="ce2">
            <text:p>1,00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0" table:style-name="ce1">
            <text:p>2990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.579" table:style-name="ce2">
            <text:p>1,57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1" table:style-name="ce1">
            <text:p>2991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.58" table:style-name="ce2">
            <text:p>2,5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2" table:style-name="ce1">
            <text:p>2992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.232" table:style-name="ce2">
            <text:p>1,23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3" table:style-name="ce1">
            <text:p>2993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.0049999999999999" table:style-name="ce2">
            <text:p>1,00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4" table:style-name="ce1">
            <text:p>2994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.403" table:style-name="ce2">
            <text:p>1,40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5" table:style-name="ce1">
            <text:p>2995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3.552" table:style-name="ce2">
            <text:p>3,55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6" table:style-name="ce1">
            <text:p>2996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3.0259999999999998" table:style-name="ce2">
            <text:p>3,02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7" table:style-name="ce1">
            <text:p>2997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.0249999999999999" table:style-name="ce2">
            <text:p>1,02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8" table:style-name="ce1">
            <text:p>2998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.222" table:style-name="ce2">
            <text:p>1,22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9" table:style-name="ce1">
            <text:p>2999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2.7160000000000002" table:style-name="ce2">
            <text:p>2,71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00" table:style-name="ce1">
            <text:p>3000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2.2240000000000002" table:style-name="ce2">
            <text:p>2,22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01" table:style-name="ce1">
            <text:p>3001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02" table:style-name="ce1">
            <text:p>3002</text:p>
          </table:table-cell>
          <table:table-cell table:number-columns-repeated="16380"/>
        </table:table-row>
        <table:table-row table:style-name="ro1">
          <table:table-cell office:value-type="float" office:value="161" table:style-name="ce3">
            <text:p>16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03" table:style-name="ce1">
            <text:p>3003</text:p>
          </table:table-cell>
          <table:table-cell table:number-columns-repeated="16380"/>
        </table:table-row>
        <table:table-row table:style-name="ro1">
          <table:table-cell office:value-type="float" office:value="162" table:style-name="ce3">
            <text:p>162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04" table:style-name="ce1">
            <text:p>3004</text:p>
          </table:table-cell>
          <table:table-cell table:number-columns-repeated="16380"/>
        </table:table-row>
        <table:table-row table:style-name="ro1">
          <table:table-cell office:value-type="float" office:value="163" table:style-name="ce3">
            <text:p>16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05" table:style-name="ce1">
            <text:p>3005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06" table:style-name="ce1">
            <text:p>3006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07" table:style-name="ce1">
            <text:p>3007</text:p>
          </table:table-cell>
          <table:table-cell table:number-columns-repeated="16380"/>
        </table:table-row>
        <table:table-row table:style-name="ro1">
          <table:table-cell office:value-type="float" office:value="166" table:style-name="ce3">
            <text:p>16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08" table:style-name="ce1">
            <text:p>3008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09" table:style-name="ce1">
            <text:p>3009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2.0289999999999999" table:style-name="ce2">
            <text:p>2,02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0" table:style-name="ce1">
            <text:p>3010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1" table:style-name="ce1">
            <text:p>3011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12" table:style-name="ce1">
            <text:p>3012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.403" table:style-name="ce2">
            <text:p>1,40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3" table:style-name="ce1">
            <text:p>3013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.004" table:style-name="ce2">
            <text:p>1,00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4" table:style-name="ce1">
            <text:p>3014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.4319999999999999" table:style-name="ce2">
            <text:p>1,43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5" table:style-name="ce1">
            <text:p>3015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.407" table:style-name="ce2">
            <text:p>1,40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6" table:style-name="ce1">
            <text:p>3016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3.43" table:style-name="ce2">
            <text:p>3,4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7" table:style-name="ce1">
            <text:p>3017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3.1779999999999999" table:style-name="ce2">
            <text:p>3,17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8" table:style-name="ce1">
            <text:p>3018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3.093" table:style-name="ce2">
            <text:p>3,09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9" table:style-name="ce1">
            <text:p>3019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1.883" table:style-name="ce2">
            <text:p>1,88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0" table:style-name="ce1">
            <text:p>3020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.0049999999999999" table:style-name="ce2">
            <text:p>1,00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1" table:style-name="ce1">
            <text:p>3021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" table:style-name="ce2">
            <text:p>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2" table:style-name="ce1">
            <text:p>3022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23" table:style-name="ce1">
            <text:p>3023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2.44" table:style-name="ce2">
            <text:p>2,4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4" table:style-name="ce1">
            <text:p>3024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5" table:style-name="ce1">
            <text:p>3025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1.403" table:style-name="ce2">
            <text:p>1,40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6" table:style-name="ce1">
            <text:p>3026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2.2829999999999999" table:style-name="ce2">
            <text:p>2,28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7" table:style-name="ce1">
            <text:p>3027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.2090000000000001" table:style-name="ce2">
            <text:p>1,20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8" table:style-name="ce1">
            <text:p>3028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2.3069999999999999" table:style-name="ce2">
            <text:p>2,30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9" table:style-name="ce1">
            <text:p>3029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1.403" table:style-name="ce2">
            <text:p>1,40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30" table:style-name="ce1">
            <text:p>3030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.403" table:style-name="ce2">
            <text:p>1,40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31" table:style-name="ce1">
            <text:p>3031</text:p>
          </table:table-cell>
          <table:table-cell table:number-columns-repeated="16380"/>
        </table:table-row>
        <table:table-row table:style-name="ro1">
          <table:table-cell office:value-type="float" office:value="190" table:style-name="ce3">
            <text:p>19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32" table:style-name="ce1">
            <text:p>3032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33" table:style-name="ce1">
            <text:p>3033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34" table:style-name="ce1">
            <text:p>3034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35" table:style-name="ce1">
            <text:p>3035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2.4279999999999999" table:style-name="ce2">
            <text:p>2,42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36" table:style-name="ce1">
            <text:p>3036</text:p>
          </table:table-cell>
          <table:table-cell table:number-columns-repeated="16380"/>
        </table:table-row>
        <table:table-row table:style-name="ro1">
          <table:table-cell office:value-type="float" office:value="195" table:style-name="ce3">
            <text:p>19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37" table:style-name="ce1">
            <text:p>3037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2.4140000000000001" table:style-name="ce2">
            <text:p>2,41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38" table:style-name="ce1">
            <text:p>3038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" table:style-name="ce2">
            <text:p>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39" table:style-name="ce1">
            <text:p>3039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40" table:style-name="ce1">
            <text:p>3040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.613" table:style-name="ce2">
            <text:p>1,61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41" table:style-name="ce1">
            <text:p>3041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.403" table:style-name="ce2">
            <text:p>1,40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42" table:style-name="ce1">
            <text:p>3042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2.633" table:style-name="ce2">
            <text:p>2,63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43" table:style-name="ce1">
            <text:p>3043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44" table:style-name="ce1">
            <text:p>3044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1.8380000000000001" table:style-name="ce2">
            <text:p>1,83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45" table:style-name="ce1">
            <text:p>304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2250000000000001" table:style-name="ce2">
            <text:p>3,22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46" table:style-name="ce1">
            <text:p>304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47" table:style-name="ce1">
            <text:p>304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206" table:style-name="ce2">
            <text:p>1,20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48" table:style-name="ce1">
            <text:p>304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2229999999999999" table:style-name="ce2">
            <text:p>2,22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49" table:style-name="ce1">
            <text:p>304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014" table:style-name="ce2">
            <text:p>1,01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50" table:style-name="ce1">
            <text:p>3050</text:p>
          </table:table-cell>
          <table:table-cell table:number-columns-repeated="16380"/>
        </table:table-row>
        <table:table-row table:style-name="ro1">
          <table:table-cell office:value-type="float" office:value="6" table:style-name="ce3">
            <text:p>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51" table:style-name="ce1">
            <text:p>305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4350000000000001" table:style-name="ce2">
            <text:p>1,43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52" table:style-name="ce1">
            <text:p>3052</text:p>
          </table:table-cell>
          <table:table-cell table:number-columns-repeated="16380"/>
        </table:table-row>
        <table:table-row table:style-name="ro1">
          <table:table-cell office:value-type="float" office:value="8" table:style-name="ce3">
            <text:p>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53" table:style-name="ce1">
            <text:p>305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54" table:style-name="ce1">
            <text:p>3054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403" table:style-name="ce2">
            <text:p>1,40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55" table:style-name="ce1">
            <text:p>3055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.3159999999999998" table:style-name="ce2">
            <text:p>2,31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56" table:style-name="ce1">
            <text:p>305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022" table:style-name="ce2">
            <text:p>1,02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57" table:style-name="ce1">
            <text:p>3057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004" table:style-name="ce2">
            <text:p>1,00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58" table:style-name="ce1">
            <text:p>3058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.4319999999999999" table:style-name="ce2">
            <text:p>2,43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59" table:style-name="ce1">
            <text:p>305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60" table:style-name="ce1">
            <text:p>3060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.821" table:style-name="ce2">
            <text:p>1,82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61" table:style-name="ce1">
            <text:p>306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.8280000000000001" table:style-name="ce2">
            <text:p>1,82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62" table:style-name="ce1">
            <text:p>3062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63" table:style-name="ce1">
            <text:p>3063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64" table:style-name="ce1">
            <text:p>3064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.006" table:style-name="ce2">
            <text:p>1,00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65" table:style-name="ce1">
            <text:p>3065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66" table:style-name="ce1">
            <text:p>306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.403" table:style-name="ce2">
            <text:p>1,40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67" table:style-name="ce1">
            <text:p>3067</text:p>
          </table:table-cell>
          <table:table-cell table:number-columns-repeated="16380"/>
        </table:table-row>
        <table:table-row table:style-name="ro1">
          <table:table-cell office:value-type="float" office:value="23" table:style-name="ce3">
            <text:p>2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68" table:style-name="ce1">
            <text:p>306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.403" table:style-name="ce2">
            <text:p>1,40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69" table:style-name="ce1">
            <text:p>3069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.403" table:style-name="ce2">
            <text:p>1,40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70" table:style-name="ce1">
            <text:p>3070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.407" table:style-name="ce2">
            <text:p>1,40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71" table:style-name="ce1">
            <text:p>307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2">
            <text:p>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72" table:style-name="ce1">
            <text:p>3072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1619999999999999" table:style-name="ce2">
            <text:p>1,16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73" table:style-name="ce1">
            <text:p>307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74" table:style-name="ce1">
            <text:p>307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.0049999999999999" table:style-name="ce2">
            <text:p>1,00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75" table:style-name="ce1">
            <text:p>307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.403" table:style-name="ce2">
            <text:p>1,40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76" table:style-name="ce1">
            <text:p>307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.1669999999999998" table:style-name="ce2">
            <text:p>2,16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77" table:style-name="ce1">
            <text:p>307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78" table:style-name="ce1">
            <text:p>3078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.427" table:style-name="ce2">
            <text:p>1,42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79" table:style-name="ce1">
            <text:p>307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.0739999999999998" table:style-name="ce2">
            <text:p>2,07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0" table:style-name="ce1">
            <text:p>3080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.0069999999999999" table:style-name="ce2">
            <text:p>1,00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1" table:style-name="ce1">
            <text:p>308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2">
            <text:p>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2" table:style-name="ce1">
            <text:p>3082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.8360000000000001" table:style-name="ce2">
            <text:p>1,83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3" table:style-name="ce1">
            <text:p>3083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4" table:style-name="ce1">
            <text:p>3084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.1680000000000001" table:style-name="ce2">
            <text:p>2,16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5" table:style-name="ce1">
            <text:p>308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86" table:style-name="ce1">
            <text:p>3086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.621" table:style-name="ce2">
            <text:p>1,62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7" table:style-name="ce1">
            <text:p>3087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.9710000000000001" table:style-name="ce2">
            <text:p>2,97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8" table:style-name="ce1">
            <text:p>308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.8089999999999999" table:style-name="ce2">
            <text:p>1,80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9" table:style-name="ce1">
            <text:p>3089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.61" table:style-name="ce2">
            <text:p>2,6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0" table:style-name="ce1">
            <text:p>3090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1" table:style-name="ce1">
            <text:p>3091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.8819999999999999" table:style-name="ce2">
            <text:p>1,88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2" table:style-name="ce1">
            <text:p>3092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.206" table:style-name="ce2">
            <text:p>1,20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3" table:style-name="ce1">
            <text:p>3093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4" table:style-name="ce1">
            <text:p>309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.0129999999999999" table:style-name="ce2">
            <text:p>1,01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5" table:style-name="ce1">
            <text:p>3095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.6060000000000001" table:style-name="ce2">
            <text:p>1,60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6" table:style-name="ce1">
            <text:p>3096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.403" table:style-name="ce2">
            <text:p>1,40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7" table:style-name="ce1">
            <text:p>3097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98" table:style-name="ce1">
            <text:p>3098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.89" table:style-name="ce2">
            <text:p>1,8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9" table:style-name="ce1">
            <text:p>3099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.4059999999999999" table:style-name="ce2">
            <text:p>1,40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00" table:style-name="ce1">
            <text:p>3100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.206" table:style-name="ce2">
            <text:p>1,20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01" table:style-name="ce1">
            <text:p>3101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02" table:style-name="ce1">
            <text:p>3102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03" table:style-name="ce1">
            <text:p>3103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.0049999999999999" table:style-name="ce2">
            <text:p>1,00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04" table:style-name="ce1">
            <text:p>3104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.409" table:style-name="ce2">
            <text:p>1,40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05" table:style-name="ce1">
            <text:p>3105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.403" table:style-name="ce2">
            <text:p>1,40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06" table:style-name="ce1">
            <text:p>3106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.5249999999999999" table:style-name="ce2">
            <text:p>1,52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07" table:style-name="ce1">
            <text:p>3107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.3460000000000001" table:style-name="ce2">
            <text:p>2,34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08" table:style-name="ce1">
            <text:p>3108</text:p>
          </table:table-cell>
          <table:table-cell table:number-columns-repeated="16380"/>
        </table:table-row>
        <table:table-row table:style-name="ro1">
          <table:table-cell office:value-type="float" office:value="64" table:style-name="ce3">
            <text:p>6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09" table:style-name="ce1">
            <text:p>3109</text:p>
          </table:table-cell>
          <table:table-cell table:number-columns-repeated="16380"/>
        </table:table-row>
        <table:table-row table:style-name="ro1">
          <table:table-cell office:value-type="float" office:value="65" table:style-name="ce3">
            <text:p>6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10" table:style-name="ce1">
            <text:p>3110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.006" table:style-name="ce2">
            <text:p>1,00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11" table:style-name="ce1">
            <text:p>3111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.0589999999999999" table:style-name="ce2">
            <text:p>1,05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12" table:style-name="ce1">
            <text:p>3112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13" table:style-name="ce1">
            <text:p>3113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14" table:style-name="ce1">
            <text:p>3114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.8939999999999999" table:style-name="ce2">
            <text:p>1,89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15" table:style-name="ce1">
            <text:p>3115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.405" table:style-name="ce2">
            <text:p>1,40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16" table:style-name="ce1">
            <text:p>3116</text:p>
          </table:table-cell>
          <table:table-cell table:number-columns-repeated="16380"/>
        </table:table-row>
        <table:table-row table:style-name="ro1">
          <table:table-cell office:value-type="float" office:value="72" table:style-name="ce3">
            <text:p>7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17" table:style-name="ce1">
            <text:p>3117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.609" table:style-name="ce2">
            <text:p>1,60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18" table:style-name="ce1">
            <text:p>3118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19" table:style-name="ce1">
            <text:p>3119</text:p>
          </table:table-cell>
          <table:table-cell table:number-columns-repeated="16380"/>
        </table:table-row>
        <table:table-row table:style-name="ro1">
          <table:table-cell office:value-type="float" office:value="75" table:style-name="ce3">
            <text:p>7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20" table:style-name="ce1">
            <text:p>3120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.619" table:style-name="ce2">
            <text:p>1,61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21" table:style-name="ce1">
            <text:p>3121</text:p>
          </table:table-cell>
          <table:table-cell table:number-columns-repeated="16380"/>
        </table:table-row>
        <table:table-row table:style-name="ro1">
          <table:table-cell office:value-type="float" office:value="77" table:style-name="ce3">
            <text:p>7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22" table:style-name="ce1">
            <text:p>3122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.6679999999999999" table:style-name="ce2">
            <text:p>1,66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23" table:style-name="ce1">
            <text:p>3123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.403" table:style-name="ce2">
            <text:p>1,40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24" table:style-name="ce1">
            <text:p>3124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.605" table:style-name="ce2">
            <text:p>1,60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25" table:style-name="ce1">
            <text:p>3125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.403" table:style-name="ce2">
            <text:p>1,40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26" table:style-name="ce1">
            <text:p>3126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27" table:style-name="ce1">
            <text:p>3127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.591" table:style-name="ce2">
            <text:p>1,59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28" table:style-name="ce1">
            <text:p>3128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29" table:style-name="ce1">
            <text:p>3129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.407" table:style-name="ce2">
            <text:p>1,40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0" table:style-name="ce1">
            <text:p>3130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.8540000000000001" table:style-name="ce2">
            <text:p>2,85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1" table:style-name="ce1">
            <text:p>3131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.5860000000000001" table:style-name="ce2">
            <text:p>1,58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2" table:style-name="ce1">
            <text:p>3132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.4710000000000001" table:style-name="ce2">
            <text:p>2,47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3" table:style-name="ce1">
            <text:p>3133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.117" table:style-name="ce2">
            <text:p>3,11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4" table:style-name="ce1">
            <text:p>3134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.2050000000000001" table:style-name="ce2">
            <text:p>1,20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5" table:style-name="ce1">
            <text:p>3135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.0049999999999999" table:style-name="ce2">
            <text:p>1,00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6" table:style-name="ce1">
            <text:p>3136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.2850000000000001" table:style-name="ce2">
            <text:p>2,28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7" table:style-name="ce1">
            <text:p>3137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.014" table:style-name="ce2">
            <text:p>1,01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8" table:style-name="ce1">
            <text:p>313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9" table:style-name="ce1">
            <text:p>3139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.403" table:style-name="ce2">
            <text:p>1,40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0" table:style-name="ce1">
            <text:p>3140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.61" table:style-name="ce2">
            <text:p>1,6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1" table:style-name="ce1">
            <text:p>3141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2" table:style-name="ce1">
            <text:p>3142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.4239999999999999" table:style-name="ce2">
            <text:p>2,42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3" table:style-name="ce1">
            <text:p>3143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.0219999999999998" table:style-name="ce2">
            <text:p>2,02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4" table:style-name="ce1">
            <text:p>3144</text:p>
          </table:table-cell>
          <table:table-cell table:number-columns-repeated="16380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45" table:style-name="ce1">
            <text:p>3145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.403" table:style-name="ce2">
            <text:p>1,40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6" table:style-name="ce1">
            <text:p>3146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.403" table:style-name="ce2">
            <text:p>1,40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7" table:style-name="ce1">
            <text:p>3147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.403" table:style-name="ce2">
            <text:p>1,40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8" table:style-name="ce1">
            <text:p>3148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.407" table:style-name="ce2">
            <text:p>1,40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9" table:style-name="ce1">
            <text:p>3149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.758" table:style-name="ce2">
            <text:p>2,75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50" table:style-name="ce1">
            <text:p>3150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.403" table:style-name="ce2">
            <text:p>1,40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51" table:style-name="ce1">
            <text:p>3151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2.7370000000000001" table:style-name="ce2">
            <text:p>2,73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52" table:style-name="ce1">
            <text:p>3152</text:p>
          </table:table-cell>
          <table:table-cell table:number-columns-repeated="16380"/>
        </table:table-row>
        <table:table-row table:style-name="ro1">
          <table:table-cell office:value-type="float" office:value="108" table:style-name="ce3">
            <text:p>10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53" table:style-name="ce1">
            <text:p>3153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.407" table:style-name="ce2">
            <text:p>1,40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54" table:style-name="ce1">
            <text:p>3154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55" table:style-name="ce1">
            <text:p>3155</text:p>
          </table:table-cell>
          <table:table-cell table:number-columns-repeated="16380"/>
        </table:table-row>
        <table:table-row table:style-name="ro1">
          <table:table-cell office:value-type="float" office:value="111" table:style-name="ce3">
            <text:p>11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56" table:style-name="ce1">
            <text:p>3156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.609" table:style-name="ce2">
            <text:p>1,60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57" table:style-name="ce1">
            <text:p>3157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.5640000000000001" table:style-name="ce2">
            <text:p>1,56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58" table:style-name="ce1">
            <text:p>3158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.23" table:style-name="ce2">
            <text:p>1,2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59" table:style-name="ce1">
            <text:p>3159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.403" table:style-name="ce2">
            <text:p>1,40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60" table:style-name="ce1">
            <text:p>3160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61" table:style-name="ce1">
            <text:p>3161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2.4169999999999998" table:style-name="ce2">
            <text:p>2,41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62" table:style-name="ce1">
            <text:p>3162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63" table:style-name="ce1">
            <text:p>3163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64" table:style-name="ce1">
            <text:p>3164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" table:style-name="ce2">
            <text:p>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65" table:style-name="ce1">
            <text:p>3165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.659" table:style-name="ce2">
            <text:p>1,65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66" table:style-name="ce1">
            <text:p>3166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.09" table:style-name="ce2">
            <text:p>2,0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67" table:style-name="ce1">
            <text:p>3167</text:p>
          </table:table-cell>
          <table:table-cell table:number-columns-repeated="16380"/>
        </table:table-row>
        <table:table-row table:style-name="ro1">
          <table:table-cell office:value-type="float" office:value="123" table:style-name="ce3">
            <text:p>12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68" table:style-name="ce1">
            <text:p>3168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69" table:style-name="ce1">
            <text:p>3169</text:p>
          </table:table-cell>
          <table:table-cell table:number-columns-repeated="16380"/>
        </table:table-row>
        <table:table-row table:style-name="ro1">
          <table:table-cell office:value-type="float" office:value="125" table:style-name="ce3">
            <text:p>12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70" table:style-name="ce1">
            <text:p>3170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.2050000000000001" table:style-name="ce2">
            <text:p>1,20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71" table:style-name="ce1">
            <text:p>3171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.4059999999999999" table:style-name="ce2">
            <text:p>1,40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72" table:style-name="ce1">
            <text:p>3172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.8220000000000001" table:style-name="ce2">
            <text:p>1,82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73" table:style-name="ce1">
            <text:p>3173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.5129999999999999" table:style-name="ce2">
            <text:p>2,51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74" table:style-name="ce1">
            <text:p>3174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75" table:style-name="ce1">
            <text:p>3175</text:p>
          </table:table-cell>
          <table:table-cell table:number-columns-repeated="16380"/>
        </table:table-row>
        <table:table-row table:style-name="ro1">
          <table:table-cell office:value-type="float" office:value="131" table:style-name="ce3">
            <text:p>13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76" table:style-name="ce1">
            <text:p>3176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.403" table:style-name="ce2">
            <text:p>1,40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77" table:style-name="ce1">
            <text:p>3177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.403" table:style-name="ce2">
            <text:p>1,40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78" table:style-name="ce1">
            <text:p>3178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2.0539999999999998" table:style-name="ce2">
            <text:p>2,05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79" table:style-name="ce1">
            <text:p>3179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.84" table:style-name="ce2">
            <text:p>2,8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80" table:style-name="ce1">
            <text:p>3180</text:p>
          </table:table-cell>
          <table:table-cell table:number-columns-repeated="16380"/>
        </table:table-row>
        <table:table-row table:style-name="ro1">
          <table:table-cell office:value-type="float" office:value="136" table:style-name="ce3">
            <text:p>13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81" table:style-name="ce1">
            <text:p>3181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.006" table:style-name="ce2">
            <text:p>1,00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82" table:style-name="ce1">
            <text:p>3182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.0049999999999999" table:style-name="ce2">
            <text:p>1,00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83" table:style-name="ce1">
            <text:p>3183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.403" table:style-name="ce2">
            <text:p>1,40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84" table:style-name="ce1">
            <text:p>3184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.728" table:style-name="ce2">
            <text:p>1,72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85" table:style-name="ce1">
            <text:p>3185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86" table:style-name="ce1">
            <text:p>3186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3.504" table:style-name="ce2">
            <text:p>3,50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87" table:style-name="ce1">
            <text:p>3187</text:p>
          </table:table-cell>
          <table:table-cell table:number-columns-repeated="16380"/>
        </table:table-row>
        <table:table-row table:style-name="ro1">
          <table:table-cell office:value-type="float" office:value="143" table:style-name="ce3">
            <text:p>14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88" table:style-name="ce1">
            <text:p>3188</text:p>
          </table:table-cell>
          <table:table-cell table:number-columns-repeated="16380"/>
        </table:table-row>
        <table:table-row table:style-name="ro1">
          <table:table-cell office:value-type="float" office:value="144" table:style-name="ce3">
            <text:p>144</text:p>
          </table:table-cell>
          <table:table-cell table:style-name="ce2"/>
          <table:table-cell office:value-type="float" office:value="2015" table:formula="of:=2015" table:style-name="ce1">
            <text:p>2015</text:p>
          </table:table-cell>
          <table:table-cell office:value-type="float" office:value="3189" table:style-name="ce1">
            <text:p>3189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0" table:style-name="ce1">
            <text:p>3190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.6259999999999999" table:style-name="ce2">
            <text:p>1,62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1" table:style-name="ce1">
            <text:p>3191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2" table:style-name="ce1">
            <text:p>3192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.0069999999999999" table:style-name="ce2">
            <text:p>1,00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3" table:style-name="ce1">
            <text:p>3193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.4590000000000001" table:style-name="ce2">
            <text:p>1,45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4" table:style-name="ce1">
            <text:p>3194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.6059999999999999" table:style-name="ce2">
            <text:p>2,60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5" table:style-name="ce1">
            <text:p>3195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.248" table:style-name="ce2">
            <text:p>1,24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6" table:style-name="ce1">
            <text:p>3196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.0049999999999999" table:style-name="ce2">
            <text:p>1,00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7" table:style-name="ce1">
            <text:p>3197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.403" table:style-name="ce2">
            <text:p>1,40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8" table:style-name="ce1">
            <text:p>3198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3.75" table:style-name="ce2">
            <text:p>3,7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9" table:style-name="ce1">
            <text:p>3199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3.1970000000000001" table:style-name="ce2">
            <text:p>3,19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00" table:style-name="ce1">
            <text:p>3200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.0229999999999999" table:style-name="ce2">
            <text:p>1,02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01" table:style-name="ce1">
            <text:p>3201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.1319999999999999" table:style-name="ce2">
            <text:p>1,13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02" table:style-name="ce1">
            <text:p>3202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2.7090000000000001" table:style-name="ce2">
            <text:p>2,70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03" table:style-name="ce1">
            <text:p>3203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2.0739999999999998" table:style-name="ce2">
            <text:p>2,07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04" table:style-name="ce1">
            <text:p>3204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05" table:style-name="ce1">
            <text:p>3205</text:p>
          </table:table-cell>
          <table:table-cell table:number-columns-repeated="16380"/>
        </table:table-row>
        <table:table-row table:style-name="ro1">
          <table:table-cell office:value-type="float" office:value="161" table:style-name="ce3">
            <text:p>16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06" table:style-name="ce1">
            <text:p>3206</text:p>
          </table:table-cell>
          <table:table-cell table:number-columns-repeated="16380"/>
        </table:table-row>
        <table:table-row table:style-name="ro1">
          <table:table-cell office:value-type="float" office:value="162" table:style-name="ce3">
            <text:p>16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07" table:style-name="ce1">
            <text:p>3207</text:p>
          </table:table-cell>
          <table:table-cell table:number-columns-repeated="16380"/>
        </table:table-row>
        <table:table-row table:style-name="ro1">
          <table:table-cell office:value-type="float" office:value="163" table:style-name="ce3">
            <text:p>16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08" table:style-name="ce1">
            <text:p>3208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09" table:style-name="ce1">
            <text:p>3209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10" table:style-name="ce1">
            <text:p>3210</text:p>
          </table:table-cell>
          <table:table-cell table:number-columns-repeated="16380"/>
        </table:table-row>
        <table:table-row table:style-name="ro1">
          <table:table-cell office:value-type="float" office:value="166" table:style-name="ce3">
            <text:p>16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11" table:style-name="ce1">
            <text:p>3211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12" table:style-name="ce1">
            <text:p>3212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2.024" table:style-name="ce2">
            <text:p>2,02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13" table:style-name="ce1">
            <text:p>3213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14" table:style-name="ce1">
            <text:p>3214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15" table:style-name="ce1">
            <text:p>3215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.405" table:style-name="ce2">
            <text:p>1,40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16" table:style-name="ce1">
            <text:p>3216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.0049999999999999" table:style-name="ce2">
            <text:p>1,00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17" table:style-name="ce1">
            <text:p>3217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.4319999999999999" table:style-name="ce2">
            <text:p>1,43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18" table:style-name="ce1">
            <text:p>3218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.407" table:style-name="ce2">
            <text:p>1,40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19" table:style-name="ce1">
            <text:p>3219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3.3439999999999999" table:style-name="ce2">
            <text:p>3,34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0" table:style-name="ce1">
            <text:p>3220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3.1480000000000001" table:style-name="ce2">
            <text:p>3,14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1" table:style-name="ce1">
            <text:p>3221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3.26" table:style-name="ce2">
            <text:p>3,2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2" table:style-name="ce1">
            <text:p>3222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1.879" table:style-name="ce2">
            <text:p>1,87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3" table:style-name="ce1">
            <text:p>3223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.006" table:style-name="ce2">
            <text:p>1,00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4" table:style-name="ce1">
            <text:p>3224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" table:style-name="ce2">
            <text:p>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5" table:style-name="ce1">
            <text:p>3225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26" table:style-name="ce1">
            <text:p>3226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2.0640000000000001" table:style-name="ce2">
            <text:p>2,06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7" table:style-name="ce1">
            <text:p>3227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8" table:style-name="ce1">
            <text:p>3228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1.403" table:style-name="ce2">
            <text:p>1,40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9" table:style-name="ce1">
            <text:p>3229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2.0830000000000002" table:style-name="ce2">
            <text:p>2,08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0" table:style-name="ce1">
            <text:p>3230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.2490000000000001" table:style-name="ce2">
            <text:p>1,24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1" table:style-name="ce1">
            <text:p>3231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2.286" table:style-name="ce2">
            <text:p>2,28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2" table:style-name="ce1">
            <text:p>3232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1.403" table:style-name="ce2">
            <text:p>1,40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3" table:style-name="ce1">
            <text:p>3233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.403" table:style-name="ce2">
            <text:p>1,40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4" table:style-name="ce1">
            <text:p>3234</text:p>
          </table:table-cell>
          <table:table-cell table:number-columns-repeated="16380"/>
        </table:table-row>
        <table:table-row table:style-name="ro1">
          <table:table-cell office:value-type="float" office:value="190" table:style-name="ce3">
            <text:p>19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35" table:style-name="ce1">
            <text:p>3235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6" table:style-name="ce1">
            <text:p>3236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7" table:style-name="ce1">
            <text:p>3237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8" table:style-name="ce1">
            <text:p>3238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2.27" table:style-name="ce2">
            <text:p>2,2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9" table:style-name="ce1">
            <text:p>3239</text:p>
          </table:table-cell>
          <table:table-cell table:number-columns-repeated="16380"/>
        </table:table-row>
        <table:table-row table:style-name="ro1">
          <table:table-cell office:value-type="float" office:value="195" table:style-name="ce3">
            <text:p>19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40" table:style-name="ce1">
            <text:p>3240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2.6150000000000002" table:style-name="ce2">
            <text:p>2,61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41" table:style-name="ce1">
            <text:p>3241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" table:style-name="ce2">
            <text:p>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42" table:style-name="ce1">
            <text:p>3242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43" table:style-name="ce1">
            <text:p>3243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44" table:style-name="ce1">
            <text:p>3244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.403" table:style-name="ce2">
            <text:p>1,40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45" table:style-name="ce1">
            <text:p>3245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2.8149999999999999" table:style-name="ce2">
            <text:p>2,81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46" table:style-name="ce1">
            <text:p>3246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47" table:style-name="ce1">
            <text:p>3247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1.8140000000000001" table:style-name="ce2">
            <text:p>1,81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48" table:style-name="ce1">
            <text:p>324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427" table:style-name="ce2">
            <text:p>3,42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49" table:style-name="ce1">
            <text:p>324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0" table:style-name="ce1">
            <text:p>3250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206" table:style-name="ce2">
            <text:p>1,20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1" table:style-name="ce1">
            <text:p>325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177" table:style-name="ce2">
            <text:p>2,17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2" table:style-name="ce1">
            <text:p>325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0149999999999999" table:style-name="ce2">
            <text:p>1,01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3" table:style-name="ce1">
            <text:p>3253</text:p>
          </table:table-cell>
          <table:table-cell table:number-columns-repeated="16380"/>
        </table:table-row>
        <table:table-row table:style-name="ro1">
          <table:table-cell office:value-type="float" office:value="6" table:style-name="ce3">
            <text:p>6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54" table:style-name="ce1">
            <text:p>325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42" table:style-name="ce2">
            <text:p>1,4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5" table:style-name="ce1">
            <text:p>3255</text:p>
          </table:table-cell>
          <table:table-cell table:number-columns-repeated="16380"/>
        </table:table-row>
        <table:table-row table:style-name="ro1">
          <table:table-cell office:value-type="float" office:value="8" table:style-name="ce3">
            <text:p>8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56" table:style-name="ce1">
            <text:p>325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.0070000000000001" table:style-name="ce2">
            <text:p>2,00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7" table:style-name="ce1">
            <text:p>3257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403" table:style-name="ce2">
            <text:p>1,40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8" table:style-name="ce1">
            <text:p>3258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.258" table:style-name="ce2">
            <text:p>2,25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9" table:style-name="ce1">
            <text:p>325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014" table:style-name="ce2">
            <text:p>1,01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0" table:style-name="ce1">
            <text:p>3260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0049999999999999" table:style-name="ce2">
            <text:p>1,00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1" table:style-name="ce1">
            <text:p>326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.4580000000000002" table:style-name="ce2">
            <text:p>2,45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2" table:style-name="ce1">
            <text:p>326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63" table:style-name="ce1">
            <text:p>3263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.0230000000000001" table:style-name="ce2">
            <text:p>2,02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4" table:style-name="ce1">
            <text:p>326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.829" table:style-name="ce2">
            <text:p>1,82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5" table:style-name="ce1">
            <text:p>326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66" table:style-name="ce1">
            <text:p>326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7" table:style-name="ce1">
            <text:p>3267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.008" table:style-name="ce2">
            <text:p>1,00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8" table:style-name="ce1">
            <text:p>3268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69" table:style-name="ce1">
            <text:p>326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.4039999999999999" table:style-name="ce2">
            <text:p>1,40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0" table:style-name="ce1">
            <text:p>3270</text:p>
          </table:table-cell>
          <table:table-cell table:number-columns-repeated="16380"/>
        </table:table-row>
        <table:table-row table:style-name="ro1">
          <table:table-cell office:value-type="float" office:value="23" table:style-name="ce3">
            <text:p>23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71" table:style-name="ce1">
            <text:p>327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.403" table:style-name="ce2">
            <text:p>1,40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2" table:style-name="ce1">
            <text:p>327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.403" table:style-name="ce2">
            <text:p>1,40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3" table:style-name="ce1">
            <text:p>327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.407" table:style-name="ce2">
            <text:p>1,40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4" table:style-name="ce1">
            <text:p>3274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2">
            <text:p>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5" table:style-name="ce1">
            <text:p>327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0589999999999999" table:style-name="ce2">
            <text:p>1,05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6" table:style-name="ce1">
            <text:p>3276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77" table:style-name="ce1">
            <text:p>3277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.0049999999999999" table:style-name="ce2">
            <text:p>1,00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8" table:style-name="ce1">
            <text:p>3278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.4039999999999999" table:style-name="ce2">
            <text:p>1,40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9" table:style-name="ce1">
            <text:p>3279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.4359999999999999" table:style-name="ce2">
            <text:p>2,43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0" table:style-name="ce1">
            <text:p>3280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81" table:style-name="ce1">
            <text:p>328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.42" table:style-name="ce2">
            <text:p>1,4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2" table:style-name="ce1">
            <text:p>328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.4569999999999999" table:style-name="ce2">
            <text:p>2,45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3" table:style-name="ce1">
            <text:p>3283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.0149999999999999" table:style-name="ce2">
            <text:p>1,01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4" table:style-name="ce1">
            <text:p>328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2">
            <text:p>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5" table:style-name="ce1">
            <text:p>3285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.8069999999999999" table:style-name="ce2">
            <text:p>1,80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6" table:style-name="ce1">
            <text:p>3286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7" table:style-name="ce1">
            <text:p>3287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.1389999999999998" table:style-name="ce2">
            <text:p>2,13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8" table:style-name="ce1">
            <text:p>328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89" table:style-name="ce1">
            <text:p>328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0" table:style-name="ce1">
            <text:p>3290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.9590000000000001" table:style-name="ce2">
            <text:p>2,95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1" table:style-name="ce1">
            <text:p>329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.81" table:style-name="ce2">
            <text:p>1,8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2" table:style-name="ce1">
            <text:p>329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.61" table:style-name="ce2">
            <text:p>2,6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3" table:style-name="ce1">
            <text:p>329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4" table:style-name="ce1">
            <text:p>329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.7170000000000001" table:style-name="ce2">
            <text:p>1,71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5" table:style-name="ce1">
            <text:p>329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.206" table:style-name="ce2">
            <text:p>1,20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6" table:style-name="ce1">
            <text:p>3296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7" table:style-name="ce1">
            <text:p>3297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.006" table:style-name="ce2">
            <text:p>1,00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8" table:style-name="ce1">
            <text:p>3298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.631" table:style-name="ce2">
            <text:p>1,63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9" table:style-name="ce1">
            <text:p>3299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.403" table:style-name="ce2">
            <text:p>1,40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0" table:style-name="ce1">
            <text:p>3300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01" table:style-name="ce1">
            <text:p>3301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.36" table:style-name="ce2">
            <text:p>2,3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2" table:style-name="ce1">
            <text:p>3302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.4059999999999999" table:style-name="ce2">
            <text:p>1,40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3" table:style-name="ce1">
            <text:p>3303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.4079999999999999" table:style-name="ce2">
            <text:p>1,40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4" table:style-name="ce1">
            <text:p>3304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5" table:style-name="ce1">
            <text:p>3305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6" table:style-name="ce1">
            <text:p>3306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.0049999999999999" table:style-name="ce2">
            <text:p>1,00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7" table:style-name="ce1">
            <text:p>3307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.409" table:style-name="ce2">
            <text:p>1,40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8" table:style-name="ce1">
            <text:p>3308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.403" table:style-name="ce2">
            <text:p>1,40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9" table:style-name="ce1">
            <text:p>3309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.506" table:style-name="ce2">
            <text:p>1,50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0" table:style-name="ce1">
            <text:p>3310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.2429999999999999" table:style-name="ce2">
            <text:p>2,24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1" table:style-name="ce1">
            <text:p>3311</text:p>
          </table:table-cell>
          <table:table-cell table:number-columns-repeated="16380"/>
        </table:table-row>
        <table:table-row table:style-name="ro1">
          <table:table-cell office:value-type="float" office:value="64" table:style-name="ce3">
            <text:p>64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12" table:style-name="ce1">
            <text:p>3312</text:p>
          </table:table-cell>
          <table:table-cell table:number-columns-repeated="16380"/>
        </table:table-row>
        <table:table-row table:style-name="ro1">
          <table:table-cell office:value-type="float" office:value="65" table:style-name="ce3">
            <text:p>65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13" table:style-name="ce1">
            <text:p>3313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.0069999999999999" table:style-name="ce2">
            <text:p>1,00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4" table:style-name="ce1">
            <text:p>3314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.0249999999999999" table:style-name="ce2">
            <text:p>1,02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5" table:style-name="ce1">
            <text:p>3315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6" table:style-name="ce1">
            <text:p>3316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7" table:style-name="ce1">
            <text:p>3317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.8180000000000001" table:style-name="ce2">
            <text:p>1,81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8" table:style-name="ce1">
            <text:p>3318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.407" table:style-name="ce2">
            <text:p>1,40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9" table:style-name="ce1">
            <text:p>3319</text:p>
          </table:table-cell>
          <table:table-cell table:number-columns-repeated="16380"/>
        </table:table-row>
        <table:table-row table:style-name="ro1">
          <table:table-cell office:value-type="float" office:value="72" table:style-name="ce3">
            <text:p>72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20" table:style-name="ce1">
            <text:p>3320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.609" table:style-name="ce2">
            <text:p>1,60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21" table:style-name="ce1">
            <text:p>3321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22" table:style-name="ce1">
            <text:p>3322</text:p>
          </table:table-cell>
          <table:table-cell table:number-columns-repeated="16380"/>
        </table:table-row>
        <table:table-row table:style-name="ro1">
          <table:table-cell office:value-type="float" office:value="75" table:style-name="ce3">
            <text:p>75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23" table:style-name="ce1">
            <text:p>3323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.619" table:style-name="ce2">
            <text:p>1,61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24" table:style-name="ce1">
            <text:p>3324</text:p>
          </table:table-cell>
          <table:table-cell table:number-columns-repeated="16380"/>
        </table:table-row>
        <table:table-row table:style-name="ro1">
          <table:table-cell office:value-type="float" office:value="77" table:style-name="ce3">
            <text:p>77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25" table:style-name="ce1">
            <text:p>3325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.6519999999999999" table:style-name="ce2">
            <text:p>1,65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26" table:style-name="ce1">
            <text:p>3326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.403" table:style-name="ce2">
            <text:p>1,40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27" table:style-name="ce1">
            <text:p>3327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.6060000000000001" table:style-name="ce2">
            <text:p>1,60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28" table:style-name="ce1">
            <text:p>3328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.403" table:style-name="ce2">
            <text:p>1,40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29" table:style-name="ce1">
            <text:p>3329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0" table:style-name="ce1">
            <text:p>3330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.617" table:style-name="ce2">
            <text:p>1,61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1" table:style-name="ce1">
            <text:p>3331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32" table:style-name="ce1">
            <text:p>3332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.407" table:style-name="ce2">
            <text:p>1,40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3" table:style-name="ce1">
            <text:p>3333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.8650000000000002" table:style-name="ce2">
            <text:p>2,86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4" table:style-name="ce1">
            <text:p>3334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.6060000000000001" table:style-name="ce2">
            <text:p>1,60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5" table:style-name="ce1">
            <text:p>3335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.3519999999999999" table:style-name="ce2">
            <text:p>2,35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6" table:style-name="ce1">
            <text:p>3336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.286" table:style-name="ce2">
            <text:p>3,28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7" table:style-name="ce1">
            <text:p>3337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.206" table:style-name="ce2">
            <text:p>1,20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8" table:style-name="ce1">
            <text:p>3338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.0049999999999999" table:style-name="ce2">
            <text:p>1,00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9" table:style-name="ce1">
            <text:p>3339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.496" table:style-name="ce2">
            <text:p>2,49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0" table:style-name="ce1">
            <text:p>3340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.0069999999999999" table:style-name="ce2">
            <text:p>1,00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1" table:style-name="ce1">
            <text:p>3341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2" table:style-name="ce1">
            <text:p>3342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.403" table:style-name="ce2">
            <text:p>1,40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3" table:style-name="ce1">
            <text:p>3343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.6120000000000001" table:style-name="ce2">
            <text:p>1,61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4" table:style-name="ce1">
            <text:p>3344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5" table:style-name="ce1">
            <text:p>3345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.4470000000000001" table:style-name="ce2">
            <text:p>2,44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6" table:style-name="ce1">
            <text:p>3346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.0219999999999998" table:style-name="ce2">
            <text:p>2,02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7" table:style-name="ce1">
            <text:p>3347</text:p>
          </table:table-cell>
          <table:table-cell table:number-columns-repeated="16380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48" table:style-name="ce1">
            <text:p>3348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.403" table:style-name="ce2">
            <text:p>1,40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9" table:style-name="ce1">
            <text:p>3349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0" table:style-name="ce1">
            <text:p>3350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.403" table:style-name="ce2">
            <text:p>1,40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1" table:style-name="ce1">
            <text:p>3351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.407" table:style-name="ce2">
            <text:p>1,40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2" table:style-name="ce1">
            <text:p>3352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.85" table:style-name="ce2">
            <text:p>2,8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3" table:style-name="ce1">
            <text:p>3353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.4039999999999999" table:style-name="ce2">
            <text:p>1,40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4" table:style-name="ce1">
            <text:p>3354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2.9729999999999999" table:style-name="ce2">
            <text:p>2,97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5" table:style-name="ce1">
            <text:p>3355</text:p>
          </table:table-cell>
          <table:table-cell table:number-columns-repeated="16380"/>
        </table:table-row>
        <table:table-row table:style-name="ro1">
          <table:table-cell office:value-type="float" office:value="108" table:style-name="ce3">
            <text:p>108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56" table:style-name="ce1">
            <text:p>3356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.407" table:style-name="ce2">
            <text:p>1,40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7" table:style-name="ce1">
            <text:p>3357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58" table:style-name="ce1">
            <text:p>3358</text:p>
          </table:table-cell>
          <table:table-cell table:number-columns-repeated="16380"/>
        </table:table-row>
        <table:table-row table:style-name="ro1">
          <table:table-cell office:value-type="float" office:value="111" table:style-name="ce3">
            <text:p>111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59" table:style-name="ce1">
            <text:p>3359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.81" table:style-name="ce2">
            <text:p>1,8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0" table:style-name="ce1">
            <text:p>3360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.403" table:style-name="ce2">
            <text:p>1,40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1" table:style-name="ce1">
            <text:p>3361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.2310000000000001" table:style-name="ce2">
            <text:p>1,23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2" table:style-name="ce1">
            <text:p>3362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.403" table:style-name="ce2">
            <text:p>1,40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3" table:style-name="ce1">
            <text:p>3363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64" table:style-name="ce1">
            <text:p>3364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2.4289999999999998" table:style-name="ce2">
            <text:p>2,42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5" table:style-name="ce1">
            <text:p>3365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66" table:style-name="ce1">
            <text:p>3366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7" table:style-name="ce1">
            <text:p>3367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" table:style-name="ce2">
            <text:p>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8" table:style-name="ce1">
            <text:p>3368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.6359999999999999" table:style-name="ce2">
            <text:p>1,63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9" table:style-name="ce1">
            <text:p>3369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.0880000000000001" table:style-name="ce2">
            <text:p>2,08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0" table:style-name="ce1">
            <text:p>3370</text:p>
          </table:table-cell>
          <table:table-cell table:number-columns-repeated="16380"/>
        </table:table-row>
        <table:table-row table:style-name="ro1">
          <table:table-cell office:value-type="float" office:value="123" table:style-name="ce3">
            <text:p>123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71" table:style-name="ce1">
            <text:p>3371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2" table:style-name="ce1">
            <text:p>3372</text:p>
          </table:table-cell>
          <table:table-cell table:number-columns-repeated="16380"/>
        </table:table-row>
        <table:table-row table:style-name="ro1">
          <table:table-cell office:value-type="float" office:value="125" table:style-name="ce3">
            <text:p>125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73" table:style-name="ce1">
            <text:p>3373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.206" table:style-name="ce2">
            <text:p>1,20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4" table:style-name="ce1">
            <text:p>3374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.407" table:style-name="ce2">
            <text:p>1,40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5" table:style-name="ce1">
            <text:p>3375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.827" table:style-name="ce2">
            <text:p>1,82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6" table:style-name="ce1">
            <text:p>3376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.2309999999999999" table:style-name="ce2">
            <text:p>2,23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7" table:style-name="ce1">
            <text:p>3377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8" table:style-name="ce1">
            <text:p>3378</text:p>
          </table:table-cell>
          <table:table-cell table:number-columns-repeated="16380"/>
        </table:table-row>
        <table:table-row table:style-name="ro1">
          <table:table-cell office:value-type="float" office:value="131" table:style-name="ce3">
            <text:p>131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79" table:style-name="ce1">
            <text:p>3379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.4039999999999999" table:style-name="ce2">
            <text:p>1,40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0" table:style-name="ce1">
            <text:p>3380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.403" table:style-name="ce2">
            <text:p>1,40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1" table:style-name="ce1">
            <text:p>3381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2.0710000000000002" table:style-name="ce2">
            <text:p>2,07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2" table:style-name="ce1">
            <text:p>3382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3.0270000000000001" table:style-name="ce2">
            <text:p>3,02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3" table:style-name="ce1">
            <text:p>3383</text:p>
          </table:table-cell>
          <table:table-cell table:number-columns-repeated="16380"/>
        </table:table-row>
        <table:table-row table:style-name="ro1">
          <table:table-cell office:value-type="float" office:value="136" table:style-name="ce3">
            <text:p>136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84" table:style-name="ce1">
            <text:p>3384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.0069999999999999" table:style-name="ce2">
            <text:p>1,00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5" table:style-name="ce1">
            <text:p>3385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.0049999999999999" table:style-name="ce2">
            <text:p>1,00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6" table:style-name="ce1">
            <text:p>3386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.403" table:style-name="ce2">
            <text:p>1,40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7" table:style-name="ce1">
            <text:p>3387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.589" table:style-name="ce2">
            <text:p>1,58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8" table:style-name="ce1">
            <text:p>3388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9" table:style-name="ce1">
            <text:p>3389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3.5339999999999998" table:style-name="ce2">
            <text:p>3,53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0" table:style-name="ce1">
            <text:p>3390</text:p>
          </table:table-cell>
          <table:table-cell table:number-columns-repeated="16380"/>
        </table:table-row>
        <table:table-row table:style-name="ro1">
          <table:table-cell office:value-type="float" office:value="143" table:style-name="ce3">
            <text:p>143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91" table:style-name="ce1">
            <text:p>3391</text:p>
          </table:table-cell>
          <table:table-cell table:number-columns-repeated="16380"/>
        </table:table-row>
        <table:table-row table:style-name="ro1">
          <table:table-cell office:value-type="float" office:value="144" table:style-name="ce3">
            <text:p>144</text:p>
          </table:table-cell>
          <table:table-cell office:value-type="float" office:value="3.3210000000000002" table:style-name="ce2">
            <text:p>3,32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2" table:style-name="ce1">
            <text:p>3392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3" table:style-name="ce1">
            <text:p>3393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.4179999999999999" table:style-name="ce2">
            <text:p>1,41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4" table:style-name="ce1">
            <text:p>3394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5" table:style-name="ce1">
            <text:p>3395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.0069999999999999" table:style-name="ce2">
            <text:p>1,00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6" table:style-name="ce1">
            <text:p>3396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.5660000000000001" table:style-name="ce2">
            <text:p>1,56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7" table:style-name="ce1">
            <text:p>3397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.6080000000000001" table:style-name="ce2">
            <text:p>2,60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8" table:style-name="ce1">
            <text:p>3398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.214" table:style-name="ce2">
            <text:p>1,21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9" table:style-name="ce1">
            <text:p>3399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.0049999999999999" table:style-name="ce2">
            <text:p>1,00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0" table:style-name="ce1">
            <text:p>3400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.403" table:style-name="ce2">
            <text:p>1,40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1" table:style-name="ce1">
            <text:p>3401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3.8279999999999998" table:style-name="ce2">
            <text:p>3,82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2" table:style-name="ce1">
            <text:p>3402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3.2320000000000002" table:style-name="ce2">
            <text:p>3,23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3" table:style-name="ce1">
            <text:p>3403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.006" table:style-name="ce2">
            <text:p>1,00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4" table:style-name="ce1">
            <text:p>3404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.075" table:style-name="ce2">
            <text:p>1,07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5" table:style-name="ce1">
            <text:p>3405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2.6819999999999999" table:style-name="ce2">
            <text:p>2,68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6" table:style-name="ce1">
            <text:p>3406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.9259999999999999" table:style-name="ce2">
            <text:p>1,92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7" table:style-name="ce1">
            <text:p>3407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08" table:style-name="ce1">
            <text:p>3408</text:p>
          </table:table-cell>
          <table:table-cell table:number-columns-repeated="16380"/>
        </table:table-row>
        <table:table-row table:style-name="ro1">
          <table:table-cell office:value-type="float" office:value="161" table:style-name="ce3">
            <text:p>161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09" table:style-name="ce1">
            <text:p>3409</text:p>
          </table:table-cell>
          <table:table-cell table:number-columns-repeated="16380"/>
        </table:table-row>
        <table:table-row table:style-name="ro1">
          <table:table-cell office:value-type="float" office:value="162" table:style-name="ce3">
            <text:p>162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10" table:style-name="ce1">
            <text:p>3410</text:p>
          </table:table-cell>
          <table:table-cell table:number-columns-repeated="16380"/>
        </table:table-row>
        <table:table-row table:style-name="ro1">
          <table:table-cell office:value-type="float" office:value="163" table:style-name="ce3">
            <text:p>163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11" table:style-name="ce1">
            <text:p>3411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12" table:style-name="ce1">
            <text:p>3412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13" table:style-name="ce1">
            <text:p>3413</text:p>
          </table:table-cell>
          <table:table-cell table:number-columns-repeated="16380"/>
        </table:table-row>
        <table:table-row table:style-name="ro1">
          <table:table-cell office:value-type="float" office:value="166" table:style-name="ce3">
            <text:p>166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14" table:style-name="ce1">
            <text:p>3414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15" table:style-name="ce1">
            <text:p>3415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.8919999999999999" table:style-name="ce2">
            <text:p>1,89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16" table:style-name="ce1">
            <text:p>3416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17" table:style-name="ce1">
            <text:p>3417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18" table:style-name="ce1">
            <text:p>3418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.407" table:style-name="ce2">
            <text:p>1,40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19" table:style-name="ce1">
            <text:p>3419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.004" table:style-name="ce2">
            <text:p>1,00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0" table:style-name="ce1">
            <text:p>3420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.407" table:style-name="ce2">
            <text:p>1,40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1" table:style-name="ce1">
            <text:p>3421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.407" table:style-name="ce2">
            <text:p>1,40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2" table:style-name="ce1">
            <text:p>3422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3.2410000000000001" table:style-name="ce2">
            <text:p>3,24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3" table:style-name="ce1">
            <text:p>3423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3.1669999999999998" table:style-name="ce2">
            <text:p>3,16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4" table:style-name="ce1">
            <text:p>3424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3.4169999999999998" table:style-name="ce2">
            <text:p>3,41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5" table:style-name="ce1">
            <text:p>3425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1.6479999999999999" table:style-name="ce2">
            <text:p>1,64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6" table:style-name="ce1">
            <text:p>3426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.0069999999999999" table:style-name="ce2">
            <text:p>1,00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7" table:style-name="ce1">
            <text:p>3427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" table:style-name="ce2">
            <text:p>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8" table:style-name="ce1">
            <text:p>3428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29" table:style-name="ce1">
            <text:p>3429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2.0649999999999999" table:style-name="ce2">
            <text:p>2,06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0" table:style-name="ce1">
            <text:p>3430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1" table:style-name="ce1">
            <text:p>3431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1.403" table:style-name="ce2">
            <text:p>1,40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2" table:style-name="ce1">
            <text:p>3432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2.0219999999999998" table:style-name="ce2">
            <text:p>2,02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3" table:style-name="ce1">
            <text:p>3433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.0469999999999999" table:style-name="ce2">
            <text:p>1,04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4" table:style-name="ce1">
            <text:p>3434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2.0550000000000002" table:style-name="ce2">
            <text:p>2,05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5" table:style-name="ce1">
            <text:p>3435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1.403" table:style-name="ce2">
            <text:p>1,40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6" table:style-name="ce1">
            <text:p>3436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.4039999999999999" table:style-name="ce2">
            <text:p>1,40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7" table:style-name="ce1">
            <text:p>3437</text:p>
          </table:table-cell>
          <table:table-cell table:number-columns-repeated="16380"/>
        </table:table-row>
        <table:table-row table:style-name="ro1">
          <table:table-cell office:value-type="float" office:value="190" table:style-name="ce3">
            <text:p>190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38" table:style-name="ce1">
            <text:p>3438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9" table:style-name="ce1">
            <text:p>3439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0" table:style-name="ce1">
            <text:p>3440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1" table:style-name="ce1">
            <text:p>3441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2.5059999999999998" table:style-name="ce2">
            <text:p>2,50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2" table:style-name="ce1">
            <text:p>3442</text:p>
          </table:table-cell>
          <table:table-cell table:number-columns-repeated="16380"/>
        </table:table-row>
        <table:table-row table:style-name="ro1">
          <table:table-cell office:value-type="float" office:value="195" table:style-name="ce3">
            <text:p>195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43" table:style-name="ce1">
            <text:p>3443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3.266" table:style-name="ce2">
            <text:p>3,26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4" table:style-name="ce1">
            <text:p>3444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" table:style-name="ce2">
            <text:p>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5" table:style-name="ce1">
            <text:p>3445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46" table:style-name="ce1">
            <text:p>3446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7" table:style-name="ce1">
            <text:p>3447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.403" table:style-name="ce2">
            <text:p>1,40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8" table:style-name="ce1">
            <text:p>3448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3.02" table:style-name="ce2">
            <text:p>3,0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9" table:style-name="ce1">
            <text:p>3449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50" table:style-name="ce1">
            <text:p>3450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51" table:style-name="ce1">
            <text:p>345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5179999999999998" table:style-name="ce2">
            <text:p>3,51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52" table:style-name="ce1">
            <text:p>345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53" table:style-name="ce1">
            <text:p>345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2050000000000001" table:style-name="ce2">
            <text:p>1,20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54" table:style-name="ce1">
            <text:p>345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169" table:style-name="ce2">
            <text:p>2,16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55" table:style-name="ce1">
            <text:p>345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016" table:style-name="ce2">
            <text:p>1,01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56" table:style-name="ce1">
            <text:p>3456</text:p>
          </table:table-cell>
          <table:table-cell table:number-columns-repeated="16380"/>
        </table:table-row>
        <table:table-row table:style-name="ro1">
          <table:table-cell office:value-type="float" office:value="6" table:style-name="ce3">
            <text:p>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57" table:style-name="ce1">
            <text:p>3457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411" table:style-name="ce2">
            <text:p>1,41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58" table:style-name="ce1">
            <text:p>3458</text:p>
          </table:table-cell>
          <table:table-cell table:number-columns-repeated="16380"/>
        </table:table-row>
        <table:table-row table:style-name="ro1">
          <table:table-cell office:value-type="float" office:value="8" table:style-name="ce3">
            <text:p>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59" table:style-name="ce1">
            <text:p>3459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.4590000000000001" table:style-name="ce2">
            <text:p>2,45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60" table:style-name="ce1">
            <text:p>3460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403" table:style-name="ce2">
            <text:p>1,40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61" table:style-name="ce1">
            <text:p>346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.4239999999999999" table:style-name="ce2">
            <text:p>2,42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62" table:style-name="ce1">
            <text:p>346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006" table:style-name="ce2">
            <text:p>1,00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63" table:style-name="ce1">
            <text:p>346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006" table:style-name="ce2">
            <text:p>1,00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64" table:style-name="ce1">
            <text:p>346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.5019999999999998" table:style-name="ce2">
            <text:p>2,50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65" table:style-name="ce1">
            <text:p>346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66" table:style-name="ce1">
            <text:p>3466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.0390000000000001" table:style-name="ce2">
            <text:p>2,03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67" table:style-name="ce1">
            <text:p>3467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.7430000000000001" table:style-name="ce2">
            <text:p>1,74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68" table:style-name="ce1">
            <text:p>346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69" table:style-name="ce1">
            <text:p>346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70" table:style-name="ce1">
            <text:p>3470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.0089999999999999" table:style-name="ce2">
            <text:p>1,00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71" table:style-name="ce1">
            <text:p>3471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72" table:style-name="ce1">
            <text:p>347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.4059999999999999" table:style-name="ce2">
            <text:p>1,40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73" table:style-name="ce1">
            <text:p>3473</text:p>
          </table:table-cell>
          <table:table-cell table:number-columns-repeated="16380"/>
        </table:table-row>
        <table:table-row table:style-name="ro1">
          <table:table-cell office:value-type="float" office:value="23" table:style-name="ce3">
            <text:p>2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74" table:style-name="ce1">
            <text:p>347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.4039999999999999" table:style-name="ce2">
            <text:p>1,40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75" table:style-name="ce1">
            <text:p>347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.403" table:style-name="ce2">
            <text:p>1,40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76" table:style-name="ce1">
            <text:p>347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.8109999999999999" table:style-name="ce2">
            <text:p>1,81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77" table:style-name="ce1">
            <text:p>347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2">
            <text:p>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78" table:style-name="ce1">
            <text:p>347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155" table:style-name="ce2">
            <text:p>1,15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79" table:style-name="ce1">
            <text:p>3479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80" table:style-name="ce1">
            <text:p>3480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.004" table:style-name="ce2">
            <text:p>1,00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81" table:style-name="ce1">
            <text:p>3481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.4059999999999999" table:style-name="ce2">
            <text:p>1,40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82" table:style-name="ce1">
            <text:p>348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.3119999999999998" table:style-name="ce2">
            <text:p>2,31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83" table:style-name="ce1">
            <text:p>3483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84" table:style-name="ce1">
            <text:p>348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.421" table:style-name="ce2">
            <text:p>1,42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85" table:style-name="ce1">
            <text:p>348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.613" table:style-name="ce2">
            <text:p>2,61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86" table:style-name="ce1">
            <text:p>348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.014" table:style-name="ce2">
            <text:p>1,01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87" table:style-name="ce1">
            <text:p>3487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2">
            <text:p>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88" table:style-name="ce1">
            <text:p>348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.8680000000000001" table:style-name="ce2">
            <text:p>1,86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89" table:style-name="ce1">
            <text:p>3489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0" table:style-name="ce1">
            <text:p>349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.1389999999999998" table:style-name="ce2">
            <text:p>2,13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1" table:style-name="ce1">
            <text:p>349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92" table:style-name="ce1">
            <text:p>349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3" table:style-name="ce1">
            <text:p>349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.8849999999999998" table:style-name="ce2">
            <text:p>2,88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4" table:style-name="ce1">
            <text:p>349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.8089999999999999" table:style-name="ce2">
            <text:p>1,80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5" table:style-name="ce1">
            <text:p>3495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.61" table:style-name="ce2">
            <text:p>2,6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6" table:style-name="ce1">
            <text:p>349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7" table:style-name="ce1">
            <text:p>3497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.6839999999999999" table:style-name="ce2">
            <text:p>1,68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8" table:style-name="ce1">
            <text:p>3498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.4059999999999999" table:style-name="ce2">
            <text:p>1,40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9" table:style-name="ce1">
            <text:p>3499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0" table:style-name="ce1">
            <text:p>3500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.2090000000000001" table:style-name="ce2">
            <text:p>1,20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1" table:style-name="ce1">
            <text:p>3501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.633" table:style-name="ce2">
            <text:p>1,63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2" table:style-name="ce1">
            <text:p>3502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.403" table:style-name="ce2">
            <text:p>1,40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3" table:style-name="ce1">
            <text:p>3503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04" table:style-name="ce1">
            <text:p>3504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.5459999999999998" table:style-name="ce2">
            <text:p>2,54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5" table:style-name="ce1">
            <text:p>3505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.4079999999999999" table:style-name="ce2">
            <text:p>1,40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6" table:style-name="ce1">
            <text:p>3506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.423" table:style-name="ce2">
            <text:p>1,42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7" table:style-name="ce1">
            <text:p>3507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.403" table:style-name="ce2">
            <text:p>1,40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8" table:style-name="ce1">
            <text:p>3508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9" table:style-name="ce1">
            <text:p>3509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.004" table:style-name="ce2">
            <text:p>1,00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10" table:style-name="ce1">
            <text:p>3510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.41" table:style-name="ce2">
            <text:p>1,4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11" table:style-name="ce1">
            <text:p>3511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.403" table:style-name="ce2">
            <text:p>1,40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12" table:style-name="ce1">
            <text:p>3512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.84" table:style-name="ce2">
            <text:p>1,8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13" table:style-name="ce1">
            <text:p>3513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.5049999999999999" table:style-name="ce2">
            <text:p>2,50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14" table:style-name="ce1">
            <text:p>3514</text:p>
          </table:table-cell>
          <table:table-cell table:number-columns-repeated="16380"/>
        </table:table-row>
        <table:table-row table:style-name="ro1">
          <table:table-cell office:value-type="float" office:value="64" table:style-name="ce3">
            <text:p>6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15" table:style-name="ce1">
            <text:p>3515</text:p>
          </table:table-cell>
          <table:table-cell table:number-columns-repeated="16380"/>
        </table:table-row>
        <table:table-row table:style-name="ro1">
          <table:table-cell office:value-type="float" office:value="65" table:style-name="ce3">
            <text:p>6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16" table:style-name="ce1">
            <text:p>3516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.2090000000000001" table:style-name="ce2">
            <text:p>1,20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17" table:style-name="ce1">
            <text:p>3517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.2649999999999999" table:style-name="ce2">
            <text:p>1,26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18" table:style-name="ce1">
            <text:p>3518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19" table:style-name="ce1">
            <text:p>3519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.008" table:style-name="ce2">
            <text:p>2,00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20" table:style-name="ce1">
            <text:p>3520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.8169999999999999" table:style-name="ce2">
            <text:p>1,81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21" table:style-name="ce1">
            <text:p>3521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.41" table:style-name="ce2">
            <text:p>1,4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22" table:style-name="ce1">
            <text:p>3522</text:p>
          </table:table-cell>
          <table:table-cell table:number-columns-repeated="16380"/>
        </table:table-row>
        <table:table-row table:style-name="ro1">
          <table:table-cell office:value-type="float" office:value="72" table:style-name="ce3">
            <text:p>72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23" table:style-name="ce1">
            <text:p>3523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.8089999999999999" table:style-name="ce2">
            <text:p>1,80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24" table:style-name="ce1">
            <text:p>3524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25" table:style-name="ce1">
            <text:p>3525</text:p>
          </table:table-cell>
          <table:table-cell table:number-columns-repeated="16380"/>
        </table:table-row>
        <table:table-row table:style-name="ro1">
          <table:table-cell office:value-type="float" office:value="75" table:style-name="ce3">
            <text:p>7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26" table:style-name="ce1">
            <text:p>3526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.794" table:style-name="ce2">
            <text:p>1,79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27" table:style-name="ce1">
            <text:p>3527</text:p>
          </table:table-cell>
          <table:table-cell table:number-columns-repeated="16380"/>
        </table:table-row>
        <table:table-row table:style-name="ro1">
          <table:table-cell office:value-type="float" office:value="77" table:style-name="ce3">
            <text:p>7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28" table:style-name="ce1">
            <text:p>3528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.4630000000000001" table:style-name="ce2">
            <text:p>1,46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29" table:style-name="ce1">
            <text:p>3529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.403" table:style-name="ce2">
            <text:p>1,40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0" table:style-name="ce1">
            <text:p>3530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.6080000000000001" table:style-name="ce2">
            <text:p>1,60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1" table:style-name="ce1">
            <text:p>3531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.403" table:style-name="ce2">
            <text:p>1,40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2" table:style-name="ce1">
            <text:p>3532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3" table:style-name="ce1">
            <text:p>3533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.5860000000000001" table:style-name="ce2">
            <text:p>1,58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4" table:style-name="ce1">
            <text:p>3534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35" table:style-name="ce1">
            <text:p>3535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.4059999999999999" table:style-name="ce2">
            <text:p>1,40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6" table:style-name="ce1">
            <text:p>3536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.8719999999999999" table:style-name="ce2">
            <text:p>2,87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7" table:style-name="ce1">
            <text:p>3537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.5449999999999999" table:style-name="ce2">
            <text:p>1,54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8" table:style-name="ce1">
            <text:p>3538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.3490000000000002" table:style-name="ce2">
            <text:p>2,34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9" table:style-name="ce1">
            <text:p>3539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.3170000000000002" table:style-name="ce2">
            <text:p>3,31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0" table:style-name="ce1">
            <text:p>3540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.2050000000000001" table:style-name="ce2">
            <text:p>1,20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1" table:style-name="ce1">
            <text:p>3541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.004" table:style-name="ce2">
            <text:p>1,00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2" table:style-name="ce1">
            <text:p>3542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.4670000000000001" table:style-name="ce2">
            <text:p>2,46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3" table:style-name="ce1">
            <text:p>3543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.008" table:style-name="ce2">
            <text:p>1,00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4" table:style-name="ce1">
            <text:p>3544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5" table:style-name="ce1">
            <text:p>3545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.403" table:style-name="ce2">
            <text:p>1,40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6" table:style-name="ce1">
            <text:p>3546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.643" table:style-name="ce2">
            <text:p>1,64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7" table:style-name="ce1">
            <text:p>3547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8" table:style-name="ce1">
            <text:p>3548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.5499999999999998" table:style-name="ce2">
            <text:p>2,5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9" table:style-name="ce1">
            <text:p>3549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.0059999999999998" table:style-name="ce2">
            <text:p>2,00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0" table:style-name="ce1">
            <text:p>3550</text:p>
          </table:table-cell>
          <table:table-cell table:number-columns-repeated="16380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51" table:style-name="ce1">
            <text:p>3551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.635" table:style-name="ce2">
            <text:p>1,63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2" table:style-name="ce1">
            <text:p>3552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.403" table:style-name="ce2">
            <text:p>1,40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3" table:style-name="ce1">
            <text:p>3553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4" table:style-name="ce1">
            <text:p>3554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.4079999999999999" table:style-name="ce2">
            <text:p>1,40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5" table:style-name="ce1">
            <text:p>3555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.9009999999999998" table:style-name="ce2">
            <text:p>2,90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6" table:style-name="ce1">
            <text:p>3556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.4059999999999999" table:style-name="ce2">
            <text:p>1,40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7" table:style-name="ce1">
            <text:p>3557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3.2029999999999998" table:style-name="ce2">
            <text:p>3,20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8" table:style-name="ce1">
            <text:p>3558</text:p>
          </table:table-cell>
          <table:table-cell table:number-columns-repeated="16380"/>
        </table:table-row>
        <table:table-row table:style-name="ro1">
          <table:table-cell office:value-type="float" office:value="108" table:style-name="ce3">
            <text:p>10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59" table:style-name="ce1">
            <text:p>3559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.4059999999999999" table:style-name="ce2">
            <text:p>1,40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60" table:style-name="ce1">
            <text:p>3560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61" table:style-name="ce1">
            <text:p>3561</text:p>
          </table:table-cell>
          <table:table-cell table:number-columns-repeated="16380"/>
        </table:table-row>
        <table:table-row table:style-name="ro1">
          <table:table-cell office:value-type="float" office:value="111" table:style-name="ce3">
            <text:p>11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62" table:style-name="ce1">
            <text:p>3562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.8089999999999999" table:style-name="ce2">
            <text:p>1,80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63" table:style-name="ce1">
            <text:p>3563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.4039999999999999" table:style-name="ce2">
            <text:p>1,40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64" table:style-name="ce1">
            <text:p>3564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.0189999999999999" table:style-name="ce2">
            <text:p>1,01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65" table:style-name="ce1">
            <text:p>3565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.403" table:style-name="ce2">
            <text:p>1,40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66" table:style-name="ce1">
            <text:p>3566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67" table:style-name="ce1">
            <text:p>3567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2.3730000000000002" table:style-name="ce2">
            <text:p>2,37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68" table:style-name="ce1">
            <text:p>3568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69" table:style-name="ce1">
            <text:p>3569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.82" table:style-name="ce2">
            <text:p>1,8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70" table:style-name="ce1">
            <text:p>3570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" table:style-name="ce2">
            <text:p>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71" table:style-name="ce1">
            <text:p>3571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.623" table:style-name="ce2">
            <text:p>1,62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72" table:style-name="ce1">
            <text:p>3572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.3330000000000002" table:style-name="ce2">
            <text:p>2,33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73" table:style-name="ce1">
            <text:p>3573</text:p>
          </table:table-cell>
          <table:table-cell table:number-columns-repeated="16380"/>
        </table:table-row>
        <table:table-row table:style-name="ro1">
          <table:table-cell office:value-type="float" office:value="123" table:style-name="ce3">
            <text:p>12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74" table:style-name="ce1">
            <text:p>3574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75" table:style-name="ce1">
            <text:p>3575</text:p>
          </table:table-cell>
          <table:table-cell table:number-columns-repeated="16380"/>
        </table:table-row>
        <table:table-row table:style-name="ro1">
          <table:table-cell office:value-type="float" office:value="125" table:style-name="ce3">
            <text:p>12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76" table:style-name="ce1">
            <text:p>3576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.2050000000000001" table:style-name="ce2">
            <text:p>1,20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77" table:style-name="ce1">
            <text:p>3577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.4059999999999999" table:style-name="ce2">
            <text:p>1,40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78" table:style-name="ce1">
            <text:p>3578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.821" table:style-name="ce2">
            <text:p>1,82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79" table:style-name="ce1">
            <text:p>3579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.3330000000000002" table:style-name="ce2">
            <text:p>2,33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80" table:style-name="ce1">
            <text:p>3580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81" table:style-name="ce1">
            <text:p>3581</text:p>
          </table:table-cell>
          <table:table-cell table:number-columns-repeated="16380"/>
        </table:table-row>
        <table:table-row table:style-name="ro1">
          <table:table-cell office:value-type="float" office:value="131" table:style-name="ce3">
            <text:p>13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82" table:style-name="ce1">
            <text:p>3582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.4059999999999999" table:style-name="ce2">
            <text:p>1,40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83" table:style-name="ce1">
            <text:p>3583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.403" table:style-name="ce2">
            <text:p>1,40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84" table:style-name="ce1">
            <text:p>3584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2.2669999999999999" table:style-name="ce2">
            <text:p>2,26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85" table:style-name="ce1">
            <text:p>3585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3.03" table:style-name="ce2">
            <text:p>3,0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86" table:style-name="ce1">
            <text:p>3586</text:p>
          </table:table-cell>
          <table:table-cell table:number-columns-repeated="16380"/>
        </table:table-row>
        <table:table-row table:style-name="ro1">
          <table:table-cell office:value-type="float" office:value="136" table:style-name="ce3">
            <text:p>13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87" table:style-name="ce1">
            <text:p>3587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.2090000000000001" table:style-name="ce2">
            <text:p>1,20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88" table:style-name="ce1">
            <text:p>3588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.004" table:style-name="ce2">
            <text:p>1,00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89" table:style-name="ce1">
            <text:p>3589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.403" table:style-name="ce2">
            <text:p>1,40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90" table:style-name="ce1">
            <text:p>3590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.59" table:style-name="ce2">
            <text:p>1,5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91" table:style-name="ce1">
            <text:p>3591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92" table:style-name="ce1">
            <text:p>3592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3.5790000000000002" table:style-name="ce2">
            <text:p>3,57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93" table:style-name="ce1">
            <text:p>3593</text:p>
          </table:table-cell>
          <table:table-cell table:number-columns-repeated="16380"/>
        </table:table-row>
        <table:table-row table:style-name="ro1">
          <table:table-cell office:value-type="float" office:value="143" table:style-name="ce3">
            <text:p>14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94" table:style-name="ce1">
            <text:p>3594</text:p>
          </table:table-cell>
          <table:table-cell table:number-columns-repeated="16380"/>
        </table:table-row>
        <table:table-row table:style-name="ro1">
          <table:table-cell office:value-type="float" office:value="144" table:style-name="ce3">
            <text:p>144</text:p>
          </table:table-cell>
          <table:table-cell office:value-type="float" office:value="3.0939999999999999" table:style-name="ce2">
            <text:p>3,09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95" table:style-name="ce1">
            <text:p>3595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96" table:style-name="ce1">
            <text:p>3596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.4179999999999999" table:style-name="ce2">
            <text:p>1,41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97" table:style-name="ce1">
            <text:p>3597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98" table:style-name="ce1">
            <text:p>3598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.008" table:style-name="ce2">
            <text:p>1,00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99" table:style-name="ce1">
            <text:p>3599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0" table:style-name="ce1">
            <text:p>3600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.6120000000000001" table:style-name="ce2">
            <text:p>2,61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1" table:style-name="ce1">
            <text:p>3601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.4059999999999999" table:style-name="ce2">
            <text:p>1,40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2" table:style-name="ce1">
            <text:p>3602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.006" table:style-name="ce2">
            <text:p>1,00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3" table:style-name="ce1">
            <text:p>3603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.216" table:style-name="ce2">
            <text:p>1,21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4" table:style-name="ce1">
            <text:p>3604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3.8279999999999998" table:style-name="ce2">
            <text:p>3,82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5" table:style-name="ce1">
            <text:p>3605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3.1779999999999999" table:style-name="ce2">
            <text:p>3,17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6" table:style-name="ce1">
            <text:p>3606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.022" table:style-name="ce2">
            <text:p>1,02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7" table:style-name="ce1">
            <text:p>3607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.024" table:style-name="ce2">
            <text:p>1,02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8" table:style-name="ce1">
            <text:p>3608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2.6850000000000001" table:style-name="ce2">
            <text:p>2,68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9" table:style-name="ce1">
            <text:p>3609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.8740000000000001" table:style-name="ce2">
            <text:p>1,87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10" table:style-name="ce1">
            <text:p>3610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11" table:style-name="ce1">
            <text:p>3611</text:p>
          </table:table-cell>
          <table:table-cell table:number-columns-repeated="16380"/>
        </table:table-row>
        <table:table-row table:style-name="ro1">
          <table:table-cell office:value-type="float" office:value="161" table:style-name="ce3">
            <text:p>16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12" table:style-name="ce1">
            <text:p>3612</text:p>
          </table:table-cell>
          <table:table-cell table:number-columns-repeated="16380"/>
        </table:table-row>
        <table:table-row table:style-name="ro1">
          <table:table-cell office:value-type="float" office:value="162" table:style-name="ce3">
            <text:p>162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13" table:style-name="ce1">
            <text:p>3613</text:p>
          </table:table-cell>
          <table:table-cell table:number-columns-repeated="16380"/>
        </table:table-row>
        <table:table-row table:style-name="ro1">
          <table:table-cell office:value-type="float" office:value="163" table:style-name="ce3">
            <text:p>16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14" table:style-name="ce1">
            <text:p>3614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15" table:style-name="ce1">
            <text:p>3615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16" table:style-name="ce1">
            <text:p>3616</text:p>
          </table:table-cell>
          <table:table-cell table:number-columns-repeated="16380"/>
        </table:table-row>
        <table:table-row table:style-name="ro1">
          <table:table-cell office:value-type="float" office:value="166" table:style-name="ce3">
            <text:p>16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17" table:style-name="ce1">
            <text:p>3617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18" table:style-name="ce1">
            <text:p>3618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.8240000000000001" table:style-name="ce2">
            <text:p>1,82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19" table:style-name="ce1">
            <text:p>3619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0" table:style-name="ce1">
            <text:p>3620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21" table:style-name="ce1">
            <text:p>3621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.41" table:style-name="ce2">
            <text:p>1,4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2" table:style-name="ce1">
            <text:p>3622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.0029999999999999" table:style-name="ce2">
            <text:p>1,00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3" table:style-name="ce1">
            <text:p>3623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.4059999999999999" table:style-name="ce2">
            <text:p>1,40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4" table:style-name="ce1">
            <text:p>3624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.4059999999999999" table:style-name="ce2">
            <text:p>1,40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5" table:style-name="ce1">
            <text:p>3625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3.1909999999999998" table:style-name="ce2">
            <text:p>3,19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6" table:style-name="ce1">
            <text:p>3626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3.2120000000000002" table:style-name="ce2">
            <text:p>3,21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7" table:style-name="ce1">
            <text:p>3627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3.3860000000000001" table:style-name="ce2">
            <text:p>3,38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8" table:style-name="ce1">
            <text:p>3628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9" table:style-name="ce1">
            <text:p>3629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.2090000000000001" table:style-name="ce2">
            <text:p>1,20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0" table:style-name="ce1">
            <text:p>3630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.002" table:style-name="ce2">
            <text:p>1,00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1" table:style-name="ce1">
            <text:p>3631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32" table:style-name="ce1">
            <text:p>3632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2.0230000000000001" table:style-name="ce2">
            <text:p>2,02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3" table:style-name="ce1">
            <text:p>3633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4" table:style-name="ce1">
            <text:p>3634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1.403" table:style-name="ce2">
            <text:p>1,40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5" table:style-name="ce1">
            <text:p>3635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2.2709999999999999" table:style-name="ce2">
            <text:p>2,27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6" table:style-name="ce1">
            <text:p>3636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.006" table:style-name="ce2">
            <text:p>1,00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7" table:style-name="ce1">
            <text:p>3637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2.0049999999999999" table:style-name="ce2">
            <text:p>2,00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8" table:style-name="ce1">
            <text:p>3638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1.403" table:style-name="ce2">
            <text:p>1,40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9" table:style-name="ce1">
            <text:p>3639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.4059999999999999" table:style-name="ce2">
            <text:p>1,40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40" table:style-name="ce1">
            <text:p>3640</text:p>
          </table:table-cell>
          <table:table-cell table:number-columns-repeated="16380"/>
        </table:table-row>
        <table:table-row table:style-name="ro1">
          <table:table-cell office:value-type="float" office:value="190" table:style-name="ce3">
            <text:p>19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41" table:style-name="ce1">
            <text:p>3641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42" table:style-name="ce1">
            <text:p>3642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1.83" table:style-name="ce2">
            <text:p>1,8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43" table:style-name="ce1">
            <text:p>3643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44" table:style-name="ce1">
            <text:p>3644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2.7410000000000001" table:style-name="ce2">
            <text:p>2,74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45" table:style-name="ce1">
            <text:p>3645</text:p>
          </table:table-cell>
          <table:table-cell table:number-columns-repeated="16380"/>
        </table:table-row>
        <table:table-row table:style-name="ro1">
          <table:table-cell office:value-type="float" office:value="195" table:style-name="ce3">
            <text:p>19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46" table:style-name="ce1">
            <text:p>3646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3.339" table:style-name="ce2">
            <text:p>3,33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47" table:style-name="ce1">
            <text:p>3647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" table:style-name="ce2">
            <text:p>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48" table:style-name="ce1">
            <text:p>3648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49" table:style-name="ce1">
            <text:p>3649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50" table:style-name="ce1">
            <text:p>3650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.403" table:style-name="ce2">
            <text:p>1,40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51" table:style-name="ce1">
            <text:p>3651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3.3519999999999999" table:style-name="ce2">
            <text:p>3,35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52" table:style-name="ce1">
            <text:p>3652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53" table:style-name="ce1">
            <text:p>3653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54" table:style-name="ce1">
            <text:p>365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5630000000000002" table:style-name="ce2">
            <text:p>3,56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55" table:style-name="ce1">
            <text:p>365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63" table:style-name="ce2">
            <text:p>1,6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56" table:style-name="ce1">
            <text:p>365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204" table:style-name="ce2">
            <text:p>1,20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57" table:style-name="ce1">
            <text:p>365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1640000000000001" table:style-name="ce2">
            <text:p>2,16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58" table:style-name="ce1">
            <text:p>3658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1359999999999999" table:style-name="ce2">
            <text:p>1,13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59" table:style-name="ce1">
            <text:p>3659</text:p>
          </table:table-cell>
          <table:table-cell table:number-columns-repeated="16380"/>
        </table:table-row>
        <table:table-row table:style-name="ro1">
          <table:table-cell office:value-type="float" office:value="6" table:style-name="ce3">
            <text:p>6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60" table:style-name="ce1">
            <text:p>3660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5780000000000001" table:style-name="ce2">
            <text:p>1,57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1" table:style-name="ce1">
            <text:p>3661</text:p>
          </table:table-cell>
          <table:table-cell table:number-columns-repeated="16380"/>
        </table:table-row>
        <table:table-row table:style-name="ro1">
          <table:table-cell office:value-type="float" office:value="8" table:style-name="ce3">
            <text:p>8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62" table:style-name="ce1">
            <text:p>3662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.5139999999999998" table:style-name="ce2">
            <text:p>2,51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3" table:style-name="ce1">
            <text:p>3663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4" table:style-name="ce1">
            <text:p>366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.4750000000000001" table:style-name="ce2">
            <text:p>2,47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5" table:style-name="ce1">
            <text:p>366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006" table:style-name="ce2">
            <text:p>1,00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6" table:style-name="ce1">
            <text:p>366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006" table:style-name="ce2">
            <text:p>1,00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7" table:style-name="ce1">
            <text:p>366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.5350000000000001" table:style-name="ce2">
            <text:p>2,53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8" table:style-name="ce1">
            <text:p>3668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69" table:style-name="ce1">
            <text:p>3669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.04" table:style-name="ce2">
            <text:p>2,0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70" table:style-name="ce1">
            <text:p>3670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.0840000000000001" table:style-name="ce2">
            <text:p>2,08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71" table:style-name="ce1">
            <text:p>367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72" table:style-name="ce1">
            <text:p>367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73" table:style-name="ce1">
            <text:p>3673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.2430000000000001" table:style-name="ce2">
            <text:p>1,24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74" table:style-name="ce1">
            <text:p>3674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75" table:style-name="ce1">
            <text:p>367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.407" table:style-name="ce2">
            <text:p>1,40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76" table:style-name="ce1">
            <text:p>3676</text:p>
          </table:table-cell>
          <table:table-cell table:number-columns-repeated="16380"/>
        </table:table-row>
        <table:table-row table:style-name="ro1">
          <table:table-cell office:value-type="float" office:value="23" table:style-name="ce3">
            <text:p>23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77" table:style-name="ce1">
            <text:p>367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.405" table:style-name="ce2">
            <text:p>1,40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78" table:style-name="ce1">
            <text:p>367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.403" table:style-name="ce2">
            <text:p>1,40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79" table:style-name="ce1">
            <text:p>3679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.81" table:style-name="ce2">
            <text:p>1,8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0" table:style-name="ce1">
            <text:p>3680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2">
            <text:p>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1" table:style-name="ce1">
            <text:p>3681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202" table:style-name="ce2">
            <text:p>1,20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2" table:style-name="ce1">
            <text:p>368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83" table:style-name="ce1">
            <text:p>3683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.0029999999999999" table:style-name="ce2">
            <text:p>1,00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4" table:style-name="ce1">
            <text:p>368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.6240000000000001" table:style-name="ce2">
            <text:p>1,62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5" table:style-name="ce1">
            <text:p>3685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.306" table:style-name="ce2">
            <text:p>2,30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6" table:style-name="ce1">
            <text:p>3686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87" table:style-name="ce1">
            <text:p>368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.407" table:style-name="ce2">
            <text:p>1,40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8" table:style-name="ce1">
            <text:p>368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.677" table:style-name="ce2">
            <text:p>2,67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9" table:style-name="ce1">
            <text:p>368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.014" table:style-name="ce2">
            <text:p>1,01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0" table:style-name="ce1">
            <text:p>369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2">
            <text:p>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1" table:style-name="ce1">
            <text:p>369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.869" table:style-name="ce2">
            <text:p>1,86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2" table:style-name="ce1">
            <text:p>3692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3" table:style-name="ce1">
            <text:p>3693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.1150000000000002" table:style-name="ce2">
            <text:p>2,11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4" table:style-name="ce1">
            <text:p>3694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95" table:style-name="ce1">
            <text:p>3695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.827" table:style-name="ce2">
            <text:p>1,82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6" table:style-name="ce1">
            <text:p>369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.1139999999999999" table:style-name="ce2">
            <text:p>3,11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7" table:style-name="ce1">
            <text:p>369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.8080000000000001" table:style-name="ce2">
            <text:p>1,80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8" table:style-name="ce1">
            <text:p>3698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.61" table:style-name="ce2">
            <text:p>2,6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9" table:style-name="ce1">
            <text:p>3699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0" table:style-name="ce1">
            <text:p>370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.845" table:style-name="ce2">
            <text:p>1,84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1" table:style-name="ce1">
            <text:p>370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.405" table:style-name="ce2">
            <text:p>1,40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2" table:style-name="ce1">
            <text:p>370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3" table:style-name="ce1">
            <text:p>370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.21" table:style-name="ce2">
            <text:p>1,2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4" table:style-name="ce1">
            <text:p>3704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.827" table:style-name="ce2">
            <text:p>1,82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5" table:style-name="ce1">
            <text:p>3705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.403" table:style-name="ce2">
            <text:p>1,40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6" table:style-name="ce1">
            <text:p>3706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07" table:style-name="ce1">
            <text:p>3707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.585" table:style-name="ce2">
            <text:p>2,58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8" table:style-name="ce1">
            <text:p>3708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.4079999999999999" table:style-name="ce2">
            <text:p>1,40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9" table:style-name="ce1">
            <text:p>3709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.4379999999999999" table:style-name="ce2">
            <text:p>1,43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0" table:style-name="ce1">
            <text:p>3710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.403" table:style-name="ce2">
            <text:p>1,40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1" table:style-name="ce1">
            <text:p>3711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.0219999999999998" table:style-name="ce2">
            <text:p>2,02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2" table:style-name="ce1">
            <text:p>3712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.204" table:style-name="ce2">
            <text:p>1,20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3" table:style-name="ce1">
            <text:p>3713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.41" table:style-name="ce2">
            <text:p>1,4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4" table:style-name="ce1">
            <text:p>3714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.403" table:style-name="ce2">
            <text:p>1,40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5" table:style-name="ce1">
            <text:p>3715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.8560000000000001" table:style-name="ce2">
            <text:p>1,85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6" table:style-name="ce1">
            <text:p>3716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.657" table:style-name="ce2">
            <text:p>2,65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7" table:style-name="ce1">
            <text:p>3717</text:p>
          </table:table-cell>
          <table:table-cell table:number-columns-repeated="16380"/>
        </table:table-row>
        <table:table-row table:style-name="ro1">
          <table:table-cell office:value-type="float" office:value="64" table:style-name="ce3">
            <text:p>64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18" table:style-name="ce1">
            <text:p>3718</text:p>
          </table:table-cell>
          <table:table-cell table:number-columns-repeated="16380"/>
        </table:table-row>
        <table:table-row table:style-name="ro1">
          <table:table-cell office:value-type="float" office:value="65" table:style-name="ce3">
            <text:p>65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19" table:style-name="ce1">
            <text:p>3719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.2090000000000001" table:style-name="ce2">
            <text:p>1,20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0" table:style-name="ce1">
            <text:p>3720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.298" table:style-name="ce2">
            <text:p>1,29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1" table:style-name="ce1">
            <text:p>3721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2" table:style-name="ce1">
            <text:p>3722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.607" table:style-name="ce2">
            <text:p>1,60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3" table:style-name="ce1">
            <text:p>3723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.8160000000000001" table:style-name="ce2">
            <text:p>1,81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4" table:style-name="ce1">
            <text:p>3724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.4119999999999999" table:style-name="ce2">
            <text:p>1,41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5" table:style-name="ce1">
            <text:p>3725</text:p>
          </table:table-cell>
          <table:table-cell table:number-columns-repeated="16380"/>
        </table:table-row>
        <table:table-row table:style-name="ro1">
          <table:table-cell office:value-type="float" office:value="72" table:style-name="ce3">
            <text:p>72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26" table:style-name="ce1">
            <text:p>3726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.8080000000000001" table:style-name="ce2">
            <text:p>1,80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7" table:style-name="ce1">
            <text:p>3727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28" table:style-name="ce1">
            <text:p>3728</text:p>
          </table:table-cell>
          <table:table-cell table:number-columns-repeated="16380"/>
        </table:table-row>
        <table:table-row table:style-name="ro1">
          <table:table-cell office:value-type="float" office:value="75" table:style-name="ce3">
            <text:p>75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29" table:style-name="ce1">
            <text:p>3729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.7789999999999999" table:style-name="ce2">
            <text:p>1,77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0" table:style-name="ce1">
            <text:p>3730</text:p>
          </table:table-cell>
          <table:table-cell table:number-columns-repeated="16380"/>
        </table:table-row>
        <table:table-row table:style-name="ro1">
          <table:table-cell office:value-type="float" office:value="77" table:style-name="ce3">
            <text:p>77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31" table:style-name="ce1">
            <text:p>3731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.4490000000000001" table:style-name="ce2">
            <text:p>1,44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2" table:style-name="ce1">
            <text:p>3732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.403" table:style-name="ce2">
            <text:p>1,40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3" table:style-name="ce1">
            <text:p>3733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.609" table:style-name="ce2">
            <text:p>1,60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4" table:style-name="ce1">
            <text:p>3734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.403" table:style-name="ce2">
            <text:p>1,40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5" table:style-name="ce1">
            <text:p>3735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6" table:style-name="ce1">
            <text:p>3736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.49" table:style-name="ce2">
            <text:p>1,4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7" table:style-name="ce1">
            <text:p>3737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38" table:style-name="ce1">
            <text:p>3738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.4059999999999999" table:style-name="ce2">
            <text:p>1,40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9" table:style-name="ce1">
            <text:p>3739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.8740000000000001" table:style-name="ce2">
            <text:p>2,87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0" table:style-name="ce1">
            <text:p>3740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.44" table:style-name="ce2">
            <text:p>1,4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1" table:style-name="ce1">
            <text:p>3741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.4929999999999999" table:style-name="ce2">
            <text:p>2,49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2" table:style-name="ce1">
            <text:p>3742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.1459999999999999" table:style-name="ce2">
            <text:p>3,14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3" table:style-name="ce1">
            <text:p>3743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.204" table:style-name="ce2">
            <text:p>1,20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4" table:style-name="ce1">
            <text:p>3744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.0029999999999999" table:style-name="ce2">
            <text:p>1,00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5" table:style-name="ce1">
            <text:p>3745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.2789999999999999" table:style-name="ce2">
            <text:p>2,27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6" table:style-name="ce1">
            <text:p>3746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.008" table:style-name="ce2">
            <text:p>1,00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7" table:style-name="ce1">
            <text:p>3747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8" table:style-name="ce1">
            <text:p>3748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.403" table:style-name="ce2">
            <text:p>1,40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9" table:style-name="ce1">
            <text:p>3749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.8779999999999999" table:style-name="ce2">
            <text:p>1,87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0" table:style-name="ce1">
            <text:p>3750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1" table:style-name="ce1">
            <text:p>3751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.4620000000000002" table:style-name="ce2">
            <text:p>2,46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2" table:style-name="ce1">
            <text:p>3752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.0059999999999998" table:style-name="ce2">
            <text:p>2,00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3" table:style-name="ce1">
            <text:p>3753</text:p>
          </table:table-cell>
          <table:table-cell table:number-columns-repeated="16380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54" table:style-name="ce1">
            <text:p>3754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.65" table:style-name="ce2">
            <text:p>1,6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5" table:style-name="ce1">
            <text:p>3755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.403" table:style-name="ce2">
            <text:p>1,40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6" table:style-name="ce1">
            <text:p>3756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7" table:style-name="ce1">
            <text:p>3757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.407" table:style-name="ce2">
            <text:p>1,40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8" table:style-name="ce1">
            <text:p>3758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.8860000000000001" table:style-name="ce2">
            <text:p>2,88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9" table:style-name="ce1">
            <text:p>3759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.407" table:style-name="ce2">
            <text:p>1,40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0" table:style-name="ce1">
            <text:p>3760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3.339" table:style-name="ce2">
            <text:p>3,33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1" table:style-name="ce1">
            <text:p>3761</text:p>
          </table:table-cell>
          <table:table-cell table:number-columns-repeated="16380"/>
        </table:table-row>
        <table:table-row table:style-name="ro1">
          <table:table-cell office:value-type="float" office:value="108" table:style-name="ce3">
            <text:p>108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62" table:style-name="ce1">
            <text:p>3762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.4059999999999999" table:style-name="ce2">
            <text:p>1,40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3" table:style-name="ce1">
            <text:p>3763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64" table:style-name="ce1">
            <text:p>3764</text:p>
          </table:table-cell>
          <table:table-cell table:number-columns-repeated="16380"/>
        </table:table-row>
        <table:table-row table:style-name="ro1">
          <table:table-cell office:value-type="float" office:value="111" table:style-name="ce3">
            <text:p>111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65" table:style-name="ce1">
            <text:p>3765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.8080000000000001" table:style-name="ce2">
            <text:p>1,80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6" table:style-name="ce1">
            <text:p>3766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.405" table:style-name="ce2">
            <text:p>1,40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7" table:style-name="ce1">
            <text:p>3767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.018" table:style-name="ce2">
            <text:p>1,01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8" table:style-name="ce1">
            <text:p>3768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.403" table:style-name="ce2">
            <text:p>1,40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9" table:style-name="ce1">
            <text:p>3769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70" table:style-name="ce1">
            <text:p>3770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2.3959999999999999" table:style-name="ce2">
            <text:p>2,39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1" table:style-name="ce1">
            <text:p>3771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72" table:style-name="ce1">
            <text:p>3772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.835" table:style-name="ce2">
            <text:p>1,83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3" table:style-name="ce1">
            <text:p>3773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" table:style-name="ce2">
            <text:p>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4" table:style-name="ce1">
            <text:p>3774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.609" table:style-name="ce2">
            <text:p>1,60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5" table:style-name="ce1">
            <text:p>3775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.3170000000000002" table:style-name="ce2">
            <text:p>2,31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6" table:style-name="ce1">
            <text:p>3776</text:p>
          </table:table-cell>
          <table:table-cell table:number-columns-repeated="16380"/>
        </table:table-row>
        <table:table-row table:style-name="ro1">
          <table:table-cell office:value-type="float" office:value="123" table:style-name="ce3">
            <text:p>123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77" table:style-name="ce1">
            <text:p>3777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8" table:style-name="ce1">
            <text:p>3778</text:p>
          </table:table-cell>
          <table:table-cell table:number-columns-repeated="16380"/>
        </table:table-row>
        <table:table-row table:style-name="ro1">
          <table:table-cell office:value-type="float" office:value="125" table:style-name="ce3">
            <text:p>125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79" table:style-name="ce1">
            <text:p>3779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.204" table:style-name="ce2">
            <text:p>1,20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0" table:style-name="ce1">
            <text:p>3780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.405" table:style-name="ce2">
            <text:p>1,40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1" table:style-name="ce1">
            <text:p>3781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.8380000000000001" table:style-name="ce2">
            <text:p>1,83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2" table:style-name="ce1">
            <text:p>3782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.302" table:style-name="ce2">
            <text:p>2,30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3" table:style-name="ce1">
            <text:p>3783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4" table:style-name="ce1">
            <text:p>3784</text:p>
          </table:table-cell>
          <table:table-cell table:number-columns-repeated="16380"/>
        </table:table-row>
        <table:table-row table:style-name="ro1">
          <table:table-cell office:value-type="float" office:value="131" table:style-name="ce3">
            <text:p>131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85" table:style-name="ce1">
            <text:p>3785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.407" table:style-name="ce2">
            <text:p>1,40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6" table:style-name="ce1">
            <text:p>3786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.403" table:style-name="ce2">
            <text:p>1,40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7" table:style-name="ce1">
            <text:p>3787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2.3740000000000001" table:style-name="ce2">
            <text:p>2,37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8" table:style-name="ce1">
            <text:p>3788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3.0470000000000002" table:style-name="ce2">
            <text:p>3,04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9" table:style-name="ce1">
            <text:p>3789</text:p>
          </table:table-cell>
          <table:table-cell table:number-columns-repeated="16380"/>
        </table:table-row>
        <table:table-row table:style-name="ro1">
          <table:table-cell office:value-type="float" office:value="136" table:style-name="ce3">
            <text:p>136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90" table:style-name="ce1">
            <text:p>3790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.2090000000000001" table:style-name="ce2">
            <text:p>1,20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1" table:style-name="ce1">
            <text:p>3791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.0029999999999999" table:style-name="ce2">
            <text:p>1,00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2" table:style-name="ce1">
            <text:p>3792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.403" table:style-name="ce2">
            <text:p>1,40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3" table:style-name="ce1">
            <text:p>3793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.7470000000000001" table:style-name="ce2">
            <text:p>1,74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4" table:style-name="ce1">
            <text:p>3794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5" table:style-name="ce1">
            <text:p>3795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3.4940000000000002" table:style-name="ce2">
            <text:p>3,49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6" table:style-name="ce1">
            <text:p>3796</text:p>
          </table:table-cell>
          <table:table-cell table:number-columns-repeated="16380"/>
        </table:table-row>
        <table:table-row table:style-name="ro1">
          <table:table-cell office:value-type="float" office:value="143" table:style-name="ce3">
            <text:p>143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97" table:style-name="ce1">
            <text:p>3797</text:p>
          </table:table-cell>
          <table:table-cell table:number-columns-repeated="16380"/>
        </table:table-row>
        <table:table-row table:style-name="ro1">
          <table:table-cell office:value-type="float" office:value="144" table:style-name="ce3">
            <text:p>144</text:p>
          </table:table-cell>
          <table:table-cell office:value-type="float" office:value="2.8519999999999999" table:style-name="ce2">
            <text:p>2,85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8" table:style-name="ce1">
            <text:p>3798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9" table:style-name="ce1">
            <text:p>3799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.4179999999999999" table:style-name="ce2">
            <text:p>1,41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0" table:style-name="ce1">
            <text:p>3800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1" table:style-name="ce1">
            <text:p>3801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.008" table:style-name="ce2">
            <text:p>1,00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2" table:style-name="ce1">
            <text:p>3802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.5780000000000001" table:style-name="ce2">
            <text:p>1,57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3" table:style-name="ce1">
            <text:p>3803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.448" table:style-name="ce2">
            <text:p>2,44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4" table:style-name="ce1">
            <text:p>3804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.405" table:style-name="ce2">
            <text:p>1,40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5" table:style-name="ce1">
            <text:p>3805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.006" table:style-name="ce2">
            <text:p>1,00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6" table:style-name="ce1">
            <text:p>3806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.6339999999999999" table:style-name="ce2">
            <text:p>1,63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7" table:style-name="ce1">
            <text:p>3807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3.8279999999999998" table:style-name="ce2">
            <text:p>3,82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8" table:style-name="ce1">
            <text:p>3808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3.0430000000000001" table:style-name="ce2">
            <text:p>3,04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9" table:style-name="ce1">
            <text:p>3809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.022" table:style-name="ce2">
            <text:p>1,02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0" table:style-name="ce1">
            <text:p>3810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.0249999999999999" table:style-name="ce2">
            <text:p>1,02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1" table:style-name="ce1">
            <text:p>3811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2.71" table:style-name="ce2">
            <text:p>2,7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2" table:style-name="ce1">
            <text:p>3812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.89" table:style-name="ce2">
            <text:p>1,8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3" table:style-name="ce1">
            <text:p>3813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14" table:style-name="ce1">
            <text:p>3814</text:p>
          </table:table-cell>
          <table:table-cell table:number-columns-repeated="16380"/>
        </table:table-row>
        <table:table-row table:style-name="ro1">
          <table:table-cell office:value-type="float" office:value="161" table:style-name="ce3">
            <text:p>161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15" table:style-name="ce1">
            <text:p>3815</text:p>
          </table:table-cell>
          <table:table-cell table:number-columns-repeated="16380"/>
        </table:table-row>
        <table:table-row table:style-name="ro1">
          <table:table-cell office:value-type="float" office:value="162" table:style-name="ce3">
            <text:p>162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16" table:style-name="ce1">
            <text:p>3816</text:p>
          </table:table-cell>
          <table:table-cell table:number-columns-repeated="16380"/>
        </table:table-row>
        <table:table-row table:style-name="ro1">
          <table:table-cell office:value-type="float" office:value="163" table:style-name="ce3">
            <text:p>163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17" table:style-name="ce1">
            <text:p>3817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18" table:style-name="ce1">
            <text:p>3818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19" table:style-name="ce1">
            <text:p>3819</text:p>
          </table:table-cell>
          <table:table-cell table:number-columns-repeated="16380"/>
        </table:table-row>
        <table:table-row table:style-name="ro1">
          <table:table-cell office:value-type="float" office:value="166" table:style-name="ce3">
            <text:p>166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20" table:style-name="ce1">
            <text:p>3820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21" table:style-name="ce1">
            <text:p>3821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.609" table:style-name="ce2">
            <text:p>1,60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2" table:style-name="ce1">
            <text:p>3822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3" table:style-name="ce1">
            <text:p>3823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24" table:style-name="ce1">
            <text:p>3824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.4119999999999999" table:style-name="ce2">
            <text:p>1,41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5" table:style-name="ce1">
            <text:p>3825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.002" table:style-name="ce2">
            <text:p>1,00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6" table:style-name="ce1">
            <text:p>3826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.405" table:style-name="ce2">
            <text:p>1,40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7" table:style-name="ce1">
            <text:p>3827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.405" table:style-name="ce2">
            <text:p>1,40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8" table:style-name="ce1">
            <text:p>3828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3.1859999999999999" table:style-name="ce2">
            <text:p>3,18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9" table:style-name="ce1">
            <text:p>3829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3.23" table:style-name="ce2">
            <text:p>3,2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0" table:style-name="ce1">
            <text:p>3830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3.3220000000000001" table:style-name="ce2">
            <text:p>3,32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1" table:style-name="ce1">
            <text:p>3831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2" table:style-name="ce1">
            <text:p>3832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.2090000000000001" table:style-name="ce2">
            <text:p>1,20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3" table:style-name="ce1">
            <text:p>3833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.0029999999999999" table:style-name="ce2">
            <text:p>1,00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4" table:style-name="ce1">
            <text:p>3834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35" table:style-name="ce1">
            <text:p>3835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2.008" table:style-name="ce2">
            <text:p>2,00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6" table:style-name="ce1">
            <text:p>3836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7" table:style-name="ce1">
            <text:p>3837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1.403" table:style-name="ce2">
            <text:p>1,40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8" table:style-name="ce1">
            <text:p>3838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2.319" table:style-name="ce2">
            <text:p>2,31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9" table:style-name="ce1">
            <text:p>3839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.006" table:style-name="ce2">
            <text:p>1,00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0" table:style-name="ce1">
            <text:p>3840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.968" table:style-name="ce2">
            <text:p>1,96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1" table:style-name="ce1">
            <text:p>3841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1.403" table:style-name="ce2">
            <text:p>1,40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2" table:style-name="ce1">
            <text:p>3842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.81" table:style-name="ce2">
            <text:p>1,8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3" table:style-name="ce1">
            <text:p>3843</text:p>
          </table:table-cell>
          <table:table-cell table:number-columns-repeated="16380"/>
        </table:table-row>
        <table:table-row table:style-name="ro1">
          <table:table-cell office:value-type="float" office:value="190" table:style-name="ce3">
            <text:p>190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44" table:style-name="ce1">
            <text:p>3844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5" table:style-name="ce1">
            <text:p>3845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1.8620000000000001" table:style-name="ce2">
            <text:p>1,86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6" table:style-name="ce1">
            <text:p>3846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7" table:style-name="ce1">
            <text:p>3847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3.0649999999999999" table:style-name="ce2">
            <text:p>3,06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8" table:style-name="ce1">
            <text:p>3848</text:p>
          </table:table-cell>
          <table:table-cell table:number-columns-repeated="16380"/>
        </table:table-row>
        <table:table-row table:style-name="ro1">
          <table:table-cell office:value-type="float" office:value="195" table:style-name="ce3">
            <text:p>195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49" table:style-name="ce1">
            <text:p>3849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3.1509999999999998" table:style-name="ce2">
            <text:p>3,15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0" table:style-name="ce1">
            <text:p>3850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" table:style-name="ce2">
            <text:p>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1" table:style-name="ce1">
            <text:p>3851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52" table:style-name="ce1">
            <text:p>3852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2.0059999999999998" table:style-name="ce2">
            <text:p>2,00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3" table:style-name="ce1">
            <text:p>3853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.403" table:style-name="ce2">
            <text:p>1,40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4" table:style-name="ce1">
            <text:p>3854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3.4129999999999998" table:style-name="ce2">
            <text:p>3,41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5" table:style-name="ce1">
            <text:p>3855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6" table:style-name="ce1">
            <text:p>3856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7" table:style-name="ce1">
            <text:p>385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641" table:style-name="ce2">
            <text:p>3,64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58" table:style-name="ce1">
            <text:p>385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63" table:style-name="ce2">
            <text:p>1,6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59" table:style-name="ce1">
            <text:p>385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2030000000000001" table:style-name="ce2">
            <text:p>1,20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60" table:style-name="ce1">
            <text:p>386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1579999999999999" table:style-name="ce2">
            <text:p>2,15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61" table:style-name="ce1">
            <text:p>3861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129" table:style-name="ce2">
            <text:p>1,12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62" table:style-name="ce1">
            <text:p>3862</text:p>
          </table:table-cell>
          <table:table-cell table:number-columns-repeated="16380"/>
        </table:table-row>
        <table:table-row table:style-name="ro1">
          <table:table-cell office:value-type="float" office:value="6" table:style-name="ce3">
            <text:p>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63" table:style-name="ce1">
            <text:p>386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6240000000000001" table:style-name="ce2">
            <text:p>1,62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64" table:style-name="ce1">
            <text:p>3864</text:p>
          </table:table-cell>
          <table:table-cell table:number-columns-repeated="16380"/>
        </table:table-row>
        <table:table-row table:style-name="ro1">
          <table:table-cell office:value-type="float" office:value="8" table:style-name="ce3">
            <text:p>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65" table:style-name="ce1">
            <text:p>3865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.508" table:style-name="ce2">
            <text:p>2,50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66" table:style-name="ce1">
            <text:p>3866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67" table:style-name="ce1">
            <text:p>3867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.331" table:style-name="ce2">
            <text:p>2,33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68" table:style-name="ce1">
            <text:p>386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006" table:style-name="ce2">
            <text:p>1,00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69" table:style-name="ce1">
            <text:p>386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0069999999999999" table:style-name="ce2">
            <text:p>1,00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70" table:style-name="ce1">
            <text:p>387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.5230000000000001" table:style-name="ce2">
            <text:p>2,52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71" table:style-name="ce1">
            <text:p>387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72" table:style-name="ce1">
            <text:p>387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.0539999999999998" table:style-name="ce2">
            <text:p>2,05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73" table:style-name="ce1">
            <text:p>3873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.1240000000000001" table:style-name="ce2">
            <text:p>2,12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74" table:style-name="ce1">
            <text:p>387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75" table:style-name="ce1">
            <text:p>387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76" table:style-name="ce1">
            <text:p>3876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.2450000000000001" table:style-name="ce2">
            <text:p>1,24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77" table:style-name="ce1">
            <text:p>3877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78" table:style-name="ce1">
            <text:p>387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.409" table:style-name="ce2">
            <text:p>1,40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79" table:style-name="ce1">
            <text:p>3879</text:p>
          </table:table-cell>
          <table:table-cell table:number-columns-repeated="16380"/>
        </table:table-row>
        <table:table-row table:style-name="ro1">
          <table:table-cell office:value-type="float" office:value="23" table:style-name="ce3">
            <text:p>2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80" table:style-name="ce1">
            <text:p>388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.407" table:style-name="ce2">
            <text:p>1,40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81" table:style-name="ce1">
            <text:p>3881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.403" table:style-name="ce2">
            <text:p>1,40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82" table:style-name="ce1">
            <text:p>388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.8109999999999999" table:style-name="ce2">
            <text:p>1,81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83" table:style-name="ce1">
            <text:p>388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2">
            <text:p>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84" table:style-name="ce1">
            <text:p>388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51" table:style-name="ce2">
            <text:p>1,5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85" table:style-name="ce1">
            <text:p>388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86" table:style-name="ce1">
            <text:p>388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.002" table:style-name="ce2">
            <text:p>1,00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87" table:style-name="ce1">
            <text:p>388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.867" table:style-name="ce2">
            <text:p>1,86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88" table:style-name="ce1">
            <text:p>388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.29" table:style-name="ce2">
            <text:p>2,2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89" table:style-name="ce1">
            <text:p>388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90" table:style-name="ce1">
            <text:p>3890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.409" table:style-name="ce2">
            <text:p>1,40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1" table:style-name="ce1">
            <text:p>389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.6970000000000001" table:style-name="ce2">
            <text:p>2,69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2" table:style-name="ce1">
            <text:p>3892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.0129999999999999" table:style-name="ce2">
            <text:p>1,01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3" table:style-name="ce1">
            <text:p>3893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2">
            <text:p>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4" table:style-name="ce1">
            <text:p>3894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.7789999999999999" table:style-name="ce2">
            <text:p>1,77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5" table:style-name="ce1">
            <text:p>3895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6" table:style-name="ce1">
            <text:p>389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.077" table:style-name="ce2">
            <text:p>2,07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7" table:style-name="ce1">
            <text:p>389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98" table:style-name="ce1">
            <text:p>389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.831" table:style-name="ce2">
            <text:p>1,83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9" table:style-name="ce1">
            <text:p>3899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.3490000000000002" table:style-name="ce2">
            <text:p>3,34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0" table:style-name="ce1">
            <text:p>3900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.8069999999999999" table:style-name="ce2">
            <text:p>1,80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1" table:style-name="ce1">
            <text:p>390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.61" table:style-name="ce2">
            <text:p>2,6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2" table:style-name="ce1">
            <text:p>3902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3" table:style-name="ce1">
            <text:p>3903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.847" table:style-name="ce2">
            <text:p>1,84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4" table:style-name="ce1">
            <text:p>390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.4039999999999999" table:style-name="ce2">
            <text:p>1,40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5" table:style-name="ce1">
            <text:p>3905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6" table:style-name="ce1">
            <text:p>3906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.2110000000000001" table:style-name="ce2">
            <text:p>1,21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7" table:style-name="ce1">
            <text:p>3907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.827" table:style-name="ce2">
            <text:p>1,82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8" table:style-name="ce1">
            <text:p>3908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.403" table:style-name="ce2">
            <text:p>1,40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9" table:style-name="ce1">
            <text:p>3909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10" table:style-name="ce1">
            <text:p>3910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.427" table:style-name="ce2">
            <text:p>2,42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1" table:style-name="ce1">
            <text:p>3911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.409" table:style-name="ce2">
            <text:p>1,40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2" table:style-name="ce1">
            <text:p>3912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.452" table:style-name="ce2">
            <text:p>1,45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3" table:style-name="ce1">
            <text:p>3913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.403" table:style-name="ce2">
            <text:p>1,40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4" table:style-name="ce1">
            <text:p>3914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.821" table:style-name="ce2">
            <text:p>1,82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5" table:style-name="ce1">
            <text:p>3915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.3580000000000001" table:style-name="ce2">
            <text:p>1,35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6" table:style-name="ce1">
            <text:p>3916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.411" table:style-name="ce2">
            <text:p>1,41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7" table:style-name="ce1">
            <text:p>3917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.403" table:style-name="ce2">
            <text:p>1,40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8" table:style-name="ce1">
            <text:p>3918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.853" table:style-name="ce2">
            <text:p>1,85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9" table:style-name="ce1">
            <text:p>3919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.6619999999999999" table:style-name="ce2">
            <text:p>2,66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20" table:style-name="ce1">
            <text:p>3920</text:p>
          </table:table-cell>
          <table:table-cell table:number-columns-repeated="16380"/>
        </table:table-row>
        <table:table-row table:style-name="ro1">
          <table:table-cell office:value-type="float" office:value="64" table:style-name="ce3">
            <text:p>6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21" table:style-name="ce1">
            <text:p>3921</text:p>
          </table:table-cell>
          <table:table-cell table:number-columns-repeated="16380"/>
        </table:table-row>
        <table:table-row table:style-name="ro1">
          <table:table-cell office:value-type="float" office:value="65" table:style-name="ce3">
            <text:p>6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22" table:style-name="ce1">
            <text:p>3922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.21" table:style-name="ce2">
            <text:p>1,2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23" table:style-name="ce1">
            <text:p>3923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.286" table:style-name="ce2">
            <text:p>1,28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24" table:style-name="ce1">
            <text:p>3924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25" table:style-name="ce1">
            <text:p>3925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.407" table:style-name="ce2">
            <text:p>1,40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26" table:style-name="ce1">
            <text:p>3926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.8069999999999999" table:style-name="ce2">
            <text:p>1,80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27" table:style-name="ce1">
            <text:p>3927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.4139999999999999" table:style-name="ce2">
            <text:p>1,41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28" table:style-name="ce1">
            <text:p>3928</text:p>
          </table:table-cell>
          <table:table-cell table:number-columns-repeated="16380"/>
        </table:table-row>
        <table:table-row table:style-name="ro1">
          <table:table-cell office:value-type="float" office:value="72" table:style-name="ce3">
            <text:p>72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29" table:style-name="ce1">
            <text:p>3929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.8069999999999999" table:style-name="ce2">
            <text:p>1,80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30" table:style-name="ce1">
            <text:p>3930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31" table:style-name="ce1">
            <text:p>3931</text:p>
          </table:table-cell>
          <table:table-cell table:number-columns-repeated="16380"/>
        </table:table-row>
        <table:table-row table:style-name="ro1">
          <table:table-cell office:value-type="float" office:value="75" table:style-name="ce3">
            <text:p>7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32" table:style-name="ce1">
            <text:p>3932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33" table:style-name="ce1">
            <text:p>3933</text:p>
          </table:table-cell>
          <table:table-cell table:number-columns-repeated="16380"/>
        </table:table-row>
        <table:table-row table:style-name="ro1">
          <table:table-cell office:value-type="float" office:value="77" table:style-name="ce3">
            <text:p>77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34" table:style-name="ce1">
            <text:p>3934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.4239999999999999" table:style-name="ce2">
            <text:p>1,42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35" table:style-name="ce1">
            <text:p>3935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.403" table:style-name="ce2">
            <text:p>1,40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36" table:style-name="ce1">
            <text:p>3936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.61" table:style-name="ce2">
            <text:p>1,6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37" table:style-name="ce1">
            <text:p>3937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.403" table:style-name="ce2">
            <text:p>1,40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38" table:style-name="ce1">
            <text:p>3938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39" table:style-name="ce1">
            <text:p>3939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.49" table:style-name="ce2">
            <text:p>1,4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0" table:style-name="ce1">
            <text:p>3940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41" table:style-name="ce1">
            <text:p>3941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.407" table:style-name="ce2">
            <text:p>1,40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2" table:style-name="ce1">
            <text:p>3942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.1320000000000001" table:style-name="ce2">
            <text:p>3,13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3" table:style-name="ce1">
            <text:p>3943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.425" table:style-name="ce2">
            <text:p>1,42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4" table:style-name="ce1">
            <text:p>394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.5449999999999999" table:style-name="ce2">
            <text:p>2,54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5" table:style-name="ce1">
            <text:p>3945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.161" table:style-name="ce2">
            <text:p>3,16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6" table:style-name="ce1">
            <text:p>3946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.2030000000000001" table:style-name="ce2">
            <text:p>1,20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7" table:style-name="ce1">
            <text:p>3947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.002" table:style-name="ce2">
            <text:p>1,00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8" table:style-name="ce1">
            <text:p>3948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.371" table:style-name="ce2">
            <text:p>2,37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9" table:style-name="ce1">
            <text:p>3949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.008" table:style-name="ce2">
            <text:p>1,00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0" table:style-name="ce1">
            <text:p>3950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1" table:style-name="ce1">
            <text:p>3951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.403" table:style-name="ce2">
            <text:p>1,40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2" table:style-name="ce1">
            <text:p>3952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.694" table:style-name="ce2">
            <text:p>1,69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3" table:style-name="ce1">
            <text:p>3953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4" table:style-name="ce1">
            <text:p>3954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.4009999999999998" table:style-name="ce2">
            <text:p>2,40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5" table:style-name="ce1">
            <text:p>3955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.0059999999999998" table:style-name="ce2">
            <text:p>2,00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6" table:style-name="ce1">
            <text:p>3956</text:p>
          </table:table-cell>
          <table:table-cell table:number-columns-repeated="16380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57" table:style-name="ce1">
            <text:p>3957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.448" table:style-name="ce2">
            <text:p>1,44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8" table:style-name="ce1">
            <text:p>3958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.403" table:style-name="ce2">
            <text:p>1,40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9" table:style-name="ce1">
            <text:p>3959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60" table:style-name="ce1">
            <text:p>3960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.4079999999999999" table:style-name="ce2">
            <text:p>1,40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61" table:style-name="ce1">
            <text:p>3961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.9510000000000001" table:style-name="ce2">
            <text:p>2,95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62" table:style-name="ce1">
            <text:p>3962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.409" table:style-name="ce2">
            <text:p>1,40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63" table:style-name="ce1">
            <text:p>3963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3.347" table:style-name="ce2">
            <text:p>3,34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64" table:style-name="ce1">
            <text:p>3964</text:p>
          </table:table-cell>
          <table:table-cell table:number-columns-repeated="16380"/>
        </table:table-row>
        <table:table-row table:style-name="ro1">
          <table:table-cell office:value-type="float" office:value="108" table:style-name="ce3">
            <text:p>10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65" table:style-name="ce1">
            <text:p>3965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.407" table:style-name="ce2">
            <text:p>1,40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66" table:style-name="ce1">
            <text:p>3966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67" table:style-name="ce1">
            <text:p>3967</text:p>
          </table:table-cell>
          <table:table-cell table:number-columns-repeated="16380"/>
        </table:table-row>
        <table:table-row table:style-name="ro1">
          <table:table-cell office:value-type="float" office:value="111" table:style-name="ce3">
            <text:p>11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68" table:style-name="ce1">
            <text:p>3968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.6060000000000001" table:style-name="ce2">
            <text:p>1,60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69" table:style-name="ce1">
            <text:p>3969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.4139999999999999" table:style-name="ce2">
            <text:p>1,41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0" table:style-name="ce1">
            <text:p>3970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.0409999999999999" table:style-name="ce2">
            <text:p>1,04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1" table:style-name="ce1">
            <text:p>3971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.403" table:style-name="ce2">
            <text:p>1,40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2" table:style-name="ce1">
            <text:p>3972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73" table:style-name="ce1">
            <text:p>3973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2.5110000000000001" table:style-name="ce2">
            <text:p>2,51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4" table:style-name="ce1">
            <text:p>3974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75" table:style-name="ce1">
            <text:p>3975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.85" table:style-name="ce2">
            <text:p>1,8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6" table:style-name="ce1">
            <text:p>3976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" table:style-name="ce2">
            <text:p>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7" table:style-name="ce1">
            <text:p>3977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.61" table:style-name="ce2">
            <text:p>1,6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8" table:style-name="ce1">
            <text:p>3978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.3069999999999999" table:style-name="ce2">
            <text:p>2,30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9" table:style-name="ce1">
            <text:p>3979</text:p>
          </table:table-cell>
          <table:table-cell table:number-columns-repeated="16380"/>
        </table:table-row>
        <table:table-row table:style-name="ro1">
          <table:table-cell office:value-type="float" office:value="123" table:style-name="ce3">
            <text:p>12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80" table:style-name="ce1">
            <text:p>3980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81" table:style-name="ce1">
            <text:p>3981</text:p>
          </table:table-cell>
          <table:table-cell table:number-columns-repeated="16380"/>
        </table:table-row>
        <table:table-row table:style-name="ro1">
          <table:table-cell office:value-type="float" office:value="125" table:style-name="ce3">
            <text:p>12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82" table:style-name="ce1">
            <text:p>3982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.2030000000000001" table:style-name="ce2">
            <text:p>1,20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83" table:style-name="ce1">
            <text:p>3983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.4039999999999999" table:style-name="ce2">
            <text:p>1,40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84" table:style-name="ce1">
            <text:p>3984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.837" table:style-name="ce2">
            <text:p>1,83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85" table:style-name="ce1">
            <text:p>3985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.6480000000000001" table:style-name="ce2">
            <text:p>2,64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86" table:style-name="ce1">
            <text:p>3986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87" table:style-name="ce1">
            <text:p>3987</text:p>
          </table:table-cell>
          <table:table-cell table:number-columns-repeated="16380"/>
        </table:table-row>
        <table:table-row table:style-name="ro1">
          <table:table-cell office:value-type="float" office:value="131" table:style-name="ce3">
            <text:p>13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88" table:style-name="ce1">
            <text:p>3988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.409" table:style-name="ce2">
            <text:p>1,40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89" table:style-name="ce1">
            <text:p>3989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.0059999999999998" table:style-name="ce2">
            <text:p>2,00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0" table:style-name="ce1">
            <text:p>3990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2.3479999999999999" table:style-name="ce2">
            <text:p>2,34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1" table:style-name="ce1">
            <text:p>3991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.9470000000000001" table:style-name="ce2">
            <text:p>2,94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2" table:style-name="ce1">
            <text:p>3992</text:p>
          </table:table-cell>
          <table:table-cell table:number-columns-repeated="16380"/>
        </table:table-row>
        <table:table-row table:style-name="ro1">
          <table:table-cell office:value-type="float" office:value="136" table:style-name="ce3">
            <text:p>13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93" table:style-name="ce1">
            <text:p>3993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.21" table:style-name="ce2">
            <text:p>1,2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4" table:style-name="ce1">
            <text:p>3994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.002" table:style-name="ce2">
            <text:p>1,00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5" table:style-name="ce1">
            <text:p>3995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.403" table:style-name="ce2">
            <text:p>1,40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6" table:style-name="ce1">
            <text:p>3996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.7669999999999999" table:style-name="ce2">
            <text:p>1,76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7" table:style-name="ce1">
            <text:p>3997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8" table:style-name="ce1">
            <text:p>3998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3.419" table:style-name="ce2">
            <text:p>3,41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9" table:style-name="ce1">
            <text:p>3999</text:p>
          </table:table-cell>
          <table:table-cell table:number-columns-repeated="16380"/>
        </table:table-row>
        <table:table-row table:style-name="ro1">
          <table:table-cell office:value-type="float" office:value="143" table:style-name="ce3">
            <text:p>14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00" table:style-name="ce1">
            <text:p>4000</text:p>
          </table:table-cell>
          <table:table-cell table:number-columns-repeated="16380"/>
        </table:table-row>
        <table:table-row table:style-name="ro1">
          <table:table-cell office:value-type="float" office:value="144" table:style-name="ce3">
            <text:p>144</text:p>
          </table:table-cell>
          <table:table-cell office:value-type="float" office:value="2.7410000000000001" table:style-name="ce2">
            <text:p>2,74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1" table:style-name="ce1">
            <text:p>4001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2" table:style-name="ce1">
            <text:p>4002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.403" table:style-name="ce2">
            <text:p>1,40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3" table:style-name="ce1">
            <text:p>4003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4" table:style-name="ce1">
            <text:p>4004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.0089999999999999" table:style-name="ce2">
            <text:p>1,00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5" table:style-name="ce1">
            <text:p>4005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.56" table:style-name="ce2">
            <text:p>1,5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6" table:style-name="ce1">
            <text:p>4006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.5329999999999999" table:style-name="ce2">
            <text:p>2,53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7" table:style-name="ce1">
            <text:p>4007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.4039999999999999" table:style-name="ce2">
            <text:p>1,40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8" table:style-name="ce1">
            <text:p>4008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.0069999999999999" table:style-name="ce2">
            <text:p>1,00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9" table:style-name="ce1">
            <text:p>4009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.4470000000000001" table:style-name="ce2">
            <text:p>1,44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10" table:style-name="ce1">
            <text:p>4010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3.8279999999999998" table:style-name="ce2">
            <text:p>3,82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11" table:style-name="ce1">
            <text:p>4011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3.097" table:style-name="ce2">
            <text:p>3,09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12" table:style-name="ce1">
            <text:p>4012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.0069999999999999" table:style-name="ce2">
            <text:p>1,00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13" table:style-name="ce1">
            <text:p>4013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.0189999999999999" table:style-name="ce2">
            <text:p>1,01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14" table:style-name="ce1">
            <text:p>4014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2.9540000000000002" table:style-name="ce2">
            <text:p>2,95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15" table:style-name="ce1">
            <text:p>4015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.861" table:style-name="ce2">
            <text:p>1,86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16" table:style-name="ce1">
            <text:p>4016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17" table:style-name="ce1">
            <text:p>4017</text:p>
          </table:table-cell>
          <table:table-cell table:number-columns-repeated="16380"/>
        </table:table-row>
        <table:table-row table:style-name="ro1">
          <table:table-cell office:value-type="float" office:value="161" table:style-name="ce3">
            <text:p>16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18" table:style-name="ce1">
            <text:p>4018</text:p>
          </table:table-cell>
          <table:table-cell table:number-columns-repeated="16380"/>
        </table:table-row>
        <table:table-row table:style-name="ro1">
          <table:table-cell office:value-type="float" office:value="162" table:style-name="ce3">
            <text:p>162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19" table:style-name="ce1">
            <text:p>4019</text:p>
          </table:table-cell>
          <table:table-cell table:number-columns-repeated="16380"/>
        </table:table-row>
        <table:table-row table:style-name="ro1">
          <table:table-cell office:value-type="float" office:value="163" table:style-name="ce3">
            <text:p>16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20" table:style-name="ce1">
            <text:p>4020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21" table:style-name="ce1">
            <text:p>4021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22" table:style-name="ce1">
            <text:p>4022</text:p>
          </table:table-cell>
          <table:table-cell table:number-columns-repeated="16380"/>
        </table:table-row>
        <table:table-row table:style-name="ro1">
          <table:table-cell office:value-type="float" office:value="166" table:style-name="ce3">
            <text:p>16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23" table:style-name="ce1">
            <text:p>4023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24" table:style-name="ce1">
            <text:p>4024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.61" table:style-name="ce2">
            <text:p>1,6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25" table:style-name="ce1">
            <text:p>4025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26" table:style-name="ce1">
            <text:p>4026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27" table:style-name="ce1">
            <text:p>4027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.4139999999999999" table:style-name="ce2">
            <text:p>1,41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28" table:style-name="ce1">
            <text:p>4028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.0009999999999999" table:style-name="ce2">
            <text:p>1,00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29" table:style-name="ce1">
            <text:p>4029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.4039999999999999" table:style-name="ce2">
            <text:p>1,40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0" table:style-name="ce1">
            <text:p>4030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.4039999999999999" table:style-name="ce2">
            <text:p>1,40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1" table:style-name="ce1">
            <text:p>4031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3.1819999999999999" table:style-name="ce2">
            <text:p>3,18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2" table:style-name="ce1">
            <text:p>4032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3.1440000000000001" table:style-name="ce2">
            <text:p>3,14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3" table:style-name="ce1">
            <text:p>4033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3.3260000000000001" table:style-name="ce2">
            <text:p>3,32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4" table:style-name="ce1">
            <text:p>4034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1.6140000000000001" table:style-name="ce2">
            <text:p>1,61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5" table:style-name="ce1">
            <text:p>4035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.2689999999999999" table:style-name="ce2">
            <text:p>1,26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6" table:style-name="ce1">
            <text:p>4036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.0049999999999999" table:style-name="ce2">
            <text:p>1,00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7" table:style-name="ce1">
            <text:p>4037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38" table:style-name="ce1">
            <text:p>4038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2.008" table:style-name="ce2">
            <text:p>2,00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9" table:style-name="ce1">
            <text:p>4039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0" table:style-name="ce1">
            <text:p>4040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1.4259999999999999" table:style-name="ce2">
            <text:p>1,42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1" table:style-name="ce1">
            <text:p>4041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2.319" table:style-name="ce2">
            <text:p>2,31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2" table:style-name="ce1">
            <text:p>4042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.0069999999999999" table:style-name="ce2">
            <text:p>1,00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3" table:style-name="ce1">
            <text:p>4043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.946" table:style-name="ce2">
            <text:p>1,94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4" table:style-name="ce1">
            <text:p>4044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1.403" table:style-name="ce2">
            <text:p>1,40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5" table:style-name="ce1">
            <text:p>4045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.8120000000000001" table:style-name="ce2">
            <text:p>1,81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6" table:style-name="ce1">
            <text:p>4046</text:p>
          </table:table-cell>
          <table:table-cell table:number-columns-repeated="16380"/>
        </table:table-row>
        <table:table-row table:style-name="ro1">
          <table:table-cell office:value-type="float" office:value="190" table:style-name="ce3">
            <text:p>19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47" table:style-name="ce1">
            <text:p>4047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8" table:style-name="ce1">
            <text:p>4048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1.8660000000000001" table:style-name="ce2">
            <text:p>1,86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9" table:style-name="ce1">
            <text:p>4049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0" table:style-name="ce1">
            <text:p>4050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3.26" table:style-name="ce2">
            <text:p>3,2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1" table:style-name="ce1">
            <text:p>4051</text:p>
          </table:table-cell>
          <table:table-cell table:number-columns-repeated="16380"/>
        </table:table-row>
        <table:table-row table:style-name="ro1">
          <table:table-cell office:value-type="float" office:value="195" table:style-name="ce3">
            <text:p>19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52" table:style-name="ce1">
            <text:p>4052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3.0670000000000002" table:style-name="ce2">
            <text:p>3,06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3" table:style-name="ce1">
            <text:p>4053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" table:style-name="ce2">
            <text:p>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4" table:style-name="ce1">
            <text:p>4054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55" table:style-name="ce1">
            <text:p>4055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2.2090000000000001" table:style-name="ce2">
            <text:p>2,20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6" table:style-name="ce1">
            <text:p>4056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.403" table:style-name="ce2">
            <text:p>1,40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7" table:style-name="ce1">
            <text:p>4057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3.5030000000000001" table:style-name="ce2">
            <text:p>3,50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8" table:style-name="ce1">
            <text:p>4058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9" table:style-name="ce1">
            <text:p>4059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2.0059999999999998" table:style-name="ce2">
            <text:p>2,00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60" table:style-name="ce1">
            <text:p>406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641" table:style-name="ce2">
            <text:p>3,64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1" table:style-name="ce1">
            <text:p>406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2" table:style-name="ce1">
            <text:p>406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403" table:style-name="ce2">
            <text:p>1,40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3" table:style-name="ce1">
            <text:p>406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1160000000000001" table:style-name="ce2">
            <text:p>2,11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4" table:style-name="ce1">
            <text:p>406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024" table:style-name="ce2">
            <text:p>1,02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5" table:style-name="ce1">
            <text:p>4065</text:p>
          </table:table-cell>
          <table:table-cell table:number-columns-repeated="16380"/>
        </table:table-row>
        <table:table-row table:style-name="ro1">
          <table:table-cell office:value-type="float" office:value="6" table:style-name="ce3">
            <text:p>6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66" table:style-name="ce1">
            <text:p>406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625" table:style-name="ce2">
            <text:p>1,62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7" table:style-name="ce1">
            <text:p>4067</text:p>
          </table:table-cell>
          <table:table-cell table:number-columns-repeated="16380"/>
        </table:table-row>
        <table:table-row table:style-name="ro1">
          <table:table-cell office:value-type="float" office:value="8" table:style-name="ce3">
            <text:p>8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68" table:style-name="ce1">
            <text:p>406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.4260000000000002" table:style-name="ce2">
            <text:p>2,42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9" table:style-name="ce1">
            <text:p>406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0" table:style-name="ce1">
            <text:p>407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887" table:style-name="ce2">
            <text:p>1,88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1" table:style-name="ce1">
            <text:p>407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0529999999999999" table:style-name="ce2">
            <text:p>1,05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2" table:style-name="ce1">
            <text:p>407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008" table:style-name="ce2">
            <text:p>1,00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3" table:style-name="ce1">
            <text:p>407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.08" table:style-name="ce2">
            <text:p>2,0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4" table:style-name="ce1">
            <text:p>407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75" table:style-name="ce1">
            <text:p>4075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.8680000000000001" table:style-name="ce2">
            <text:p>1,86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6" table:style-name="ce1">
            <text:p>407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.1" table:style-name="ce2">
            <text:p>2,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7" table:style-name="ce1">
            <text:p>407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78" table:style-name="ce1">
            <text:p>407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9" table:style-name="ce1">
            <text:p>407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.107" table:style-name="ce2">
            <text:p>1,10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0" table:style-name="ce1">
            <text:p>4080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81" table:style-name="ce1">
            <text:p>408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.0139999999999998" table:style-name="ce2">
            <text:p>2,01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2" table:style-name="ce1">
            <text:p>4082</text:p>
          </table:table-cell>
          <table:table-cell table:number-columns-repeated="16380"/>
        </table:table-row>
        <table:table-row table:style-name="ro1">
          <table:table-cell office:value-type="float" office:value="23" table:style-name="ce3">
            <text:p>23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83" table:style-name="ce1">
            <text:p>408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.409" table:style-name="ce2">
            <text:p>1,40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4" table:style-name="ce1">
            <text:p>408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.403" table:style-name="ce2">
            <text:p>1,40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5" table:style-name="ce1">
            <text:p>4085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.8120000000000001" table:style-name="ce2">
            <text:p>1,81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6" table:style-name="ce1">
            <text:p>408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2">
            <text:p>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7" table:style-name="ce1">
            <text:p>408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613" table:style-name="ce2">
            <text:p>1,61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8" table:style-name="ce1">
            <text:p>408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89" table:style-name="ce1">
            <text:p>408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.0009999999999999" table:style-name="ce2">
            <text:p>1,00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0" table:style-name="ce1">
            <text:p>409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.9359999999999999" table:style-name="ce2">
            <text:p>1,93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1" table:style-name="ce1">
            <text:p>409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.3380000000000001" table:style-name="ce2">
            <text:p>2,33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2" table:style-name="ce1">
            <text:p>409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93" table:style-name="ce1">
            <text:p>409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.41" table:style-name="ce2">
            <text:p>1,4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4" table:style-name="ce1">
            <text:p>409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.8290000000000002" table:style-name="ce2">
            <text:p>2,82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5" table:style-name="ce1">
            <text:p>409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.006" table:style-name="ce2">
            <text:p>1,00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6" table:style-name="ce1">
            <text:p>409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.403" table:style-name="ce2">
            <text:p>1,40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7" table:style-name="ce1">
            <text:p>409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.78" table:style-name="ce2">
            <text:p>1,7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8" table:style-name="ce1">
            <text:p>409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9" table:style-name="ce1">
            <text:p>409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.1" table:style-name="ce2">
            <text:p>2,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0" table:style-name="ce1">
            <text:p>410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01" table:style-name="ce1">
            <text:p>410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.823" table:style-name="ce2">
            <text:p>1,82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2" table:style-name="ce1">
            <text:p>4102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.379" table:style-name="ce2">
            <text:p>3,37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3" table:style-name="ce1">
            <text:p>410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.806" table:style-name="ce2">
            <text:p>1,80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4" table:style-name="ce1">
            <text:p>410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.61" table:style-name="ce2">
            <text:p>2,6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5" table:style-name="ce1">
            <text:p>410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6" table:style-name="ce1">
            <text:p>410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.6419999999999999" table:style-name="ce2">
            <text:p>1,64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7" table:style-name="ce1">
            <text:p>410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.403" table:style-name="ce2">
            <text:p>1,40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8" table:style-name="ce1">
            <text:p>410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9" table:style-name="ce1">
            <text:p>410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.212" table:style-name="ce2">
            <text:p>1,21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0" table:style-name="ce1">
            <text:p>4110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.895" table:style-name="ce2">
            <text:p>1,89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1" table:style-name="ce1">
            <text:p>4111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.403" table:style-name="ce2">
            <text:p>1,40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2" table:style-name="ce1">
            <text:p>4112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13" table:style-name="ce1">
            <text:p>4113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.4740000000000002" table:style-name="ce2">
            <text:p>2,47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4" table:style-name="ce1">
            <text:p>4114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.41" table:style-name="ce2">
            <text:p>1,4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5" table:style-name="ce1">
            <text:p>4115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.667" table:style-name="ce2">
            <text:p>1,66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6" table:style-name="ce1">
            <text:p>4116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7" table:style-name="ce1">
            <text:p>4117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.619" table:style-name="ce2">
            <text:p>1,61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8" table:style-name="ce1">
            <text:p>4118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.359" table:style-name="ce2">
            <text:p>1,35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9" table:style-name="ce1">
            <text:p>4119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.411" table:style-name="ce2">
            <text:p>1,41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0" table:style-name="ce1">
            <text:p>4120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.403" table:style-name="ce2">
            <text:p>1,40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1" table:style-name="ce1">
            <text:p>4121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.7589999999999999" table:style-name="ce2">
            <text:p>1,75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2" table:style-name="ce1">
            <text:p>4122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.714" table:style-name="ce2">
            <text:p>2,71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3" table:style-name="ce1">
            <text:p>4123</text:p>
          </table:table-cell>
          <table:table-cell table:number-columns-repeated="16380"/>
        </table:table-row>
        <table:table-row table:style-name="ro1">
          <table:table-cell office:value-type="float" office:value="64" table:style-name="ce3">
            <text:p>64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24" table:style-name="ce1">
            <text:p>4124</text:p>
          </table:table-cell>
          <table:table-cell table:number-columns-repeated="16380"/>
        </table:table-row>
        <table:table-row table:style-name="ro1">
          <table:table-cell office:value-type="float" office:value="65" table:style-name="ce3">
            <text:p>65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25" table:style-name="ce1">
            <text:p>4125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.21" table:style-name="ce2">
            <text:p>1,2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6" table:style-name="ce1">
            <text:p>4126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.248" table:style-name="ce2">
            <text:p>1,24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7" table:style-name="ce1">
            <text:p>4127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8" table:style-name="ce1">
            <text:p>4128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.409" table:style-name="ce2">
            <text:p>1,40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9" table:style-name="ce1">
            <text:p>4129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.806" table:style-name="ce2">
            <text:p>1,80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30" table:style-name="ce1">
            <text:p>4130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.415" table:style-name="ce2">
            <text:p>1,41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31" table:style-name="ce1">
            <text:p>4131</text:p>
          </table:table-cell>
          <table:table-cell table:number-columns-repeated="16380"/>
        </table:table-row>
        <table:table-row table:style-name="ro1">
          <table:table-cell office:value-type="float" office:value="72" table:style-name="ce3">
            <text:p>72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32" table:style-name="ce1">
            <text:p>4132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.806" table:style-name="ce2">
            <text:p>1,80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33" table:style-name="ce1">
            <text:p>413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34" table:style-name="ce1">
            <text:p>4134</text:p>
          </table:table-cell>
          <table:table-cell table:number-columns-repeated="16380"/>
        </table:table-row>
        <table:table-row table:style-name="ro1">
          <table:table-cell office:value-type="float" office:value="75" table:style-name="ce3">
            <text:p>75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35" table:style-name="ce1">
            <text:p>4135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.6060000000000001" table:style-name="ce2">
            <text:p>1,60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36" table:style-name="ce1">
            <text:p>4136</text:p>
          </table:table-cell>
          <table:table-cell table:number-columns-repeated="16380"/>
        </table:table-row>
        <table:table-row table:style-name="ro1">
          <table:table-cell office:value-type="float" office:value="77" table:style-name="ce3">
            <text:p>77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37" table:style-name="ce1">
            <text:p>4137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.4359999999999999" table:style-name="ce2">
            <text:p>1,43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38" table:style-name="ce1">
            <text:p>4138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.403" table:style-name="ce2">
            <text:p>1,40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39" table:style-name="ce1">
            <text:p>4139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.609" table:style-name="ce2">
            <text:p>1,60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0" table:style-name="ce1">
            <text:p>4140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.403" table:style-name="ce2">
            <text:p>1,40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1" table:style-name="ce1">
            <text:p>4141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.796" table:style-name="ce2">
            <text:p>1,79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2" table:style-name="ce1">
            <text:p>4142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.403" table:style-name="ce2">
            <text:p>1,40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3" table:style-name="ce1">
            <text:p>414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44" table:style-name="ce1">
            <text:p>4144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.4079999999999999" table:style-name="ce2">
            <text:p>1,40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5" table:style-name="ce1">
            <text:p>4145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.0990000000000002" table:style-name="ce2">
            <text:p>3,09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6" table:style-name="ce1">
            <text:p>4146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.6279999999999999" table:style-name="ce2">
            <text:p>1,62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7" table:style-name="ce1">
            <text:p>4147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.6419999999999999" table:style-name="ce2">
            <text:p>2,64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8" table:style-name="ce1">
            <text:p>4148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.347" table:style-name="ce2">
            <text:p>3,34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9" table:style-name="ce1">
            <text:p>4149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.202" table:style-name="ce2">
            <text:p>1,20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0" table:style-name="ce1">
            <text:p>4150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.0009999999999999" table:style-name="ce2">
            <text:p>1,00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1" table:style-name="ce1">
            <text:p>4151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.4260000000000002" table:style-name="ce2">
            <text:p>2,42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2" table:style-name="ce1">
            <text:p>4152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.008" table:style-name="ce2">
            <text:p>1,00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3" table:style-name="ce1">
            <text:p>415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4" table:style-name="ce1">
            <text:p>415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.403" table:style-name="ce2">
            <text:p>1,40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5" table:style-name="ce1">
            <text:p>4155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.4910000000000001" table:style-name="ce2">
            <text:p>1,49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6" table:style-name="ce1">
            <text:p>4156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7" table:style-name="ce1">
            <text:p>4157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.3769999999999998" table:style-name="ce2">
            <text:p>2,37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8" table:style-name="ce1">
            <text:p>4158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.0059999999999998" table:style-name="ce2">
            <text:p>2,00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9" table:style-name="ce1">
            <text:p>4159</text:p>
          </table:table-cell>
          <table:table-cell table:number-columns-repeated="16380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60" table:style-name="ce1">
            <text:p>4160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.448" table:style-name="ce2">
            <text:p>1,44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1" table:style-name="ce1">
            <text:p>4161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.403" table:style-name="ce2">
            <text:p>1,40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2" table:style-name="ce1">
            <text:p>4162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3" table:style-name="ce1">
            <text:p>4163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.409" table:style-name="ce2">
            <text:p>1,40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4" table:style-name="ce1">
            <text:p>4164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.8639999999999999" table:style-name="ce2">
            <text:p>2,86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5" table:style-name="ce1">
            <text:p>4165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.41" table:style-name="ce2">
            <text:p>1,4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6" table:style-name="ce1">
            <text:p>4166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3.262" table:style-name="ce2">
            <text:p>3,26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7" table:style-name="ce1">
            <text:p>4167</text:p>
          </table:table-cell>
          <table:table-cell table:number-columns-repeated="16380"/>
        </table:table-row>
        <table:table-row table:style-name="ro1">
          <table:table-cell office:value-type="float" office:value="108" table:style-name="ce3">
            <text:p>108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68" table:style-name="ce1">
            <text:p>4168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.4079999999999999" table:style-name="ce2">
            <text:p>1,40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9" table:style-name="ce1">
            <text:p>4169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70" table:style-name="ce1">
            <text:p>4170</text:p>
          </table:table-cell>
          <table:table-cell table:number-columns-repeated="16380"/>
        </table:table-row>
        <table:table-row table:style-name="ro1">
          <table:table-cell office:value-type="float" office:value="111" table:style-name="ce3">
            <text:p>111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71" table:style-name="ce1">
            <text:p>4171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.605" table:style-name="ce2">
            <text:p>1,60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2" table:style-name="ce1">
            <text:p>4172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.4159999999999999" table:style-name="ce2">
            <text:p>1,41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3" table:style-name="ce1">
            <text:p>4173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.0249999999999999" table:style-name="ce2">
            <text:p>1,02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4" table:style-name="ce1">
            <text:p>4174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5" table:style-name="ce1">
            <text:p>4175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76" table:style-name="ce1">
            <text:p>4176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2.677" table:style-name="ce2">
            <text:p>2,67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7" table:style-name="ce1">
            <text:p>4177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78" table:style-name="ce1">
            <text:p>4178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.865" table:style-name="ce2">
            <text:p>1,86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9" table:style-name="ce1">
            <text:p>4179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" table:style-name="ce2">
            <text:p>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0" table:style-name="ce1">
            <text:p>4180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.611" table:style-name="ce2">
            <text:p>1,61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1" table:style-name="ce1">
            <text:p>4181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.4750000000000001" table:style-name="ce2">
            <text:p>2,47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2" table:style-name="ce1">
            <text:p>4182</text:p>
          </table:table-cell>
          <table:table-cell table:number-columns-repeated="16380"/>
        </table:table-row>
        <table:table-row table:style-name="ro1">
          <table:table-cell office:value-type="float" office:value="123" table:style-name="ce3">
            <text:p>123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83" table:style-name="ce1">
            <text:p>4183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4" table:style-name="ce1">
            <text:p>4184</text:p>
          </table:table-cell>
          <table:table-cell table:number-columns-repeated="16380"/>
        </table:table-row>
        <table:table-row table:style-name="ro1">
          <table:table-cell office:value-type="float" office:value="125" table:style-name="ce3">
            <text:p>125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85" table:style-name="ce1">
            <text:p>4185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.202" table:style-name="ce2">
            <text:p>1,20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6" table:style-name="ce1">
            <text:p>4186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.403" table:style-name="ce2">
            <text:p>1,40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7" table:style-name="ce1">
            <text:p>4187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.881" table:style-name="ce2">
            <text:p>1,88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8" table:style-name="ce1">
            <text:p>4188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.5990000000000002" table:style-name="ce2">
            <text:p>2,59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9" table:style-name="ce1">
            <text:p>4189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0" table:style-name="ce1">
            <text:p>4190</text:p>
          </table:table-cell>
          <table:table-cell table:number-columns-repeated="16380"/>
        </table:table-row>
        <table:table-row table:style-name="ro1">
          <table:table-cell office:value-type="float" office:value="131" table:style-name="ce3">
            <text:p>131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91" table:style-name="ce1">
            <text:p>4191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.41" table:style-name="ce2">
            <text:p>1,4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2" table:style-name="ce1">
            <text:p>4192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.2250000000000001" table:style-name="ce2">
            <text:p>2,22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3" table:style-name="ce1">
            <text:p>4193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2.4159999999999999" table:style-name="ce2">
            <text:p>2,41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4" table:style-name="ce1">
            <text:p>4194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3.12" table:style-name="ce2">
            <text:p>3,1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5" table:style-name="ce1">
            <text:p>4195</text:p>
          </table:table-cell>
          <table:table-cell table:number-columns-repeated="16380"/>
        </table:table-row>
        <table:table-row table:style-name="ro1">
          <table:table-cell office:value-type="float" office:value="136" table:style-name="ce3">
            <text:p>136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96" table:style-name="ce1">
            <text:p>4196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.21" table:style-name="ce2">
            <text:p>1,2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7" table:style-name="ce1">
            <text:p>4197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.0029999999999999" table:style-name="ce2">
            <text:p>1,00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8" table:style-name="ce1">
            <text:p>4198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.403" table:style-name="ce2">
            <text:p>1,40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9" table:style-name="ce1">
            <text:p>4199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.7829999999999999" table:style-name="ce2">
            <text:p>1,78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0" table:style-name="ce1">
            <text:p>4200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1" table:style-name="ce1">
            <text:p>4201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3.35" table:style-name="ce2">
            <text:p>3,3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2" table:style-name="ce1">
            <text:p>4202</text:p>
          </table:table-cell>
          <table:table-cell table:number-columns-repeated="16380"/>
        </table:table-row>
        <table:table-row table:style-name="ro1">
          <table:table-cell office:value-type="float" office:value="143" table:style-name="ce3">
            <text:p>143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03" table:style-name="ce1">
            <text:p>4203</text:p>
          </table:table-cell>
          <table:table-cell table:number-columns-repeated="16380"/>
        </table:table-row>
        <table:table-row table:style-name="ro1">
          <table:table-cell office:value-type="float" office:value="144" table:style-name="ce3">
            <text:p>144</text:p>
          </table:table-cell>
          <table:table-cell office:value-type="float" office:value="2.823" table:style-name="ce2">
            <text:p>2,82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4" table:style-name="ce1">
            <text:p>4204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.403" table:style-name="ce2">
            <text:p>1,40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5" table:style-name="ce1">
            <text:p>4205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.403" table:style-name="ce2">
            <text:p>1,40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6" table:style-name="ce1">
            <text:p>4206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.403" table:style-name="ce2">
            <text:p>1,40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7" table:style-name="ce1">
            <text:p>4207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.0109999999999999" table:style-name="ce2">
            <text:p>1,01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8" table:style-name="ce1">
            <text:p>4208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.464" table:style-name="ce2">
            <text:p>1,46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9" table:style-name="ce1">
            <text:p>4209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.5390000000000001" table:style-name="ce2">
            <text:p>2,53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0" table:style-name="ce1">
            <text:p>4210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.403" table:style-name="ce2">
            <text:p>1,40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1" table:style-name="ce1">
            <text:p>4211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.008" table:style-name="ce2">
            <text:p>1,00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2" table:style-name="ce1">
            <text:p>4212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.4470000000000001" table:style-name="ce2">
            <text:p>1,44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3" table:style-name="ce1">
            <text:p>4213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3.8279999999999998" table:style-name="ce2">
            <text:p>3,82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4" table:style-name="ce1">
            <text:p>4214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3.0920000000000001" table:style-name="ce2">
            <text:p>3,09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5" table:style-name="ce1">
            <text:p>4215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.008" table:style-name="ce2">
            <text:p>1,00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6" table:style-name="ce1">
            <text:p>4216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.2110000000000001" table:style-name="ce2">
            <text:p>1,21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7" table:style-name="ce1">
            <text:p>4217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2.952" table:style-name="ce2">
            <text:p>2,95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8" table:style-name="ce1">
            <text:p>4218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.84" table:style-name="ce2">
            <text:p>1,8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9" table:style-name="ce1">
            <text:p>4219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20" table:style-name="ce1">
            <text:p>4220</text:p>
          </table:table-cell>
          <table:table-cell table:number-columns-repeated="16380"/>
        </table:table-row>
        <table:table-row table:style-name="ro1">
          <table:table-cell office:value-type="float" office:value="161" table:style-name="ce3">
            <text:p>161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21" table:style-name="ce1">
            <text:p>4221</text:p>
          </table:table-cell>
          <table:table-cell table:number-columns-repeated="16380"/>
        </table:table-row>
        <table:table-row table:style-name="ro1">
          <table:table-cell office:value-type="float" office:value="162" table:style-name="ce3">
            <text:p>162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22" table:style-name="ce1">
            <text:p>4222</text:p>
          </table:table-cell>
          <table:table-cell table:number-columns-repeated="16380"/>
        </table:table-row>
        <table:table-row table:style-name="ro1">
          <table:table-cell office:value-type="float" office:value="163" table:style-name="ce3">
            <text:p>163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23" table:style-name="ce1">
            <text:p>4223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24" table:style-name="ce1">
            <text:p>4224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25" table:style-name="ce1">
            <text:p>4225</text:p>
          </table:table-cell>
          <table:table-cell table:number-columns-repeated="16380"/>
        </table:table-row>
        <table:table-row table:style-name="ro1">
          <table:table-cell office:value-type="float" office:value="166" table:style-name="ce3">
            <text:p>166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26" table:style-name="ce1">
            <text:p>4226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27" table:style-name="ce1">
            <text:p>4227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.419" table:style-name="ce2">
            <text:p>1,41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28" table:style-name="ce1">
            <text:p>4228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29" table:style-name="ce1">
            <text:p>4229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30" table:style-name="ce1">
            <text:p>4230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.415" table:style-name="ce2">
            <text:p>1,41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1" table:style-name="ce1">
            <text:p>4231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" table:style-name="ce2">
            <text:p>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2" table:style-name="ce1">
            <text:p>4232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.403" table:style-name="ce2">
            <text:p>1,40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3" table:style-name="ce1">
            <text:p>4233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.403" table:style-name="ce2">
            <text:p>1,40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4" table:style-name="ce1">
            <text:p>4234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3.2919999999999998" table:style-name="ce2">
            <text:p>3,29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5" table:style-name="ce1">
            <text:p>4235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3.0830000000000002" table:style-name="ce2">
            <text:p>3,08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6" table:style-name="ce1">
            <text:p>4236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3.31" table:style-name="ce2">
            <text:p>3,3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7" table:style-name="ce1">
            <text:p>4237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1.6140000000000001" table:style-name="ce2">
            <text:p>1,61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8" table:style-name="ce1">
            <text:p>4238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.2669999999999999" table:style-name="ce2">
            <text:p>1,26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9" table:style-name="ce1">
            <text:p>4239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.0049999999999999" table:style-name="ce2">
            <text:p>1,00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0" table:style-name="ce1">
            <text:p>4240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41" table:style-name="ce1">
            <text:p>4241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2.0579999999999998" table:style-name="ce2">
            <text:p>2,05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2" table:style-name="ce1">
            <text:p>4242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1.6040000000000001" table:style-name="ce2">
            <text:p>1,60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3" table:style-name="ce1">
            <text:p>4243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1.4350000000000001" table:style-name="ce2">
            <text:p>1,43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4" table:style-name="ce1">
            <text:p>4244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2.395" table:style-name="ce2">
            <text:p>2,39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5" table:style-name="ce1">
            <text:p>4245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.008" table:style-name="ce2">
            <text:p>1,00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6" table:style-name="ce1">
            <text:p>4246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.9450000000000001" table:style-name="ce2">
            <text:p>1,94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7" table:style-name="ce1">
            <text:p>4247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1.403" table:style-name="ce2">
            <text:p>1,40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8" table:style-name="ce1">
            <text:p>4248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.8109999999999999" table:style-name="ce2">
            <text:p>1,81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9" table:style-name="ce1">
            <text:p>4249</text:p>
          </table:table-cell>
          <table:table-cell table:number-columns-repeated="16380"/>
        </table:table-row>
        <table:table-row table:style-name="ro1">
          <table:table-cell office:value-type="float" office:value="190" table:style-name="ce3">
            <text:p>190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50" table:style-name="ce1">
            <text:p>4250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1" table:style-name="ce1">
            <text:p>4251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1.7589999999999999" table:style-name="ce2">
            <text:p>1,75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2" table:style-name="ce1">
            <text:p>4252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.8049999999999999" table:style-name="ce2">
            <text:p>1,80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3" table:style-name="ce1">
            <text:p>4253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3.1779999999999999" table:style-name="ce2">
            <text:p>3,17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4" table:style-name="ce1">
            <text:p>4254</text:p>
          </table:table-cell>
          <table:table-cell table:number-columns-repeated="16380"/>
        </table:table-row>
        <table:table-row table:style-name="ro1">
          <table:table-cell office:value-type="float" office:value="195" table:style-name="ce3">
            <text:p>195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55" table:style-name="ce1">
            <text:p>4255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3.077" table:style-name="ce2">
            <text:p>3,07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6" table:style-name="ce1">
            <text:p>4256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" table:style-name="ce2">
            <text:p>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7" table:style-name="ce1">
            <text:p>4257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58" table:style-name="ce1">
            <text:p>4258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2.2090000000000001" table:style-name="ce2">
            <text:p>2,20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9" table:style-name="ce1">
            <text:p>4259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.403" table:style-name="ce2">
            <text:p>1,40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60" table:style-name="ce1">
            <text:p>4260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3.621" table:style-name="ce2">
            <text:p>3,62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61" table:style-name="ce1">
            <text:p>4261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1.2010000000000001" table:style-name="ce2">
            <text:p>1,20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62" table:style-name="ce1">
            <text:p>4262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2.0409999999999999" table:style-name="ce2">
            <text:p>2,04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63" table:style-name="ce1">
            <text:p>4263</text:p>
          </table:table-cell>
          <table:table-cell table:number-columns-repeated="16380"/>
        </table:table-row>
        <table:table-row table:number-rows-repeated="1044312" table:style-name="ro2">
          <table:table-cell table:number-columns-repeated="16384"/>
        </table:table-row>
      </table:table>
      <table:named-expressions>
        <table:named-expression table:name="ctrl5.countries" table:expression="of:=&quot;['file:///S:/Institute%20for%20Economics%20and%20Peace/Global%20Peace%20Index/2018%20GPI/Global%20Peace%20Index%202018%20-%20v2.xlsx'#$ctrl5.$F$4:.$F$166]&quot;" table:base-cell-address="IndPaixGlobalePourVersionSQL.$A$1"/>
        <table:named-expression table:name="ctrl5.rank" table:expression="of:=&quot;['file:///S:/Institute%20for%20Economics%20and%20Peace/Global%20Peace%20Index/2018%20GPI/Global%20Peace%20Index%202018%20-%20v2.xlsx'#$ctrl5.$O$4:.$O$166]&quot;" table:base-cell-address="IndPaixGlobalePourVersionSQL.$A$1"/>
        <table:named-expression table:name="lookup.code" table:expression="of:=[.#REF!]" table:base-cell-address="IndPaixGlobalePourVersionSQL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1" svg:font-family="&quot;Liberation Sans1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20_37__32_-_32_Accent3" style:display-name="Excel Built-in 20% - Accent3" style:family="table-cell" style:data-style-name="N0">
      <style:table-cell-properties style:vertical-align="automatic" fo:background-color="#EDEDED"/>
    </style:style>
    <style:style style:name="Excel_32_Built-in_32_40_37__32_-_32_Accent3" style:display-name="Excel Built-in 40% - Accent3" style:family="table-cell" style:data-style-name="N0">
      <style:table-cell-properties style:vertical-align="automatic" fo:background-color="#DBDBDB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Liberation Sans1" style:font-name-asian="Liberation Sans1" style:font-name-complex="Liberation Sans1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IEP</meta:initial-creator>
    <dc:creator>Clément Calia</dc:creator>
    <meta:creation-date>2019-06-04T23:45:44Z</meta:creation-date>
    <dc:date>2022-03-14T12:27:49Z</dc:date>
    <meta:editing-cycles>7</meta:editing-cycles>
    <meta:editing-duration>PT1819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